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665in"/>
    </style:style>
    <style:style style:name="co9" style:family="table-column">
      <style:table-column-properties fo:break-before="auto" style:column-width="0.4445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448in"/>
    </style:style>
    <style:style style:name="co12" style:family="table-column">
      <style:table-column-properties fo:break-before="auto" style:column-width="0.4307in"/>
    </style:style>
    <style:style style:name="co13" style:family="table-column">
      <style:table-column-properties fo:break-before="auto" style:column-width="0.4736in"/>
    </style:style>
    <style:style style:name="co5" style:family="table-column">
      <style:table-column-properties fo:break-before="auto" style:column-width="0.3701in"/>
    </style:style>
    <style:style style:name="co14" style:family="table-column">
      <style:table-column-properties fo:break-before="auto" style:column-width="1.3575in"/>
    </style:style>
    <style:style style:name="co15" style:family="table-column">
      <style:table-column-properties fo:break-before="auto" style:column-width="0.522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3445in"/>
    </style:style>
    <style:style style:name="co18" style:family="table-column">
      <style:table-column-properties fo:break-before="auto" style:column-width="0.8102in"/>
    </style:style>
    <style:style style:name="co20" style:family="table-column">
      <style:table-column-properties fo:break-before="auto" style:column-width="1.1028in"/>
    </style:style>
    <style:style style:name="co21" style:family="table-column">
      <style:table-column-properties fo:break-before="auto" style:column-width="0.6547in"/>
    </style:style>
    <style:style style:name="co22" style:family="table-column">
      <style:table-column-properties fo:break-before="auto" style:column-width="0.2772in"/>
    </style:style>
    <style:style style:name="co23" style:family="table-column">
      <style:table-column-properties fo:break-before="auto" style:column-width="0.2492in"/>
    </style:style>
    <style:style style:name="co24" style:family="table-column">
      <style:table-column-properties fo:break-before="auto" style:column-width="1.2319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none" fo:border-right="none" fo:border-top="1.05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none" fo:background-color="#000000" fo:border-left="none" fo:border-right="none" fo:border-top="1.05pt solid #000000"/>
      <style:text-properties style:text-position=""/>
    </style:style>
    <style:style style:name="ce31" style:family="table-cell" style:parent-style-name="Default">
      <style:table-cell-properties fo:background-color="transparent"/>
      <style:text-properties style:text-position=""/>
      <style:map style:condition="is-true-formula(AND([.$H$1] &gt; 0 ; [.$H$1] &gt; [.X44]))" style:apply-style-name="Green" style:base-cell-address="'Psi.K'.X44"/>
      <style:map style:condition="is-true-formula(AND([.$H$1] &gt; 0 ; [.$H$1] +[.$U$24]/2&gt; [.X44]))" style:apply-style-name="Untitled1" style:base-cell-address="'Psi.K'.X44"/>
      <style:map style:condition="is-true-formula(AND([.$H$1] &gt; 0 ; [.$H$1] +[.$U$24]&gt; [.X44]))" style:apply-style-name="Orange" style:base-cell-address="'Psi.K'.X44"/>
      <style:map style:condition="is-true-formula(AND([.$H$1] &gt; 0 ; [.$H$1] +[.$U$24] &lt;= [.X44]))" style:apply-style-name="Red" style:base-cell-address="'Psi.K'.X44"/>
      <style:map style:condition="cell-content()&lt;[.X22]" style:apply-style-name="Green" style:base-cell-address="'Psi.K'.X44"/>
      <style:map style:condition="cell-content()&lt;[.X22] + [$'Psi.K'.$U$24]/2" style:apply-style-name="Untitled1" style:base-cell-address="'Psi.K'.X44"/>
      <style:map style:condition="cell-content()&lt;[.X22] + [$'Psi.K'.$U$24]" style:apply-style-name="Orange" style:base-cell-address="'Psi.K'.X44"/>
      <style:map style:condition="cell-content()&lt;=[.X22] + [$'Psi.K'.$U$24]" style:apply-style-name="Red" style:base-cell-address="'Psi.K'.X44"/>
    </style:style>
    <style:style style:name="ce32" style:family="table-cell" style:parent-style-name="Default">
      <style:table-cell-properties fo:background-color="#000000"/>
      <style:text-properties style:text-position="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  <style:text-properties style:text-position=""/>
    </style:style>
    <style:style style:name="ce34" style:family="table-cell" style:parent-style-name="Default">
      <style:table-cell-properties fo:background-color="#000000"/>
      <style:text-properties style:text-position=""/>
      <style:map style:condition="cell-content()&lt;[$'Psi.K'.$C$31]" style:apply-style-name="Green" style:base-cell-address="'Psi.K'.E2"/>
      <style:map style:condition="cell-content()&lt;[$'Psi.K'.$C$37]" style:apply-style-name="Untitled1" style:base-cell-address="'Psi.K'.E2"/>
      <style:map style:condition="cell-content()&lt;[$'Psi.K'.$C$42]" style:apply-style-name="Red" style:base-cell-address="'Psi.K'.E2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 style:font-name="Arial" style:font-name-asian="WenQuanYi Micro Hei" style:font-name-complex="Lohit Hindi"/>
    </style:style>
    <style:style style:name="ce36" style:family="table-cell" style:parent-style-name="Default">
      <style:table-cell-properties fo:background-color="#000000"/>
      <style:text-properties style:text-position="" style:font-name="Arial" style:font-name-asian="WenQuanYi Micro Hei" style:font-name-complex="Lohit Hindi"/>
      <style:map style:condition="cell-content()&gt;[$'Psi.K'.$H$1]+[$'Psi.K'.$U$24]" style:apply-style-name="Red" style:base-cell-address="'Psi.K'.H2"/>
      <style:map style:condition="cell-content()&gt;[$'Psi.K'.$H$1]" style:apply-style-name="Untitled1" style:base-cell-address="'Psi.K'.H2"/>
      <style:map style:condition="cell-content()&lt;[$'Psi.K'.$H$1]" style:apply-style-name="Green" style:base-cell-address="'Psi.K'.H2"/>
    </style:style>
    <style:style style:name="ce37" style:family="table-cell" style:parent-style-name="Default">
      <style:table-cell-properties fo:background-color="#053205"/>
      <style:text-properties style:text-position=""/>
    </style:style>
    <style:style style:name="ce38" style:family="table-cell" style:parent-style-name="Default">
      <style:text-properties style:text-position=""/>
      <style:map style:condition="is-true-formula(AND([.$H$1] &gt; 0 ; [.$H$1] &gt; [.B25]))" style:apply-style-name="Green" style:base-cell-address="'Psi.K'.B25"/>
      <style:map style:condition="is-true-formula(AND([.$H$1] &gt; 0 ; [.$H$1] +[.$E$1]&gt; [.B25]))" style:apply-style-name="Untitled1" style:base-cell-address="'Psi.K'.B25"/>
      <style:map style:condition="is-true-formula([.$H$1] &gt; 0)" style:apply-style-name="Red" style:base-cell-address="'Psi.K'.B25"/>
      <style:map style:condition="cell-content()&lt;[.B3]" style:apply-style-name="Green" style:base-cell-address="'Psi.K'.B25"/>
      <style:map style:condition="cell-content()&lt;[.B3]+[.$E$1]" style:apply-style-name="Untitled1" style:base-cell-address="'Psi.K'.B25"/>
    </style:style>
    <style:style style:name="ce39" style:family="table-cell" style:parent-style-name="Default">
      <style:table-cell-properties fo:background-color="#053205"/>
      <style:text-properties style:text-position=""/>
      <style:map style:condition="is-true-formula(AND([.$H$1] &gt; 0 ; [.$H$1] &gt; [.B25]))" style:apply-style-name="Green" style:base-cell-address="'Psi.K'.B25"/>
      <style:map style:condition="is-true-formula(AND([.$H$1] &gt; 0 ; [.$H$1] +[.$E$1]&gt; [.B25]))" style:apply-style-name="Untitled1" style:base-cell-address="'Psi.K'.B25"/>
      <style:map style:condition="is-true-formula([.$H$1] &gt; 0)" style:apply-style-name="Red" style:base-cell-address="'Psi.K'.B25"/>
      <style:map style:condition="cell-content()&lt;[.B3]" style:apply-style-name="Green" style:base-cell-address="'Psi.K'.B25"/>
      <style:map style:condition="cell-content()&lt;[.B3]+[.$E$1]" style:apply-style-name="Untitled1" style:base-cell-address="'Psi.K'.B25"/>
    </style:style>
    <style:style style:name="ce40" style:family="table-cell" style:parent-style-name="Default">
      <style:text-properties style:text-position=""/>
      <style:map style:condition="is-true-formula(AND([.$H$1] &gt; 0 ; [.$H$1] &gt; [.B38]))" style:apply-style-name="Green" style:base-cell-address="'Psi.K'.B38"/>
      <style:map style:condition="is-true-formula(AND([.$H$1] &gt; 0 ; [.$H$1] +[.$E$1]&gt; [.B38]))" style:apply-style-name="Untitled1" style:base-cell-address="'Psi.K'.B38"/>
      <style:map style:condition="is-true-formula([.$H$1] &gt; 0)" style:apply-style-name="Red" style:base-cell-address="'Psi.K'.B38"/>
      <style:map style:condition="cell-content()&lt;[.B3]" style:apply-style-name="Green" style:base-cell-address="'Psi.K'.B25"/>
      <style:map style:condition="cell-content()&lt;[.B3]+[.$E$1]" style:apply-style-name="Untitled1" style:base-cell-address="'Psi.K'.B25"/>
    </style:style>
    <style:style style:name="ce41" style:family="table-cell" style:parent-style-name="Default">
      <style:table-cell-properties fo:border-bottom="none" fo:background-color="#000000" style:text-align-source="fix" style:repeat-content="false" fo:border-left="none" fo:border-right="none" fo:border-top="1.05pt solid #000000" style:vertical-align="middle"/>
      <style:paragraph-properties fo:text-align="end" fo:margin-left="0in"/>
      <style:text-properties style:text-position="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none" fo:border-top="1.05pt solid #000000" style:vertical-align="middle"/>
      <style:paragraph-properties fo:text-align="start" fo:margin-left="0in"/>
      <style:text-properties style:text-position=""/>
    </style:style>
    <style:style style:name="ce43" style:family="table-cell" style:parent-style-name="Default">
      <style:text-properties style:text-position=""/>
      <style:map style:condition="is-true-formula(AND([.$H$1] &gt; 0 ; [.$H$1] &gt; [.B25]))" style:apply-style-name="Green" style:base-cell-address="'Psi.O'.B25"/>
      <style:map style:condition="is-true-formula(AND([.$H$1] &gt; 0 ; [.$H$1] +55&gt; [.B25]))" style:apply-style-name="Untitled1" style:base-cell-address="'Psi.O'.B25"/>
      <style:map style:condition="is-true-formula([.$H$1] &gt; 0)" style:apply-style-name="Red" style:base-cell-address="'Psi.O'.B25"/>
      <style:map style:condition="cell-content()&lt;[.B3]" style:apply-style-name="Green" style:base-cell-address="'Psi.O'.B25"/>
      <style:map style:condition="cell-content()&lt;[.B3]+55" style:apply-style-name="Untitled1" style:base-cell-address="'Psi.O'.B25"/>
    </style:style>
    <style:style style:name="ce19" style:family="table-cell" style:parent-style-name="Default">
      <style:table-cell-properties style:shrink-to-fit="true"/>
    </style:style>
    <style:style style:name="ce20" style:family="table-cell" style:parent-style-name="Default" style:data-style-name="N3">
      <style:table-cell-properties fo:background-color="#000000" style:shrink-to-fit="true"/>
    </style:style>
    <style:style style:name="ce21" style:family="table-cell" style:parent-style-name="Default" style:data-style-name="N3">
      <style:table-cell-properties fo:background-color="#000000"/>
    </style:style>
    <style:style style:name="ce22" style:family="table-cell" style:parent-style-name="Default" style:data-style-name="N1">
      <style:table-cell-properties fo:background-color="#000000"/>
    </style:style>
    <style:style style:name="ce23" style:family="table-cell" style:parent-style-name="Default">
      <style:table-cell-properties style:text-align-source="fix" style:repeat-content="false" style:shrink-to-fit="true"/>
      <style:paragraph-properties fo:text-align="center"/>
    </style:style>
    <style:style style:name="ce24" style:family="table-cell" style:parent-style-name="Default">
      <style:table-cell-properties fo:background-color="#164400" fo:border="0.06pt solid #666666"/>
    </style:style>
    <style:style style:name="ce25" style:family="table-cell" style:parent-style-name="Default">
      <style:table-cell-properties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350505" fo:border="0.06pt solid #999999"/>
    </style:style>
    <style:style style:name="ce45" style:family="table-cell" style:parent-style-name="Default">
      <style:table-cell-properties fo:background-color="#230063" fo:border="0.06pt solid #808080"/>
    </style:style>
    <style:style style:name="ce46" style:family="table-cell" style:parent-style-name="Default">
      <style:table-cell-properties fo:background-color="#164400" style:text-align-source="fix" style:repeat-content="false" fo:border="0.06pt solid #666666"/>
      <style:paragraph-properties fo:text-align="center"/>
    </style:style>
    <style:style style:name="ce47" style:family="table-cell" style:parent-style-name="Default">
      <style:table-cell-properties fo:background-color="#350505" style:text-align-source="fix" style:repeat-content="false" fo:border="0.06pt solid #999999"/>
      <style:paragraph-properties fo:text-align="center"/>
    </style:style>
    <style:style style:name="ce48" style:family="table-cell" style:parent-style-name="Default">
      <style:table-cell-properties fo:background-color="#230063" style:text-align-source="fix" style:repeat-content="false" fo:border="0.06pt solid #808080"/>
      <style:paragraph-properties fo:text-align="center"/>
    </style:style>
    <style:style style:name="ce49" style:family="table-cell" style:parent-style-name="Default" style:data-style-name="N1">
      <style:table-cell-properties fo:background-color="#164400" fo:border="0.06pt solid #666666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fo:background-color="#350505" fo:border="0.06pt solid #999999"/>
    </style:style>
    <style:style style:name="ce52" style:family="table-cell" style:parent-style-name="Default" style:data-style-name="N1">
      <style:table-cell-properties fo:background-color="#230063" fo:border="0.06pt solid #808080"/>
    </style:style>
    <style:style style:name="ce53" style:family="table-cell" style:parent-style-name="Default" style:data-style-name="N3">
      <style:table-cell-properties fo:background-color="#164400" fo:border="0.06pt solid #666666"/>
    </style:style>
    <style:style style:name="ce54" style:family="table-cell" style:parent-style-name="Default" style:data-style-name="N3"/>
    <style:style style:name="ce55" style:family="table-cell" style:parent-style-name="Default" style:data-style-name="N3">
      <style:table-cell-properties fo:background-color="#350505" fo:border="0.06pt solid #999999"/>
    </style:style>
    <style:style style:name="ce56" style:family="table-cell" style:parent-style-name="Default" style:data-style-name="N3">
      <style:table-cell-properties fo:background-color="#230063" fo:border="0.06pt solid #808080"/>
    </style:style>
    <style:style style:name="ce57" style:family="table-cell" style:parent-style-name="Default" style:data-style-name="N121">
      <style:table-cell-properties fo:background-color="#164400" fo:border="0.06pt solid #666666"/>
    </style:style>
    <style:style style:name="ce58" style:family="table-cell" style:parent-style-name="Default" style:data-style-name="N121"/>
    <style:style style:name="ce59" style:family="table-cell" style:parent-style-name="Default" style:data-style-name="N4"/>
    <style:style style:name="ce60" style:family="table-cell" style:parent-style-name="Default" style:data-style-name="N121">
      <style:table-cell-properties fo:background-color="#350505" fo:border="0.06pt solid #999999"/>
    </style:style>
    <style:style style:name="ce61" style:family="table-cell" style:parent-style-name="Default" style:data-style-name="N121">
      <style:table-cell-properties fo:background-color="#230063" fo:border="0.06pt solid #808080"/>
    </style:style>
  </office:automatic-styles>
  <office:body>
    <office:spreadsheet>
      <table:table table:name="m" table:style-name="ta1">
        <table:table-column table:style-name="co20" table:default-cell-style-name="Default"/>
        <table:table-column table:style-name="co21" table:number-columns-repeated="2" table:default-cell-style-name="ce21"/>
        <table:table-column table:style-name="co21" table:number-columns-repeated="3" table:default-cell-style-name="Default"/>
        <table:table-column table:style-name="co3" table:default-cell-style-name="ce25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1" table:number-columns-repeated="1014" table:default-cell-style-name="Default"/>
        <table:table-row table:style-name="ro1">
          <table:table-cell table:style-name="ce19" office:value-type="string">
            <text:p>Name</text:p>
          </table:table-cell>
          <table:table-cell table:style-name="ce20" office:value-type="string">
            <text:p>Result</text:p>
          </table:table-cell>
          <table:table-cell table:style-name="ce20" office:value-type="string">
            <text:p>monthly</text:p>
          </table:table-cell>
          <table:table-cell table:style-name="ce23" office:value-type="string">
            <text:p>Sell</text:p>
          </table:table-cell>
          <table:table-cell table:style-name="ce23" office:value-type="string">
            <text:p>Make</text:p>
          </table:table-cell>
          <table:table-cell table:style-name="ce23" office:value-type="string">
            <text:p>Time</text:p>
          </table:table-cell>
          <table:table-cell table:style-name="ce23" office:value-type="string">
            <text:p>Space</text:p>
          </table:table-cell>
          <table:table-cell table:style-name="ce23" office:value-type="string">
            <text:p>Alloy</text:p>
          </table:table-cell>
          <table:table-cell table:style-name="ce23" office:value-type="string">
            <text:p>Ele</text:p>
          </table:table-cell>
          <table:table-cell table:style-name="ce19" office:value-type="string">
            <text:p>Clip</text:p>
          </table:table-cell>
          <table:table-cell table:style-name="ce19" office:value-type="string">
            <text:p>ManPower$</text:p>
          </table:table-cell>
          <table:table-cell table:style-name="ce19" office:value-type="string">
            <text:p>Materials$</text:p>
          </table:table-cell>
          <table:table-cell table:style-name="ce19" office:value-type="string">
            <text:p>Total Cost</text:p>
          </table:table-cell>
          <table:table-cell table:style-name="ce19" office:value-type="string">
            <text:p>profit (each)</text:p>
          </table:table-cell>
          <table:table-cell table:style-name="ce19" office:value-type="string">
            <text:p>Profit / hour</text:p>
          </table:table-cell>
          <table:table-cell table:style-name="ce19" office:value-type="string">
            <text:p>Days (1 shop)</text:p>
          </table:table-cell>
          <table:table-cell table:style-name="ce19" table:number-columns-repeated="1008"/>
        </table:table-row>
        <table:table-row table:style-name="ro1">
          <table:table-cell office:value-type="string">
            <text:p>Plasma Pistol</text:p>
          </table:table-cell>
          <table:table-cell table:formula="of:=(((([.D2]-[.E2]-([.I2]*2+[.H2])*[$c.$B$2])*720/[.F2])-[$c.$B$1])*([$c.$B$4]-[.G2])-[$c.$B$5])/([$c.$B$4]-[.G2])" office:value-type="float" office:value="13261.7021276596">
            <text:p>13,262</text:p>
          </table:table-cell>
          <table:table-cell table:style-name="ce22" table:formula="of:=[.O2]*720" office:value-type="float" office:value="13900">
            <text:p>13900</text:p>
          </table:table-cell>
          <table:table-cell table:style-name="ce24" office:value-type="float" office:value="66600">
            <text:p>66600</text:p>
          </table:table-cell>
          <table:table-cell table:style-name="ce24" office:value-type="float" office:value="37500">
            <text:p>37500</text:p>
          </table:table-cell>
          <table:table-cell table:style-name="ce24" office:value-type="float" office:value="480">
            <text:p>480</text:p>
          </table:table-cell>
          <table:table-cell table:style-name="ce46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table:formula="of:=26*52" office:value-type="float" office:value="1352">
            <text:p>1352</text:p>
          </table:table-cell>
          <table:table-cell table:style-name="ce49" table:formula="of:=[.F2]/720*[c.$B$1]" office:value-type="float" office:value="13333.3333333333">
            <text:p>13333</text:p>
          </table:table-cell>
          <table:table-cell table:style-name="ce49" table:formula="of:=[.H2]*[c.$B$2]+[.I2]*[c.$B$3]" office:value-type="float" office:value="6500">
            <text:p>6500</text:p>
          </table:table-cell>
          <table:table-cell table:style-name="ce53" table:formula="of:=[.K2]+[.L2]+[.E2]" office:value-type="float" office:value="57333.3333333333">
            <text:p>57,333</text:p>
          </table:table-cell>
          <table:table-cell table:style-name="ce53" table:formula="of:=[.D2]-[.M2]" office:value-type="float" office:value="9266.66666666667">
            <text:p>9,267</text:p>
          </table:table-cell>
          <table:table-cell table:style-name="ce57" table:formula="of:=IF([.F2] &gt; 0;[.N2]/[.F2];&quot;&quot;)" office:value-type="float" office:value="19.3055555555556">
            <text:p>19.3</text:p>
          </table:table-cell>
          <table:table-cell table:style-name="ce57" table:formula="of:=[.F2]/([$c.$B$4]-[.G2])/24" office:value-type="float" office:value="0.425531914893617">
            <text:p>0.4</text:p>
          </table:table-cell>
          <table:table-cell table:number-columns-repeated="1008"/>
        </table:table-row>
        <table:table-row table:style-name="ro1">
          <table:table-cell office:value-type="string">
            <text:p>Plasma Rifle</text:p>
          </table:table-cell>
          <table:table-cell table:formula="of:=(((([.D3]-[.E3]-([.I3]*2+[.H3])*[$c.$B$2])*720/[.F3])-[$c.$B$1])*([$c.$B$4]-[.G3])-[$c.$B$5])/([$c.$B$4]-[.G3])" office:value-type="float" office:value="13401.8801410106">
            <text:p>13,402</text:p>
          </table:table-cell>
          <table:table-cell table:style-name="ce22" table:formula="of:=[.O3]*720" office:value-type="float" office:value="14054.0540540541">
            <text:p>14054</text:p>
          </table:table-cell>
          <table:table-cell table:style-name="ce24" office:value-type="float" office:value="98000">
            <text:p>98000</text:p>
          </table:table-cell>
          <table:table-cell table:style-name="ce24" office:value-type="float" office:value="60000">
            <text:p>60000</text:p>
          </table:table-cell>
          <table:table-cell table:style-name="ce24" office:value-type="float" office:value="666">
            <text:p>666</text:p>
          </table:table-cell>
          <table:table-cell table:style-name="ce46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table:formula="of:=36*75" office:value-type="float" office:value="2700">
            <text:p>2700</text:p>
          </table:table-cell>
          <table:table-cell table:style-name="ce49" table:formula="of:=[.F3]/720*[c.$B$1]" office:value-type="float" office:value="18500">
            <text:p>18500</text:p>
          </table:table-cell>
          <table:table-cell table:style-name="ce49" table:formula="of:=[.H3]*[c.$B$2]+[.I3]*[c.$B$3]" office:value-type="float" office:value="6500">
            <text:p>6500</text:p>
          </table:table-cell>
          <table:table-cell table:style-name="ce53" table:formula="of:=[.K3]+[.L3]+[.E3]" office:value-type="float" office:value="85000">
            <text:p>85,000</text:p>
          </table:table-cell>
          <table:table-cell table:style-name="ce53" table:formula="of:=[.D3]-[.M3]" office:value-type="float" office:value="13000">
            <text:p>13,000</text:p>
          </table:table-cell>
          <table:table-cell table:style-name="ce57" table:formula="of:=IF([.F3] &gt; 0;[.N3]/[.F3];&quot;&quot;)" office:value-type="float" office:value="19.5195195195195">
            <text:p>19.5</text:p>
          </table:table-cell>
          <table:table-cell table:style-name="ce57" table:formula="of:=[.F3]/([$c.$B$4]-[.G3])/24" office:value-type="float" office:value="0.603260869565217">
            <text:p>0.6</text:p>
          </table:table-cell>
          <table:table-cell table:number-columns-repeated="1008"/>
        </table:table-row>
        <table:table-row table:style-name="ro1">
          <table:table-cell office:value-type="string">
            <text:p>Plasma Heavy</text:p>
          </table:table-cell>
          <table:table-cell table:formula="of:=(((([.D4]-[.E4]-([.I4]*2+[.H4])*[$c.$B$2])*720/[.F4])-[$c.$B$1])*([$c.$B$4]-[.G4])-[$c.$B$5])/([$c.$B$4]-[.G4])" office:value-type="float" office:value="12333.3333333333">
            <text:p>12,333</text:p>
          </table:table-cell>
          <table:table-cell table:style-name="ce22" table:formula="of:=[.O4]*720" office:value-type="float" office:value="13000">
            <text:p>13000</text:p>
          </table:table-cell>
          <table:table-cell table:style-name="ce24" office:value-type="float" office:value="132000">
            <text:p>132000</text:p>
          </table:table-cell>
          <table:table-cell table:style-name="ce24" office:value-type="float" office:value="75000">
            <text:p>75000</text:p>
          </table:table-cell>
          <table:table-cell table:style-name="ce24" office:value-type="float" office:value="960">
            <text:p>960</text:p>
          </table:table-cell>
          <table:table-cell table:style-name="ce46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4" table:formula="of:=34*115" office:value-type="float" office:value="3910">
            <text:p>3910</text:p>
          </table:table-cell>
          <table:table-cell table:style-name="ce49" table:formula="of:=[.F4]/720*[c.$B$1]" office:value-type="float" office:value="26666.6666666667">
            <text:p>26667</text:p>
          </table:table-cell>
          <table:table-cell table:style-name="ce49" table:formula="of:=[.H4]*[c.$B$2]+[.I4]*[c.$B$3]" office:value-type="float" office:value="13000">
            <text:p>13000</text:p>
          </table:table-cell>
          <table:table-cell table:style-name="ce53" table:formula="of:=[.K4]+[.L4]+[.E4]" office:value-type="float" office:value="114666.666666667">
            <text:p>114,667</text:p>
          </table:table-cell>
          <table:table-cell table:style-name="ce53" table:formula="of:=[.D4]-[.M4]" office:value-type="float" office:value="17333.3333333333">
            <text:p>17,333</text:p>
          </table:table-cell>
          <table:table-cell table:style-name="ce57" table:formula="of:=IF([.F4] &gt; 0;[.N4]/[.F4];&quot;&quot;)" office:value-type="float" office:value="18.0555555555556">
            <text:p>18.1</text:p>
          </table:table-cell>
          <table:table-cell table:style-name="ce57" table:formula="of:=[.F4]/([$c.$B$4]-[.G4])/24" office:value-type="float" office:value="0.888888888888889">
            <text:p>0.9</text:p>
          </table:table-cell>
          <table:table-cell table:number-columns-repeated="1008"/>
        </table:table-row>
        <table:table-row table:style-name="ro1">
          <table:table-cell office:value-type="string">
            <text:p>Plasma Cannon</text:p>
          </table:table-cell>
          <table:table-cell table:formula="of:=(((([.D5]-[.E5]-([.I5]*2+[.H5])*[$c.$B$2])*720/[.F5])-[$c.$B$1])*([$c.$B$4]-[.G5])-[$c.$B$5])/([$c.$B$4]-[.G5])" office:value-type="float" office:value="-5414.28571428571">
            <text:p>-5,414</text:p>
          </table:table-cell>
          <table:table-cell table:style-name="ce22" table:formula="of:=[.O5]*720" office:value-type="float" office:value="13300">
            <text:p>13300</text:p>
          </table:table-cell>
          <table:table-cell table:style-name="ce25" office:value-type="float" office:value="256000">
            <text:p>256000</text:p>
          </table:table-cell>
          <table:table-cell table:style-name="ce25" office:value-type="float" office:value="87500">
            <text:p>87500</text:p>
          </table:table-cell>
          <table:table-cell table:style-name="ce25" office:value-type="float" office:value="1200">
            <text:p>1200</text:p>
          </table:table-cell>
          <table:table-cell office:value-type="float" office:value="8">
            <text:p>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/>
          <table:table-cell table:style-name="ce50" table:formula="of:=[.F5]/720*[c.$B$1]" office:value-type="float" office:value="33333.3333333333">
            <text:p>33333</text:p>
          </table:table-cell>
          <table:table-cell table:style-name="ce50" table:formula="of:=[.H5]*[c.$B$2]+[.I5]*[c.$B$3]" office:value-type="float" office:value="113000">
            <text:p>113000</text:p>
          </table:table-cell>
          <table:table-cell table:style-name="ce54" table:formula="of:=[.K5]+[.L5]+[.E5]" office:value-type="float" office:value="233833.333333333">
            <text:p>233,833</text:p>
          </table:table-cell>
          <table:table-cell table:style-name="ce54" table:formula="of:=[.D5]-[.M5]" office:value-type="float" office:value="22166.6666666667">
            <text:p>22,167</text:p>
          </table:table-cell>
          <table:table-cell table:style-name="ce58" table:formula="of:=IF([.F5] &gt; 0;[.N5]/[.F5];&quot;&quot;)" office:value-type="float" office:value="18.4722222222222">
            <text:p>18.5</text:p>
          </table:table-cell>
          <table:table-cell table:style-name="ce58" table:formula="of:=[.F5]/([$c.$B$4]-[.G5])/24" office:value-type="float" office:value="1.19047619047619">
            <text:p>1.2</text:p>
          </table:table-cell>
          <table:table-cell table:number-columns-repeated="1008"/>
        </table:table-row>
        <table:table-row table:style-name="ro1">
          <table:table-cell office:value-type="string">
            <text:p>Plasma Pulse C</text:p>
          </table:table-cell>
          <table:table-cell table:formula="of:=(((([.D6]-[.E6]-([.I6]*2+[.H6])*[$c.$B$2])*720/[.F6])-[$c.$B$1])*([$c.$B$4]-[.G6])-[$c.$B$5])/([$c.$B$4]-[.G6])" office:value-type="float" office:value="13261.038961039">
            <text:p>13,261</text:p>
          </table:table-cell>
          <table:table-cell table:style-name="ce22" table:formula="of:=[.O6]*720" office:value-type="float" office:value="13942.8571428572">
            <text:p>13943</text:p>
          </table:table-cell>
          <table:table-cell table:style-name="ce25" office:value-type="float" office:value="145000">
            <text:p>145000</text:p>
          </table:table-cell>
          <table:table-cell table:style-name="ce25" office:value-type="float" office:value="82500">
            <text:p>82500</text:p>
          </table:table-cell>
          <table:table-cell table:style-name="ce25" office:value-type="float" office:value="1050">
            <text:p>1050</text:p>
          </table:table-cell>
          <table:table-cell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4" table:formula="of:=42*96" office:value-type="float" office:value="4032">
            <text:p>4032</text:p>
          </table:table-cell>
          <table:table-cell table:style-name="ce50" table:formula="of:=[.F6]/720*[c.$B$1]" office:value-type="float" office:value="29166.6666666667">
            <text:p>29167</text:p>
          </table:table-cell>
          <table:table-cell table:style-name="ce50" table:formula="of:=[.H6]*[c.$B$2]+[.I6]*[c.$B$3]" office:value-type="float" office:value="13000">
            <text:p>13000</text:p>
          </table:table-cell>
          <table:table-cell table:style-name="ce54" table:formula="of:=[.K6]+[.L6]+[.E6]" office:value-type="float" office:value="124666.666666667">
            <text:p>124,667</text:p>
          </table:table-cell>
          <table:table-cell table:style-name="ce54" table:formula="of:=[.D6]-[.M6]" office:value-type="float" office:value="20333.3333333333">
            <text:p>20,333</text:p>
          </table:table-cell>
          <table:table-cell table:style-name="ce58" table:formula="of:=IF([.F6] &gt; 0;[.N6]/[.F6];&quot;&quot;)" office:value-type="float" office:value="19.3650793650794">
            <text:p>19.4</text:p>
          </table:table-cell>
          <table:table-cell table:style-name="ce58" table:formula="of:=[.F6]/([$c.$B$4]-[.G6])/24" office:value-type="float" office:value="0.994318181818182">
            <text:p>1.0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Laser Pistol</text:p>
          </table:table-cell>
          <table:table-cell table:formula="of:=(((([.D8]-[.E8]-([.I8]*2+[.H8])*[$c.$B$2])*720/[.F8])-[$c.$B$1])*([$c.$B$4]-[.G8])-[$c.$B$5])/([$c.$B$4]-[.G8])" office:value-type="float" office:value="8175">
            <text:p>8,175</text:p>
          </table:table-cell>
          <table:table-cell table:style-name="ce22" table:formula="of:=[.O8]*720" office:value-type="float" office:value="8800">
            <text:p>8800</text:p>
          </table:table-cell>
          <table:table-cell table:style-name="ce44" office:value-type="float" office:value="20000">
            <text:p>20000</text:p>
          </table:table-cell>
          <table:table-cell table:style-name="ce44" office:value-type="float" office:value="8000">
            <text:p>8000</text:p>
          </table:table-cell>
          <table:table-cell table:style-name="ce44" office:value-type="float" office:value="300">
            <text:p>300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4"/>
          <table:table-cell table:style-name="ce44"/>
          <table:table-cell table:style-name="ce51" table:formula="of:=[.F8]/720*[c.$B$1]" office:value-type="float" office:value="8333.33333333333">
            <text:p>8333</text:p>
          </table:table-cell>
          <table:table-cell table:style-name="ce51" table:formula="of:=[.H8]*[c.$B$2]+[.I8]*[c.$B$3]" office:value-type="float" office:value="0">
            <text:p>0</text:p>
          </table:table-cell>
          <table:table-cell table:style-name="ce55" table:formula="of:=[.K8]+[.L8]+[.E8]" office:value-type="float" office:value="16333.3333333333">
            <text:p>16,333</text:p>
          </table:table-cell>
          <table:table-cell table:style-name="ce55" table:formula="of:=[.D8]-[.M8]" office:value-type="float" office:value="3666.66666666667">
            <text:p>3,667</text:p>
          </table:table-cell>
          <table:table-cell table:style-name="ce55" table:formula="of:=IF([.F8] &gt; 0;[.N8]/[.F8];&quot;&quot;)" office:value-type="float" office:value="12.2222222222222">
            <text:p>12</text:p>
          </table:table-cell>
          <table:table-cell table:style-name="ce60" table:formula="of:=[.F8]/([$c.$B$4]-[.G8])/24" office:value-type="float" office:value="0.260416666666667">
            <text:p>0.3</text:p>
          </table:table-cell>
          <table:table-cell table:number-columns-repeated="1008"/>
        </table:table-row>
        <table:table-row table:style-name="ro1">
          <table:table-cell office:value-type="string">
            <text:p>Laser Rifle</text:p>
          </table:table-cell>
          <table:table-cell table:formula="of:=(((([.D9]-[.E9]-([.I9]*2+[.H9])*[$c.$B$2])*720/[.F9])-[$c.$B$1])*([$c.$B$4]-[.G9])-[$c.$B$5])/([$c.$B$4]-[.G9])" office:value-type="float" office:value="9961.70212765957">
            <text:p>9,962</text:p>
          </table:table-cell>
          <table:table-cell table:style-name="ce22" table:formula="of:=[.O9]*720" office:value-type="float" office:value="10600">
            <text:p>10600</text:p>
          </table:table-cell>
          <table:table-cell table:style-name="ce44" office:value-type="float" office:value="37000">
            <text:p>37000</text:p>
          </table:table-cell>
          <table:table-cell table:style-name="ce44" office:value-type="float" office:value="20000">
            <text:p>20000</text:p>
          </table:table-cell>
          <table:table-cell table:style-name="ce44" office:value-type="float" office:value="400">
            <text:p>400</text:p>
          </table:table-cell>
          <table:table-cell table:style-name="ce47" office:value-type="float" office:value="3">
            <text:p>3</text:p>
          </table:table-cell>
          <table:table-cell table:number-columns-repeated="2" table:style-name="ce44"/>
          <table:table-cell table:style-name="ce44"/>
          <table:table-cell table:style-name="ce51" table:formula="of:=[.F9]/720*[c.$B$1]" office:value-type="float" office:value="11111.1111111111">
            <text:p>11111</text:p>
          </table:table-cell>
          <table:table-cell table:style-name="ce51" table:formula="of:=[.H9]*[c.$B$2]+[.I9]*[c.$B$3]" office:value-type="float" office:value="0">
            <text:p>0</text:p>
          </table:table-cell>
          <table:table-cell table:style-name="ce55" table:formula="of:=[.K9]+[.L9]+[.E9]" office:value-type="float" office:value="31111.1111111111">
            <text:p>31,111</text:p>
          </table:table-cell>
          <table:table-cell table:style-name="ce55" table:formula="of:=[.D9]-[.M9]" office:value-type="float" office:value="5888.88888888889">
            <text:p>5,889</text:p>
          </table:table-cell>
          <table:table-cell table:style-name="ce55" table:formula="of:=IF([.F9] &gt; 0;[.N9]/[.F9];&quot;&quot;)" office:value-type="float" office:value="14.7222222222222">
            <text:p>15</text:p>
          </table:table-cell>
          <table:table-cell table:style-name="ce60" table:formula="of:=[.F9]/([$c.$B$4]-[.G9])/24" office:value-type="float" office:value="0.354609929078014">
            <text:p>0.4</text:p>
          </table:table-cell>
          <table:table-cell table:number-columns-repeated="1008"/>
        </table:table-row>
        <table:table-row table:style-name="ro1">
          <table:table-cell office:value-type="string">
            <text:p>Laser Heavy</text:p>
          </table:table-cell>
          <table:table-cell table:formula="of:=(((([.D10]-[.E10]-([.I10]*2+[.H10])*[$c.$B$2])*720/[.F10])-[$c.$B$1])*([$c.$B$4]-[.G10])-[$c.$B$5])/([$c.$B$4]-[.G10])" office:value-type="float" office:value="11765.7657657658">
            <text:p>11,766</text:p>
          </table:table-cell>
          <table:table-cell table:style-name="ce22" table:formula="of:=[.O10]*720" office:value-type="float" office:value="12432.4324324324">
            <text:p>12432</text:p>
          </table:table-cell>
          <table:table-cell table:style-name="ce44" office:value-type="float" office:value="60000">
            <text:p>60000</text:p>
          </table:table-cell>
          <table:table-cell table:style-name="ce44" office:value-type="float" office:value="30000">
            <text:p>30000</text:p>
          </table:table-cell>
          <table:table-cell table:style-name="ce44" office:value-type="float" office:value="666">
            <text:p>666</text:p>
          </table:table-cell>
          <table:table-cell table:style-name="ce47" office:value-type="float" office:value="5">
            <text:p>5</text:p>
          </table:table-cell>
          <table:table-cell table:number-columns-repeated="2" table:style-name="ce44"/>
          <table:table-cell table:style-name="ce44"/>
          <table:table-cell table:style-name="ce51" table:formula="of:=[.F10]/720*[c.$B$1]" office:value-type="float" office:value="18500">
            <text:p>18500</text:p>
          </table:table-cell>
          <table:table-cell table:style-name="ce51" table:formula="of:=[.H10]*[c.$B$2]+[.I10]*[c.$B$3]" office:value-type="float" office:value="0">
            <text:p>0</text:p>
          </table:table-cell>
          <table:table-cell table:style-name="ce55" table:formula="of:=[.K10]+[.L10]+[.E10]" office:value-type="float" office:value="48500">
            <text:p>48,500</text:p>
          </table:table-cell>
          <table:table-cell table:style-name="ce55" table:formula="of:=[.D10]-[.M10]" office:value-type="float" office:value="11500">
            <text:p>11,500</text:p>
          </table:table-cell>
          <table:table-cell table:style-name="ce55" table:formula="of:=IF([.F10] &gt; 0;[.N10]/[.F10];&quot;&quot;)" office:value-type="float" office:value="17.2672672672673">
            <text:p>17</text:p>
          </table:table-cell>
          <table:table-cell table:style-name="ce60" table:formula="of:=[.F10]/([$c.$B$4]-[.G10])/24" office:value-type="float" office:value="0.616666666666667">
            <text:p>0.6</text:p>
          </table:table-cell>
          <table:table-cell table:number-columns-repeated="1008"/>
        </table:table-row>
        <table:table-row table:style-name="ro1">
          <table:table-cell office:value-type="string">
            <text:p>Laser Cannon</text:p>
          </table:table-cell>
          <table:table-cell table:formula="of:=(((([.D11]-[.E11]-([.I11]*2+[.H11])*[$c.$B$2])*720/[.F11])-[$c.$B$1])*([$c.$B$4]-[.G11])-[$c.$B$5])/([$c.$B$4]-[.G11])" office:value-type="float" office:value="13318.1818181818">
            <text:p>13,318</text:p>
          </table:table-cell>
          <table:table-cell table:style-name="ce22" table:formula="of:=[.O11]*720" office:value-type="float" office:value="14000">
            <text:p>14000</text:p>
          </table:table-cell>
          <table:table-cell table:style-name="ce44" office:value-type="float" office:value="84000">
            <text:p>84000</text:p>
          </table:table-cell>
          <table:table-cell table:style-name="ce44" office:value-type="float" office:value="50000">
            <text:p>50000</text:p>
          </table:table-cell>
          <table:table-cell table:style-name="ce44" office:value-type="float" office:value="720">
            <text:p>720</text:p>
          </table:table-cell>
          <table:table-cell table:style-name="ce47" office:value-type="float" office:value="6">
            <text:p>6</text:p>
          </table:table-cell>
          <table:table-cell table:number-columns-repeated="2" table:style-name="ce44"/>
          <table:table-cell table:style-name="ce44"/>
          <table:table-cell table:style-name="ce51" table:formula="of:=[.F11]/720*[c.$B$1]" office:value-type="float" office:value="20000">
            <text:p>20000</text:p>
          </table:table-cell>
          <table:table-cell table:style-name="ce51" table:formula="of:=[.H11]*[c.$B$2]+[.I11]*[c.$B$3]" office:value-type="float" office:value="0">
            <text:p>0</text:p>
          </table:table-cell>
          <table:table-cell table:style-name="ce55" table:formula="of:=[.K11]+[.L11]+[.E11]" office:value-type="float" office:value="70000">
            <text:p>70,000</text:p>
          </table:table-cell>
          <table:table-cell table:style-name="ce55" table:formula="of:=[.D11]-[.M11]" office:value-type="float" office:value="14000">
            <text:p>14,000</text:p>
          </table:table-cell>
          <table:table-cell table:style-name="ce55" table:formula="of:=IF([.F11] &gt; 0;[.N11]/[.F11];&quot;&quot;)" office:value-type="float" office:value="19.4444444444444">
            <text:p>19</text:p>
          </table:table-cell>
          <table:table-cell table:style-name="ce60" table:formula="of:=[.F11]/([$c.$B$4]-[.G11])/24" office:value-type="float" office:value="0.681818181818182">
            <text:p>0.7</text:p>
          </table:table-cell>
          <table:table-cell table:number-columns-repeated="1008"/>
        </table:table-row>
        <table:table-row table:style-name="ro1">
          <table:table-cell office:value-type="string">
            <text:p>Pulse Laser</text:p>
          </table:table-cell>
          <table:table-cell table:formula="of:=(((([.D12]-[.E12]-([.I12]*2+[.H12])*[$c.$B$2])*720/[.F12])-[$c.$B$1])*([$c.$B$4]-[.G12])-[$c.$B$5])/([$c.$B$4]-[.G12])" office:value-type="float" office:value="6575.32467532468">
            <text:p>6,575</text:p>
          </table:table-cell>
          <table:table-cell table:style-name="ce22" table:formula="of:=[.O12]*720" office:value-type="float" office:value="13428.5714285714">
            <text:p>13429</text:p>
          </table:table-cell>
          <table:table-cell table:style-name="ce44" office:value-type="float" office:value="95000">
            <text:p>95000</text:p>
          </table:table-cell>
          <table:table-cell table:style-name="ce44" office:value-type="float" office:value="36000">
            <text:p>36000</text:p>
          </table:table-cell>
          <table:table-cell table:style-name="ce44" office:value-type="float" office:value="700">
            <text:p>700</text:p>
          </table:table-cell>
          <table:table-cell table:style-name="ce47" office:value-type="float" office:value="6">
            <text:p>6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51" table:formula="of:=[.F12]/720*[c.$B$1]" office:value-type="float" office:value="19444.4444444444">
            <text:p>19444</text:p>
          </table:table-cell>
          <table:table-cell table:style-name="ce51" table:formula="of:=[.H12]*[c.$B$2]+[.I12]*[c.$B$3]" office:value-type="float" office:value="26500">
            <text:p>26500</text:p>
          </table:table-cell>
          <table:table-cell table:style-name="ce55" table:formula="of:=[.K12]+[.L12]+[.E12]" office:value-type="float" office:value="81944.4444444444">
            <text:p>81,944</text:p>
          </table:table-cell>
          <table:table-cell table:style-name="ce55" table:formula="of:=[.D12]-[.M12]" office:value-type="float" office:value="13055.5555555556">
            <text:p>13,056</text:p>
          </table:table-cell>
          <table:table-cell table:style-name="ce55" table:formula="of:=IF([.F12] &gt; 0;[.N12]/[.F12];&quot;&quot;)" office:value-type="float" office:value="18.6507936507937">
            <text:p>19</text:p>
          </table:table-cell>
          <table:table-cell table:style-name="ce60" table:formula="of:=[.F12]/([$c.$B$4]-[.G12])/24" office:value-type="float" office:value="0.662878787878788">
            <text:p>0.7</text:p>
          </table:table-cell>
          <table:table-cell table:number-columns-repeated="1008"/>
        </table:table-row>
        <table:table-row table:style-name="ro1">
          <table:table-cell/>
          <table:table-cell table:formula="of:=(((([.D13]-[.E13]-([.I13]*2+[.H13])*[$c.$B$2])*720/[.F13])-[$c.$B$1])*([$c.$B$4]-[.G13])-[$c.$B$5])/([$c.$B$4]-[.G13])" office:value-type="float" office:value="0">
            <text:p>#DIV/0!</text:p>
          </table:table-cell>
          <table:table-cell table:style-name="ce22"/>
          <table:table-cell table:number-columns-repeated="6"/>
          <table:table-cell/>
          <table:table-cell table:style-name="ce50" table:formula="of:=[.F13]/720*[c.$B$1]" office:value-type="float" office:value="0">
            <text:p>0</text:p>
          </table:table-cell>
          <table:table-cell table:style-name="ce50" table:formula="of:=[.H13]*[c.$B$2]+[.I13]*[c.$B$3]" office:value-type="float" office:value="0">
            <text:p>0</text:p>
          </table:table-cell>
          <table:table-cell table:style-name="ce54" table:formula="of:=[.K13]+[.L13]+[.E13]" office:value-type="float" office:value="0">
            <text:p>0</text:p>
          </table:table-cell>
          <table:table-cell table:style-name="ce54" table:formula="of:=[.D13]-[.M13]" office:value-type="float" office:value="0">
            <text:p>0</text:p>
          </table:table-cell>
          <table:table-cell table:style-name="ce54" table:formula="of:=IF([.F13] &gt; 0;[.N13]/[.F13];&quot;&quot;)">
            <text:p/>
          </table:table-cell>
          <table:table-cell table:style-name="ce58" table:formula="of:=[.F13]/([$c.$B$4]-[.G13])/24" office:value-type="float" office:value="0">
            <text:p>0.0</text:p>
          </table:table-cell>
          <table:table-cell table:number-columns-repeated="1008"/>
        </table:table-row>
        <table:table-row table:style-name="ro1">
          <table:table-cell office:value-type="string">
            <text:p>Blaster Hvy</text:p>
          </table:table-cell>
          <table:table-cell table:formula="of:=(((([.D14]-[.E14]-([.I14]*2+[.H14])*[$c.$B$2])*720/[.F14])-[$c.$B$1])*([$c.$B$4]-[.G14])-[$c.$B$5])/([$c.$B$4]-[.G14])" office:value-type="float" office:value="16233.3333333333">
            <text:p>16,233</text:p>
          </table:table-cell>
          <table:table-cell table:style-name="ce22" table:formula="of:=[.O14]*720" office:value-type="float" office:value="16900">
            <text:p>16900</text:p>
          </table:table-cell>
          <table:table-cell office:value-type="float" office:value="140000">
            <text:p>140000</text:p>
          </table:table-cell>
          <table:table-cell office:value-type="float" office:value="72000">
            <text:p>72000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50" table:formula="of:=[.F14]/720*[c.$B$1]" office:value-type="float" office:value="33333.3333333333">
            <text:p>33333</text:p>
          </table:table-cell>
          <table:table-cell table:style-name="ce50" table:formula="of:=[.H14]*[c.$B$2]+[.I14]*[c.$B$3]" office:value-type="float" office:value="6500">
            <text:p>6500</text:p>
          </table:table-cell>
          <table:table-cell table:style-name="ce54" table:formula="of:=[.K14]+[.L14]+[.E14]" office:value-type="float" office:value="111833.333333333">
            <text:p>111,833</text:p>
          </table:table-cell>
          <table:table-cell table:style-name="ce54" table:formula="of:=[.D14]-[.M14]" office:value-type="float" office:value="28166.6666666667">
            <text:p>28,167</text:p>
          </table:table-cell>
          <table:table-cell table:style-name="ce54" table:formula="of:=IF([.F14] &gt; 0;[.N14]/[.F14];&quot;&quot;)" office:value-type="float" office:value="23.4722222222222">
            <text:p>23</text:p>
          </table:table-cell>
          <table:table-cell table:style-name="ce58" table:formula="of:=[.F14]/([$c.$B$4]-[.G14])/24" office:value-type="float" office:value="1.11111111111111">
            <text:p>1.1</text:p>
          </table:table-cell>
          <table:table-cell table:number-columns-repeated="1008"/>
        </table:table-row>
        <table:table-row table:style-name="ro1">
          <table:table-cell office:value-type="string">
            <text:p>Fusion Launcher</text:p>
          </table:table-cell>
          <table:table-cell table:formula="of:=(((([.D15]-[.E15]-([.I15]*2+[.H15])*[$c.$B$2])*720/[.F15])-[$c.$B$1])*([$c.$B$4]-[.G15])-[$c.$B$5])/([$c.$B$4]-[.G15])" office:value-type="float" office:value="14985.7142857143">
            <text:p>14,986</text:p>
          </table:table-cell>
          <table:table-cell table:style-name="ce22" table:formula="of:=[.O15]*720" office:value-type="float" office:value="15700">
            <text:p>15700</text:p>
          </table:table-cell>
          <table:table-cell office:value-type="float" office:value="160000">
            <text:p>160000</text:p>
          </table:table-cell>
          <table:table-cell office:value-type="float" office:value="87500">
            <text:p>87500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50" table:formula="of:=[.F15]/720*[c.$B$1]" office:value-type="float" office:value="33333.3333333333">
            <text:p>33333</text:p>
          </table:table-cell>
          <table:table-cell table:style-name="ce50" table:formula="of:=[.H15]*[c.$B$2]+[.I15]*[c.$B$3]" office:value-type="float" office:value="13000">
            <text:p>13000</text:p>
          </table:table-cell>
          <table:table-cell table:style-name="ce54" table:formula="of:=[.K15]+[.L15]+[.E15]" office:value-type="float" office:value="133833.333333333">
            <text:p>133,833</text:p>
          </table:table-cell>
          <table:table-cell table:style-name="ce54" table:formula="of:=[.D15]-[.M15]" office:value-type="float" office:value="26166.6666666667">
            <text:p>26,167</text:p>
          </table:table-cell>
          <table:table-cell table:style-name="ce54" table:formula="of:=IF([.F15] &gt; 0;[.N15]/[.F15];&quot;&quot;)" office:value-type="float" office:value="21.8055555555555">
            <text:p>22</text:p>
          </table:table-cell>
          <table:table-cell table:style-name="ce58" table:formula="of:=[.F15]/([$c.$B$4]-[.G15])/24" office:value-type="float" office:value="1.19047619047619">
            <text:p>1.2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Laser HWP</text:p>
          </table:table-cell>
          <table:table-cell/>
          <table:table-cell table:style-name="ce22"/>
          <table:table-cell/>
          <table:table-cell office:value-type="float" office:value="320000">
            <text:p>320000</text:p>
          </table:table-cell>
          <table:table-cell office:value-type="float" office:value="1080">
            <text:p>1080</text:p>
          </table:table-cell>
          <table:table-cell office:value-type="float" office:value="25">
            <text:p>25</text:p>
          </table:table-cell>
          <table:table-cell table:number-columns-repeated="2"/>
          <table:table-cell/>
          <table:table-cell table:style-name="ce50" table:formula="of:=[.F17]/720*[c.$B$1]" office:value-type="float" office:value="30000">
            <text:p>30000</text:p>
          </table:table-cell>
          <table:table-cell table:style-name="ce50" table:formula="of:=[.H17]*[c.$B$2]+[.I17]*[c.$B$3]" office:value-type="float" office:value="0">
            <text:p>0</text:p>
          </table:table-cell>
          <table:table-cell table:style-name="ce54" table:formula="of:=[.K17]+[.L17]+[.E17]" office:value-type="float" office:value="350000">
            <text:p>350,000</text:p>
          </table:table-cell>
          <table:table-cell table:style-name="ce54" table:formula="of:=[.D17]-[.M17]" office:value-type="float" office:value="-350000">
            <text:p>-350,000</text:p>
          </table:table-cell>
          <table:table-cell table:style-name="ce54" table:formula="of:=IF([.F17] &gt; 0;[.N17]/[.F17];&quot;&quot;)" office:value-type="float" office:value="-324.074074074074">
            <text:p>-324</text:p>
          </table:table-cell>
          <table:table-cell table:style-name="ce58" table:formula="of:=[.F17]/([$c.$B$4]-[.G17])/24" office:value-type="float" office:value="1.8">
            <text:p>1.8</text:p>
          </table:table-cell>
          <table:table-cell table:number-columns-repeated="1008"/>
        </table:table-row>
        <table:table-row table:style-name="ro1">
          <table:table-cell office:value-type="string">
            <text:p>Laser Tank</text:p>
          </table:table-cell>
          <table:table-cell table:formula="of:=(((([.D18]-[.E18]-([.I18]*2+[.H18])*[$c.$B$2])*720/[.F18])-[$c.$B$1])*([$c.$B$4]-[.G18])-[$c.$B$5])/([$c.$B$4]-[.G18])" office:value-type="float" office:value="10421.0526315789">
            <text:p>10,421</text:p>
          </table:table-cell>
          <table:table-cell table:style-name="ce22" table:formula="of:=[.O18]*720" office:value-type="float" office:value="12000">
            <text:p>12000</text:p>
          </table:table-cell>
          <table:table-cell office:value-type="float" office:value="450000">
            <text:p>450000</text:p>
          </table:table-cell>
          <table:table-cell table:formula="of:=[.E17]+[.E11]" office:value-type="float" office:value="370000">
            <text:p>370000</text:p>
          </table:table-cell>
          <table:table-cell table:formula="of:=[.F17]+[.$F$11]" office:value-type="float" office:value="1800">
            <text:p>1800</text:p>
          </table:table-cell>
          <table:table-cell table:formula="of:=[.G17]+[.G11]" office:value-type="float" office:value="31">
            <text:p>31</text:p>
          </table:table-cell>
          <table:table-cell table:formula="of:=[.H17]+[.H11]" office:value-type="float" office:value="0">
            <text:p>0</text:p>
          </table:table-cell>
          <table:table-cell table:formula="of:=[.I17]+[.I11]" office:value-type="float" office:value="0">
            <text:p>0</text:p>
          </table:table-cell>
          <table:table-cell/>
          <table:table-cell table:style-name="ce50" table:formula="of:=[.F18]/720*[c.$B$1]" office:value-type="float" office:value="50000">
            <text:p>50000</text:p>
          </table:table-cell>
          <table:table-cell table:style-name="ce50" table:formula="of:=[.H18]*[c.$B$2]+[.I18]*[c.$B$3]" office:value-type="float" office:value="0">
            <text:p>0</text:p>
          </table:table-cell>
          <table:table-cell table:style-name="ce54" table:formula="of:=[.K18]+[.L18]+[.E18]" office:value-type="float" office:value="420000">
            <text:p>420,000</text:p>
          </table:table-cell>
          <table:table-cell table:style-name="ce54" table:formula="of:=[.D18]-[.M18]" office:value-type="float" office:value="30000">
            <text:p>30,000</text:p>
          </table:table-cell>
          <table:table-cell table:style-name="ce54" table:formula="of:=IF([.F18] &gt; 0;[.N18]/[.F18];&quot;&quot;)" office:value-type="float" office:value="16.6666666666667">
            <text:p>17</text:p>
          </table:table-cell>
          <table:table-cell table:style-name="ce58" table:formula="of:=[.F18]/([$c.$B$4]-[.G18])/24" office:value-type="float" office:value="3.94736842105263">
            <text:p>3.9</text:p>
          </table:table-cell>
          <table:table-cell table:number-columns-repeated="1008"/>
        </table:table-row>
        <table:table-row table:style-name="ro1">
          <table:table-cell office:value-type="string">
            <text:p>Laser HWP 2</text:p>
          </table:table-cell>
          <table:table-cell/>
          <table:table-cell table:style-name="ce22"/>
          <table:table-cell/>
          <table:table-cell office:value-type="float" office:value="335000">
            <text:p>335000</text:p>
          </table:table-cell>
          <table:table-cell office:value-type="float" office:value="1020">
            <text:p>102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/>
          <table:table-cell table:style-name="ce50" table:formula="of:=[.F19]/720*[c.$B$1]" office:value-type="float" office:value="28333.3333333333">
            <text:p>28333</text:p>
          </table:table-cell>
          <table:table-cell table:style-name="ce50" table:formula="of:=[.H19]*[c.$B$2]+[.I19]*[c.$B$3]" office:value-type="float" office:value="65000">
            <text:p>65000</text:p>
          </table:table-cell>
          <table:table-cell table:style-name="ce54" table:formula="of:=[.K19]+[.L19]+[.E19]" office:value-type="float" office:value="428333.333333333">
            <text:p>428,333</text:p>
          </table:table-cell>
          <table:table-cell table:style-name="ce54" table:formula="of:=[.D19]-[.M19]" office:value-type="float" office:value="-428333.333333333">
            <text:p>-428,333</text:p>
          </table:table-cell>
          <table:table-cell table:style-name="ce54" table:formula="of:=IF([.F19] &gt; 0;[.N19]/[.F19];&quot;&quot;)" office:value-type="float" office:value="-419.934640522876">
            <text:p>-420</text:p>
          </table:table-cell>
          <table:table-cell table:style-name="ce58" table:formula="of:=[.F19]/([$c.$B$4]-[.G19])/24" office:value-type="float" office:value="1.7">
            <text:p>1.7</text:p>
          </table:table-cell>
          <table:table-cell table:number-columns-repeated="1008"/>
        </table:table-row>
        <table:table-row table:style-name="ro1">
          <table:table-cell office:value-type="string">
            <text:p>Laser Tank</text:p>
          </table:table-cell>
          <table:table-cell table:formula="of:=(((([.D20]-[.E20]-([.I20]*2+[.H20])*[$c.$B$2])*720/[.F20])-[$c.$B$1])*([$c.$B$4]-[.G20])-[$c.$B$5])/([$c.$B$4]-[.G20])" office:value-type="float" office:value="9041.74228675136">
            <text:p>9,042</text:p>
          </table:table-cell>
          <table:table-cell table:style-name="ce22" table:formula="of:=[.O20]*720" office:value-type="float" office:value="13103.4482758621">
            <text:p>13103</text:p>
          </table:table-cell>
          <table:table-cell office:value-type="float" office:value="550000">
            <text:p>550000</text:p>
          </table:table-cell>
          <table:table-cell table:formula="of:=[.E19]+[.E11]" office:value-type="float" office:value="385000">
            <text:p>385000</text:p>
          </table:table-cell>
          <table:table-cell table:formula="of:=[.F19]+[.$F$11]" office:value-type="float" office:value="1740">
            <text:p>1740</text:p>
          </table:table-cell>
          <table:table-cell table:formula="of:=[.G19]+[.G11]" office:value-type="float" office:value="31">
            <text:p>31</text:p>
          </table:table-cell>
          <table:table-cell table:formula="of:=[.H19]+[.H11]" office:value-type="float" office:value="10">
            <text:p>10</text:p>
          </table:table-cell>
          <table:table-cell table:formula="of:=[.I19]+[.I12]" office:value-type="float" office:value="2">
            <text:p>2</text:p>
          </table:table-cell>
          <table:table-cell/>
          <table:table-cell table:style-name="ce50" table:formula="of:=[.F20]/720*[c.$B$1]" office:value-type="float" office:value="48333.3333333333">
            <text:p>48333</text:p>
          </table:table-cell>
          <table:table-cell table:style-name="ce50" table:formula="of:=[.H20]*[c.$B$2]+[.I20]*[c.$B$3]" office:value-type="float" office:value="85000">
            <text:p>85000</text:p>
          </table:table-cell>
          <table:table-cell table:style-name="ce54" table:formula="of:=[.K20]+[.L20]+[.E20]" office:value-type="float" office:value="518333.333333333">
            <text:p>518,333</text:p>
          </table:table-cell>
          <table:table-cell table:style-name="ce54" table:formula="of:=[.D20]-[.M20]" office:value-type="float" office:value="31666.6666666667">
            <text:p>31,667</text:p>
          </table:table-cell>
          <table:table-cell table:style-name="ce54" table:formula="of:=IF([.F20] &gt; 0;[.N20]/[.F20];&quot;&quot;)" office:value-type="float" office:value="18.1992337164751">
            <text:p>18</text:p>
          </table:table-cell>
          <table:table-cell table:style-name="ce58" table:formula="of:=[.F20]/([$c.$B$4]-[.G20])/24" office:value-type="float" office:value="3.81578947368421">
            <text:p>3.8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Plasma HWP</text:p>
          </table:table-cell>
          <table:table-cell/>
          <table:table-cell table:style-name="ce22"/>
          <table:table-cell/>
          <table:table-cell office:value-type="float" office:value="480000">
            <text:p>480000</text:p>
          </table:table-cell>
          <table:table-cell office:value-type="float" office:value="1500">
            <text:p>15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style-name="ce50" table:formula="of:=[.F22]/720*[c.$B$1]" office:value-type="float" office:value="41666.6666666667">
            <text:p>41667</text:p>
          </table:table-cell>
          <table:table-cell table:style-name="ce50" table:formula="of:=[.H22]*[c.$B$2]+[.I22]*[c.$B$3]" office:value-type="float" office:value="195000">
            <text:p>195000</text:p>
          </table:table-cell>
          <table:table-cell table:style-name="ce54" table:formula="of:=[.K22]+[.L22]+[.E22]" office:value-type="float" office:value="716666.666666667">
            <text:p>716,667</text:p>
          </table:table-cell>
          <table:table-cell table:style-name="ce54" table:formula="of:=[.D22]-[.M22]" office:value-type="float" office:value="-716666.666666667">
            <text:p>-716,667</text:p>
          </table:table-cell>
          <table:table-cell table:style-name="ce54" table:formula="of:=IF([.F22] &gt; 0;[.N22]/[.F22];&quot;&quot;)" office:value-type="float" office:value="-477.777777777778">
            <text:p>-478</text:p>
          </table:table-cell>
          <table:table-cell table:style-name="ce58" table:formula="of:=[.F22]/([$c.$B$4]-[.G22])/24" office:value-type="float" office:value="3.125">
            <text:p>3.1</text:p>
          </table:table-cell>
          <table:table-cell table:number-columns-repeated="1008"/>
        </table:table-row>
        <table:table-row table:style-name="ro1">
          <table:table-cell office:value-type="string">
            <text:p>Plasma Tank</text:p>
          </table:table-cell>
          <table:table-cell table:formula="of:=(((([.D23]-[.E23]-([.I23]*2+[.H23])*[$c.$B$2])*720/[.F23])-[$c.$B$1])*([$c.$B$4]-[.G23])-[$c.$B$5])/([$c.$B$4]-[.G23])" office:value-type="float" office:value="-13033.3333333333">
            <text:p>-13,033</text:p>
          </table:table-cell>
          <table:table-cell table:style-name="ce22" table:formula="of:=[.O23]*720" office:value-type="float" office:value="7866.66666666667">
            <text:p>7867</text:p>
          </table:table-cell>
          <table:table-cell office:value-type="float" office:value="980000">
            <text:p>980000</text:p>
          </table:table-cell>
          <table:table-cell table:formula="of:=[.E22]+[.E5]" office:value-type="float" office:value="567500">
            <text:p>567500</text:p>
          </table:table-cell>
          <table:table-cell table:formula="of:=[.F22]+[.F5]" office:value-type="float" office:value="2700">
            <text:p>2700</text:p>
          </table:table-cell>
          <table:table-cell table:formula="of:=[.G22]+[.G5]" office:value-type="float" office:value="38">
            <text:p>38</text:p>
          </table:table-cell>
          <table:table-cell table:formula="of:=[.H22]+[.H5]" office:value-type="float" office:value="12">
            <text:p>12</text:p>
          </table:table-cell>
          <table:table-cell table:formula="of:=[.I22]+[.I5]" office:value-type="float" office:value="23">
            <text:p>23</text:p>
          </table:table-cell>
          <table:table-cell/>
          <table:table-cell table:style-name="ce50" table:formula="of:=[.F23]/720*[c.$B$1]" office:value-type="float" office:value="75000">
            <text:p>75000</text:p>
          </table:table-cell>
          <table:table-cell table:style-name="ce50" table:formula="of:=[.H23]*[c.$B$2]+[.I23]*[c.$B$3]" office:value-type="float" office:value="308000">
            <text:p>308000</text:p>
          </table:table-cell>
          <table:table-cell table:style-name="ce54" table:formula="of:=[.K23]+[.L23]+[.E23]" office:value-type="float" office:value="950500">
            <text:p>950,500</text:p>
          </table:table-cell>
          <table:table-cell table:style-name="ce54" table:formula="of:=[.D23]-[.M23]" office:value-type="float" office:value="29500">
            <text:p>29,500</text:p>
          </table:table-cell>
          <table:table-cell table:style-name="ce54" table:formula="of:=IF([.F23] &gt; 0;[.N23]/[.F23];&quot;&quot;)" office:value-type="float" office:value="10.9259259259259">
            <text:p>11</text:p>
          </table:table-cell>
          <table:table-cell table:style-name="ce58" table:formula="of:=[.F23]/([$c.$B$4]-[.G23])/24" office:value-type="float" office:value="9.375">
            <text:p>9.4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Fusion HWP ammo</text:p>
          </table:table-cell>
          <table:table-cell table:formula="of:=(((([.D25]-[.E25]-([.I25]*2+[.H25])*[$c.$B$2])*720/[.F25])-[$c.$B$1])*([$c.$B$4]-[.G25])-[$c.$B$5])/([$c.$B$4]-[.G25])" office:value-type="float" office:value="-7166.66666666667">
            <text:p>-7,167</text:p>
          </table:table-cell>
          <table:table-cell table:style-name="ce22" table:formula="of:=[.O25]*720" office:value-type="float" office:value="2500.00000000001">
            <text:p>2500</text:p>
          </table:table-cell>
          <table:table-cell office:value-type="float" office:value="31500">
            <text:p>31500</text:p>
          </table:table-cell>
          <table:table-cell office:value-type="float" office:value="1000">
            <text:p>1000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0" table:formula="of:=[.F25]/720*[c.$B$1]" office:value-type="float" office:value="6666.66666666667">
            <text:p>6667</text:p>
          </table:table-cell>
          <table:table-cell table:style-name="ce50" table:formula="of:=[.H25]*[c.$B$2]+[.I25]*[c.$B$3]" office:value-type="float" office:value="23000">
            <text:p>23000</text:p>
          </table:table-cell>
          <table:table-cell table:style-name="ce54" table:formula="of:=[.K25]+[.L25]+[.E25]" office:value-type="float" office:value="30666.6666666667">
            <text:p>30,667</text:p>
          </table:table-cell>
          <table:table-cell table:style-name="ce54" table:formula="of:=[.D25]-[.M25]" office:value-type="float" office:value="833.333333333336">
            <text:p>833</text:p>
          </table:table-cell>
          <table:table-cell table:style-name="ce54" table:formula="of:=IF([.F25] &gt; 0;[.N25]/[.F25];&quot;&quot;)" office:value-type="float" office:value="3.47222222222223">
            <text:p>3</text:p>
          </table:table-cell>
          <table:table-cell table:style-name="ce58" table:formula="of:=[.F25]/([$c.$B$4]-[.G25])/24" office:value-type="float" office:value="0.222222222222222">
            <text:p>0.2</text:p>
          </table:table-cell>
          <table:table-cell table:number-columns-repeated="1008"/>
        </table:table-row>
        <table:table-row table:style-name="ro1">
          <table:table-cell office:value-type="string">
            <text:p>Fusion HWP</text:p>
          </table:table-cell>
          <table:table-cell/>
          <table:table-cell table:style-name="ce22"/>
          <table:table-cell/>
          <table:table-cell office:value-type="float" office:value="580000">
            <text:p>580000</text:p>
          </table:table-cell>
          <table:table-cell office:value-type="float" office:value="1500">
            <text:p>15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style-name="ce50" table:formula="of:=[.F26]/720*[c.$B$1]" office:value-type="float" office:value="41666.6666666667">
            <text:p>41667</text:p>
          </table:table-cell>
          <table:table-cell table:style-name="ce50" table:formula="of:=[.H26]*[c.$B$2]+[.I26]*[c.$B$3]" office:value-type="float" office:value="195000">
            <text:p>195000</text:p>
          </table:table-cell>
          <table:table-cell table:style-name="ce54" table:formula="of:=[.K26]+[.L26]+[.E26]" office:value-type="float" office:value="816666.666666667">
            <text:p>816,667</text:p>
          </table:table-cell>
          <table:table-cell table:style-name="ce54" table:formula="of:=[.D26]-[.M26]" office:value-type="float" office:value="-816666.666666667">
            <text:p>-816,667</text:p>
          </table:table-cell>
          <table:table-cell table:style-name="ce54" table:formula="of:=IF([.F26] &gt; 0;[.N26]/[.F26];&quot;&quot;)" office:value-type="float" office:value="-544.444444444444">
            <text:p>-544</text:p>
          </table:table-cell>
          <table:table-cell table:style-name="ce58" table:formula="of:=[.F26]/([$c.$B$4]-[.G26])/24" office:value-type="float" office:value="3.125">
            <text:p>3.1</text:p>
          </table:table-cell>
          <table:table-cell table:number-columns-repeated="1008"/>
        </table:table-row>
        <table:table-row table:style-name="ro1">
          <table:table-cell office:value-type="string">
            <text:p>Fusion Tank</text:p>
          </table:table-cell>
          <table:table-cell table:formula="of:=(((([.D27]-[.E27]-([.I27]*2+[.H27])*[$c.$B$2])*720/[.F27])-[$c.$B$1])*([$c.$B$4]-[.G27])-[$c.$B$5])/([$c.$B$4]-[.G27])" office:value-type="float" office:value="300">
            <text:p>300</text:p>
          </table:table-cell>
          <table:table-cell table:style-name="ce22" table:formula="of:=[.O27]*720" office:value-type="float" office:value="13200">
            <text:p>13200</text:p>
          </table:table-cell>
          <table:table-cell office:value-type="float" office:value="1000000">
            <text:p>1000000</text:p>
          </table:table-cell>
          <table:table-cell table:formula="of:=[.E26]+[.E15]" office:value-type="float" office:value="667500">
            <text:p>667500</text:p>
          </table:table-cell>
          <table:table-cell table:formula="of:=[.F26]+[.F15]" office:value-type="float" office:value="2700">
            <text:p>2700</text:p>
          </table:table-cell>
          <table:table-cell table:formula="of:=[.G26]+[.G15]" office:value-type="float" office:value="38">
            <text:p>38</text:p>
          </table:table-cell>
          <table:table-cell table:formula="of:=[.H26]+[.H15]" office:value-type="float" office:value="12">
            <text:p>12</text:p>
          </table:table-cell>
          <table:table-cell table:formula="of:=[.I26]+[.I15]" office:value-type="float" office:value="13">
            <text:p>13</text:p>
          </table:table-cell>
          <table:table-cell/>
          <table:table-cell table:style-name="ce50" table:formula="of:=[.F27]/720*[c.$B$1]" office:value-type="float" office:value="75000">
            <text:p>75000</text:p>
          </table:table-cell>
          <table:table-cell table:style-name="ce50" table:formula="of:=[.H27]*[c.$B$2]+[.I27]*[c.$B$3]" office:value-type="float" office:value="208000">
            <text:p>208000</text:p>
          </table:table-cell>
          <table:table-cell table:style-name="ce54" table:formula="of:=[.K27]+[.L27]+[.E27]" office:value-type="float" office:value="950500">
            <text:p>950,500</text:p>
          </table:table-cell>
          <table:table-cell table:style-name="ce54" table:formula="of:=[.D27]-[.M27]" office:value-type="float" office:value="49500">
            <text:p>49,500</text:p>
          </table:table-cell>
          <table:table-cell table:style-name="ce54" table:formula="of:=IF([.F27] &gt; 0;[.N27]/[.F27];&quot;&quot;)" office:value-type="float" office:value="18.3333333333333">
            <text:p>18</text:p>
          </table:table-cell>
          <table:table-cell table:style-name="ce58" table:formula="of:=[.F27]/([$c.$B$4]-[.G27])/24" office:value-type="float" office:value="9.375">
            <text:p>9.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2"/>
          <table:table-cell table:number-columns-repeated="7"/>
          <table:table-cell table:style-name="ce50" table:number-columns-repeated="2"/>
          <table:table-cell table:style-name="ce54" table:number-columns-repeated="3"/>
          <table:table-cell table:style-name="ce58"/>
          <table:table-cell table:number-columns-repeated="1008"/>
        </table:table-row>
        <table:table-row table:style-name="ro1">
          <table:table-cell office:value-type="string">
            <text:p>HIGH EX</text:p>
          </table:table-cell>
          <table:table-cell table:formula="of:=(((([.D29]-[.E29]-([.I29]*2+[.H29])*[$c.$B$2])*720/[.F29])-[$c.$B$1])*([$c.$B$4]-[.G29])-[$c.$B$5])/([$c.$B$4]-[.G29])" office:value-type="float" office:value="-272.244897959184">
            <text:p>-272</text:p>
          </table:table-cell>
          <table:table-cell table:style-name="ce22" table:formula="of:=[.O29]*720" office:value-type="float" office:value="340.000000000001">
            <text:p>340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  <table:table-cell/>
          <table:table-cell table:style-name="ce50" table:formula="of:=[.F29]/720*[c.$B$1]" office:value-type="float" office:value="333.333333333333">
            <text:p>333</text:p>
          </table:table-cell>
          <table:table-cell table:style-name="ce50" table:formula="of:=[.H29]*[c.$B$2]+[.I29]*[c.$B$3]" office:value-type="float" office:value="0">
            <text:p>0</text:p>
          </table:table-cell>
          <table:table-cell table:style-name="ce54" table:formula="of:=[.K29]+[.L29]+[.E29]" office:value-type="float" office:value="334.333333333333">
            <text:p>334</text:p>
          </table:table-cell>
          <table:table-cell table:style-name="ce54" table:formula="of:=[.D29]-[.M29]" office:value-type="float" office:value="5.66666666666669">
            <text:p>6</text:p>
          </table:table-cell>
          <table:table-cell table:style-name="ce59" table:formula="of:=IF([.F29] &gt; 0;[.N29]/[.F29];&quot;&quot;)" office:value-type="float" office:value="0.472222222222224">
            <text:p>0.47</text:p>
          </table:table-cell>
          <table:table-cell table:style-name="ce58" table:formula="of:=[.F29]/([$c.$B$4]-[.G29])/24" office:value-type="float" office:value="0.0102040816326531">
            <text:p>0.0</text:p>
          </table:table-cell>
          <table:table-cell table:number-columns-repeated="1008"/>
        </table:table-row>
        <table:table-row table:style-name="ro1">
          <table:table-cell office:value-type="string">
            <text:p>StingRay</text:p>
          </table:table-cell>
          <table:table-cell table:formula="of:=(((([.D30]-[.E30]-([.I30]*2+[.H30])*[$c.$B$2])*720/[.F30])-[$c.$B$1])*([$c.$B$4]-[.G30])-[$c.$B$5])/([$c.$B$4]-[.G30])" office:value-type="float" office:value="-80.7453416149058">
            <text:p>-81</text:p>
          </table:table-cell>
          <table:table-cell table:style-name="ce22" table:formula="of:=[.O30]*720" office:value-type="float" office:value="571.42857142857">
            <text:p>571</text:p>
          </table:table-cell>
          <table:table-cell office:value-type="float" office:value="2500">
            <text:p>2500</text:p>
          </table:table-cell>
          <table:table-cell office:value-type="float" office:value="100">
            <text:p>100</text:p>
          </table:table-cell>
          <table:table-cell table:formula="of:=72+[.F29]" office:value-type="float" office:value="84">
            <text:p>84</text:p>
          </table:table-cell>
          <table:table-cell table:formula="of:=3+[.G29]" office:value-type="float" office:value="4">
            <text:p>4</text:p>
          </table:table-cell>
          <table:table-cell table:number-columns-repeated="2"/>
          <table:table-cell/>
          <table:table-cell table:style-name="ce50" table:formula="of:=[.F30]/720*[c.$B$1]" office:value-type="float" office:value="2333.33333333333">
            <text:p>2333</text:p>
          </table:table-cell>
          <table:table-cell table:style-name="ce50" table:formula="of:=[.H30]*[c.$B$2]+[.I30]*[c.$B$3]" office:value-type="float" office:value="0">
            <text:p>0</text:p>
          </table:table-cell>
          <table:table-cell table:style-name="ce54" table:formula="of:=[.K30]+[.L30]+[.E30]" office:value-type="float" office:value="2433.33333333333">
            <text:p>2,433</text:p>
          </table:table-cell>
          <table:table-cell table:style-name="ce54" table:formula="of:=[.D30]-[.M30]" office:value-type="float" office:value="66.6666666666665">
            <text:p>67</text:p>
          </table:table-cell>
          <table:table-cell table:style-name="ce59" table:formula="of:=IF([.F30] &gt; 0;[.N30]/[.F30];&quot;&quot;)" office:value-type="float" office:value="0.793650793650792">
            <text:p>0.79</text:p>
          </table:table-cell>
          <table:table-cell table:style-name="ce58" table:formula="of:=[.F30]/([$c.$B$4]-[.G30])/24" office:value-type="float" office:value="0.0760869565217391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AVALANCHE</text:p>
          </table:table-cell>
          <table:table-cell table:formula="of:=(((([.D31]-[.E31]-([.I31]*2+[.H31])*[$c.$B$2])*720/[.F31])-[$c.$B$1])*([$c.$B$4]-[.G31])-[$c.$B$5])/([$c.$B$4]-[.G31])" office:value-type="float" office:value="621.233859397417">
            <text:p>621</text:p>
          </table:table-cell>
          <table:table-cell table:style-name="ce22" table:formula="of:=[.O31]*720" office:value-type="float" office:value="1352.94117647059">
            <text:p>1353</text:p>
          </table:table-cell>
          <table:table-cell office:value-type="float" office:value="6250">
            <text:p>6250</text:p>
          </table:table-cell>
          <table:table-cell office:value-type="float" office:value="200">
            <text:p>200</text:p>
          </table:table-cell>
          <table:table-cell table:formula="of:=180+[.F29]*2" office:value-type="float" office:value="204">
            <text:p>204</text:p>
          </table:table-cell>
          <table:table-cell table:formula="of:=8+[.G29]" office:value-type="float" office:value="9">
            <text:p>9</text:p>
          </table:table-cell>
          <table:table-cell table:number-columns-repeated="2"/>
          <table:table-cell/>
          <table:table-cell table:style-name="ce50" table:formula="of:=[.F31]/720*[c.$B$1]" office:value-type="float" office:value="5666.66666666667">
            <text:p>5667</text:p>
          </table:table-cell>
          <table:table-cell table:style-name="ce50" table:formula="of:=[.H31]*[c.$B$2]+[.I31]*[c.$B$3]" office:value-type="float" office:value="0">
            <text:p>0</text:p>
          </table:table-cell>
          <table:table-cell table:style-name="ce54" table:formula="of:=[.K31]+[.L31]+[.E31]" office:value-type="float" office:value="5866.66666666667">
            <text:p>5,867</text:p>
          </table:table-cell>
          <table:table-cell table:style-name="ce54" table:formula="of:=[.D31]-[.M31]" office:value-type="float" office:value="383.333333333333">
            <text:p>383</text:p>
          </table:table-cell>
          <table:table-cell table:style-name="ce59" table:formula="of:=IF([.F31] &gt; 0;[.N31]/[.F31];&quot;&quot;)" office:value-type="float" office:value="1.87908496732026">
            <text:p>1.88</text:p>
          </table:table-cell>
          <table:table-cell table:style-name="ce58" table:formula="of:=[.F31]/([$c.$B$4]-[.G31])/24" office:value-type="float" office:value="0.207317073170732">
            <text:p>0.2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Stun Launcher</text:p>
          </table:table-cell>
          <table:table-cell table:formula="of:=(((([.D33]-[.E33]-([.I33]*2+[.H33])*[$c.$B$2])*720/[.F33])-[$c.$B$1])*([$c.$B$4]-[.G33])-[$c.$B$5])/([$c.$B$4]-[.G33])" office:value-type="float" office:value="9361.70212765957">
            <text:p>9,362</text:p>
          </table:table-cell>
          <table:table-cell table:style-name="ce22" table:formula="of:=[.O33]*720" office:value-type="float" office:value="10000">
            <text:p>10000</text:p>
          </table:table-cell>
          <table:table-cell office:value-type="float" office:value="80000">
            <text:p>80000</text:p>
          </table:table-cell>
          <table:table-cell office:value-type="float" office:value="36000">
            <text:p>360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50" table:formula="of:=[.F33]/720*[c.$B$1]" office:value-type="float" office:value="25000">
            <text:p>25000</text:p>
          </table:table-cell>
          <table:table-cell table:style-name="ce50" table:formula="of:=[.H33]*[c.$B$2]+[.I33]*[c.$B$3]" office:value-type="float" office:value="6500">
            <text:p>6500</text:p>
          </table:table-cell>
          <table:table-cell table:style-name="ce54" table:formula="of:=[.K33]+[.L33]+[.E33]" office:value-type="float" office:value="67500">
            <text:p>67,500</text:p>
          </table:table-cell>
          <table:table-cell table:style-name="ce54" table:formula="of:=[.D33]-[.M33]" office:value-type="float" office:value="12500">
            <text:p>12,500</text:p>
          </table:table-cell>
          <table:table-cell table:style-name="ce54" table:formula="of:=IF([.F33] &gt; 0;[.N33]/[.F33];&quot;&quot;)" office:value-type="float" office:value="13.8888888888889">
            <text:p>14</text:p>
          </table:table-cell>
          <table:table-cell table:style-name="ce58" table:formula="of:=[.F33]/([$c.$B$4]-[.G33])/24" office:value-type="float" office:value="0.797872340425532">
            <text:p>0.8</text:p>
          </table:table-cell>
          <table:table-cell table:number-columns-repeated="1008"/>
        </table:table-row>
        <table:table-row table:style-name="ro1">
          <table:table-cell office:value-type="string">
            <text:p>Mind Probe M</text:p>
          </table:table-cell>
          <table:table-cell table:formula="of:=(((([.D34]-[.E34]-([.I34]*2+[.H34])*[$c.$B$2])*720/[.F34])-[$c.$B$1])*([$c.$B$4]-[.G34])-[$c.$B$5])/([$c.$B$4]-[.G34])" office:value-type="float" office:value="15633.3333333333">
            <text:p>15,633</text:p>
          </table:table-cell>
          <table:table-cell table:style-name="ce22" table:formula="of:=[.O34]*720" office:value-type="float" office:value="18100">
            <text:p>18100</text:p>
          </table:table-cell>
          <table:table-cell office:value-type="float" office:value="280000">
            <text:p>280000</text:p>
          </table:table-cell>
          <table:table-cell office:value-type="float" office:value="200000">
            <text:p>200000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0" table:formula="of:=[.F34]/720*[c.$B$1]" office:value-type="float" office:value="33333.3333333333">
            <text:p>33333</text:p>
          </table:table-cell>
          <table:table-cell table:style-name="ce50" table:formula="of:=[.H34]*[c.$B$2]+[.I34]*[c.$B$3]" office:value-type="float" office:value="16500">
            <text:p>16500</text:p>
          </table:table-cell>
          <table:table-cell table:style-name="ce54" table:formula="of:=[.K34]+[.L34]+[.E34]" office:value-type="float" office:value="249833.333333333">
            <text:p>249,833</text:p>
          </table:table-cell>
          <table:table-cell table:style-name="ce54" table:formula="of:=[.D34]-[.M34]" office:value-type="float" office:value="30166.6666666667">
            <text:p>30,167</text:p>
          </table:table-cell>
          <table:table-cell table:style-name="ce54" table:formula="of:=IF([.F34] &gt; 0;[.N34]/[.F34];&quot;&quot;)" office:value-type="float" office:value="25.1388888888889">
            <text:p>25</text:p>
          </table:table-cell>
          <table:table-cell table:style-name="ce58" table:formula="of:=[.F34]/([$c.$B$4]-[.G34])/24" office:value-type="float" office:value="1.11111111111111">
            <text:p>1.1</text:p>
          </table:table-cell>
          <table:table-cell table:number-columns-repeated="1008"/>
        </table:table-row>
        <table:table-row table:style-name="ro1">
          <table:table-cell office:value-type="string">
            <text:p>MedKit</text:p>
          </table:table-cell>
          <table:table-cell table:formula="of:=(((([.D35]-[.E35]-([.I35]*2+[.H35])*[$c.$B$2])*720/[.F35])-[$c.$B$1])*([$c.$B$4]-[.G35])-[$c.$B$5])/([$c.$B$4]-[.G35])" office:value-type="float" office:value="6333.33333333333">
            <text:p>6,333</text:p>
          </table:table-cell>
          <table:table-cell table:style-name="ce22" table:formula="of:=[.O35]*720" office:value-type="float" office:value="7000">
            <text:p>7000</text:p>
          </table:table-cell>
          <table:table-cell office:value-type="float" office:value="36000">
            <text:p>36000</text:p>
          </table:table-cell>
          <table:table-cell office:value-type="float" office:value="22500">
            <text:p>22500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table:number-columns-repeated="2"/>
          <table:table-cell/>
          <table:table-cell table:style-name="ce50" table:formula="of:=[.F35]/720*[c.$B$1]" office:value-type="float" office:value="10000">
            <text:p>10000</text:p>
          </table:table-cell>
          <table:table-cell table:style-name="ce50" table:formula="of:=[.H35]*[c.$B$2]+[.I35]*[c.$B$3]" office:value-type="float" office:value="0">
            <text:p>0</text:p>
          </table:table-cell>
          <table:table-cell table:style-name="ce54" table:formula="of:=[.K35]+[.L35]+[.E35]" office:value-type="float" office:value="32500">
            <text:p>32,500</text:p>
          </table:table-cell>
          <table:table-cell table:style-name="ce54" table:formula="of:=[.D35]-[.M35]" office:value-type="float" office:value="3500">
            <text:p>3,500</text:p>
          </table:table-cell>
          <table:table-cell table:style-name="ce54" table:formula="of:=IF([.F35] &gt; 0;[.N35]/[.F35];&quot;&quot;)" office:value-type="float" office:value="9.72222222222222">
            <text:p>10</text:p>
          </table:table-cell>
          <table:table-cell table:style-name="ce58" table:formula="of:=[.F35]/([$c.$B$4]-[.G35])/24" office:value-type="float" office:value="0.333333333333333">
            <text:p>0.3</text:p>
          </table:table-cell>
          <table:table-cell table:number-columns-repeated="1008"/>
        </table:table-row>
        <table:table-row table:style-name="ro1">
          <table:table-cell office:value-type="string">
            <text:p>Motion Detector</text:p>
          </table:table-cell>
          <table:table-cell table:formula="of:=(((([.D36]-[.E36]-([.I36]*2+[.H36])*[$c.$B$2])*720/[.F36])-[$c.$B$1])*([$c.$B$4]-[.G36])-[$c.$B$5])/([$c.$B$4]-[.G36])" office:value-type="float" office:value="9361.70212765957">
            <text:p>9,362</text:p>
          </table:table-cell>
          <table:table-cell table:style-name="ce22" table:formula="of:=[.O36]*720" office:value-type="float" office:value="10000">
            <text:p>10000</text:p>
          </table:table-cell>
          <table:table-cell office:value-type="float" office:value="42500">
            <text:p>42500</text:p>
          </table:table-cell>
          <table:table-cell office:value-type="float" office:value="32500">
            <text:p>32500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table:number-columns-repeated="2"/>
          <table:table-cell/>
          <table:table-cell table:style-name="ce50" table:formula="of:=[.F36]/720*[c.$B$1]" office:value-type="float" office:value="6666.66666666667">
            <text:p>6667</text:p>
          </table:table-cell>
          <table:table-cell table:style-name="ce50" table:formula="of:=[.H36]*[c.$B$2]+[.I36]*[c.$B$3]" office:value-type="float" office:value="0">
            <text:p>0</text:p>
          </table:table-cell>
          <table:table-cell table:style-name="ce54" table:formula="of:=[.K36]+[.L36]+[.E36]" office:value-type="float" office:value="39166.6666666667">
            <text:p>39,167</text:p>
          </table:table-cell>
          <table:table-cell table:style-name="ce54" table:formula="of:=[.D36]-[.M36]" office:value-type="float" office:value="3333.33333333334">
            <text:p>3,333</text:p>
          </table:table-cell>
          <table:table-cell table:style-name="ce54" table:formula="of:=IF([.F36] &gt; 0;[.N36]/[.F36];&quot;&quot;)" office:value-type="float" office:value="13.8888888888889">
            <text:p>14</text:p>
          </table:table-cell>
          <table:table-cell table:style-name="ce58" table:formula="of:=[.F36]/([$c.$B$4]-[.G36])/24" office:value-type="float" office:value="0.212765957446808">
            <text:p>0.2</text:p>
          </table:table-cell>
          <table:table-cell table:number-columns-repeated="1008"/>
        </table:table-row>
        <table:table-row table:style-name="ro1">
          <table:table-cell office:value-type="string">
            <text:p>MedKit +</text:p>
          </table:table-cell>
          <table:table-cell table:formula="of:=(((([.D37]-[.E37]-([.I37]*2+[.H37])*[$c.$B$2])*720/[.F37])-[$c.$B$1])*([$c.$B$4]-[.G37])-[$c.$B$5])/([$c.$B$4]-[.G37])" office:value-type="float" office:value="12746.7532467532">
            <text:p>12,747</text:p>
          </table:table-cell>
          <table:table-cell table:style-name="ce22" table:formula="of:=[.O37]*720" office:value-type="float" office:value="13428.5714285714">
            <text:p>13429</text:p>
          </table:table-cell>
          <table:table-cell office:value-type="float" office:value="50000">
            <text:p>50000</text:p>
          </table:table-cell>
          <table:table-cell office:value-type="float" office:value="24000">
            <text:p>24000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50" table:formula="of:=[.F37]/720*[c.$B$1]" office:value-type="float" office:value="11666.6666666667">
            <text:p>11667</text:p>
          </table:table-cell>
          <table:table-cell table:style-name="ce50" table:formula="of:=[.H37]*[c.$B$2]+[.I37]*[c.$B$3]" office:value-type="float" office:value="6500">
            <text:p>6500</text:p>
          </table:table-cell>
          <table:table-cell table:style-name="ce54" table:formula="of:=[.K37]+[.L37]+[.E37]" office:value-type="float" office:value="42166.6666666667">
            <text:p>42,167</text:p>
          </table:table-cell>
          <table:table-cell table:style-name="ce54" table:formula="of:=[.D37]-[.M37]" office:value-type="float" office:value="7833.33333333333">
            <text:p>7,833</text:p>
          </table:table-cell>
          <table:table-cell table:style-name="ce54" table:formula="of:=IF([.F37] &gt; 0;[.N37]/[.F37];&quot;&quot;)" office:value-type="float" office:value="18.6507936507936">
            <text:p>19</text:p>
          </table:table-cell>
          <table:table-cell table:style-name="ce58" table:formula="of:=[.F37]/([$c.$B$4]-[.G37])/24" office:value-type="float" office:value="0.397727272727273">
            <text:p>0.4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Plas Pistol Clip</text:p>
          </table:table-cell>
          <table:table-cell table:formula="of:=(((([.D39]-[.E39]-([.I39]*2+[.H39])*[$c.$B$2])*720/[.F39])-[$c.$B$1])*([$c.$B$4]-[.G39])-[$c.$B$5])/([$c.$B$4]-[.G39])" office:value-type="float" office:value="-73425">
            <text:p>-73,425</text:p>
          </table:table-cell>
          <table:table-cell table:style-name="ce22" table:formula="of:=[.O39]*720" office:value-type="float" office:value="-36800">
            <text:p>-36800</text:p>
          </table:table-cell>
          <table:table-cell office:value-type="float" office:value="9000">
            <text:p>9000</text:p>
          </table:table-cell>
          <table:table-cell office:value-type="float" office:value="400">
            <text:p>40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50" table:formula="of:=[.F39]/720*[c.$B$1]" office:value-type="float" office:value="1666.66666666667">
            <text:p>1667</text:p>
          </table:table-cell>
          <table:table-cell table:style-name="ce50" table:formula="of:=[.H39]*[c.$B$2]+[.I39]*[c.$B$3]" office:value-type="float" office:value="10000">
            <text:p>10000</text:p>
          </table:table-cell>
          <table:table-cell table:style-name="ce54" table:formula="of:=[.K39]+[.L39]+[.E39]" office:value-type="float" office:value="12066.6666666667">
            <text:p>12,067</text:p>
          </table:table-cell>
          <table:table-cell table:style-name="ce54" table:formula="of:=[.D39]-[.M39]" office:value-type="float" office:value="-3066.66666666667">
            <text:p>-3,067</text:p>
          </table:table-cell>
          <table:table-cell table:style-name="ce54" table:formula="of:=IF([.F39] &gt; 0;[.N39]/[.F39];&quot;&quot;)" office:value-type="float" office:value="-51.1111111111111">
            <text:p>-51</text:p>
          </table:table-cell>
          <table:table-cell table:style-name="ce58" table:formula="of:=[.F39]/([$c.$B$4]-[.G39])/24" office:value-type="float" office:value="0.0520833333333333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Plas Rifle Clip</text:p>
          </table:table-cell>
          <table:table-cell table:formula="of:=(((([.D40]-[.E40]-([.I40]*2+[.H40])*[$c.$B$2])*720/[.F40])-[$c.$B$1])*([$c.$B$4]-[.G40])-[$c.$B$5])/([$c.$B$4]-[.G40])" office:value-type="float" office:value="-105625">
            <text:p>-105,625</text:p>
          </table:table-cell>
          <table:table-cell table:style-name="ce22" table:formula="of:=[.O40]*720" office:value-type="float" office:value="-45000">
            <text:p>-45000</text:p>
          </table:table-cell>
          <table:table-cell office:value-type="float" office:value="18000">
            <text:p>18000</text:p>
          </table:table-cell>
          <table:table-cell office:value-type="float" office:value="500">
            <text:p>50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50" table:formula="of:=[.F40]/720*[c.$B$1]" office:value-type="float" office:value="2000">
            <text:p>2000</text:p>
          </table:table-cell>
          <table:table-cell table:style-name="ce50" table:formula="of:=[.H40]*[c.$B$2]+[.I40]*[c.$B$3]" office:value-type="float" office:value="20000">
            <text:p>20000</text:p>
          </table:table-cell>
          <table:table-cell table:style-name="ce54" table:formula="of:=[.K40]+[.L40]+[.E40]" office:value-type="float" office:value="22500">
            <text:p>22,500</text:p>
          </table:table-cell>
          <table:table-cell table:style-name="ce54" table:formula="of:=[.D40]-[.M40]" office:value-type="float" office:value="-4500">
            <text:p>-4,500</text:p>
          </table:table-cell>
          <table:table-cell table:style-name="ce54" table:formula="of:=IF([.F40] &gt; 0;[.N40]/[.F40];&quot;&quot;)" office:value-type="float" office:value="-62.5">
            <text:p>-63</text:p>
          </table:table-cell>
          <table:table-cell table:style-name="ce58" table:formula="of:=[.F40]/([$c.$B$4]-[.G40])/24" office:value-type="float" office:value="0.0625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Plas Hvy <text:s/>Clip</text:p>
          </table:table-cell>
          <table:table-cell table:formula="of:=(((([.D41]-[.E41]-([.I41]*2+[.H41])*[$c.$B$2])*720/[.F41])-[$c.$B$1])*([$c.$B$4]-[.G41])-[$c.$B$5])/([$c.$B$4]-[.G41])" office:value-type="float" office:value="-148261.363636364">
            <text:p>-148,261</text:p>
          </table:table-cell>
          <table:table-cell table:style-name="ce22" table:formula="of:=[.O41]*720" office:value-type="float" office:value="-74000">
            <text:p>-74000</text:p>
          </table:table-cell>
          <table:table-cell office:value-type="float" office:value="24000">
            <text:p>24000</text:p>
          </table:table-cell>
          <table:table-cell office:value-type="float" office:value="600">
            <text:p>600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style-name="ce50" table:formula="of:=[.F41]/720*[c.$B$1]" office:value-type="float" office:value="2444.44444444444">
            <text:p>2444</text:p>
          </table:table-cell>
          <table:table-cell table:style-name="ce50" table:formula="of:=[.H41]*[c.$B$2]+[.I41]*[c.$B$3]" office:value-type="float" office:value="30000">
            <text:p>30000</text:p>
          </table:table-cell>
          <table:table-cell table:style-name="ce54" table:formula="of:=[.K41]+[.L41]+[.E41]" office:value-type="float" office:value="33044.4444444444">
            <text:p>33,044</text:p>
          </table:table-cell>
          <table:table-cell table:style-name="ce54" table:formula="of:=[.D41]-[.M41]" office:value-type="float" office:value="-9044.44444444445">
            <text:p>-9,044</text:p>
          </table:table-cell>
          <table:table-cell table:style-name="ce54" table:formula="of:=IF([.F41] &gt; 0;[.N41]/[.F41];&quot;&quot;)" office:value-type="float" office:value="-102.777777777778">
            <text:p>-103</text:p>
          </table:table-cell>
          <table:table-cell table:style-name="ce58" table:formula="of:=[.F41]/([$c.$B$4]-[.G41])/24" office:value-type="float" office:value="0.0763888888888889">
            <text:p>0.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2" table:formula="of:=[.O42]*720" office:value-type="float" office:value="0">
            <text:p>0</text:p>
          </table:table-cell>
          <table:table-cell table:number-columns-repeated="7"/>
          <table:table-cell table:style-name="ce50" table:number-columns-repeated="2"/>
          <table:table-cell table:style-name="ce54" table:number-columns-repeated="2"/>
          <table:table-cell table:style-name="ce54"/>
          <table:table-cell table:number-columns-repeated="2"/>
          <table:table-cell table:style-name="ce59"/>
          <table:table-cell table:number-columns-repeated="1006"/>
        </table:table-row>
        <table:table-row table:style-name="ro1">
          <table:table-cell office:value-type="string">
            <text:p>Sentinel</text:p>
          </table:table-cell>
          <table:table-cell table:formula="of:=(((([.D43]-[.E43]-([.I43]*2+[.H43])*[$c.$B$2])*720/[.F43])-[$c.$B$1])*([$c.$B$4]-[.G43])-[$c.$B$5])/([$c.$B$4]-[.G43])" office:value-type="float" office:value="12596.1538461538">
            <text:p>12,596</text:p>
          </table:table-cell>
          <table:table-cell table:style-name="ce22" table:formula="of:=[.O43]*720" office:value-type="float" office:value="13750">
            <text:p>13750</text:p>
          </table:table-cell>
          <table:table-cell table:style-name="ce45" office:value-type="float" office:value="900000">
            <text:p>900000</text:p>
          </table:table-cell>
          <table:table-cell table:style-name="ce45" office:value-type="float" office:value="300000">
            <text:p>300000</text:p>
          </table:table-cell>
          <table:table-cell table:style-name="ce45" office:value-type="float" office:value="8640">
            <text:p>8640</text:p>
          </table:table-cell>
          <table:table-cell table:style-name="ce48" office:value-type="float" office:value="24">
            <text:p>24</text:p>
          </table:table-cell>
          <table:table-cell table:style-name="ce45" office:value-type="float" office:value="30">
            <text:p>30</text:p>
          </table:table-cell>
          <table:table-cell table:style-name="ce45"/>
          <table:table-cell table:style-name="ce45"/>
          <table:table-cell table:style-name="ce52" table:formula="of:=[.F43]/720*[c.$B$1]" office:value-type="float" office:value="240000">
            <text:p>240000</text:p>
          </table:table-cell>
          <table:table-cell table:style-name="ce52" table:formula="of:=[.H43]*[c.$B$2]+[.I43]*[c.$B$3]" office:value-type="float" office:value="195000">
            <text:p>195000</text:p>
          </table:table-cell>
          <table:table-cell table:style-name="ce56" table:formula="of:=[.K43]+[.L43]+[.E43]" office:value-type="float" office:value="735000">
            <text:p>735,000</text:p>
          </table:table-cell>
          <table:table-cell table:style-name="ce56" table:formula="of:=[.D43]-[.M43]" office:value-type="float" office:value="165000">
            <text:p>165,000</text:p>
          </table:table-cell>
          <table:table-cell table:style-name="ce56" table:formula="of:=IF([.F43] &gt; 0;[.N43]/[.F43];&quot;&quot;)" office:value-type="float" office:value="19.0972222222222">
            <text:p>19</text:p>
          </table:table-cell>
          <table:table-cell table:style-name="ce61" table:formula="of:=[.F43]/([$c.$B$4]-[.G43])/24" office:value-type="float" office:value="13.8461538461538">
            <text:p>13.8</text:p>
          </table:table-cell>
          <table:table-cell/>
          <table:table-cell table:style-name="ce59" table:formula="of:=[.F43]/50/24" office:value-type="float" office:value="7.2">
            <text:p>7.20</text:p>
          </table:table-cell>
          <table:table-cell table:number-columns-repeated="1006"/>
        </table:table-row>
        <table:table-row table:style-name="ro1">
          <table:table-cell office:value-type="string">
            <text:p>STR_FIRESTORM</text:p>
          </table:table-cell>
          <table:table-cell table:formula="of:=(((([.D44]-[.E44]-([.I44]*2+[.H44])*[$c.$B$2])*720/[.F44])-[$c.$B$1])*([$c.$B$4]-[.G44])-[$c.$B$5])/([$c.$B$4]-[.G44])" office:value-type="float" office:value="15423.8636363636">
            <text:p>15,424</text:p>
          </table:table-cell>
          <table:table-cell table:style-name="ce22" table:formula="of:=[.O44]*720" office:value-type="float" office:value="18947.5">
            <text:p>18948</text:p>
          </table:table-cell>
          <table:table-cell table:style-name="ce45" office:value-type="float" office:value="2100000">
            <text:p>2100000</text:p>
          </table:table-cell>
          <table:table-cell table:style-name="ce45" office:value-type="float" office:value="600000">
            <text:p>600000</text:p>
          </table:table-cell>
          <table:table-cell table:style-name="ce45" office:value-type="float" office:value="16000">
            <text:p>16000</text:p>
          </table:table-cell>
          <table:table-cell table:style-name="ce48" office:value-type="float" office:value="28">
            <text:p>28</text:p>
          </table:table-cell>
          <table:table-cell table:style-name="ce45" table:formula="of:=65+5+3" office:value-type="float" office:value="73">
            <text:p>73</text:p>
          </table:table-cell>
          <table:table-cell table:style-name="ce45" office:value-type="float" office:value="16">
            <text:p>16</text:p>
          </table:table-cell>
          <table:table-cell table:style-name="ce45"/>
          <table:table-cell table:style-name="ce52" table:formula="of:=[.F44]/720*[c.$B$1]" office:value-type="float" office:value="444444.444444444">
            <text:p>444444</text:p>
          </table:table-cell>
          <table:table-cell table:style-name="ce52" table:formula="of:=[.H44]*[c.$B$2]+[.I44]*[c.$B$3]" office:value-type="float" office:value="634500">
            <text:p>634500</text:p>
          </table:table-cell>
          <table:table-cell table:style-name="ce56" table:formula="of:=[.K44]+[.L44]+[.E44]" office:value-type="float" office:value="1678944.44444444">
            <text:p>1,678,944</text:p>
          </table:table-cell>
          <table:table-cell table:style-name="ce56" table:formula="of:=[.D44]-[.M44]" office:value-type="float" office:value="421055.555555556">
            <text:p>421,056</text:p>
          </table:table-cell>
          <table:table-cell table:style-name="ce56" table:formula="of:=IF([.F44] &gt; 0;[.N44]/[.F44];&quot;&quot;)" office:value-type="float" office:value="26.3159722222222">
            <text:p>26</text:p>
          </table:table-cell>
          <table:table-cell table:style-name="ce61" table:formula="of:=[.F44]/([$c.$B$4]-[.G44])/24" office:value-type="float" office:value="30.3030303030303">
            <text:p>30.3</text:p>
          </table:table-cell>
          <table:table-cell/>
          <table:table-cell table:style-name="ce59" table:formula="of:=[.F44]/50/24" office:value-type="float" office:value="13.3333333333333">
            <text:p>13.33</text:p>
          </table:table-cell>
          <table:table-cell table:number-columns-repeated="1006"/>
        </table:table-row>
        <table:table-row table:style-name="ro1">
          <table:table-cell office:value-type="string">
            <text:p>STR_LIGHTNING</text:p>
          </table:table-cell>
          <table:table-cell table:formula="of:=(((([.D45]-[.E45]-([.I45]*2+[.H45])*[$c.$B$2])*720/[.F45])-[$c.$B$1])*([$c.$B$4]-[.G45])-[$c.$B$5])/([$c.$B$4]-[.G45])" office:value-type="float" office:value="20875">
            <text:p>20,875</text:p>
          </table:table-cell>
          <table:table-cell table:style-name="ce22" table:formula="of:=[.O45]*720" office:value-type="float" office:value="24478">
            <text:p>24478</text:p>
          </table:table-cell>
          <table:table-cell table:style-name="ce45" office:value-type="float" office:value="3000000">
            <text:p>3000000</text:p>
          </table:table-cell>
          <table:table-cell table:style-name="ce45" office:value-type="float" office:value="1000000">
            <text:p>1000000</text:p>
          </table:table-cell>
          <table:table-cell table:style-name="ce45" office:value-type="float" office:value="20000">
            <text:p>20000</text:p>
          </table:table-cell>
          <table:table-cell table:style-name="ce48" office:value-type="float" office:value="34">
            <text:p>34</text:p>
          </table:table-cell>
          <table:table-cell table:style-name="ce45" office:value-type="float" office:value="93">
            <text:p>93</text:p>
          </table:table-cell>
          <table:table-cell table:style-name="ce45" office:value-type="float" office:value="16">
            <text:p>16</text:p>
          </table:table-cell>
          <table:table-cell table:style-name="ce45"/>
          <table:table-cell table:style-name="ce52" table:formula="of:=[.F45]/720*[c.$B$1]" office:value-type="float" office:value="555555.555555556">
            <text:p>555556</text:p>
          </table:table-cell>
          <table:table-cell table:style-name="ce52" table:formula="of:=[.H45]*[c.$B$2]+[.I45]*[c.$B$3]" office:value-type="float" office:value="764500">
            <text:p>764500</text:p>
          </table:table-cell>
          <table:table-cell table:style-name="ce56" table:formula="of:=[.K45]+[.L45]+[.E45]" office:value-type="float" office:value="2320055.55555556">
            <text:p>2,320,056</text:p>
          </table:table-cell>
          <table:table-cell table:style-name="ce56" table:formula="of:=[.D45]-[.M45]" office:value-type="float" office:value="679944.444444445">
            <text:p>679,944</text:p>
          </table:table-cell>
          <table:table-cell table:style-name="ce56" table:formula="of:=IF([.F45] &gt; 0;[.N45]/[.F45];&quot;&quot;)" office:value-type="float" office:value="33.9972222222222">
            <text:p>34</text:p>
          </table:table-cell>
          <table:table-cell table:style-name="ce61" table:formula="of:=[.F45]/([$c.$B$4]-[.G45])/24" office:value-type="float" office:value="52.0833333333333">
            <text:p>52.1</text:p>
          </table:table-cell>
          <table:table-cell/>
          <table:table-cell table:style-name="ce59" table:formula="of:=[.F45]/50/24" office:value-type="float" office:value="16.6666666666667">
            <text:p>16.67</text:p>
          </table:table-cell>
          <table:table-cell table:number-columns-repeated="1006"/>
        </table:table-row>
        <table:table-row table:style-name="ro1">
          <table:table-cell office:value-type="string">
            <text:p>STR_AVENGER</text:p>
          </table:table-cell>
          <table:table-cell table:formula="of:=(((([.D46]-[.E46]-([.I46]*2+[.H46])*[$c.$B$2])*720/[.F46])-[$c.$B$1])*([$c.$B$4]-[.G46])-[$c.$B$5])/([$c.$B$4]-[.G46])" office:value-type="float" office:value="26808.1428571429">
            <text:p>26,808</text:p>
          </table:table-cell>
          <table:table-cell table:style-name="ce22" table:formula="of:=[.O46]*720" office:value-type="float" office:value="30679">
            <text:p>30679</text:p>
          </table:table-cell>
          <table:table-cell table:style-name="ce45" office:value-type="float" office:value="6000000">
            <text:p>6000000</text:p>
          </table:table-cell>
          <table:table-cell table:style-name="ce45" office:value-type="float" office:value="2000000">
            <text:p>2000000</text:p>
          </table:table-cell>
          <table:table-cell table:style-name="ce45" office:value-type="float" office:value="40000">
            <text:p>40000</text:p>
          </table:table-cell>
          <table:table-cell table:style-name="ce48" office:value-type="float" office:value="36">
            <text:p>36</text:p>
          </table:table-cell>
          <table:table-cell table:style-name="ce45" table:formula="of:=120+10+3" office:value-type="float" office:value="133">
            <text:p>133</text:p>
          </table:table-cell>
          <table:table-cell table:style-name="ce45" office:value-type="float" office:value="32">
            <text:p>32</text:p>
          </table:table-cell>
          <table:table-cell table:style-name="ce45"/>
          <table:table-cell table:style-name="ce52" table:formula="of:=[.F46]/720*[c.$B$1]" office:value-type="float" office:value="1111111.11111111">
            <text:p>1111111</text:p>
          </table:table-cell>
          <table:table-cell table:style-name="ce52" table:formula="of:=[.H46]*[c.$B$2]+[.I46]*[c.$B$3]" office:value-type="float" office:value="1184500">
            <text:p>1184500</text:p>
          </table:table-cell>
          <table:table-cell table:style-name="ce56" table:formula="of:=[.K46]+[.L46]+[.E46]" office:value-type="float" office:value="4295611.11111111">
            <text:p>4,295,611</text:p>
          </table:table-cell>
          <table:table-cell table:style-name="ce56" table:formula="of:=[.D46]-[.M46]" office:value-type="float" office:value="1704388.88888889">
            <text:p>1,704,389</text:p>
          </table:table-cell>
          <table:table-cell table:style-name="ce56" table:formula="of:=IF([.F46] &gt; 0;[.N46]/[.F46];&quot;&quot;)" office:value-type="float" office:value="42.6097222222222">
            <text:p>43</text:p>
          </table:table-cell>
          <table:table-cell table:style-name="ce61" table:formula="of:=[.F46]/([$c.$B$4]-[.G46])/24" office:value-type="float" office:value="119.047619047619">
            <text:p>119.0</text:p>
          </table:table-cell>
          <table:table-cell/>
          <table:table-cell table:style-name="ce59" table:formula="of:=[.F46]/50/24" office:value-type="float" office:value="33.3333333333333">
            <text:p>33.33</text:p>
          </table:table-cell>
          <table:table-cell table:number-columns-repeated="1006"/>
        </table:table-row>
        <table:table-row table:style-name="ro1">
          <table:table-cell/>
          <table:table-cell table:formula="of:=(((([.D47]-[.E47]-([.I47]*2+[.H47])*[$c.$B$2])*720/[.F47])-[$c.$B$1])*([$c.$B$4]-[.G47])-[$c.$B$5])/([$c.$B$4]-[.G47])" office:value-type="float" office:value="0">
            <text:p>#DIV/0!</text:p>
          </table:table-cell>
          <table:table-cell/>
          <table:table-cell table:number-columns-repeated="6"/>
          <table:table-cell table:number-columns-repeated="1015"/>
        </table:table-row>
        <table:table-row table:style-name="ro1">
          <table:table-cell office:value-type="string">
            <text:p>Alien Grenade</text:p>
          </table:table-cell>
          <table:table-cell table:formula="of:=(((([.D48]-[.E48]-([.I48]*2+[.H48])*[$c.$B$2])*720/[.F48])-[$c.$B$1])*([$c.$B$4]-[.G48])-[$c.$B$5])/([$c.$B$4]-[.G48])" office:value-type="float" office:value="-11925">
            <text:p>-11,925</text:p>
          </table:table-cell>
          <table:table-cell table:style-name="ce22" table:formula="of:=[.O48]*720" office:value-type="float" office:value="6700.00000000001">
            <text:p>6700</text:p>
          </table:table-cell>
          <table:table-cell office:value-type="float" office:value="14850">
            <text:p>14850</text:p>
          </table:table-cell>
          <table:table-cell office:value-type="float" office:value="400">
            <text:p>40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0" table:formula="of:=[.F48]/720*[c.$B$1]" office:value-type="float" office:value="3333.33333333333">
            <text:p>3333</text:p>
          </table:table-cell>
          <table:table-cell table:style-name="ce50" table:formula="of:=[.H48]*[c.$B$2]+[.I48]*[c.$B$3]" office:value-type="float" office:value="10000">
            <text:p>10000</text:p>
          </table:table-cell>
          <table:table-cell table:style-name="ce54" table:formula="of:=[.K48]+[.L48]+[.E48]" office:value-type="float" office:value="13733.3333333333">
            <text:p>13,733</text:p>
          </table:table-cell>
          <table:table-cell table:style-name="ce54" table:formula="of:=[.D48]-[.M48]" office:value-type="float" office:value="1116.66666666667">
            <text:p>1,117</text:p>
          </table:table-cell>
          <table:table-cell table:style-name="ce58" table:formula="of:=IF([.F48] &gt; 0;[.N48]/[.F48];&quot;&quot;)" office:value-type="float" office:value="9.30555555555557">
            <text:p>9.3</text:p>
          </table:table-cell>
          <table:table-cell table:style-name="ce58" table:formula="of:=[.F48]/([$c.$B$4]-[.G48])/24" office:value-type="float" office:value="0.104166666666667">
            <text:p>0.1</text:p>
          </table:table-cell>
          <table:table-cell table:number-columns-repeated="1008"/>
        </table:table-row>
        <table:table-row table:style-name="ro1">
          <table:table-cell office:value-type="string">
            <text:p>Stun Bomb</text:p>
          </table:table-cell>
          <table:table-cell table:formula="of:=(((([.D49]-[.E49]-([.I49]*2+[.H49])*[$c.$B$2])*720/[.F49])-[$c.$B$1])*([$c.$B$4]-[.G49])-[$c.$B$5])/([$c.$B$4]-[.G49])" office:value-type="float" office:value="-12625">
            <text:p>-12,625</text:p>
          </table:table-cell>
          <table:table-cell table:style-name="ce22" table:formula="of:=[.O49]*720" office:value-type="float" office:value="0">
            <text:p>0</text:p>
          </table:table-cell>
          <table:table-cell office:value-type="float" office:value="15200">
            <text:p>15200</text:p>
          </table:table-cell>
          <table:table-cell office:value-type="float" office:value="200">
            <text:p>20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0" table:formula="of:=[.F49]/720*[c.$B$1]" office:value-type="float" office:value="5000">
            <text:p>5000</text:p>
          </table:table-cell>
          <table:table-cell table:style-name="ce50" table:formula="of:=[.H49]*[c.$B$2]+[.I49]*[c.$B$3]" office:value-type="float" office:value="10000">
            <text:p>10000</text:p>
          </table:table-cell>
          <table:table-cell table:style-name="ce54" table:formula="of:=[.K49]+[.L49]+[.E49]" office:value-type="float" office:value="15200">
            <text:p>15,200</text:p>
          </table:table-cell>
          <table:table-cell table:style-name="ce54" table:formula="of:=[.D49]-[.M49]" office:value-type="float" office:value="0">
            <text:p>0</text:p>
          </table:table-cell>
          <table:table-cell table:style-name="ce58" table:formula="of:=IF([.F49] &gt; 0;[.N49]/[.F49];&quot;&quot;)" office:value-type="float" office:value="0">
            <text:p>0.0</text:p>
          </table:table-cell>
          <table:table-cell table:style-name="ce58" table:formula="of:=[.F49]/([$c.$B$4]-[.G49])/24" office:value-type="float" office:value="0.15625">
            <text:p>0.2</text:p>
          </table:table-cell>
          <table:table-cell table:number-columns-repeated="1008"/>
        </table:table-row>
        <table:table-row table:style-name="ro1">
          <table:table-cell office:value-type="string">
            <text:p>Fusion Ball</text:p>
          </table:table-cell>
          <table:table-cell table:formula="of:=(((([.D50]-[.E50]-([.I50]*2+[.H50])*[$c.$B$2])*720/[.F50])-[$c.$B$1])*([$c.$B$4]-[.G50])-[$c.$B$5])/([$c.$B$4]-[.G50])" office:value-type="float" office:value="-7214.28571428571">
            <text:p>-7,214</text:p>
          </table:table-cell>
          <table:table-cell table:style-name="ce22" table:formula="of:=[.O50]*720" office:value-type="float" office:value="4300">
            <text:p>4300</text:p>
          </table:table-cell>
          <table:table-cell office:value-type="float" office:value="36000">
            <text:p>36000</text:p>
          </table:table-cell>
          <table:table-cell office:value-type="float" office:value="2500">
            <text:p>2500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50" table:formula="of:=[.F50]/720*[c.$B$1]" office:value-type="float" office:value="11111.1111111111">
            <text:p>11111</text:p>
          </table:table-cell>
          <table:table-cell table:style-name="ce50" table:formula="of:=[.H50]*[c.$B$2]+[.I50]*[c.$B$3]" office:value-type="float" office:value="20000">
            <text:p>20000</text:p>
          </table:table-cell>
          <table:table-cell table:style-name="ce54" table:formula="of:=[.K50]+[.L50]+[.E50]" office:value-type="float" office:value="33611.1111111111">
            <text:p>33,611</text:p>
          </table:table-cell>
          <table:table-cell table:style-name="ce54" table:formula="of:=[.D50]-[.M50]" office:value-type="float" office:value="2388.88888888889">
            <text:p>2,389</text:p>
          </table:table-cell>
          <table:table-cell table:style-name="ce54" table:formula="of:=IF([.F50] &gt; 0;[.N50]/[.F50];&quot;&quot;)" office:value-type="float" office:value="5.97222222222223">
            <text:p>6</text:p>
          </table:table-cell>
          <table:table-cell table:style-name="ce58" table:formula="of:=[.F50]/([$c.$B$4]-[.G50])/24" office:value-type="float" office:value="0.396825396825397">
            <text:p>0.4</text:p>
          </table:table-cell>
          <table:table-cell table:number-columns-repeated="1008"/>
        </table:table-row>
        <table:table-row table:style-name="ro1">
          <table:table-cell office:value-type="string">
            <text:p>Blaster Bomb</text:p>
          </table:table-cell>
          <table:table-cell table:formula="of:=(((([.D51]-[.E51]-([.I51]*2+[.H51])*[$c.$B$2])*720/[.F51])-[$c.$B$1])*([$c.$B$4]-[.G51])-[$c.$B$5])/([$c.$B$4]-[.G51])" office:value-type="float" office:value="-47801.9342359768">
            <text:p>-47,802</text:p>
          </table:table-cell>
          <table:table-cell table:style-name="ce22" table:formula="of:=[.O51]*720" office:value-type="float" office:value="-27527.2727272727">
            <text:p>-27527</text:p>
          </table:table-cell>
          <table:table-cell office:value-type="float" office:value="26000">
            <text:p>26000</text:p>
          </table:table-cell>
          <table:table-cell office:value-type="float" office:value="1800">
            <text:p>180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0" table:formula="of:=[.F51]/720*[c.$B$1]" office:value-type="float" office:value="6111.11111111111">
            <text:p>6111</text:p>
          </table:table-cell>
          <table:table-cell table:style-name="ce50" table:formula="of:=[.H51]*[c.$B$2]+[.I51]*[c.$B$3]" office:value-type="float" office:value="26500">
            <text:p>26500</text:p>
          </table:table-cell>
          <table:table-cell table:style-name="ce54" table:formula="of:=[.K51]+[.L51]+[.E51]" office:value-type="float" office:value="34411.1111111111">
            <text:p>34,411</text:p>
          </table:table-cell>
          <table:table-cell table:style-name="ce54" table:formula="of:=[.D51]-[.M51]" office:value-type="float" office:value="-8411.11111111111">
            <text:p>-8,411</text:p>
          </table:table-cell>
          <table:table-cell table:style-name="ce54" table:formula="of:=IF([.F51] &gt; 0;[.N51]/[.F51];&quot;&quot;)" office:value-type="float" office:value="-38.2323232323232">
            <text:p>-38</text:p>
          </table:table-cell>
          <table:table-cell table:style-name="ce58" table:formula="of:=[.F51]/([$c.$B$4]-[.G51])/24" office:value-type="float" office:value="0.195035460992908">
            <text:p>0.2</text:p>
          </table:table-cell>
          <table:table-cell table:number-columns-repeated="1008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3"/>
          <table:table-cell table:formula="of:=720*1.2" office:value-type="float" office:value="864">
            <text:p>864</text:p>
          </table:table-cell>
          <table:table-cell table:formula="of:=720/8" office:value-type="float" office:value="90">
            <text:p>90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" table:style-name="ta1">
        <table:table-column table:style-name="co24" table:default-cell-style-name="Default"/>
        <table:table-column table:style-name="co7" table:number-columns-repeated="7" table:default-cell-style-name="Default"/>
        <table:table-row table:style-name="ro1">
          <table:table-cell office:value-type="string">
            <text:p>Engineer $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Totals:</text:p>
          </table:table-cell>
          <table:table-cell table:number-columns-repeated="2"/>
          <table:table-cell office:value-type="string">
            <text:p>$$ Engi $$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lloy $</text:p>
          </table:table-cell>
          <table:table-cell office:value-type="float" office:value="6500">
            <text:p>6500</text:p>
          </table:table-cell>
          <table:table-cell/>
          <table:table-cell office:value-type="string">
            <text:p>Max Monthly</text:p>
          </table:table-cell>
          <table:table-cell table:formula="of:=MAX([m.C2:.C51])" office:value-type="float" office:value="30679">
            <text:p>30679</text:p>
          </table:table-cell>
          <table:table-cell/>
          <table:table-cell table:formula="of:=[.E2]*[.$H$1]" office:value-type="float" office:value="1227160">
            <text:p>1227160</text:p>
          </table:table-cell>
          <table:table-cell/>
        </table:table-row>
        <table:table-row table:style-name="ro1">
          <table:table-cell office:value-type="string">
            <text:p>Elerium $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Max (no Ele)</text:p>
          </table:table-cell>
          <table:table-cell table:formula="of:=MAX([m.C27:.C33];[m.C18];[m.C15];[m.C14];[m.C8:.C11];[m.C2:.C4];[m.C35:.C36])" office:value-type="float" office:value="16900">
            <text:p>16900</text:p>
          </table:table-cell>
          <table:table-cell/>
          <table:table-cell table:formula="of:=[.E3]*[.$H$1]" office:value-type="float" office:value="676000">
            <text:p>676000</text:p>
          </table:table-cell>
          <table:table-cell/>
        </table:table-row>
        <table:table-row table:style-name="ro1">
          <table:table-cell office:value-type="string">
            <text:p>Workshop space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Workshop $</text:p>
          </table:table-cell>
          <table:table-cell office:value-type="float" office:value="30000">
            <text:p>30000</text:p>
          </table:table-cell>
          <table:table-cell table:number-columns-repeated="6"/>
        </table:table-row>
      </table:table>
      <table:table table:name="ff" table:style-name="ta1">
        <table:table-column table:style-name="co7" table:default-cell-style-name="Default"/>
        <table:table-row table:style-name="ro2">
          <table:table-cell/>
        </table:table-row>
      </table:table>
      <table:table table:name="Psi.K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991" table:default-cell-style-name="Default"/>
        <table:table-row table:style-name="ro1">
          <table:table-cell table:style-name="ce26"/>
          <table:table-cell/>
          <table:table-cell table:style-name="ce28" table:formula="of:=INDIRECT(CONCATENATE(&quot;AC&quot;;[.K1]))" office:value-type="string" office:string-value="Amuro" table:number-columns-spanned="3" table:number-rows-spanned="1">
            <text:p>Amuro</text:p>
          </table:table-cell>
          <table:covered-table-cell table:style-name="ce29"/>
          <table:covered-table-cell table:style-name="ce32"/>
          <table:table-cell table:style-name="ce35" table:formula="of:=ROUNDDOWN(INDIRECT(CONCATENATE(&quot;AD&quot;;[.K1]))*(1 + 0.04*[.K2]))" office:value-type="float" office:value="92">
            <text:p>92</text:p>
          </table:table-cell>
          <table:table-cell table:style-name="ce28" table:formula="of:=ROUNDDOWN(INDIRECT(CONCATENATE(&quot;AE&quot;;[.K1]))*(1 + 0.04*[.K2]))" office:value-type="float" office:value="60">
            <text:p>60</text:p>
          </table:table-cell>
          <table:table-cell table:style-name="ce32" table:formula="of:=[.E2]" office:value-type="float" office:value="5520">
            <text:p>5520</text:p>
          </table:table-cell>
          <table:table-cell table:style-name="ce28" office:value-type="string" table:number-columns-spanned="2" table:number-rows-spanned="1">
            <text:p>Race:</text:p>
          </table:table-cell>
          <table:covered-table-cell table:style-name="ce32"/>
          <table:table-cell table:style-name="ce37" office:value-type="float" office:value="20">
            <text:p>20</text:p>
          </table:table-cell>
          <table:table-cell table:number-columns-repeated="17"/>
          <table:table-cell office:value-type="string">
            <text:p>Unit defaults:</text:p>
          </table:table-cell>
          <table:table-cell office:value-type="string">
            <text:p>Str</text:p>
          </table:table-cell>
          <table:table-cell office:value-type="string">
            <text:p>Skill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9" office:value-type="string" table:number-columns-spanned="2" table:number-rows-spanned="1">
            <text:p>Psi Attack</text:p>
          </table:table-cell>
          <table:covered-table-cell table:style-name="ce32"/>
          <table:table-cell table:style-name="ce34" table:formula="of:= [.F1]*[.G1]/[.B2]" office:value-type="float" office:value="5520">
            <text:p>5520</text:p>
          </table:table-cell>
          <table:table-cell table:style-name="ce32" office:value-type="string">
            <text:p>Psi Defence:</text:p>
          </table:table-cell>
          <table:table-cell table:style-name="ce32"/>
          <table:table-cell table:style-name="ce36" table:formula="of:=50 * ([.$W$24]*[.F1] +[.$X$24]*[.G1])+[.$AA$24]" office:value-type="float" office:value="10550">
            <text:p>10550</text:p>
          </table:table-cell>
          <table:table-cell table:style-name="ce29" office:value-type="string" table:number-columns-spanned="2" table:number-rows-spanned="1">
            <text:p>Difficulty:</text:p>
          </table:table-cell>
          <table:covered-table-cell table:style-name="ce32"/>
          <table:table-cell office:value-type="float" office:value="0">
            <text:p>0</text:p>
          </table:table-cell>
          <table:table-cell table:number-columns-repeated="17"/>
          <table:table-cell table:style-name="ce32" office:value-type="string">
            <text:p>Sectoid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0">
            <text:p>0</text:p>
          </table:table-cell>
          <table:table-cell table:formula="of:=[.AD2]*[.AE2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/>
          <table:table-cell table:style-name="ce32" office:value-type="string">
            <text:p>Sectoid Leader</text:p>
          </table:table-cell>
          <table:table-cell table:style-name="ce32" office:value-type="float" office:value="55">
            <text:p>55</text:p>
          </table:table-cell>
          <table:table-cell table:style-name="ce32" office:value-type="float" office:value="40">
            <text:p>40</text:p>
          </table:table-cell>
          <table:table-cell table:formula="of:=[.AD3]*[.AE3]" office:value-type="float" office:value="2200">
            <text:p>2200</text:p>
          </table:table-cell>
          <table:table-cell office:value-type="float" office:value="2000">
            <text:p>2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B4]*[.C$3]/[.$B$2]" office:value-type="float" office:value="0">
            <text:p>0</text:p>
          </table:table-cell>
          <table:table-cell table:formula="of:=[.$B4]*[.D$3]/[.$B$2]" office:value-type="float" office:value="25">
            <text:p>25</text:p>
          </table:table-cell>
          <table:table-cell table:formula="of:=[.$B4]*[.E$3]/[.$B$2]" office:value-type="float" office:value="50">
            <text:p>50</text:p>
          </table:table-cell>
          <table:table-cell table:formula="of:=[.$B4]*[.F$3]/[.$B$2]" office:value-type="float" office:value="75">
            <text:p>75</text:p>
          </table:table-cell>
          <table:table-cell table:formula="of:=[.$B4]*[.G$3]/[.$B$2]" office:value-type="float" office:value="100">
            <text:p>100</text:p>
          </table:table-cell>
          <table:table-cell table:formula="of:=[.$B4]*[.H$3]/[.$B$2]" office:value-type="float" office:value="125">
            <text:p>125</text:p>
          </table:table-cell>
          <table:table-cell table:formula="of:=[.$B4]*[.I$3]/[.$B$2]" office:value-type="float" office:value="150">
            <text:p>150</text:p>
          </table:table-cell>
          <table:table-cell table:formula="of:=[.$B4]*[.J$3]/[.$B$2]" office:value-type="float" office:value="175">
            <text:p>175</text:p>
          </table:table-cell>
          <table:table-cell table:formula="of:=[.$B4]*[.K$3]/[.$B$2]" office:value-type="float" office:value="200">
            <text:p>200</text:p>
          </table:table-cell>
          <table:table-cell table:formula="of:=[.$B4]*[.L$3]/[.$B$2]" office:value-type="float" office:value="225">
            <text:p>225</text:p>
          </table:table-cell>
          <table:table-cell table:formula="of:=[.$B4]*[.M$3]/[.$B$2]" office:value-type="float" office:value="250">
            <text:p>250</text:p>
          </table:table-cell>
          <table:table-cell table:formula="of:=[.$B4]*[.N$3]/[.$B$2]" office:value-type="float" office:value="275">
            <text:p>275</text:p>
          </table:table-cell>
          <table:table-cell table:formula="of:=[.$B4]*[.O$3]/[.$B$2]" office:value-type="float" office:value="300">
            <text:p>300</text:p>
          </table:table-cell>
          <table:table-cell table:formula="of:=[.$B4]*[.P$3]/[.$B$2]" office:value-type="float" office:value="325">
            <text:p>325</text:p>
          </table:table-cell>
          <table:table-cell table:formula="of:=[.$B4]*[.Q$3]/[.$B$2]" office:value-type="float" office:value="350">
            <text:p>350</text:p>
          </table:table-cell>
          <table:table-cell table:formula="of:=[.$B4]*[.R$3]/[.$B$2]" office:value-type="float" office:value="375">
            <text:p>375</text:p>
          </table:table-cell>
          <table:table-cell table:formula="of:=[.$B4]*[.S$3]/[.$B$2]" office:value-type="float" office:value="400">
            <text:p>400</text:p>
          </table:table-cell>
          <table:table-cell table:formula="of:=[.$B4]*[.T$3]/[.$B$2]" office:value-type="float" office:value="425">
            <text:p>425</text:p>
          </table:table-cell>
          <table:table-cell table:formula="of:=[.$B4]*[.U$3]/[.$B$2]" office:value-type="float" office:value="450">
            <text:p>450</text:p>
          </table:table-cell>
          <table:table-cell table:formula="of:=[.$B4]*[.V$3]/[.$B$2]" office:value-type="float" office:value="475">
            <text:p>475</text:p>
          </table:table-cell>
          <table:table-cell table:formula="of:=[.$B4]*[.W$3]/[.$B$2]" office:value-type="float" office:value="500">
            <text:p>500</text:p>
          </table:table-cell>
          <table:table-cell table:formula="of:=[.$B4]*[.X$3]/[.$B$2]" office:value-type="float" office:value="525">
            <text:p>525</text:p>
          </table:table-cell>
          <table:table-cell table:formula="of:=[.$B4]*[.Y$3]/[.$B$2]" office:value-type="float" office:value="550">
            <text:p>550</text:p>
          </table:table-cell>
          <table:table-cell table:formula="of:=[.$B4]*[.Z$3]/[.$B$2]" office:value-type="float" office:value="575">
            <text:p>575</text:p>
          </table:table-cell>
          <table:table-cell table:formula="of:=[.$B4]*[.AA$3]/[.$B$2]" office:value-type="float" office:value="600">
            <text:p>600</text:p>
          </table:table-cell>
          <table:table-cell/>
          <table:table-cell table:style-name="ce32" office:value-type="string">
            <text:p>Sectoid Cmd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45">
            <text:p>45</text:p>
          </table:table-cell>
          <table:table-cell table:formula="of:=[.AD4]*[.AE4]" office:value-type="float" office:value="2700">
            <text:p>2700</text:p>
          </table:table-cell>
          <table:table-cell office:value-type="float" office:value="2400">
            <text:p>24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B5]*[.C$3]/[.$B$2]" office:value-type="float" office:value="0">
            <text:p>0</text:p>
          </table:table-cell>
          <table:table-cell table:formula="of:=[.$B5]*[.D$3]/[.$B$2]" office:value-type="float" office:value="50">
            <text:p>50</text:p>
          </table:table-cell>
          <table:table-cell table:formula="of:=[.$B5]*[.E$3]/[.$B$2]" office:value-type="float" office:value="100">
            <text:p>100</text:p>
          </table:table-cell>
          <table:table-cell table:formula="of:=[.$B5]*[.F$3]/[.$B$2]" office:value-type="float" office:value="150">
            <text:p>150</text:p>
          </table:table-cell>
          <table:table-cell table:formula="of:=[.$B5]*[.G$3]/[.$B$2]" office:value-type="float" office:value="200">
            <text:p>200</text:p>
          </table:table-cell>
          <table:table-cell table:formula="of:=[.$B5]*[.H$3]/[.$B$2]" office:value-type="float" office:value="250">
            <text:p>250</text:p>
          </table:table-cell>
          <table:table-cell table:formula="of:=[.$B5]*[.I$3]/[.$B$2]" office:value-type="float" office:value="300">
            <text:p>300</text:p>
          </table:table-cell>
          <table:table-cell table:formula="of:=[.$B5]*[.J$3]/[.$B$2]" office:value-type="float" office:value="350">
            <text:p>350</text:p>
          </table:table-cell>
          <table:table-cell table:formula="of:=[.$B5]*[.K$3]/[.$B$2]" office:value-type="float" office:value="400">
            <text:p>400</text:p>
          </table:table-cell>
          <table:table-cell table:formula="of:=[.$B5]*[.L$3]/[.$B$2]" office:value-type="float" office:value="450">
            <text:p>450</text:p>
          </table:table-cell>
          <table:table-cell table:formula="of:=[.$B5]*[.M$3]/[.$B$2]" office:value-type="float" office:value="500">
            <text:p>500</text:p>
          </table:table-cell>
          <table:table-cell table:formula="of:=[.$B5]*[.N$3]/[.$B$2]" office:value-type="float" office:value="550">
            <text:p>550</text:p>
          </table:table-cell>
          <table:table-cell table:formula="of:=[.$B5]*[.O$3]/[.$B$2]" office:value-type="float" office:value="600">
            <text:p>600</text:p>
          </table:table-cell>
          <table:table-cell table:formula="of:=[.$B5]*[.P$3]/[.$B$2]" office:value-type="float" office:value="650">
            <text:p>650</text:p>
          </table:table-cell>
          <table:table-cell table:formula="of:=[.$B5]*[.Q$3]/[.$B$2]" office:value-type="float" office:value="700">
            <text:p>700</text:p>
          </table:table-cell>
          <table:table-cell table:formula="of:=[.$B5]*[.R$3]/[.$B$2]" office:value-type="float" office:value="750">
            <text:p>750</text:p>
          </table:table-cell>
          <table:table-cell table:formula="of:=[.$B5]*[.S$3]/[.$B$2]" office:value-type="float" office:value="800">
            <text:p>800</text:p>
          </table:table-cell>
          <table:table-cell table:formula="of:=[.$B5]*[.T$3]/[.$B$2]" office:value-type="float" office:value="850">
            <text:p>850</text:p>
          </table:table-cell>
          <table:table-cell table:formula="of:=[.$B5]*[.U$3]/[.$B$2]" office:value-type="float" office:value="900">
            <text:p>900</text:p>
          </table:table-cell>
          <table:table-cell table:formula="of:=[.$B5]*[.V$3]/[.$B$2]" office:value-type="float" office:value="950">
            <text:p>950</text:p>
          </table:table-cell>
          <table:table-cell table:formula="of:=[.$B5]*[.W$3]/[.$B$2]" office:value-type="float" office:value="1000">
            <text:p>1000</text:p>
          </table:table-cell>
          <table:table-cell table:formula="of:=[.$B5]*[.X$3]/[.$B$2]" office:value-type="float" office:value="1050">
            <text:p>1050</text:p>
          </table:table-cell>
          <table:table-cell table:formula="of:=[.$B5]*[.Y$3]/[.$B$2]" office:value-type="float" office:value="1100">
            <text:p>1100</text:p>
          </table:table-cell>
          <table:table-cell table:formula="of:=[.$B5]*[.Z$3]/[.$B$2]" office:value-type="float" office:value="1150">
            <text:p>1150</text:p>
          </table:table-cell>
          <table:table-cell table:formula="of:=[.$B5]*[.AA$3]/[.$B$2]" office:value-type="float" office:value="1200">
            <text:p>1200</text:p>
          </table:table-cell>
          <table:table-cell/>
          <table:table-cell office:value-type="string">
            <text:p>Sectoid Cmd2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table:formula="of:=[.AD5]*[.AE5]" office:value-type="float" office:value="3250">
            <text:p>3250</text:p>
          </table:table-cell>
          <table:table-cell office:value-type="float" office:value="3000">
            <text:p>3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B6]*[.C$3]/[.$B$2]" office:value-type="float" office:value="0">
            <text:p>0</text:p>
          </table:table-cell>
          <table:table-cell table:formula="of:=[.$B6]*[.D$3]/[.$B$2]" office:value-type="float" office:value="75">
            <text:p>75</text:p>
          </table:table-cell>
          <table:table-cell table:formula="of:=[.$B6]*[.E$3]/[.$B$2]" office:value-type="float" office:value="150">
            <text:p>150</text:p>
          </table:table-cell>
          <table:table-cell table:formula="of:=[.$B6]*[.F$3]/[.$B$2]" office:value-type="float" office:value="225">
            <text:p>225</text:p>
          </table:table-cell>
          <table:table-cell table:formula="of:=[.$B6]*[.G$3]/[.$B$2]" office:value-type="float" office:value="300">
            <text:p>300</text:p>
          </table:table-cell>
          <table:table-cell table:formula="of:=[.$B6]*[.H$3]/[.$B$2]" office:value-type="float" office:value="375">
            <text:p>375</text:p>
          </table:table-cell>
          <table:table-cell table:formula="of:=[.$B6]*[.I$3]/[.$B$2]" office:value-type="float" office:value="450">
            <text:p>450</text:p>
          </table:table-cell>
          <table:table-cell table:formula="of:=[.$B6]*[.J$3]/[.$B$2]" office:value-type="float" office:value="525">
            <text:p>525</text:p>
          </table:table-cell>
          <table:table-cell table:formula="of:=[.$B6]*[.K$3]/[.$B$2]" office:value-type="float" office:value="600">
            <text:p>600</text:p>
          </table:table-cell>
          <table:table-cell table:formula="of:=[.$B6]*[.L$3]/[.$B$2]" office:value-type="float" office:value="675">
            <text:p>675</text:p>
          </table:table-cell>
          <table:table-cell table:formula="of:=[.$B6]*[.M$3]/[.$B$2]" office:value-type="float" office:value="750">
            <text:p>750</text:p>
          </table:table-cell>
          <table:table-cell table:formula="of:=[.$B6]*[.N$3]/[.$B$2]" office:value-type="float" office:value="825">
            <text:p>825</text:p>
          </table:table-cell>
          <table:table-cell table:formula="of:=[.$B6]*[.O$3]/[.$B$2]" office:value-type="float" office:value="900">
            <text:p>900</text:p>
          </table:table-cell>
          <table:table-cell table:formula="of:=[.$B6]*[.P$3]/[.$B$2]" office:value-type="float" office:value="975">
            <text:p>975</text:p>
          </table:table-cell>
          <table:table-cell table:formula="of:=[.$B6]*[.Q$3]/[.$B$2]" office:value-type="float" office:value="1050">
            <text:p>1050</text:p>
          </table:table-cell>
          <table:table-cell table:formula="of:=[.$B6]*[.R$3]/[.$B$2]" office:value-type="float" office:value="1125">
            <text:p>1125</text:p>
          </table:table-cell>
          <table:table-cell table:formula="of:=[.$B6]*[.S$3]/[.$B$2]" office:value-type="float" office:value="1200">
            <text:p>1200</text:p>
          </table:table-cell>
          <table:table-cell table:formula="of:=[.$B6]*[.T$3]/[.$B$2]" office:value-type="float" office:value="1275">
            <text:p>1275</text:p>
          </table:table-cell>
          <table:table-cell table:formula="of:=[.$B6]*[.U$3]/[.$B$2]" office:value-type="float" office:value="1350">
            <text:p>1350</text:p>
          </table:table-cell>
          <table:table-cell table:formula="of:=[.$B6]*[.V$3]/[.$B$2]" office:value-type="float" office:value="1425">
            <text:p>1425</text:p>
          </table:table-cell>
          <table:table-cell table:formula="of:=[.$B6]*[.W$3]/[.$B$2]" office:value-type="float" office:value="1500">
            <text:p>1500</text:p>
          </table:table-cell>
          <table:table-cell table:formula="of:=[.$B6]*[.X$3]/[.$B$2]" office:value-type="float" office:value="1575">
            <text:p>1575</text:p>
          </table:table-cell>
          <table:table-cell table:formula="of:=[.$B6]*[.Y$3]/[.$B$2]" office:value-type="float" office:value="1650">
            <text:p>1650</text:p>
          </table:table-cell>
          <table:table-cell table:formula="of:=[.$B6]*[.Z$3]/[.$B$2]" office:value-type="float" office:value="1725">
            <text:p>1725</text:p>
          </table:table-cell>
          <table:table-cell table:formula="of:=[.$B6]*[.AA$3]/[.$B$2]" office:value-type="float" office:value="1800">
            <text:p>1800</text:p>
          </table:table-cell>
          <table:table-cell/>
          <table:table-cell table:style-name="ce32" office:value-type="string">
            <text:p>Ethereal</text:p>
          </table:table-cell>
          <table:table-cell table:style-name="ce32" office:value-type="float" office:value="66">
            <text:p>66</text:p>
          </table:table-cell>
          <table:table-cell table:style-name="ce32" office:value-type="float" office:value="35">
            <text:p>35</text:p>
          </table:table-cell>
          <table:table-cell table:formula="of:=[.AD6]*[.AE6]" office:value-type="float" office:value="2310">
            <text:p>2310</text:p>
          </table:table-cell>
          <table:table-cell office:value-type="float" office:value="2000">
            <text:p>20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B7]*[.C$3]/[.$B$2]" office:value-type="float" office:value="0">
            <text:p>0</text:p>
          </table:table-cell>
          <table:table-cell table:formula="of:=[.$B7]*[.D$3]/[.$B$2]" office:value-type="float" office:value="100">
            <text:p>100</text:p>
          </table:table-cell>
          <table:table-cell table:formula="of:=[.$B7]*[.E$3]/[.$B$2]" office:value-type="float" office:value="200">
            <text:p>200</text:p>
          </table:table-cell>
          <table:table-cell table:formula="of:=[.$B7]*[.F$3]/[.$B$2]" office:value-type="float" office:value="300">
            <text:p>300</text:p>
          </table:table-cell>
          <table:table-cell table:formula="of:=[.$B7]*[.G$3]/[.$B$2]" office:value-type="float" office:value="400">
            <text:p>400</text:p>
          </table:table-cell>
          <table:table-cell table:formula="of:=[.$B7]*[.H$3]/[.$B$2]" office:value-type="float" office:value="500">
            <text:p>500</text:p>
          </table:table-cell>
          <table:table-cell table:formula="of:=[.$B7]*[.I$3]/[.$B$2]" office:value-type="float" office:value="600">
            <text:p>600</text:p>
          </table:table-cell>
          <table:table-cell table:formula="of:=[.$B7]*[.J$3]/[.$B$2]" office:value-type="float" office:value="700">
            <text:p>700</text:p>
          </table:table-cell>
          <table:table-cell table:formula="of:=[.$B7]*[.K$3]/[.$B$2]" office:value-type="float" office:value="800">
            <text:p>800</text:p>
          </table:table-cell>
          <table:table-cell table:formula="of:=[.$B7]*[.L$3]/[.$B$2]" office:value-type="float" office:value="900">
            <text:p>900</text:p>
          </table:table-cell>
          <table:table-cell table:formula="of:=[.$B7]*[.M$3]/[.$B$2]" office:value-type="float" office:value="1000">
            <text:p>1000</text:p>
          </table:table-cell>
          <table:table-cell table:formula="of:=[.$B7]*[.N$3]/[.$B$2]" office:value-type="float" office:value="1100">
            <text:p>1100</text:p>
          </table:table-cell>
          <table:table-cell table:formula="of:=[.$B7]*[.O$3]/[.$B$2]" office:value-type="float" office:value="1200">
            <text:p>1200</text:p>
          </table:table-cell>
          <table:table-cell table:formula="of:=[.$B7]*[.P$3]/[.$B$2]" office:value-type="float" office:value="1300">
            <text:p>1300</text:p>
          </table:table-cell>
          <table:table-cell table:formula="of:=[.$B7]*[.Q$3]/[.$B$2]" office:value-type="float" office:value="1400">
            <text:p>1400</text:p>
          </table:table-cell>
          <table:table-cell table:formula="of:=[.$B7]*[.R$3]/[.$B$2]" office:value-type="float" office:value="1500">
            <text:p>1500</text:p>
          </table:table-cell>
          <table:table-cell table:formula="of:=[.$B7]*[.S$3]/[.$B$2]" office:value-type="float" office:value="1600">
            <text:p>1600</text:p>
          </table:table-cell>
          <table:table-cell table:formula="of:=[.$B7]*[.T$3]/[.$B$2]" office:value-type="float" office:value="1700">
            <text:p>1700</text:p>
          </table:table-cell>
          <table:table-cell table:formula="of:=[.$B7]*[.U$3]/[.$B$2]" office:value-type="float" office:value="1800">
            <text:p>1800</text:p>
          </table:table-cell>
          <table:table-cell table:formula="of:=[.$B7]*[.V$3]/[.$B$2]" office:value-type="float" office:value="1900">
            <text:p>1900</text:p>
          </table:table-cell>
          <table:table-cell table:formula="of:=[.$B7]*[.W$3]/[.$B$2]" office:value-type="float" office:value="2000">
            <text:p>2000</text:p>
          </table:table-cell>
          <table:table-cell table:formula="of:=[.$B7]*[.X$3]/[.$B$2]" office:value-type="float" office:value="2100">
            <text:p>2100</text:p>
          </table:table-cell>
          <table:table-cell table:formula="of:=[.$B7]*[.Y$3]/[.$B$2]" office:value-type="float" office:value="2200">
            <text:p>2200</text:p>
          </table:table-cell>
          <table:table-cell table:formula="of:=[.$B7]*[.Z$3]/[.$B$2]" office:value-type="float" office:value="2300">
            <text:p>2300</text:p>
          </table:table-cell>
          <table:table-cell table:formula="of:=[.$B7]*[.AA$3]/[.$B$2]" office:value-type="float" office:value="2400">
            <text:p>2400</text:p>
          </table:table-cell>
          <table:table-cell/>
          <table:table-cell table:style-name="ce32"/>
          <table:table-cell table:style-name="ce32" office:value-type="float" office:value="75">
            <text:p>75</text:p>
          </table:table-cell>
          <table:table-cell table:style-name="ce32" office:value-type="float" office:value="45">
            <text:p>45</text:p>
          </table:table-cell>
          <table:table-cell table:formula="of:=[.AD7]*[.AE7]" office:value-type="float" office:value="3375">
            <text:p>3375</text:p>
          </table:table-cell>
          <table:table-cell office:value-type="float" office:value="2700">
            <text:p>27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B8]*[.C$3]/[.$B$2]" office:value-type="float" office:value="0">
            <text:p>0</text:p>
          </table:table-cell>
          <table:table-cell table:formula="of:=[.$B8]*[.D$3]/[.$B$2]" office:value-type="float" office:value="125">
            <text:p>125</text:p>
          </table:table-cell>
          <table:table-cell table:formula="of:=[.$B8]*[.E$3]/[.$B$2]" office:value-type="float" office:value="250">
            <text:p>250</text:p>
          </table:table-cell>
          <table:table-cell table:formula="of:=[.$B8]*[.F$3]/[.$B$2]" office:value-type="float" office:value="375">
            <text:p>375</text:p>
          </table:table-cell>
          <table:table-cell table:formula="of:=[.$B8]*[.G$3]/[.$B$2]" office:value-type="float" office:value="500">
            <text:p>500</text:p>
          </table:table-cell>
          <table:table-cell table:formula="of:=[.$B8]*[.H$3]/[.$B$2]" office:value-type="float" office:value="625">
            <text:p>625</text:p>
          </table:table-cell>
          <table:table-cell table:formula="of:=[.$B8]*[.I$3]/[.$B$2]" office:value-type="float" office:value="750">
            <text:p>750</text:p>
          </table:table-cell>
          <table:table-cell table:formula="of:=[.$B8]*[.J$3]/[.$B$2]" office:value-type="float" office:value="875">
            <text:p>875</text:p>
          </table:table-cell>
          <table:table-cell table:formula="of:=[.$B8]*[.K$3]/[.$B$2]" office:value-type="float" office:value="1000">
            <text:p>1000</text:p>
          </table:table-cell>
          <table:table-cell table:formula="of:=[.$B8]*[.L$3]/[.$B$2]" office:value-type="float" office:value="1125">
            <text:p>1125</text:p>
          </table:table-cell>
          <table:table-cell table:formula="of:=[.$B8]*[.M$3]/[.$B$2]" office:value-type="float" office:value="1250">
            <text:p>1250</text:p>
          </table:table-cell>
          <table:table-cell table:formula="of:=[.$B8]*[.N$3]/[.$B$2]" office:value-type="float" office:value="1375">
            <text:p>1375</text:p>
          </table:table-cell>
          <table:table-cell table:formula="of:=[.$B8]*[.O$3]/[.$B$2]" office:value-type="float" office:value="1500">
            <text:p>1500</text:p>
          </table:table-cell>
          <table:table-cell table:formula="of:=[.$B8]*[.P$3]/[.$B$2]" office:value-type="float" office:value="1625">
            <text:p>1625</text:p>
          </table:table-cell>
          <table:table-cell table:formula="of:=[.$B8]*[.Q$3]/[.$B$2]" office:value-type="float" office:value="1750">
            <text:p>1750</text:p>
          </table:table-cell>
          <table:table-cell table:formula="of:=[.$B8]*[.R$3]/[.$B$2]" office:value-type="float" office:value="1875">
            <text:p>1875</text:p>
          </table:table-cell>
          <table:table-cell table:formula="of:=[.$B8]*[.S$3]/[.$B$2]" office:value-type="float" office:value="2000">
            <text:p>2000</text:p>
          </table:table-cell>
          <table:table-cell table:formula="of:=[.$B8]*[.T$3]/[.$B$2]" office:value-type="float" office:value="2125">
            <text:p>2125</text:p>
          </table:table-cell>
          <table:table-cell table:formula="of:=[.$B8]*[.U$3]/[.$B$2]" office:value-type="float" office:value="2250">
            <text:p>2250</text:p>
          </table:table-cell>
          <table:table-cell table:formula="of:=[.$B8]*[.V$3]/[.$B$2]" office:value-type="float" office:value="2375">
            <text:p>2375</text:p>
          </table:table-cell>
          <table:table-cell table:formula="of:=[.$B8]*[.W$3]/[.$B$2]" office:value-type="float" office:value="2500">
            <text:p>2500</text:p>
          </table:table-cell>
          <table:table-cell table:formula="of:=[.$B8]*[.X$3]/[.$B$2]" office:value-type="float" office:value="2625">
            <text:p>2625</text:p>
          </table:table-cell>
          <table:table-cell table:formula="of:=[.$B8]*[.Y$3]/[.$B$2]" office:value-type="float" office:value="2750">
            <text:p>2750</text:p>
          </table:table-cell>
          <table:table-cell table:formula="of:=[.$B8]*[.Z$3]/[.$B$2]" office:value-type="float" office:value="2875">
            <text:p>2875</text:p>
          </table:table-cell>
          <table:table-cell table:formula="of:=[.$B8]*[.AA$3]/[.$B$2]" office:value-type="float" office:value="3000">
            <text:p>3000</text:p>
          </table:table-cell>
          <table:table-cell/>
          <table:table-cell table:style-name="ce32" office:value-type="string">
            <text:p>Ethereal Com</text:p>
          </table:table-cell>
          <table:table-cell table:style-name="ce32" office:value-type="float" office:value="83">
            <text:p>83</text:p>
          </table:table-cell>
          <table:table-cell table:style-name="ce32" office:value-type="float" office:value="60">
            <text:p>60</text:p>
          </table:table-cell>
          <table:table-cell table:formula="of:=[.AD8]*[.AE8]" office:value-type="float" office:value="4980">
            <text:p>4980</text:p>
          </table:table-cell>
          <table:table-cell office:value-type="float" office:value="3250">
            <text:p>325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B9]*[.C$3]/[.$B$2]" office:value-type="float" office:value="0">
            <text:p>0</text:p>
          </table:table-cell>
          <table:table-cell table:formula="of:=[.$B9]*[.D$3]/[.$B$2]" office:value-type="float" office:value="150">
            <text:p>150</text:p>
          </table:table-cell>
          <table:table-cell table:formula="of:=[.$B9]*[.E$3]/[.$B$2]" office:value-type="float" office:value="300">
            <text:p>300</text:p>
          </table:table-cell>
          <table:table-cell table:formula="of:=[.$B9]*[.F$3]/[.$B$2]" office:value-type="float" office:value="450">
            <text:p>450</text:p>
          </table:table-cell>
          <table:table-cell table:formula="of:=[.$B9]*[.G$3]/[.$B$2]" office:value-type="float" office:value="600">
            <text:p>600</text:p>
          </table:table-cell>
          <table:table-cell table:formula="of:=[.$B9]*[.H$3]/[.$B$2]" office:value-type="float" office:value="750">
            <text:p>750</text:p>
          </table:table-cell>
          <table:table-cell table:formula="of:=[.$B9]*[.I$3]/[.$B$2]" office:value-type="float" office:value="900">
            <text:p>900</text:p>
          </table:table-cell>
          <table:table-cell table:formula="of:=[.$B9]*[.J$3]/[.$B$2]" office:value-type="float" office:value="1050">
            <text:p>1050</text:p>
          </table:table-cell>
          <table:table-cell table:formula="of:=[.$B9]*[.K$3]/[.$B$2]" office:value-type="float" office:value="1200">
            <text:p>1200</text:p>
          </table:table-cell>
          <table:table-cell table:formula="of:=[.$B9]*[.L$3]/[.$B$2]" office:value-type="float" office:value="1350">
            <text:p>1350</text:p>
          </table:table-cell>
          <table:table-cell table:formula="of:=[.$B9]*[.M$3]/[.$B$2]" office:value-type="float" office:value="1500">
            <text:p>1500</text:p>
          </table:table-cell>
          <table:table-cell table:formula="of:=[.$B9]*[.N$3]/[.$B$2]" office:value-type="float" office:value="1650">
            <text:p>1650</text:p>
          </table:table-cell>
          <table:table-cell table:formula="of:=[.$B9]*[.O$3]/[.$B$2]" office:value-type="float" office:value="1800">
            <text:p>1800</text:p>
          </table:table-cell>
          <table:table-cell table:formula="of:=[.$B9]*[.P$3]/[.$B$2]" office:value-type="float" office:value="1950">
            <text:p>1950</text:p>
          </table:table-cell>
          <table:table-cell table:formula="of:=[.$B9]*[.Q$3]/[.$B$2]" office:value-type="float" office:value="2100">
            <text:p>2100</text:p>
          </table:table-cell>
          <table:table-cell table:formula="of:=[.$B9]*[.R$3]/[.$B$2]" office:value-type="float" office:value="2250">
            <text:p>2250</text:p>
          </table:table-cell>
          <table:table-cell table:formula="of:=[.$B9]*[.S$3]/[.$B$2]" office:value-type="float" office:value="2400">
            <text:p>2400</text:p>
          </table:table-cell>
          <table:table-cell table:formula="of:=[.$B9]*[.T$3]/[.$B$2]" office:value-type="float" office:value="2550">
            <text:p>2550</text:p>
          </table:table-cell>
          <table:table-cell table:formula="of:=[.$B9]*[.U$3]/[.$B$2]" office:value-type="float" office:value="2700">
            <text:p>2700</text:p>
          </table:table-cell>
          <table:table-cell table:formula="of:=[.$B9]*[.V$3]/[.$B$2]" office:value-type="float" office:value="2850">
            <text:p>2850</text:p>
          </table:table-cell>
          <table:table-cell table:formula="of:=[.$B9]*[.W$3]/[.$B$2]" office:value-type="float" office:value="3000">
            <text:p>3000</text:p>
          </table:table-cell>
          <table:table-cell table:formula="of:=[.$B9]*[.X$3]/[.$B$2]" office:value-type="float" office:value="3150">
            <text:p>3150</text:p>
          </table:table-cell>
          <table:table-cell table:formula="of:=[.$B9]*[.Y$3]/[.$B$2]" office:value-type="float" office:value="3300">
            <text:p>3300</text:p>
          </table:table-cell>
          <table:table-cell table:formula="of:=[.$B9]*[.Z$3]/[.$B$2]" office:value-type="float" office:value="3450">
            <text:p>3450</text:p>
          </table:table-cell>
          <table:table-cell table:formula="of:=[.$B9]*[.AA$3]/[.$B$2]" office:value-type="float" office:value="3600">
            <text:p>3600</text:p>
          </table:table-cell>
          <table:table-cell/>
          <table:table-cell table:style-name="ce32" office:value-type="string">
            <text:p>Ethereal Com2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65">
            <text:p>65</text:p>
          </table:table-cell>
          <table:table-cell table:formula="of:=[.AD9]*[.AE9]" office:value-type="float" office:value="5850">
            <text:p>5850</text:p>
          </table:table-cell>
          <table:table-cell office:value-type="float" office:value="3960">
            <text:p>396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B10]*[.C$3]/[.$B$2]" office:value-type="float" office:value="0">
            <text:p>0</text:p>
          </table:table-cell>
          <table:table-cell table:formula="of:=[.$B10]*[.D$3]/[.$B$2]" office:value-type="float" office:value="175">
            <text:p>175</text:p>
          </table:table-cell>
          <table:table-cell table:formula="of:=[.$B10]*[.E$3]/[.$B$2]" office:value-type="float" office:value="350">
            <text:p>350</text:p>
          </table:table-cell>
          <table:table-cell table:formula="of:=[.$B10]*[.F$3]/[.$B$2]" office:value-type="float" office:value="525">
            <text:p>525</text:p>
          </table:table-cell>
          <table:table-cell table:formula="of:=[.$B10]*[.G$3]/[.$B$2]" office:value-type="float" office:value="700">
            <text:p>700</text:p>
          </table:table-cell>
          <table:table-cell table:formula="of:=[.$B10]*[.H$3]/[.$B$2]" office:value-type="float" office:value="875">
            <text:p>875</text:p>
          </table:table-cell>
          <table:table-cell table:formula="of:=[.$B10]*[.I$3]/[.$B$2]" office:value-type="float" office:value="1050">
            <text:p>1050</text:p>
          </table:table-cell>
          <table:table-cell table:formula="of:=[.$B10]*[.J$3]/[.$B$2]" office:value-type="float" office:value="1225">
            <text:p>1225</text:p>
          </table:table-cell>
          <table:table-cell table:formula="of:=[.$B10]*[.K$3]/[.$B$2]" office:value-type="float" office:value="1400">
            <text:p>1400</text:p>
          </table:table-cell>
          <table:table-cell table:formula="of:=[.$B10]*[.L$3]/[.$B$2]" office:value-type="float" office:value="1575">
            <text:p>1575</text:p>
          </table:table-cell>
          <table:table-cell table:formula="of:=[.$B10]*[.M$3]/[.$B$2]" office:value-type="float" office:value="1750">
            <text:p>1750</text:p>
          </table:table-cell>
          <table:table-cell table:formula="of:=[.$B10]*[.N$3]/[.$B$2]" office:value-type="float" office:value="1925">
            <text:p>1925</text:p>
          </table:table-cell>
          <table:table-cell table:formula="of:=[.$B10]*[.O$3]/[.$B$2]" office:value-type="float" office:value="2100">
            <text:p>2100</text:p>
          </table:table-cell>
          <table:table-cell table:formula="of:=[.$B10]*[.P$3]/[.$B$2]" office:value-type="float" office:value="2275">
            <text:p>2275</text:p>
          </table:table-cell>
          <table:table-cell table:formula="of:=[.$B10]*[.Q$3]/[.$B$2]" office:value-type="float" office:value="2450">
            <text:p>2450</text:p>
          </table:table-cell>
          <table:table-cell table:formula="of:=[.$B10]*[.R$3]/[.$B$2]" office:value-type="float" office:value="2625">
            <text:p>2625</text:p>
          </table:table-cell>
          <table:table-cell table:formula="of:=[.$B10]*[.S$3]/[.$B$2]" office:value-type="float" office:value="2800">
            <text:p>2800</text:p>
          </table:table-cell>
          <table:table-cell table:formula="of:=[.$B10]*[.T$3]/[.$B$2]" office:value-type="float" office:value="2975">
            <text:p>2975</text:p>
          </table:table-cell>
          <table:table-cell table:formula="of:=[.$B10]*[.U$3]/[.$B$2]" office:value-type="float" office:value="3150">
            <text:p>3150</text:p>
          </table:table-cell>
          <table:table-cell table:formula="of:=[.$B10]*[.V$3]/[.$B$2]" office:value-type="float" office:value="3325">
            <text:p>3325</text:p>
          </table:table-cell>
          <table:table-cell table:formula="of:=[.$B10]*[.W$3]/[.$B$2]" office:value-type="float" office:value="3500">
            <text:p>3500</text:p>
          </table:table-cell>
          <table:table-cell table:formula="of:=[.$B10]*[.X$3]/[.$B$2]" office:value-type="float" office:value="3675">
            <text:p>3675</text:p>
          </table:table-cell>
          <table:table-cell table:formula="of:=[.$B10]*[.Y$3]/[.$B$2]" office:value-type="float" office:value="3850">
            <text:p>3850</text:p>
          </table:table-cell>
          <table:table-cell table:formula="of:=[.$B10]*[.Z$3]/[.$B$2]" office:value-type="float" office:value="4025">
            <text:p>4025</text:p>
          </table:table-cell>
          <table:table-cell table:formula="of:=[.$B10]*[.AA$3]/[.$B$2]" office:value-type="float" office:value="4200">
            <text:p>4200</text:p>
          </table:table-cell>
          <table:table-cell/>
          <table:table-cell table:style-name="ce32" office:value-type="string">
            <text:p>Chryssalid</text:p>
          </table:table-cell>
          <table:table-cell table:style-name="ce32" office:value-type="float" office:value="50">
            <text:p>50</text:p>
          </table:table-cell>
          <table:table-cell table:style-name="ce32" office:value-type="float" office:value="0">
            <text:p>0</text:p>
          </table:table-cell>
          <table:table-cell table:formula="of:=[.AD10]*[.AE10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B11]*[.C$3]/[.$B$2]" office:value-type="float" office:value="0">
            <text:p>0</text:p>
          </table:table-cell>
          <table:table-cell table:formula="of:=[.$B11]*[.D$3]/[.$B$2]" office:value-type="float" office:value="200">
            <text:p>200</text:p>
          </table:table-cell>
          <table:table-cell table:formula="of:=[.$B11]*[.E$3]/[.$B$2]" office:value-type="float" office:value="400">
            <text:p>400</text:p>
          </table:table-cell>
          <table:table-cell table:formula="of:=[.$B11]*[.F$3]/[.$B$2]" office:value-type="float" office:value="600">
            <text:p>600</text:p>
          </table:table-cell>
          <table:table-cell table:formula="of:=[.$B11]*[.G$3]/[.$B$2]" office:value-type="float" office:value="800">
            <text:p>800</text:p>
          </table:table-cell>
          <table:table-cell table:formula="of:=[.$B11]*[.H$3]/[.$B$2]" office:value-type="float" office:value="1000">
            <text:p>1000</text:p>
          </table:table-cell>
          <table:table-cell table:formula="of:=[.$B11]*[.I$3]/[.$B$2]" office:value-type="float" office:value="1200">
            <text:p>1200</text:p>
          </table:table-cell>
          <table:table-cell table:formula="of:=[.$B11]*[.J$3]/[.$B$2]" office:value-type="float" office:value="1400">
            <text:p>1400</text:p>
          </table:table-cell>
          <table:table-cell table:formula="of:=[.$B11]*[.K$3]/[.$B$2]" office:value-type="float" office:value="1600">
            <text:p>1600</text:p>
          </table:table-cell>
          <table:table-cell table:formula="of:=[.$B11]*[.L$3]/[.$B$2]" office:value-type="float" office:value="1800">
            <text:p>1800</text:p>
          </table:table-cell>
          <table:table-cell table:formula="of:=[.$B11]*[.M$3]/[.$B$2]" office:value-type="float" office:value="2000">
            <text:p>2000</text:p>
          </table:table-cell>
          <table:table-cell table:formula="of:=[.$B11]*[.N$3]/[.$B$2]" office:value-type="float" office:value="2200">
            <text:p>2200</text:p>
          </table:table-cell>
          <table:table-cell table:formula="of:=[.$B11]*[.O$3]/[.$B$2]" office:value-type="float" office:value="2400">
            <text:p>2400</text:p>
          </table:table-cell>
          <table:table-cell table:formula="of:=[.$B11]*[.P$3]/[.$B$2]" office:value-type="float" office:value="2600">
            <text:p>2600</text:p>
          </table:table-cell>
          <table:table-cell table:formula="of:=[.$B11]*[.Q$3]/[.$B$2]" office:value-type="float" office:value="2800">
            <text:p>2800</text:p>
          </table:table-cell>
          <table:table-cell table:formula="of:=[.$B11]*[.R$3]/[.$B$2]" office:value-type="float" office:value="3000">
            <text:p>3000</text:p>
          </table:table-cell>
          <table:table-cell table:formula="of:=[.$B11]*[.S$3]/[.$B$2]" office:value-type="float" office:value="3200">
            <text:p>3200</text:p>
          </table:table-cell>
          <table:table-cell table:formula="of:=[.$B11]*[.T$3]/[.$B$2]" office:value-type="float" office:value="3400">
            <text:p>3400</text:p>
          </table:table-cell>
          <table:table-cell table:formula="of:=[.$B11]*[.U$3]/[.$B$2]" office:value-type="float" office:value="3600">
            <text:p>3600</text:p>
          </table:table-cell>
          <table:table-cell table:formula="of:=[.$B11]*[.V$3]/[.$B$2]" office:value-type="float" office:value="3800">
            <text:p>3800</text:p>
          </table:table-cell>
          <table:table-cell table:formula="of:=[.$B11]*[.W$3]/[.$B$2]" office:value-type="float" office:value="4000">
            <text:p>4000</text:p>
          </table:table-cell>
          <table:table-cell table:formula="of:=[.$B11]*[.X$3]/[.$B$2]" office:value-type="float" office:value="4200">
            <text:p>4200</text:p>
          </table:table-cell>
          <table:table-cell table:formula="of:=[.$B11]*[.Y$3]/[.$B$2]" office:value-type="float" office:value="4400">
            <text:p>4400</text:p>
          </table:table-cell>
          <table:table-cell table:formula="of:=[.$B11]*[.Z$3]/[.$B$2]" office:value-type="float" office:value="4600">
            <text:p>4600</text:p>
          </table:table-cell>
          <table:table-cell table:formula="of:=[.$B11]*[.AA$3]/[.$B$2]" office:value-type="float" office:value="4800">
            <text:p>4800</text:p>
          </table:table-cell>
          <table:table-cell/>
          <table:table-cell table:style-name="ce32" office:value-type="string">
            <text:p>Silacoid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formula="of:=[.AD11]*[.AE11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B12]*[.C$3]/[.$B$2]" office:value-type="float" office:value="0">
            <text:p>0</text:p>
          </table:table-cell>
          <table:table-cell table:formula="of:=[.$B12]*[.D$3]/[.$B$2]" office:value-type="float" office:value="225">
            <text:p>225</text:p>
          </table:table-cell>
          <table:table-cell table:formula="of:=[.$B12]*[.E$3]/[.$B$2]" office:value-type="float" office:value="450">
            <text:p>450</text:p>
          </table:table-cell>
          <table:table-cell table:formula="of:=[.$B12]*[.F$3]/[.$B$2]" office:value-type="float" office:value="675">
            <text:p>675</text:p>
          </table:table-cell>
          <table:table-cell table:formula="of:=[.$B12]*[.G$3]/[.$B$2]" office:value-type="float" office:value="900">
            <text:p>900</text:p>
          </table:table-cell>
          <table:table-cell table:formula="of:=[.$B12]*[.H$3]/[.$B$2]" office:value-type="float" office:value="1125">
            <text:p>1125</text:p>
          </table:table-cell>
          <table:table-cell table:formula="of:=[.$B12]*[.I$3]/[.$B$2]" office:value-type="float" office:value="1350">
            <text:p>1350</text:p>
          </table:table-cell>
          <table:table-cell table:formula="of:=[.$B12]*[.J$3]/[.$B$2]" office:value-type="float" office:value="1575">
            <text:p>1575</text:p>
          </table:table-cell>
          <table:table-cell table:formula="of:=[.$B12]*[.K$3]/[.$B$2]" office:value-type="float" office:value="1800">
            <text:p>1800</text:p>
          </table:table-cell>
          <table:table-cell table:formula="of:=[.$B12]*[.L$3]/[.$B$2]" office:value-type="float" office:value="2025">
            <text:p>2025</text:p>
          </table:table-cell>
          <table:table-cell table:formula="of:=[.$B12]*[.M$3]/[.$B$2]" office:value-type="float" office:value="2250">
            <text:p>2250</text:p>
          </table:table-cell>
          <table:table-cell table:formula="of:=[.$B12]*[.N$3]/[.$B$2]" office:value-type="float" office:value="2475">
            <text:p>2475</text:p>
          </table:table-cell>
          <table:table-cell table:formula="of:=[.$B12]*[.O$3]/[.$B$2]" office:value-type="float" office:value="2700">
            <text:p>2700</text:p>
          </table:table-cell>
          <table:table-cell table:formula="of:=[.$B12]*[.P$3]/[.$B$2]" office:value-type="float" office:value="2925">
            <text:p>2925</text:p>
          </table:table-cell>
          <table:table-cell table:formula="of:=[.$B12]*[.Q$3]/[.$B$2]" office:value-type="float" office:value="3150">
            <text:p>3150</text:p>
          </table:table-cell>
          <table:table-cell table:formula="of:=[.$B12]*[.R$3]/[.$B$2]" office:value-type="float" office:value="3375">
            <text:p>3375</text:p>
          </table:table-cell>
          <table:table-cell table:formula="of:=[.$B12]*[.S$3]/[.$B$2]" office:value-type="float" office:value="3600">
            <text:p>3600</text:p>
          </table:table-cell>
          <table:table-cell table:formula="of:=[.$B12]*[.T$3]/[.$B$2]" office:value-type="float" office:value="3825">
            <text:p>3825</text:p>
          </table:table-cell>
          <table:table-cell table:formula="of:=[.$B12]*[.U$3]/[.$B$2]" office:value-type="float" office:value="4050">
            <text:p>4050</text:p>
          </table:table-cell>
          <table:table-cell table:formula="of:=[.$B12]*[.V$3]/[.$B$2]" office:value-type="float" office:value="4275">
            <text:p>4275</text:p>
          </table:table-cell>
          <table:table-cell table:formula="of:=[.$B12]*[.W$3]/[.$B$2]" office:value-type="float" office:value="4500">
            <text:p>4500</text:p>
          </table:table-cell>
          <table:table-cell table:formula="of:=[.$B12]*[.X$3]/[.$B$2]" office:value-type="float" office:value="4725">
            <text:p>4725</text:p>
          </table:table-cell>
          <table:table-cell table:formula="of:=[.$B12]*[.Y$3]/[.$B$2]" office:value-type="float" office:value="4950">
            <text:p>4950</text:p>
          </table:table-cell>
          <table:table-cell table:formula="of:=[.$B12]*[.Z$3]/[.$B$2]" office:value-type="float" office:value="5175">
            <text:p>5175</text:p>
          </table:table-cell>
          <table:table-cell table:formula="of:=[.$B12]*[.AA$3]/[.$B$2]" office:value-type="float" office:value="5400">
            <text:p>5400</text:p>
          </table:table-cell>
          <table:table-cell/>
          <table:table-cell table:style-name="ce32" office:value-type="string">
            <text:p>Celatid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0">
            <text:p>0</text:p>
          </table:table-cell>
          <table:table-cell table:formula="of:=[.AD12]*[.AE12]" office:value-type="float" office:value="0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B13]*[.C$3]/[.$B$2]" office:value-type="float" office:value="0">
            <text:p>0</text:p>
          </table:table-cell>
          <table:table-cell table:formula="of:=[.$B13]*[.D$3]/[.$B$2]" office:value-type="float" office:value="250">
            <text:p>250</text:p>
          </table:table-cell>
          <table:table-cell table:formula="of:=[.$B13]*[.E$3]/[.$B$2]" office:value-type="float" office:value="500">
            <text:p>500</text:p>
          </table:table-cell>
          <table:table-cell table:formula="of:=[.$B13]*[.F$3]/[.$B$2]" office:value-type="float" office:value="750">
            <text:p>750</text:p>
          </table:table-cell>
          <table:table-cell table:formula="of:=[.$B13]*[.G$3]/[.$B$2]" office:value-type="float" office:value="1000">
            <text:p>1000</text:p>
          </table:table-cell>
          <table:table-cell table:formula="of:=[.$B13]*[.H$3]/[.$B$2]" office:value-type="float" office:value="1250">
            <text:p>1250</text:p>
          </table:table-cell>
          <table:table-cell table:formula="of:=[.$B13]*[.I$3]/[.$B$2]" office:value-type="float" office:value="1500">
            <text:p>1500</text:p>
          </table:table-cell>
          <table:table-cell table:formula="of:=[.$B13]*[.J$3]/[.$B$2]" office:value-type="float" office:value="1750">
            <text:p>1750</text:p>
          </table:table-cell>
          <table:table-cell table:formula="of:=[.$B13]*[.K$3]/[.$B$2]" office:value-type="float" office:value="2000">
            <text:p>2000</text:p>
          </table:table-cell>
          <table:table-cell table:formula="of:=[.$B13]*[.L$3]/[.$B$2]" office:value-type="float" office:value="2250">
            <text:p>2250</text:p>
          </table:table-cell>
          <table:table-cell table:formula="of:=[.$B13]*[.M$3]/[.$B$2]" office:value-type="float" office:value="2500">
            <text:p>2500</text:p>
          </table:table-cell>
          <table:table-cell table:formula="of:=[.$B13]*[.N$3]/[.$B$2]" office:value-type="float" office:value="2750">
            <text:p>2750</text:p>
          </table:table-cell>
          <table:table-cell table:formula="of:=[.$B13]*[.O$3]/[.$B$2]" office:value-type="float" office:value="3000">
            <text:p>3000</text:p>
          </table:table-cell>
          <table:table-cell table:formula="of:=[.$B13]*[.P$3]/[.$B$2]" office:value-type="float" office:value="3250">
            <text:p>3250</text:p>
          </table:table-cell>
          <table:table-cell table:formula="of:=[.$B13]*[.Q$3]/[.$B$2]" office:value-type="float" office:value="3500">
            <text:p>3500</text:p>
          </table:table-cell>
          <table:table-cell table:formula="of:=[.$B13]*[.R$3]/[.$B$2]" office:value-type="float" office:value="3750">
            <text:p>3750</text:p>
          </table:table-cell>
          <table:table-cell table:formula="of:=[.$B13]*[.S$3]/[.$B$2]" office:value-type="float" office:value="4000">
            <text:p>4000</text:p>
          </table:table-cell>
          <table:table-cell table:formula="of:=[.$B13]*[.T$3]/[.$B$2]" office:value-type="float" office:value="4250">
            <text:p>4250</text:p>
          </table:table-cell>
          <table:table-cell table:formula="of:=[.$B13]*[.U$3]/[.$B$2]" office:value-type="float" office:value="4500">
            <text:p>4500</text:p>
          </table:table-cell>
          <table:table-cell table:formula="of:=[.$B13]*[.V$3]/[.$B$2]" office:value-type="float" office:value="4750">
            <text:p>4750</text:p>
          </table:table-cell>
          <table:table-cell table:formula="of:=[.$B13]*[.W$3]/[.$B$2]" office:value-type="float" office:value="5000">
            <text:p>5000</text:p>
          </table:table-cell>
          <table:table-cell table:formula="of:=[.$B13]*[.X$3]/[.$B$2]" office:value-type="float" office:value="5250">
            <text:p>5250</text:p>
          </table:table-cell>
          <table:table-cell table:formula="of:=[.$B13]*[.Y$3]/[.$B$2]" office:value-type="float" office:value="5500">
            <text:p>5500</text:p>
          </table:table-cell>
          <table:table-cell table:formula="of:=[.$B13]*[.Z$3]/[.$B$2]" office:value-type="float" office:value="5750">
            <text:p>5750</text:p>
          </table:table-cell>
          <table:table-cell table:formula="of:=[.$B13]*[.AA$3]/[.$B$2]" office:value-type="float" office:value="6000">
            <text:p>6000</text:p>
          </table:table-cell>
          <table:table-cell/>
          <table:table-cell office:value-type="string">
            <text:p>Floater / Reaper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D20]*[.AE20]" office:value-type="float" office:value="5520">
            <text:p>5520</text:p>
          </table:table-cell>
          <table:table-cell office:value-type="float" office:value="4600">
            <text:p>460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$B14]*[.C$3]/[.$B$2]" office:value-type="float" office:value="0">
            <text:p>0</text:p>
          </table:table-cell>
          <table:table-cell table:formula="of:=[.$B14]*[.D$3]/[.$B$2]" office:value-type="float" office:value="275">
            <text:p>275</text:p>
          </table:table-cell>
          <table:table-cell table:formula="of:=[.$B14]*[.E$3]/[.$B$2]" office:value-type="float" office:value="550">
            <text:p>550</text:p>
          </table:table-cell>
          <table:table-cell table:formula="of:=[.$B14]*[.F$3]/[.$B$2]" office:value-type="float" office:value="825">
            <text:p>825</text:p>
          </table:table-cell>
          <table:table-cell table:formula="of:=[.$B14]*[.G$3]/[.$B$2]" office:value-type="float" office:value="1100">
            <text:p>1100</text:p>
          </table:table-cell>
          <table:table-cell table:formula="of:=[.$B14]*[.H$3]/[.$B$2]" office:value-type="float" office:value="1375">
            <text:p>1375</text:p>
          </table:table-cell>
          <table:table-cell table:formula="of:=[.$B14]*[.I$3]/[.$B$2]" office:value-type="float" office:value="1650">
            <text:p>1650</text:p>
          </table:table-cell>
          <table:table-cell table:formula="of:=[.$B14]*[.J$3]/[.$B$2]" office:value-type="float" office:value="1925">
            <text:p>1925</text:p>
          </table:table-cell>
          <table:table-cell table:formula="of:=[.$B14]*[.K$3]/[.$B$2]" office:value-type="float" office:value="2200">
            <text:p>2200</text:p>
          </table:table-cell>
          <table:table-cell table:formula="of:=[.$B14]*[.L$3]/[.$B$2]" office:value-type="float" office:value="2475">
            <text:p>2475</text:p>
          </table:table-cell>
          <table:table-cell table:formula="of:=[.$B14]*[.M$3]/[.$B$2]" office:value-type="float" office:value="2750">
            <text:p>2750</text:p>
          </table:table-cell>
          <table:table-cell table:formula="of:=[.$B14]*[.N$3]/[.$B$2]" office:value-type="float" office:value="3025">
            <text:p>3025</text:p>
          </table:table-cell>
          <table:table-cell table:formula="of:=[.$B14]*[.O$3]/[.$B$2]" office:value-type="float" office:value="3300">
            <text:p>3300</text:p>
          </table:table-cell>
          <table:table-cell table:formula="of:=[.$B14]*[.P$3]/[.$B$2]" office:value-type="float" office:value="3575">
            <text:p>3575</text:p>
          </table:table-cell>
          <table:table-cell table:formula="of:=[.$B14]*[.Q$3]/[.$B$2]" office:value-type="float" office:value="3850">
            <text:p>3850</text:p>
          </table:table-cell>
          <table:table-cell table:formula="of:=[.$B14]*[.R$3]/[.$B$2]" office:value-type="float" office:value="4125">
            <text:p>4125</text:p>
          </table:table-cell>
          <table:table-cell table:formula="of:=[.$B14]*[.S$3]/[.$B$2]" office:value-type="float" office:value="4400">
            <text:p>4400</text:p>
          </table:table-cell>
          <table:table-cell table:formula="of:=[.$B14]*[.T$3]/[.$B$2]" office:value-type="float" office:value="4675">
            <text:p>4675</text:p>
          </table:table-cell>
          <table:table-cell table:formula="of:=[.$B14]*[.U$3]/[.$B$2]" office:value-type="float" office:value="4950">
            <text:p>4950</text:p>
          </table:table-cell>
          <table:table-cell table:formula="of:=[.$B14]*[.V$3]/[.$B$2]" office:value-type="float" office:value="5225">
            <text:p>5225</text:p>
          </table:table-cell>
          <table:table-cell table:formula="of:=[.$B14]*[.W$3]/[.$B$2]" office:value-type="float" office:value="5500">
            <text:p>5500</text:p>
          </table:table-cell>
          <table:table-cell table:formula="of:=[.$B14]*[.X$3]/[.$B$2]" office:value-type="float" office:value="5775">
            <text:p>5775</text:p>
          </table:table-cell>
          <table:table-cell table:formula="of:=[.$B14]*[.Y$3]/[.$B$2]" office:value-type="float" office:value="6050">
            <text:p>6050</text:p>
          </table:table-cell>
          <table:table-cell table:formula="of:=[.$B14]*[.Z$3]/[.$B$2]" office:value-type="float" office:value="6325">
            <text:p>6325</text:p>
          </table:table-cell>
          <table:table-cell table:formula="of:=[.$B14]*[.AA$3]/[.$B$2]" office:value-type="float" office:value="6600">
            <text:p>6600</text:p>
          </table:table-cell>
          <table:table-cell/>
          <table:table-cell office:value-type="string">
            <text:p>Floater L / SnakeS</text:p>
          </table:table-cell>
          <table:table-cell office:value-type="float" office:value="40">
            <text:p>40</text:p>
          </table:table-cell>
          <table:table-cell/>
          <table:table-cell table:formula="of:=[.AD21]*[.AE21]" office:value-type="float" office:value="1760">
            <text:p>1760</text:p>
          </table:table-cell>
          <table:table-cell office:value-type="float" office:value="1760">
            <text:p>176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B15]*[.C$3]/[.$B$2]" office:value-type="float" office:value="0">
            <text:p>0</text:p>
          </table:table-cell>
          <table:table-cell table:formula="of:=[.$B15]*[.D$3]/[.$B$2]" office:value-type="float" office:value="300">
            <text:p>300</text:p>
          </table:table-cell>
          <table:table-cell table:formula="of:=[.$B15]*[.E$3]/[.$B$2]" office:value-type="float" office:value="600">
            <text:p>600</text:p>
          </table:table-cell>
          <table:table-cell table:formula="of:=[.$B15]*[.F$3]/[.$B$2]" office:value-type="float" office:value="900">
            <text:p>900</text:p>
          </table:table-cell>
          <table:table-cell table:formula="of:=[.$B15]*[.G$3]/[.$B$2]" office:value-type="float" office:value="1200">
            <text:p>1200</text:p>
          </table:table-cell>
          <table:table-cell table:formula="of:=[.$B15]*[.H$3]/[.$B$2]" office:value-type="float" office:value="1500">
            <text:p>1500</text:p>
          </table:table-cell>
          <table:table-cell table:formula="of:=[.$B15]*[.I$3]/[.$B$2]" office:value-type="float" office:value="1800">
            <text:p>1800</text:p>
          </table:table-cell>
          <table:table-cell table:formula="of:=[.$B15]*[.J$3]/[.$B$2]" office:value-type="float" office:value="2100">
            <text:p>2100</text:p>
          </table:table-cell>
          <table:table-cell table:formula="of:=[.$B15]*[.K$3]/[.$B$2]" office:value-type="float" office:value="2400">
            <text:p>2400</text:p>
          </table:table-cell>
          <table:table-cell table:formula="of:=[.$B15]*[.L$3]/[.$B$2]" office:value-type="float" office:value="2700">
            <text:p>2700</text:p>
          </table:table-cell>
          <table:table-cell table:formula="of:=[.$B15]*[.M$3]/[.$B$2]" office:value-type="float" office:value="3000">
            <text:p>3000</text:p>
          </table:table-cell>
          <table:table-cell table:formula="of:=[.$B15]*[.N$3]/[.$B$2]" office:value-type="float" office:value="3300">
            <text:p>3300</text:p>
          </table:table-cell>
          <table:table-cell table:formula="of:=[.$B15]*[.O$3]/[.$B$2]" office:value-type="float" office:value="3600">
            <text:p>3600</text:p>
          </table:table-cell>
          <table:table-cell table:formula="of:=[.$B15]*[.P$3]/[.$B$2]" office:value-type="float" office:value="3900">
            <text:p>3900</text:p>
          </table:table-cell>
          <table:table-cell table:formula="of:=[.$B15]*[.Q$3]/[.$B$2]" office:value-type="float" office:value="4200">
            <text:p>4200</text:p>
          </table:table-cell>
          <table:table-cell table:formula="of:=[.$B15]*[.R$3]/[.$B$2]" office:value-type="float" office:value="4500">
            <text:p>4500</text:p>
          </table:table-cell>
          <table:table-cell table:formula="of:=[.$B15]*[.S$3]/[.$B$2]" office:value-type="float" office:value="4800">
            <text:p>4800</text:p>
          </table:table-cell>
          <table:table-cell table:formula="of:=[.$B15]*[.T$3]/[.$B$2]" office:value-type="float" office:value="5100">
            <text:p>5100</text:p>
          </table:table-cell>
          <table:table-cell table:formula="of:=[.$B15]*[.U$3]/[.$B$2]" office:value-type="float" office:value="5400">
            <text:p>5400</text:p>
          </table:table-cell>
          <table:table-cell table:formula="of:=[.$B15]*[.V$3]/[.$B$2]" office:value-type="float" office:value="5700">
            <text:p>5700</text:p>
          </table:table-cell>
          <table:table-cell table:formula="of:=[.$B15]*[.W$3]/[.$B$2]" office:value-type="float" office:value="6000">
            <text:p>6000</text:p>
          </table:table-cell>
          <table:table-cell table:formula="of:=[.$B15]*[.X$3]/[.$B$2]" office:value-type="float" office:value="6300">
            <text:p>6300</text:p>
          </table:table-cell>
          <table:table-cell table:formula="of:=[.$B15]*[.Y$3]/[.$B$2]" office:value-type="float" office:value="6600">
            <text:p>6600</text:p>
          </table:table-cell>
          <table:table-cell table:formula="of:=[.$B15]*[.Z$3]/[.$B$2]" office:value-type="float" office:value="6900">
            <text:p>6900</text:p>
          </table:table-cell>
          <table:table-cell table:formula="of:=[.$B15]*[.AA$3]/[.$B$2]" office:value-type="float" office:value="7200">
            <text:p>7200</text:p>
          </table:table-cell>
          <table:table-cell/>
          <table:table-cell office:value-type="string">
            <text:p>Floater C / Snake L</text:p>
          </table:table-cell>
          <table:table-cell office:value-type="float" office:value="45">
            <text:p>4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$B16]*[.C$3]/[.$B$2]" office:value-type="float" office:value="0">
            <text:p>0</text:p>
          </table:table-cell>
          <table:table-cell table:formula="of:=[.$B16]*[.D$3]/[.$B$2]" office:value-type="float" office:value="325">
            <text:p>325</text:p>
          </table:table-cell>
          <table:table-cell table:formula="of:=[.$B16]*[.E$3]/[.$B$2]" office:value-type="float" office:value="650">
            <text:p>650</text:p>
          </table:table-cell>
          <table:table-cell table:formula="of:=[.$B16]*[.F$3]/[.$B$2]" office:value-type="float" office:value="975">
            <text:p>975</text:p>
          </table:table-cell>
          <table:table-cell table:formula="of:=[.$B16]*[.G$3]/[.$B$2]" office:value-type="float" office:value="1300">
            <text:p>1300</text:p>
          </table:table-cell>
          <table:table-cell table:formula="of:=[.$B16]*[.H$3]/[.$B$2]" office:value-type="float" office:value="1625">
            <text:p>1625</text:p>
          </table:table-cell>
          <table:table-cell table:formula="of:=[.$B16]*[.I$3]/[.$B$2]" office:value-type="float" office:value="1950">
            <text:p>1950</text:p>
          </table:table-cell>
          <table:table-cell table:formula="of:=[.$B16]*[.J$3]/[.$B$2]" office:value-type="float" office:value="2275">
            <text:p>2275</text:p>
          </table:table-cell>
          <table:table-cell table:formula="of:=[.$B16]*[.K$3]/[.$B$2]" office:value-type="float" office:value="2600">
            <text:p>2600</text:p>
          </table:table-cell>
          <table:table-cell table:formula="of:=[.$B16]*[.L$3]/[.$B$2]" office:value-type="float" office:value="2925">
            <text:p>2925</text:p>
          </table:table-cell>
          <table:table-cell table:formula="of:=[.$B16]*[.M$3]/[.$B$2]" office:value-type="float" office:value="3250">
            <text:p>3250</text:p>
          </table:table-cell>
          <table:table-cell table:formula="of:=[.$B16]*[.N$3]/[.$B$2]" office:value-type="float" office:value="3575">
            <text:p>3575</text:p>
          </table:table-cell>
          <table:table-cell table:formula="of:=[.$B16]*[.O$3]/[.$B$2]" office:value-type="float" office:value="3900">
            <text:p>3900</text:p>
          </table:table-cell>
          <table:table-cell table:formula="of:=[.$B16]*[.P$3]/[.$B$2]" office:value-type="float" office:value="4225">
            <text:p>4225</text:p>
          </table:table-cell>
          <table:table-cell table:formula="of:=[.$B16]*[.Q$3]/[.$B$2]" office:value-type="float" office:value="4550">
            <text:p>4550</text:p>
          </table:table-cell>
          <table:table-cell table:formula="of:=[.$B16]*[.R$3]/[.$B$2]" office:value-type="float" office:value="4875">
            <text:p>4875</text:p>
          </table:table-cell>
          <table:table-cell table:formula="of:=[.$B16]*[.S$3]/[.$B$2]" office:value-type="float" office:value="5200">
            <text:p>5200</text:p>
          </table:table-cell>
          <table:table-cell table:formula="of:=[.$B16]*[.T$3]/[.$B$2]" office:value-type="float" office:value="5525">
            <text:p>5525</text:p>
          </table:table-cell>
          <table:table-cell table:formula="of:=[.$B16]*[.U$3]/[.$B$2]" office:value-type="float" office:value="5850">
            <text:p>5850</text:p>
          </table:table-cell>
          <table:table-cell table:formula="of:=[.$B16]*[.V$3]/[.$B$2]" office:value-type="float" office:value="6175">
            <text:p>6175</text:p>
          </table:table-cell>
          <table:table-cell table:formula="of:=[.$B16]*[.W$3]/[.$B$2]" office:value-type="float" office:value="6500">
            <text:p>6500</text:p>
          </table:table-cell>
          <table:table-cell table:formula="of:=[.$B16]*[.X$3]/[.$B$2]" office:value-type="float" office:value="6825">
            <text:p>6825</text:p>
          </table:table-cell>
          <table:table-cell table:formula="of:=[.$B16]*[.Y$3]/[.$B$2]" office:value-type="float" office:value="7150">
            <text:p>7150</text:p>
          </table:table-cell>
          <table:table-cell table:formula="of:=[.$B16]*[.Z$3]/[.$B$2]" office:value-type="float" office:value="7475">
            <text:p>7475</text:p>
          </table:table-cell>
          <table:table-cell table:formula="of:=[.$B16]*[.AA$3]/[.$B$2]" office:value-type="float" office:value="7800">
            <text:p>7800</text:p>
          </table:table-cell>
          <table:table-cell/>
          <table:table-cell office:value-type="string">
            <text:p>Snake C</text:p>
          </table:table-cell>
          <table:table-cell office:value-type="float" office:value="50">
            <text:p>5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B17]*[.C$3]/[.$B$2]" office:value-type="float" office:value="0">
            <text:p>0</text:p>
          </table:table-cell>
          <table:table-cell table:formula="of:=[.$B17]*[.D$3]/[.$B$2]" office:value-type="float" office:value="350">
            <text:p>350</text:p>
          </table:table-cell>
          <table:table-cell table:formula="of:=[.$B17]*[.E$3]/[.$B$2]" office:value-type="float" office:value="700">
            <text:p>700</text:p>
          </table:table-cell>
          <table:table-cell table:formula="of:=[.$B17]*[.F$3]/[.$B$2]" office:value-type="float" office:value="1050">
            <text:p>1050</text:p>
          </table:table-cell>
          <table:table-cell table:formula="of:=[.$B17]*[.G$3]/[.$B$2]" office:value-type="float" office:value="1400">
            <text:p>1400</text:p>
          </table:table-cell>
          <table:table-cell table:formula="of:=[.$B17]*[.H$3]/[.$B$2]" office:value-type="float" office:value="1750">
            <text:p>1750</text:p>
          </table:table-cell>
          <table:table-cell table:formula="of:=[.$B17]*[.I$3]/[.$B$2]" office:value-type="float" office:value="2100">
            <text:p>2100</text:p>
          </table:table-cell>
          <table:table-cell table:formula="of:=[.$B17]*[.J$3]/[.$B$2]" office:value-type="float" office:value="2450">
            <text:p>2450</text:p>
          </table:table-cell>
          <table:table-cell table:formula="of:=[.$B17]*[.K$3]/[.$B$2]" office:value-type="float" office:value="2800">
            <text:p>2800</text:p>
          </table:table-cell>
          <table:table-cell table:formula="of:=[.$B17]*[.L$3]/[.$B$2]" office:value-type="float" office:value="3150">
            <text:p>3150</text:p>
          </table:table-cell>
          <table:table-cell table:formula="of:=[.$B17]*[.M$3]/[.$B$2]" office:value-type="float" office:value="3500">
            <text:p>3500</text:p>
          </table:table-cell>
          <table:table-cell table:formula="of:=[.$B17]*[.N$3]/[.$B$2]" office:value-type="float" office:value="3850">
            <text:p>3850</text:p>
          </table:table-cell>
          <table:table-cell table:formula="of:=[.$B17]*[.O$3]/[.$B$2]" office:value-type="float" office:value="4200">
            <text:p>4200</text:p>
          </table:table-cell>
          <table:table-cell table:formula="of:=[.$B17]*[.P$3]/[.$B$2]" office:value-type="float" office:value="4550">
            <text:p>4550</text:p>
          </table:table-cell>
          <table:table-cell table:formula="of:=[.$B17]*[.Q$3]/[.$B$2]" office:value-type="float" office:value="4900">
            <text:p>4900</text:p>
          </table:table-cell>
          <table:table-cell table:formula="of:=[.$B17]*[.R$3]/[.$B$2]" office:value-type="float" office:value="5250">
            <text:p>5250</text:p>
          </table:table-cell>
          <table:table-cell table:formula="of:=[.$B17]*[.S$3]/[.$B$2]" office:value-type="float" office:value="5600">
            <text:p>5600</text:p>
          </table:table-cell>
          <table:table-cell table:formula="of:=[.$B17]*[.T$3]/[.$B$2]" office:value-type="float" office:value="5950">
            <text:p>5950</text:p>
          </table:table-cell>
          <table:table-cell table:formula="of:=[.$B17]*[.U$3]/[.$B$2]" office:value-type="float" office:value="6300">
            <text:p>6300</text:p>
          </table:table-cell>
          <table:table-cell table:formula="of:=[.$B17]*[.V$3]/[.$B$2]" office:value-type="float" office:value="6650">
            <text:p>6650</text:p>
          </table:table-cell>
          <table:table-cell table:formula="of:=[.$B17]*[.W$3]/[.$B$2]" office:value-type="float" office:value="7000">
            <text:p>7000</text:p>
          </table:table-cell>
          <table:table-cell table:formula="of:=[.$B17]*[.X$3]/[.$B$2]" office:value-type="float" office:value="7350">
            <text:p>7350</text:p>
          </table:table-cell>
          <table:table-cell table:formula="of:=[.$B17]*[.Y$3]/[.$B$2]" office:value-type="float" office:value="7700">
            <text:p>7700</text:p>
          </table:table-cell>
          <table:table-cell table:formula="of:=[.$B17]*[.Z$3]/[.$B$2]" office:value-type="float" office:value="8050">
            <text:p>8050</text:p>
          </table:table-cell>
          <table:table-cell table:formula="of:=[.$B17]*[.AA$3]/[.$B$2]" office:value-type="float" office:value="8400">
            <text:p>8400</text:p>
          </table:table-cell>
          <table:table-cell/>
          <table:table-cell office:value-type="string">
            <text:p>Muton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$B18]*[.C$3]/[.$B$2]" office:value-type="float" office:value="0">
            <text:p>0</text:p>
          </table:table-cell>
          <table:table-cell table:formula="of:=[.$B18]*[.D$3]/[.$B$2]" office:value-type="float" office:value="375">
            <text:p>375</text:p>
          </table:table-cell>
          <table:table-cell table:formula="of:=[.$B18]*[.E$3]/[.$B$2]" office:value-type="float" office:value="750">
            <text:p>750</text:p>
          </table:table-cell>
          <table:table-cell table:formula="of:=[.$B18]*[.F$3]/[.$B$2]" office:value-type="float" office:value="1125">
            <text:p>1125</text:p>
          </table:table-cell>
          <table:table-cell table:formula="of:=[.$B18]*[.G$3]/[.$B$2]" office:value-type="float" office:value="1500">
            <text:p>1500</text:p>
          </table:table-cell>
          <table:table-cell table:formula="of:=[.$B18]*[.H$3]/[.$B$2]" office:value-type="float" office:value="1875">
            <text:p>1875</text:p>
          </table:table-cell>
          <table:table-cell table:formula="of:=[.$B18]*[.I$3]/[.$B$2]" office:value-type="float" office:value="2250">
            <text:p>2250</text:p>
          </table:table-cell>
          <table:table-cell table:formula="of:=[.$B18]*[.J$3]/[.$B$2]" office:value-type="float" office:value="2625">
            <text:p>2625</text:p>
          </table:table-cell>
          <table:table-cell table:formula="of:=[.$B18]*[.K$3]/[.$B$2]" office:value-type="float" office:value="3000">
            <text:p>3000</text:p>
          </table:table-cell>
          <table:table-cell table:formula="of:=[.$B18]*[.L$3]/[.$B$2]" office:value-type="float" office:value="3375">
            <text:p>3375</text:p>
          </table:table-cell>
          <table:table-cell table:formula="of:=[.$B18]*[.M$3]/[.$B$2]" office:value-type="float" office:value="3750">
            <text:p>3750</text:p>
          </table:table-cell>
          <table:table-cell table:formula="of:=[.$B18]*[.N$3]/[.$B$2]" office:value-type="float" office:value="4125">
            <text:p>4125</text:p>
          </table:table-cell>
          <table:table-cell table:formula="of:=[.$B18]*[.O$3]/[.$B$2]" office:value-type="float" office:value="4500">
            <text:p>4500</text:p>
          </table:table-cell>
          <table:table-cell table:formula="of:=[.$B18]*[.P$3]/[.$B$2]" office:value-type="float" office:value="4875">
            <text:p>4875</text:p>
          </table:table-cell>
          <table:table-cell table:formula="of:=[.$B18]*[.Q$3]/[.$B$2]" office:value-type="float" office:value="5250">
            <text:p>5250</text:p>
          </table:table-cell>
          <table:table-cell table:formula="of:=[.$B18]*[.R$3]/[.$B$2]" office:value-type="float" office:value="5625">
            <text:p>5625</text:p>
          </table:table-cell>
          <table:table-cell table:formula="of:=[.$B18]*[.S$3]/[.$B$2]" office:value-type="float" office:value="6000">
            <text:p>6000</text:p>
          </table:table-cell>
          <table:table-cell table:formula="of:=[.$B18]*[.T$3]/[.$B$2]" office:value-type="float" office:value="6375">
            <text:p>6375</text:p>
          </table:table-cell>
          <table:table-cell table:formula="of:=[.$B18]*[.U$3]/[.$B$2]" office:value-type="float" office:value="6750">
            <text:p>6750</text:p>
          </table:table-cell>
          <table:table-cell table:formula="of:=[.$B18]*[.V$3]/[.$B$2]" office:value-type="float" office:value="7125">
            <text:p>7125</text:p>
          </table:table-cell>
          <table:table-cell table:formula="of:=[.$B18]*[.W$3]/[.$B$2]" office:value-type="float" office:value="7500">
            <text:p>7500</text:p>
          </table:table-cell>
          <table:table-cell table:formula="of:=[.$B18]*[.X$3]/[.$B$2]" office:value-type="float" office:value="7875">
            <text:p>7875</text:p>
          </table:table-cell>
          <table:table-cell table:formula="of:=[.$B18]*[.Y$3]/[.$B$2]" office:value-type="float" office:value="8250">
            <text:p>8250</text:p>
          </table:table-cell>
          <table:table-cell table:formula="of:=[.$B18]*[.Z$3]/[.$B$2]" office:value-type="float" office:value="8625">
            <text:p>8625</text:p>
          </table:table-cell>
          <table:table-cell table:formula="of:=[.$B18]*[.AA$3]/[.$B$2]" office:value-type="float" office:value="9000">
            <text:p>900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B19]*[.C$3]/[.$B$2]" office:value-type="float" office:value="0">
            <text:p>0</text:p>
          </table:table-cell>
          <table:table-cell table:formula="of:=[.$B19]*[.D$3]/[.$B$2]" office:value-type="float" office:value="400">
            <text:p>400</text:p>
          </table:table-cell>
          <table:table-cell table:formula="of:=[.$B19]*[.E$3]/[.$B$2]" office:value-type="float" office:value="800">
            <text:p>800</text:p>
          </table:table-cell>
          <table:table-cell table:formula="of:=[.$B19]*[.F$3]/[.$B$2]" office:value-type="float" office:value="1200">
            <text:p>1200</text:p>
          </table:table-cell>
          <table:table-cell table:formula="of:=[.$B19]*[.G$3]/[.$B$2]" office:value-type="float" office:value="1600">
            <text:p>1600</text:p>
          </table:table-cell>
          <table:table-cell table:formula="of:=[.$B19]*[.H$3]/[.$B$2]" office:value-type="float" office:value="2000">
            <text:p>2000</text:p>
          </table:table-cell>
          <table:table-cell table:formula="of:=[.$B19]*[.I$3]/[.$B$2]" office:value-type="float" office:value="2400">
            <text:p>2400</text:p>
          </table:table-cell>
          <table:table-cell table:formula="of:=[.$B19]*[.J$3]/[.$B$2]" office:value-type="float" office:value="2800">
            <text:p>2800</text:p>
          </table:table-cell>
          <table:table-cell table:formula="of:=[.$B19]*[.K$3]/[.$B$2]" office:value-type="float" office:value="3200">
            <text:p>3200</text:p>
          </table:table-cell>
          <table:table-cell table:formula="of:=[.$B19]*[.L$3]/[.$B$2]" office:value-type="float" office:value="3600">
            <text:p>3600</text:p>
          </table:table-cell>
          <table:table-cell table:formula="of:=[.$B19]*[.M$3]/[.$B$2]" office:value-type="float" office:value="4000">
            <text:p>4000</text:p>
          </table:table-cell>
          <table:table-cell table:formula="of:=[.$B19]*[.N$3]/[.$B$2]" office:value-type="float" office:value="4400">
            <text:p>4400</text:p>
          </table:table-cell>
          <table:table-cell table:formula="of:=[.$B19]*[.O$3]/[.$B$2]" office:value-type="float" office:value="4800">
            <text:p>4800</text:p>
          </table:table-cell>
          <table:table-cell table:formula="of:=[.$B19]*[.P$3]/[.$B$2]" office:value-type="float" office:value="5200">
            <text:p>5200</text:p>
          </table:table-cell>
          <table:table-cell table:formula="of:=[.$B19]*[.Q$3]/[.$B$2]" office:value-type="float" office:value="5600">
            <text:p>5600</text:p>
          </table:table-cell>
          <table:table-cell table:formula="of:=[.$B19]*[.R$3]/[.$B$2]" office:value-type="float" office:value="6000">
            <text:p>6000</text:p>
          </table:table-cell>
          <table:table-cell table:formula="of:=[.$B19]*[.S$3]/[.$B$2]" office:value-type="float" office:value="6400">
            <text:p>6400</text:p>
          </table:table-cell>
          <table:table-cell table:formula="of:=[.$B19]*[.T$3]/[.$B$2]" office:value-type="float" office:value="6800">
            <text:p>6800</text:p>
          </table:table-cell>
          <table:table-cell table:formula="of:=[.$B19]*[.U$3]/[.$B$2]" office:value-type="float" office:value="7200">
            <text:p>7200</text:p>
          </table:table-cell>
          <table:table-cell table:formula="of:=[.$B19]*[.V$3]/[.$B$2]" office:value-type="float" office:value="7600">
            <text:p>7600</text:p>
          </table:table-cell>
          <table:table-cell table:formula="of:=[.$B19]*[.W$3]/[.$B$2]" office:value-type="float" office:value="8000">
            <text:p>8000</text:p>
          </table:table-cell>
          <table:table-cell table:formula="of:=[.$B19]*[.X$3]/[.$B$2]" office:value-type="float" office:value="8400">
            <text:p>8400</text:p>
          </table:table-cell>
          <table:table-cell table:formula="of:=[.$B19]*[.Y$3]/[.$B$2]" office:value-type="float" office:value="8800">
            <text:p>8800</text:p>
          </table:table-cell>
          <table:table-cell table:formula="of:=[.$B19]*[.Z$3]/[.$B$2]" office:value-type="float" office:value="9200">
            <text:p>9200</text:p>
          </table:table-cell>
          <table:table-cell table:formula="of:=[.$B19]*[.AA$3]/[.$B$2]" office:value-type="float" office:value="9600">
            <text:p>9600</text:p>
          </table:table-cell>
          <table:table-cell/>
          <table:table-cell office:value-type="string">
            <text:p>CyberDis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$B20]*[.C$3]/[.$B$2]" office:value-type="float" office:value="0">
            <text:p>0</text:p>
          </table:table-cell>
          <table:table-cell table:formula="of:=[.$B20]*[.D$3]/[.$B$2]" office:value-type="float" office:value="425">
            <text:p>425</text:p>
          </table:table-cell>
          <table:table-cell table:formula="of:=[.$B20]*[.E$3]/[.$B$2]" office:value-type="float" office:value="850">
            <text:p>850</text:p>
          </table:table-cell>
          <table:table-cell table:formula="of:=[.$B20]*[.F$3]/[.$B$2]" office:value-type="float" office:value="1275">
            <text:p>1275</text:p>
          </table:table-cell>
          <table:table-cell table:formula="of:=[.$B20]*[.G$3]/[.$B$2]" office:value-type="float" office:value="1700">
            <text:p>1700</text:p>
          </table:table-cell>
          <table:table-cell table:formula="of:=[.$B20]*[.H$3]/[.$B$2]" office:value-type="float" office:value="2125">
            <text:p>2125</text:p>
          </table:table-cell>
          <table:table-cell table:formula="of:=[.$B20]*[.I$3]/[.$B$2]" office:value-type="float" office:value="2550">
            <text:p>2550</text:p>
          </table:table-cell>
          <table:table-cell table:formula="of:=[.$B20]*[.J$3]/[.$B$2]" office:value-type="float" office:value="2975">
            <text:p>2975</text:p>
          </table:table-cell>
          <table:table-cell table:formula="of:=[.$B20]*[.K$3]/[.$B$2]" office:value-type="float" office:value="3400">
            <text:p>3400</text:p>
          </table:table-cell>
          <table:table-cell table:formula="of:=[.$B20]*[.L$3]/[.$B$2]" office:value-type="float" office:value="3825">
            <text:p>3825</text:p>
          </table:table-cell>
          <table:table-cell table:formula="of:=[.$B20]*[.M$3]/[.$B$2]" office:value-type="float" office:value="4250">
            <text:p>4250</text:p>
          </table:table-cell>
          <table:table-cell table:formula="of:=[.$B20]*[.N$3]/[.$B$2]" office:value-type="float" office:value="4675">
            <text:p>4675</text:p>
          </table:table-cell>
          <table:table-cell table:formula="of:=[.$B20]*[.O$3]/[.$B$2]" office:value-type="float" office:value="5100">
            <text:p>5100</text:p>
          </table:table-cell>
          <table:table-cell table:formula="of:=[.$B20]*[.P$3]/[.$B$2]" office:value-type="float" office:value="5525">
            <text:p>5525</text:p>
          </table:table-cell>
          <table:table-cell table:formula="of:=[.$B20]*[.Q$3]/[.$B$2]" office:value-type="float" office:value="5950">
            <text:p>5950</text:p>
          </table:table-cell>
          <table:table-cell table:formula="of:=[.$B20]*[.R$3]/[.$B$2]" office:value-type="float" office:value="6375">
            <text:p>6375</text:p>
          </table:table-cell>
          <table:table-cell table:formula="of:=[.$B20]*[.S$3]/[.$B$2]" office:value-type="float" office:value="6800">
            <text:p>6800</text:p>
          </table:table-cell>
          <table:table-cell table:formula="of:=[.$B20]*[.T$3]/[.$B$2]" office:value-type="float" office:value="7225">
            <text:p>7225</text:p>
          </table:table-cell>
          <table:table-cell table:formula="of:=[.$B20]*[.U$3]/[.$B$2]" office:value-type="float" office:value="7650">
            <text:p>7650</text:p>
          </table:table-cell>
          <table:table-cell table:formula="of:=[.$B20]*[.V$3]/[.$B$2]" office:value-type="float" office:value="8075">
            <text:p>8075</text:p>
          </table:table-cell>
          <table:table-cell table:formula="of:=[.$B20]*[.W$3]/[.$B$2]" office:value-type="float" office:value="8500">
            <text:p>8500</text:p>
          </table:table-cell>
          <table:table-cell table:formula="of:=[.$B20]*[.X$3]/[.$B$2]" office:value-type="float" office:value="8925">
            <text:p>8925</text:p>
          </table:table-cell>
          <table:table-cell table:formula="of:=[.$B20]*[.Y$3]/[.$B$2]" office:value-type="float" office:value="9350">
            <text:p>9350</text:p>
          </table:table-cell>
          <table:table-cell table:formula="of:=[.$B20]*[.Z$3]/[.$B$2]" office:value-type="float" office:value="9775">
            <text:p>9775</text:p>
          </table:table-cell>
          <table:table-cell table:formula="of:=[.$B20]*[.AA$3]/[.$B$2]" office:value-type="float" office:value="10200">
            <text:p>10200</text:p>
          </table:table-cell>
          <table:table-cell/>
          <table:table-cell office:value-type="string">
            <text:p>Amuro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B21]*[.C$3]/[.$B$2]" office:value-type="float" office:value="0">
            <text:p>0</text:p>
          </table:table-cell>
          <table:table-cell table:formula="of:=[.$B21]*[.D$3]/[.$B$2]" office:value-type="float" office:value="450">
            <text:p>450</text:p>
          </table:table-cell>
          <table:table-cell table:formula="of:=[.$B21]*[.E$3]/[.$B$2]" office:value-type="float" office:value="900">
            <text:p>900</text:p>
          </table:table-cell>
          <table:table-cell table:formula="of:=[.$B21]*[.F$3]/[.$B$2]" office:value-type="float" office:value="1350">
            <text:p>1350</text:p>
          </table:table-cell>
          <table:table-cell table:formula="of:=[.$B21]*[.G$3]/[.$B$2]" office:value-type="float" office:value="1800">
            <text:p>1800</text:p>
          </table:table-cell>
          <table:table-cell table:formula="of:=[.$B21]*[.H$3]/[.$B$2]" office:value-type="float" office:value="2250">
            <text:p>2250</text:p>
          </table:table-cell>
          <table:table-cell table:formula="of:=[.$B21]*[.I$3]/[.$B$2]" office:value-type="float" office:value="2700">
            <text:p>2700</text:p>
          </table:table-cell>
          <table:table-cell table:formula="of:=[.$B21]*[.J$3]/[.$B$2]" office:value-type="float" office:value="3150">
            <text:p>3150</text:p>
          </table:table-cell>
          <table:table-cell table:formula="of:=[.$B21]*[.K$3]/[.$B$2]" office:value-type="float" office:value="3600">
            <text:p>3600</text:p>
          </table:table-cell>
          <table:table-cell table:formula="of:=[.$B21]*[.L$3]/[.$B$2]" office:value-type="float" office:value="4050">
            <text:p>4050</text:p>
          </table:table-cell>
          <table:table-cell table:formula="of:=[.$B21]*[.M$3]/[.$B$2]" office:value-type="float" office:value="4500">
            <text:p>4500</text:p>
          </table:table-cell>
          <table:table-cell table:formula="of:=[.$B21]*[.N$3]/[.$B$2]" office:value-type="float" office:value="4950">
            <text:p>4950</text:p>
          </table:table-cell>
          <table:table-cell table:formula="of:=[.$B21]*[.O$3]/[.$B$2]" office:value-type="float" office:value="5400">
            <text:p>5400</text:p>
          </table:table-cell>
          <table:table-cell table:formula="of:=[.$B21]*[.P$3]/[.$B$2]" office:value-type="float" office:value="5850">
            <text:p>5850</text:p>
          </table:table-cell>
          <table:table-cell table:formula="of:=[.$B21]*[.Q$3]/[.$B$2]" office:value-type="float" office:value="6300">
            <text:p>6300</text:p>
          </table:table-cell>
          <table:table-cell table:formula="of:=[.$B21]*[.R$3]/[.$B$2]" office:value-type="float" office:value="6750">
            <text:p>6750</text:p>
          </table:table-cell>
          <table:table-cell table:formula="of:=[.$B21]*[.S$3]/[.$B$2]" office:value-type="float" office:value="7200">
            <text:p>7200</text:p>
          </table:table-cell>
          <table:table-cell table:formula="of:=[.$B21]*[.T$3]/[.$B$2]" office:value-type="float" office:value="7650">
            <text:p>7650</text:p>
          </table:table-cell>
          <table:table-cell table:formula="of:=[.$B21]*[.U$3]/[.$B$2]" office:value-type="float" office:value="8100">
            <text:p>8100</text:p>
          </table:table-cell>
          <table:table-cell table:formula="of:=[.$B21]*[.V$3]/[.$B$2]" office:value-type="float" office:value="8550">
            <text:p>8550</text:p>
          </table:table-cell>
          <table:table-cell table:formula="of:=[.$B21]*[.W$3]/[.$B$2]" office:value-type="float" office:value="9000">
            <text:p>9000</text:p>
          </table:table-cell>
          <table:table-cell table:formula="of:=[.$B21]*[.X$3]/[.$B$2]" office:value-type="float" office:value="9450">
            <text:p>9450</text:p>
          </table:table-cell>
          <table:table-cell table:formula="of:=[.$B21]*[.Y$3]/[.$B$2]" office:value-type="float" office:value="9900">
            <text:p>9900</text:p>
          </table:table-cell>
          <table:table-cell table:formula="of:=[.$B21]*[.Z$3]/[.$B$2]" office:value-type="float" office:value="10350">
            <text:p>10350</text:p>
          </table:table-cell>
          <table:table-cell table:formula="of:=[.$B21]*[.AA$3]/[.$B$2]" office:value-type="float" office:value="10800">
            <text:p>10800</text:p>
          </table:table-cell>
          <table:table-cell/>
          <table:table-cell office:value-type="string">
            <text:p>Asuka</text:p>
          </table:table-cell>
          <table:table-cell office:value-type="float" office:value="88">
            <text:p>88</text:p>
          </table:table-cell>
          <table:table-cell office:value-type="float" office:value="20">
            <text:p>20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$B22]*[.C$3]/[.$B$2]" office:value-type="float" office:value="0">
            <text:p>0</text:p>
          </table:table-cell>
          <table:table-cell table:formula="of:=[.$B22]*[.D$3]/[.$B$2]" office:value-type="float" office:value="475">
            <text:p>475</text:p>
          </table:table-cell>
          <table:table-cell table:formula="of:=[.$B22]*[.E$3]/[.$B$2]" office:value-type="float" office:value="950">
            <text:p>950</text:p>
          </table:table-cell>
          <table:table-cell table:formula="of:=[.$B22]*[.F$3]/[.$B$2]" office:value-type="float" office:value="1425">
            <text:p>1425</text:p>
          </table:table-cell>
          <table:table-cell table:formula="of:=[.$B22]*[.G$3]/[.$B$2]" office:value-type="float" office:value="1900">
            <text:p>1900</text:p>
          </table:table-cell>
          <table:table-cell table:formula="of:=[.$B22]*[.H$3]/[.$B$2]" office:value-type="float" office:value="2375">
            <text:p>2375</text:p>
          </table:table-cell>
          <table:table-cell table:formula="of:=[.$B22]*[.I$3]/[.$B$2]" office:value-type="float" office:value="2850">
            <text:p>2850</text:p>
          </table:table-cell>
          <table:table-cell table:formula="of:=[.$B22]*[.J$3]/[.$B$2]" office:value-type="float" office:value="3325">
            <text:p>3325</text:p>
          </table:table-cell>
          <table:table-cell table:formula="of:=[.$B22]*[.K$3]/[.$B$2]" office:value-type="float" office:value="3800">
            <text:p>3800</text:p>
          </table:table-cell>
          <table:table-cell table:formula="of:=[.$B22]*[.L$3]/[.$B$2]" office:value-type="float" office:value="4275">
            <text:p>4275</text:p>
          </table:table-cell>
          <table:table-cell table:formula="of:=[.$B22]*[.M$3]/[.$B$2]" office:value-type="float" office:value="4750">
            <text:p>4750</text:p>
          </table:table-cell>
          <table:table-cell table:formula="of:=[.$B22]*[.N$3]/[.$B$2]" office:value-type="float" office:value="5225">
            <text:p>5225</text:p>
          </table:table-cell>
          <table:table-cell table:formula="of:=[.$B22]*[.O$3]/[.$B$2]" office:value-type="float" office:value="5700">
            <text:p>5700</text:p>
          </table:table-cell>
          <table:table-cell table:formula="of:=[.$B22]*[.P$3]/[.$B$2]" office:value-type="float" office:value="6175">
            <text:p>6175</text:p>
          </table:table-cell>
          <table:table-cell table:formula="of:=[.$B22]*[.Q$3]/[.$B$2]" office:value-type="float" office:value="6650">
            <text:p>6650</text:p>
          </table:table-cell>
          <table:table-cell table:formula="of:=[.$B22]*[.R$3]/[.$B$2]" office:value-type="float" office:value="7125">
            <text:p>7125</text:p>
          </table:table-cell>
          <table:table-cell table:formula="of:=[.$B22]*[.S$3]/[.$B$2]" office:value-type="float" office:value="7600">
            <text:p>7600</text:p>
          </table:table-cell>
          <table:table-cell table:formula="of:=[.$B22]*[.T$3]/[.$B$2]" office:value-type="float" office:value="8075">
            <text:p>8075</text:p>
          </table:table-cell>
          <table:table-cell table:formula="of:=[.$B22]*[.U$3]/[.$B$2]" office:value-type="float" office:value="8550">
            <text:p>8550</text:p>
          </table:table-cell>
          <table:table-cell table:formula="of:=[.$B22]*[.V$3]/[.$B$2]" office:value-type="float" office:value="9025">
            <text:p>9025</text:p>
          </table:table-cell>
          <table:table-cell table:formula="of:=[.$B22]*[.W$3]/[.$B$2]" office:value-type="float" office:value="9500">
            <text:p>9500</text:p>
          </table:table-cell>
          <table:table-cell table:formula="of:=[.$B22]*[.X$3]/[.$B$2]" office:value-type="float" office:value="9975">
            <text:p>9975</text:p>
          </table:table-cell>
          <table:table-cell table:formula="of:=[.$B22]*[.Y$3]/[.$B$2]" office:value-type="float" office:value="10450">
            <text:p>10450</text:p>
          </table:table-cell>
          <table:table-cell table:formula="of:=[.$B22]*[.Z$3]/[.$B$2]" office:value-type="float" office:value="10925">
            <text:p>10925</text:p>
          </table:table-cell>
          <table:table-cell table:formula="of:=[.$B22]*[.AA$3]/[.$B$2]" office:value-type="float" office:value="11400">
            <text:p>11400</text:p>
          </table:table-cell>
          <table:table-cell/>
          <table:table-cell office:value-type="string">
            <text:p>Bob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993"/>
        </table:table-row>
        <table:table-row table:style-name="ro1">
          <table:table-cell table:style-name="ce26"/>
          <table:table-cell office:value-type="float" office:value="100">
            <text:p>100</text:p>
          </table:table-cell>
          <table:table-cell table:formula="of:=[.$B23]*[.C$3]/[.$B$2]" office:value-type="float" office:value="0">
            <text:p>0</text:p>
          </table:table-cell>
          <table:table-cell table:formula="of:=[.$B23]*[.D$3]/[.$B$2]" office:value-type="float" office:value="500">
            <text:p>500</text:p>
          </table:table-cell>
          <table:table-cell table:formula="of:=[.$B23]*[.E$3]/[.$B$2]" office:value-type="float" office:value="1000">
            <text:p>1000</text:p>
          </table:table-cell>
          <table:table-cell table:formula="of:=[.$B23]*[.F$3]/[.$B$2]" office:value-type="float" office:value="1500">
            <text:p>1500</text:p>
          </table:table-cell>
          <table:table-cell table:formula="of:=[.$B23]*[.G$3]/[.$B$2]" office:value-type="float" office:value="2000">
            <text:p>2000</text:p>
          </table:table-cell>
          <table:table-cell table:formula="of:=[.$B23]*[.H$3]/[.$B$2]" office:value-type="float" office:value="2500">
            <text:p>2500</text:p>
          </table:table-cell>
          <table:table-cell table:formula="of:=[.$B23]*[.I$3]/[.$B$2]" office:value-type="float" office:value="3000">
            <text:p>3000</text:p>
          </table:table-cell>
          <table:table-cell table:formula="of:=[.$B23]*[.J$3]/[.$B$2]" office:value-type="float" office:value="3500">
            <text:p>3500</text:p>
          </table:table-cell>
          <table:table-cell table:formula="of:=[.$B23]*[.K$3]/[.$B$2]" office:value-type="float" office:value="4000">
            <text:p>4000</text:p>
          </table:table-cell>
          <table:table-cell table:formula="of:=[.$B23]*[.L$3]/[.$B$2]" office:value-type="float" office:value="4500">
            <text:p>4500</text:p>
          </table:table-cell>
          <table:table-cell table:formula="of:=[.$B23]*[.M$3]/[.$B$2]" office:value-type="float" office:value="5000">
            <text:p>5000</text:p>
          </table:table-cell>
          <table:table-cell table:formula="of:=[.$B23]*[.N$3]/[.$B$2]" office:value-type="float" office:value="5500">
            <text:p>5500</text:p>
          </table:table-cell>
          <table:table-cell table:formula="of:=[.$B23]*[.O$3]/[.$B$2]" office:value-type="float" office:value="6000">
            <text:p>6000</text:p>
          </table:table-cell>
          <table:table-cell table:formula="of:=[.$B23]*[.P$3]/[.$B$2]" office:value-type="float" office:value="6500">
            <text:p>6500</text:p>
          </table:table-cell>
          <table:table-cell table:formula="of:=[.$B23]*[.Q$3]/[.$B$2]" office:value-type="float" office:value="7000">
            <text:p>7000</text:p>
          </table:table-cell>
          <table:table-cell table:formula="of:=[.$B23]*[.R$3]/[.$B$2]" office:value-type="float" office:value="7500">
            <text:p>7500</text:p>
          </table:table-cell>
          <table:table-cell table:formula="of:=[.$B23]*[.S$3]/[.$B$2]" office:value-type="float" office:value="8000">
            <text:p>8000</text:p>
          </table:table-cell>
          <table:table-cell table:formula="of:=[.$B23]*[.T$3]/[.$B$2]" office:value-type="float" office:value="8500">
            <text:p>8500</text:p>
          </table:table-cell>
          <table:table-cell table:formula="of:=[.$B23]*[.U$3]/[.$B$2]" office:value-type="float" office:value="9000">
            <text:p>9000</text:p>
          </table:table-cell>
          <table:table-cell table:formula="of:=[.$B23]*[.V$3]/[.$B$2]" office:value-type="float" office:value="9500">
            <text:p>9500</text:p>
          </table:table-cell>
          <table:table-cell table:formula="of:=[.$B23]*[.W$3]/[.$B$2]" office:value-type="float" office:value="10000">
            <text:p>10000</text:p>
          </table:table-cell>
          <table:table-cell table:formula="of:=[.$B23]*[.X$3]/[.$B$2]" office:value-type="float" office:value="10500">
            <text:p>10500</text:p>
          </table:table-cell>
          <table:table-cell table:formula="of:=[.$B23]*[.Y$3]/[.$B$2]" office:value-type="float" office:value="11000">
            <text:p>11000</text:p>
          </table:table-cell>
          <table:table-cell table:formula="of:=[.$B23]*[.Z$3]/[.$B$2]" office:value-type="float" office:value="11500">
            <text:p>11500</text:p>
          </table:table-cell>
          <table:table-cell table:formula="of:=[.$B23]*[.AA$3]/[.$B$2]" office:value-type="float" office:value="12000">
            <text:p>12000</text:p>
          </table:table-cell>
          <table:table-cell table:number-columns-repeated="997"/>
        </table:table-row>
        <table:table-row table:style-name="ro1">
          <table:table-cell/>
          <table:table-cell table:style-name="ce27" office:value-type="string" table:number-columns-spanned="2" table:number-rows-spanned="1">
            <text:p>Defence</text:p>
          </table:table-cell>
          <table:covered-table-cell table:style-name="ce30"/>
          <table:table-cell table:style-name="ce33" office:value-type="string" table:number-columns-spanned="2" table:number-rows-spanned="1">
            <text:p>Distance:</text:p>
          </table:table-cell>
          <table:covered-table-cell table:style-name="ce32"/>
          <table:table-cell table:style-name="ce32" office:value-type="float" office:value="40">
            <text:p>40</text:p>
          </table:table-cell>
          <table:table-cell table:style-name="ce27" office:value-type="string" table:number-columns-spanned="2" table:number-rows-spanned="1">
            <text:p>Energy:</text:p>
          </table:table-cell>
          <table:covered-table-cell table:style-name="ce30"/>
          <table:table-cell table:style-name="ce30" office:value-type="float" office:value="50">
            <text:p>50</text:p>
          </table:table-cell>
          <table:table-cell table:style-name="ce27" office:value-type="string" table:number-columns-spanned="2" table:number-rows-spanned="1">
            <text:p>Morale:</text:p>
          </table:table-cell>
          <table:covered-table-cell table:style-name="ce30"/>
          <table:table-cell table:style-name="ce30" office:value-type="float" office:value="50">
            <text:p>50</text:p>
          </table:table-cell>
          <table:table-cell table:style-name="ce41" office:value-type="string" table:number-columns-spanned="2" table:number-rows-spanned="1">
            <text:p>MindControl</text:p>
          </table:table-cell>
          <table:covered-table-cell table:style-name="ce30"/>
          <table:table-cell table:style-name="ce30" office:value-type="float" office:value="1">
            <text:p>1</text:p>
          </table:table-cell>
          <table:table-cell table:number-columns-repeated="2"/>
          <table:table-cell table:style-name="ce27" office:value-type="string" table:number-columns-spanned="3" table:number-rows-spanned="1">
            <text:p>Random Attack Str:</text:p>
          </table:table-cell>
          <table:covered-table-cell table:number-columns-repeated="2" table:style-name="ce30"/>
          <table:table-cell table:style-name="ce30" table:formula="of:=100*50" office:value-type="float" office:value="5000">
            <text:p>5000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0.4">
            <text:p>0.4</text:p>
          </table:table-cell>
          <table:table-cell table:style-name="ce27" office:value-type="string" table:number-columns-spanned="2" table:number-rows-spanned="1">
            <text:p>Bonus:</text:p>
          </table:table-cell>
          <table:covered-table-cell table:style-name="ce42"/>
          <table:table-cell table:style-name="ce30" table:formula="of:=[.F24]*50 + 5*[.I24] + 10 * [.L24] + 50 * (10 + IF([.O24];30))" office:value-type="float" office:value="4750">
            <text:p>4750</text:p>
          </table:table-cell>
          <table:table-cell table:style-name="ce32"/>
          <table:table-cell table:number-columns-repeated="996"/>
        </table:table-row>
        <table:table-row table:style-name="ro3">
          <table:table-cell/>
          <table:table-cell office:value-type="float" office:value="0">
            <text:p>0</text:p>
          </table:table-cell>
          <table:table-cell table:style-name="ce31" table:formula="of:=50 * ROUNDDOWN([.$W$24]*[.$B25] +[.$X$24]*[.C$3])+[.$AA$24]" office:value-type="float" office:value="4750">
            <text:p>4750</text:p>
          </table:table-cell>
          <table:table-cell table:style-name="ce31" table:formula="of:=50 * ROUNDDOWN([.$W$24]*[.$B25] +[.$X$24]*[.D$3])+[.$AA$24]" office:value-type="float" office:value="4850">
            <text:p>4850</text:p>
          </table:table-cell>
          <table:table-cell table:style-name="ce31" table:formula="of:=50 * ROUNDDOWN([.$W$24]*[.$B25] +[.$X$24]*[.E$3])+[.$AA$24]" office:value-type="float" office:value="4950">
            <text:p>4950</text:p>
          </table:table-cell>
          <table:table-cell table:style-name="ce31" table:formula="of:=50 * ROUNDDOWN([.$W$24]*[.$B25] +[.$X$24]*[.F$3])+[.$AA$24]" office:value-type="float" office:value="5050">
            <text:p>5050</text:p>
          </table:table-cell>
          <table:table-cell table:style-name="ce31" table:formula="of:=50 * ROUNDDOWN([.$W$24]*[.$B25] +[.$X$24]*[.G$3])+[.$AA$24]" office:value-type="float" office:value="5150">
            <text:p>5150</text:p>
          </table:table-cell>
          <table:table-cell table:style-name="ce31" table:formula="of:=50 * ROUNDDOWN([.$W$24]*[.$B25] +[.$X$24]*[.H$3])+[.$AA$24]" office:value-type="float" office:value="5250">
            <text:p>5250</text:p>
          </table:table-cell>
          <table:table-cell table:style-name="ce31" table:formula="of:=50 * ROUNDDOWN([.$W$24]*[.$B25] +[.$X$24]*[.I$3])+[.$AA$24]" office:value-type="float" office:value="5350">
            <text:p>5350</text:p>
          </table:table-cell>
          <table:table-cell table:style-name="ce31" table:formula="of:=50 * ROUNDDOWN([.$W$24]*[.$B25] +[.$X$24]*[.J$3])+[.$AA$24]" office:value-type="float" office:value="5450">
            <text:p>5450</text:p>
          </table:table-cell>
          <table:table-cell table:style-name="ce31" table:formula="of:=50 * ROUNDDOWN([.$W$24]*[.$B25] +[.$X$24]*[.K$3])+[.$AA$24]" office:value-type="float" office:value="5550">
            <text:p>5550</text:p>
          </table:table-cell>
          <table:table-cell table:style-name="ce31" table:formula="of:=50 * ROUNDDOWN([.$W$24]*[.$B25] +[.$X$24]*[.L$3])+[.$AA$24]" office:value-type="float" office:value="5650">
            <text:p>5650</text:p>
          </table:table-cell>
          <table:table-cell table:style-name="ce31" table:formula="of:=50 * ROUNDDOWN([.$W$24]*[.$B25] +[.$X$24]*[.M$3])+[.$AA$24]" office:value-type="float" office:value="5750">
            <text:p>5750</text:p>
          </table:table-cell>
          <table:table-cell table:style-name="ce31" table:formula="of:=50 * ROUNDDOWN([.$W$24]*[.$B25] +[.$X$24]*[.N$3])+[.$AA$24]" office:value-type="float" office:value="5850">
            <text:p>5850</text:p>
          </table:table-cell>
          <table:table-cell table:style-name="ce31" table:formula="of:=50 * ROUNDDOWN([.$W$24]*[.$B25] +[.$X$24]*[.O$3])+[.$AA$24]" office:value-type="float" office:value="5950">
            <text:p>5950</text:p>
          </table:table-cell>
          <table:table-cell table:style-name="ce31" table:formula="of:=50 * ROUNDDOWN([.$W$24]*[.$B25] +[.$X$24]*[.P$3])+[.$AA$24]" office:value-type="float" office:value="6050">
            <text:p>6050</text:p>
          </table:table-cell>
          <table:table-cell table:style-name="ce31" table:formula="of:=50 * ROUNDDOWN([.$W$24]*[.$B25] +[.$X$24]*[.Q$3])+[.$AA$24]" office:value-type="float" office:value="6150">
            <text:p>6150</text:p>
          </table:table-cell>
          <table:table-cell table:style-name="ce31" table:formula="of:=50 * ROUNDDOWN([.$W$24]*[.$B25] +[.$X$24]*[.R$3])+[.$AA$24]" office:value-type="float" office:value="6250">
            <text:p>6250</text:p>
          </table:table-cell>
          <table:table-cell table:style-name="ce31" table:formula="of:=50 * ROUNDDOWN([.$W$24]*[.$B25] +[.$X$24]*[.S$3])+[.$AA$24]" office:value-type="float" office:value="6350">
            <text:p>6350</text:p>
          </table:table-cell>
          <table:table-cell table:style-name="ce31" table:formula="of:=50 * ROUNDDOWN([.$W$24]*[.$B25] +[.$X$24]*[.T$3])+[.$AA$24]" office:value-type="float" office:value="6450">
            <text:p>6450</text:p>
          </table:table-cell>
          <table:table-cell table:style-name="ce31" table:formula="of:=50 * ROUNDDOWN([.$W$24]*[.$B25] +[.$X$24]*[.U$3])+[.$AA$24]" office:value-type="float" office:value="6550">
            <text:p>6550</text:p>
          </table:table-cell>
          <table:table-cell table:style-name="ce31" table:formula="of:=50 * ROUNDDOWN([.$W$24]*[.$B25] +[.$X$24]*[.V$3])+[.$AA$24]" office:value-type="float" office:value="6650">
            <text:p>6650</text:p>
          </table:table-cell>
          <table:table-cell table:style-name="ce31" table:formula="of:=50 * ROUNDDOWN([.$W$24]*[.$B25] +[.$X$24]*[.W$3])+[.$AA$24]" office:value-type="float" office:value="6750">
            <text:p>6750</text:p>
          </table:table-cell>
          <table:table-cell table:style-name="ce31" table:formula="of:=50 * ROUNDDOWN([.$W$24]*[.$B25] +[.$X$24]*[.X$3])+[.$AA$24]" office:value-type="float" office:value="6850">
            <text:p>6850</text:p>
          </table:table-cell>
          <table:table-cell table:style-name="ce31" table:formula="of:=50 * ROUNDDOWN([.$W$24]*[.$B25] +[.$X$24]*[.Y$3])+[.$AA$24]" office:value-type="float" office:value="6950">
            <text:p>6950</text:p>
          </table:table-cell>
          <table:table-cell table:style-name="ce31" table:formula="of:=50 * ROUNDDOWN([.$W$24]*[.$B25] +[.$X$24]*[.Z$3])+[.$AA$24]" office:value-type="float" office:value="7050">
            <text:p>7050</text:p>
          </table:table-cell>
          <table:table-cell table:style-name="ce31" table:formula="of:=50 * ROUNDDOWN([.$W$24]*[.$B25] +[.$X$24]*[.AA$3])+[.$AA$24]" office:value-type="float" office:value="7150">
            <text:p>7150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31" table:formula="of:=50 * ROUNDDOWN([.$W$24]*[.$B26] +[.$X$24]*[.C$3])+[.$AA$24]" office:value-type="float" office:value="5000">
            <text:p>5000</text:p>
          </table:table-cell>
          <table:table-cell table:style-name="ce31" table:formula="of:=50 * ROUNDDOWN([.$W$24]*[.$B26] +[.$X$24]*[.D$3])+[.$AA$24]" office:value-type="float" office:value="5100">
            <text:p>5100</text:p>
          </table:table-cell>
          <table:table-cell table:style-name="ce31" table:formula="of:=50 * ROUNDDOWN([.$W$24]*[.$B26] +[.$X$24]*[.E$3])+[.$AA$24]" office:value-type="float" office:value="5200">
            <text:p>5200</text:p>
          </table:table-cell>
          <table:table-cell table:style-name="ce31" table:formula="of:=50 * ROUNDDOWN([.$W$24]*[.$B26] +[.$X$24]*[.F$3])+[.$AA$24]" office:value-type="float" office:value="5300">
            <text:p>5300</text:p>
          </table:table-cell>
          <table:table-cell table:style-name="ce31" table:formula="of:=50 * ROUNDDOWN([.$W$24]*[.$B26] +[.$X$24]*[.G$3])+[.$AA$24]" office:value-type="float" office:value="5400">
            <text:p>5400</text:p>
          </table:table-cell>
          <table:table-cell table:style-name="ce31" table:formula="of:=50 * ROUNDDOWN([.$W$24]*[.$B26] +[.$X$24]*[.H$3])+[.$AA$24]" office:value-type="float" office:value="5500">
            <text:p>5500</text:p>
          </table:table-cell>
          <table:table-cell table:style-name="ce31" table:formula="of:=50 * ROUNDDOWN([.$W$24]*[.$B26] +[.$X$24]*[.I$3])+[.$AA$24]" office:value-type="float" office:value="5600">
            <text:p>5600</text:p>
          </table:table-cell>
          <table:table-cell table:style-name="ce31" table:formula="of:=50 * ROUNDDOWN([.$W$24]*[.$B26] +[.$X$24]*[.J$3])+[.$AA$24]" office:value-type="float" office:value="5700">
            <text:p>5700</text:p>
          </table:table-cell>
          <table:table-cell table:style-name="ce31" table:formula="of:=50 * ROUNDDOWN([.$W$24]*[.$B26] +[.$X$24]*[.K$3])+[.$AA$24]" office:value-type="float" office:value="5800">
            <text:p>5800</text:p>
          </table:table-cell>
          <table:table-cell table:style-name="ce31" table:formula="of:=50 * ROUNDDOWN([.$W$24]*[.$B26] +[.$X$24]*[.L$3])+[.$AA$24]" office:value-type="float" office:value="5900">
            <text:p>5900</text:p>
          </table:table-cell>
          <table:table-cell table:style-name="ce31" table:formula="of:=50 * ROUNDDOWN([.$W$24]*[.$B26] +[.$X$24]*[.M$3])+[.$AA$24]" office:value-type="float" office:value="6000">
            <text:p>6000</text:p>
          </table:table-cell>
          <table:table-cell table:style-name="ce31" table:formula="of:=50 * ROUNDDOWN([.$W$24]*[.$B26] +[.$X$24]*[.N$3])+[.$AA$24]" office:value-type="float" office:value="6100">
            <text:p>6100</text:p>
          </table:table-cell>
          <table:table-cell table:style-name="ce31" table:formula="of:=50 * ROUNDDOWN([.$W$24]*[.$B26] +[.$X$24]*[.O$3])+[.$AA$24]" office:value-type="float" office:value="6200">
            <text:p>6200</text:p>
          </table:table-cell>
          <table:table-cell table:style-name="ce31" table:formula="of:=50 * ROUNDDOWN([.$W$24]*[.$B26] +[.$X$24]*[.P$3])+[.$AA$24]" office:value-type="float" office:value="6300">
            <text:p>6300</text:p>
          </table:table-cell>
          <table:table-cell table:style-name="ce31" table:formula="of:=50 * ROUNDDOWN([.$W$24]*[.$B26] +[.$X$24]*[.Q$3])+[.$AA$24]" office:value-type="float" office:value="6400">
            <text:p>6400</text:p>
          </table:table-cell>
          <table:table-cell table:style-name="ce31" table:formula="of:=50 * ROUNDDOWN([.$W$24]*[.$B26] +[.$X$24]*[.R$3])+[.$AA$24]" office:value-type="float" office:value="6500">
            <text:p>6500</text:p>
          </table:table-cell>
          <table:table-cell table:style-name="ce31" table:formula="of:=50 * ROUNDDOWN([.$W$24]*[.$B26] +[.$X$24]*[.S$3])+[.$AA$24]" office:value-type="float" office:value="6600">
            <text:p>6600</text:p>
          </table:table-cell>
          <table:table-cell table:style-name="ce31" table:formula="of:=50 * ROUNDDOWN([.$W$24]*[.$B26] +[.$X$24]*[.T$3])+[.$AA$24]" office:value-type="float" office:value="6700">
            <text:p>6700</text:p>
          </table:table-cell>
          <table:table-cell table:style-name="ce31" table:formula="of:=50 * ROUNDDOWN([.$W$24]*[.$B26] +[.$X$24]*[.U$3])+[.$AA$24]" office:value-type="float" office:value="6800">
            <text:p>6800</text:p>
          </table:table-cell>
          <table:table-cell table:style-name="ce31" table:formula="of:=50 * ROUNDDOWN([.$W$24]*[.$B26] +[.$X$24]*[.V$3])+[.$AA$24]" office:value-type="float" office:value="6900">
            <text:p>6900</text:p>
          </table:table-cell>
          <table:table-cell table:style-name="ce31" table:formula="of:=50 * ROUNDDOWN([.$W$24]*[.$B26] +[.$X$24]*[.W$3])+[.$AA$24]" office:value-type="float" office:value="7000">
            <text:p>7000</text:p>
          </table:table-cell>
          <table:table-cell table:style-name="ce31" table:formula="of:=50 * ROUNDDOWN([.$W$24]*[.$B26] +[.$X$24]*[.X$3])+[.$AA$24]" office:value-type="float" office:value="7100">
            <text:p>7100</text:p>
          </table:table-cell>
          <table:table-cell table:style-name="ce31" table:formula="of:=50 * ROUNDDOWN([.$W$24]*[.$B26] +[.$X$24]*[.Y$3])+[.$AA$24]" office:value-type="float" office:value="7200">
            <text:p>7200</text:p>
          </table:table-cell>
          <table:table-cell table:style-name="ce31" table:formula="of:=50 * ROUNDDOWN([.$W$24]*[.$B26] +[.$X$24]*[.Z$3])+[.$AA$24]" office:value-type="float" office:value="7300">
            <text:p>7300</text:p>
          </table:table-cell>
          <table:table-cell table:style-name="ce31" table:formula="of:=50 * ROUNDDOWN([.$W$24]*[.$B26] +[.$X$24]*[.AA$3])+[.$AA$24]" office:value-type="float" office:value="7400">
            <text:p>7400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0">
            <text:p>10</text:p>
          </table:table-cell>
          <table:table-cell table:style-name="ce31" table:formula="of:=50 * ROUNDDOWN([.$W$24]*[.$B27] +[.$X$24]*[.C$3])+[.$AA$24]" office:value-type="float" office:value="5250">
            <text:p>5250</text:p>
          </table:table-cell>
          <table:table-cell table:style-name="ce31" table:formula="of:=50 * ROUNDDOWN([.$W$24]*[.$B27] +[.$X$24]*[.D$3])+[.$AA$24]" office:value-type="float" office:value="5350">
            <text:p>5350</text:p>
          </table:table-cell>
          <table:table-cell table:style-name="ce31" table:formula="of:=50 * ROUNDDOWN([.$W$24]*[.$B27] +[.$X$24]*[.E$3])+[.$AA$24]" office:value-type="float" office:value="5450">
            <text:p>5450</text:p>
          </table:table-cell>
          <table:table-cell table:style-name="ce31" table:formula="of:=50 * ROUNDDOWN([.$W$24]*[.$B27] +[.$X$24]*[.F$3])+[.$AA$24]" office:value-type="float" office:value="5550">
            <text:p>5550</text:p>
          </table:table-cell>
          <table:table-cell table:style-name="ce31" table:formula="of:=50 * ROUNDDOWN([.$W$24]*[.$B27] +[.$X$24]*[.G$3])+[.$AA$24]" office:value-type="float" office:value="5650">
            <text:p>5650</text:p>
          </table:table-cell>
          <table:table-cell table:style-name="ce31" table:formula="of:=50 * ROUNDDOWN([.$W$24]*[.$B27] +[.$X$24]*[.H$3])+[.$AA$24]" office:value-type="float" office:value="5750">
            <text:p>5750</text:p>
          </table:table-cell>
          <table:table-cell table:style-name="ce31" table:formula="of:=50 * ROUNDDOWN([.$W$24]*[.$B27] +[.$X$24]*[.I$3])+[.$AA$24]" office:value-type="float" office:value="5850">
            <text:p>5850</text:p>
          </table:table-cell>
          <table:table-cell table:style-name="ce31" table:formula="of:=50 * ROUNDDOWN([.$W$24]*[.$B27] +[.$X$24]*[.J$3])+[.$AA$24]" office:value-type="float" office:value="5950">
            <text:p>5950</text:p>
          </table:table-cell>
          <table:table-cell table:style-name="ce31" table:formula="of:=50 * ROUNDDOWN([.$W$24]*[.$B27] +[.$X$24]*[.K$3])+[.$AA$24]" office:value-type="float" office:value="6050">
            <text:p>6050</text:p>
          </table:table-cell>
          <table:table-cell table:style-name="ce31" table:formula="of:=50 * ROUNDDOWN([.$W$24]*[.$B27] +[.$X$24]*[.L$3])+[.$AA$24]" office:value-type="float" office:value="6150">
            <text:p>6150</text:p>
          </table:table-cell>
          <table:table-cell table:style-name="ce31" table:formula="of:=50 * ROUNDDOWN([.$W$24]*[.$B27] +[.$X$24]*[.M$3])+[.$AA$24]" office:value-type="float" office:value="6250">
            <text:p>6250</text:p>
          </table:table-cell>
          <table:table-cell table:style-name="ce31" table:formula="of:=50 * ROUNDDOWN([.$W$24]*[.$B27] +[.$X$24]*[.N$3])+[.$AA$24]" office:value-type="float" office:value="6350">
            <text:p>6350</text:p>
          </table:table-cell>
          <table:table-cell table:style-name="ce31" table:formula="of:=50 * ROUNDDOWN([.$W$24]*[.$B27] +[.$X$24]*[.O$3])+[.$AA$24]" office:value-type="float" office:value="6450">
            <text:p>6450</text:p>
          </table:table-cell>
          <table:table-cell table:style-name="ce31" table:formula="of:=50 * ROUNDDOWN([.$W$24]*[.$B27] +[.$X$24]*[.P$3])+[.$AA$24]" office:value-type="float" office:value="6550">
            <text:p>6550</text:p>
          </table:table-cell>
          <table:table-cell table:style-name="ce31" table:formula="of:=50 * ROUNDDOWN([.$W$24]*[.$B27] +[.$X$24]*[.Q$3])+[.$AA$24]" office:value-type="float" office:value="6650">
            <text:p>6650</text:p>
          </table:table-cell>
          <table:table-cell table:style-name="ce31" table:formula="of:=50 * ROUNDDOWN([.$W$24]*[.$B27] +[.$X$24]*[.R$3])+[.$AA$24]" office:value-type="float" office:value="6750">
            <text:p>6750</text:p>
          </table:table-cell>
          <table:table-cell table:style-name="ce31" table:formula="of:=50 * ROUNDDOWN([.$W$24]*[.$B27] +[.$X$24]*[.S$3])+[.$AA$24]" office:value-type="float" office:value="6850">
            <text:p>6850</text:p>
          </table:table-cell>
          <table:table-cell table:style-name="ce31" table:formula="of:=50 * ROUNDDOWN([.$W$24]*[.$B27] +[.$X$24]*[.T$3])+[.$AA$24]" office:value-type="float" office:value="6950">
            <text:p>6950</text:p>
          </table:table-cell>
          <table:table-cell table:style-name="ce31" table:formula="of:=50 * ROUNDDOWN([.$W$24]*[.$B27] +[.$X$24]*[.U$3])+[.$AA$24]" office:value-type="float" office:value="7050">
            <text:p>7050</text:p>
          </table:table-cell>
          <table:table-cell table:style-name="ce31" table:formula="of:=50 * ROUNDDOWN([.$W$24]*[.$B27] +[.$X$24]*[.V$3])+[.$AA$24]" office:value-type="float" office:value="7150">
            <text:p>7150</text:p>
          </table:table-cell>
          <table:table-cell table:style-name="ce31" table:formula="of:=50 * ROUNDDOWN([.$W$24]*[.$B27] +[.$X$24]*[.W$3])+[.$AA$24]" office:value-type="float" office:value="7250">
            <text:p>7250</text:p>
          </table:table-cell>
          <table:table-cell table:style-name="ce31" table:formula="of:=50 * ROUNDDOWN([.$W$24]*[.$B27] +[.$X$24]*[.X$3])+[.$AA$24]" office:value-type="float" office:value="7350">
            <text:p>7350</text:p>
          </table:table-cell>
          <table:table-cell table:style-name="ce31" table:formula="of:=50 * ROUNDDOWN([.$W$24]*[.$B27] +[.$X$24]*[.Y$3])+[.$AA$24]" office:value-type="float" office:value="7450">
            <text:p>7450</text:p>
          </table:table-cell>
          <table:table-cell table:style-name="ce31" table:formula="of:=50 * ROUNDDOWN([.$W$24]*[.$B27] +[.$X$24]*[.Z$3])+[.$AA$24]" office:value-type="float" office:value="7550">
            <text:p>7550</text:p>
          </table:table-cell>
          <table:table-cell table:style-name="ce31" table:formula="of:=50 * ROUNDDOWN([.$W$24]*[.$B27] +[.$X$24]*[.AA$3])+[.$AA$24]" office:value-type="float" office:value="7650">
            <text:p>7650</text:p>
          </table:table-cell>
          <table:table-cell office:value-type="float" office:value="10">
            <text:p>1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5">
            <text:p>15</text:p>
          </table:table-cell>
          <table:table-cell table:style-name="ce31" table:formula="of:=50 * ROUNDDOWN([.$W$24]*[.$B28] +[.$X$24]*[.C$3])+[.$AA$24]" office:value-type="float" office:value="5500">
            <text:p>5500</text:p>
          </table:table-cell>
          <table:table-cell table:style-name="ce31" table:formula="of:=50 * ROUNDDOWN([.$W$24]*[.$B28] +[.$X$24]*[.D$3])+[.$AA$24]" office:value-type="float" office:value="5600">
            <text:p>5600</text:p>
          </table:table-cell>
          <table:table-cell table:style-name="ce31" table:formula="of:=50 * ROUNDDOWN([.$W$24]*[.$B28] +[.$X$24]*[.E$3])+[.$AA$24]" office:value-type="float" office:value="5700">
            <text:p>5700</text:p>
          </table:table-cell>
          <table:table-cell table:style-name="ce31" table:formula="of:=50 * ROUNDDOWN([.$W$24]*[.$B28] +[.$X$24]*[.F$3])+[.$AA$24]" office:value-type="float" office:value="5800">
            <text:p>5800</text:p>
          </table:table-cell>
          <table:table-cell table:style-name="ce31" table:formula="of:=50 * ROUNDDOWN([.$W$24]*[.$B28] +[.$X$24]*[.G$3])+[.$AA$24]" office:value-type="float" office:value="5900">
            <text:p>5900</text:p>
          </table:table-cell>
          <table:table-cell table:style-name="ce31" table:formula="of:=50 * ROUNDDOWN([.$W$24]*[.$B28] +[.$X$24]*[.H$3])+[.$AA$24]" office:value-type="float" office:value="6000">
            <text:p>6000</text:p>
          </table:table-cell>
          <table:table-cell table:style-name="ce31" table:formula="of:=50 * ROUNDDOWN([.$W$24]*[.$B28] +[.$X$24]*[.I$3])+[.$AA$24]" office:value-type="float" office:value="6100">
            <text:p>6100</text:p>
          </table:table-cell>
          <table:table-cell table:style-name="ce31" table:formula="of:=50 * ROUNDDOWN([.$W$24]*[.$B28] +[.$X$24]*[.J$3])+[.$AA$24]" office:value-type="float" office:value="6200">
            <text:p>6200</text:p>
          </table:table-cell>
          <table:table-cell table:style-name="ce31" table:formula="of:=50 * ROUNDDOWN([.$W$24]*[.$B28] +[.$X$24]*[.K$3])+[.$AA$24]" office:value-type="float" office:value="6300">
            <text:p>6300</text:p>
          </table:table-cell>
          <table:table-cell table:style-name="ce31" table:formula="of:=50 * ROUNDDOWN([.$W$24]*[.$B28] +[.$X$24]*[.L$3])+[.$AA$24]" office:value-type="float" office:value="6400">
            <text:p>6400</text:p>
          </table:table-cell>
          <table:table-cell table:style-name="ce31" table:formula="of:=50 * ROUNDDOWN([.$W$24]*[.$B28] +[.$X$24]*[.M$3])+[.$AA$24]" office:value-type="float" office:value="6500">
            <text:p>6500</text:p>
          </table:table-cell>
          <table:table-cell table:style-name="ce31" table:formula="of:=50 * ROUNDDOWN([.$W$24]*[.$B28] +[.$X$24]*[.N$3])+[.$AA$24]" office:value-type="float" office:value="6600">
            <text:p>6600</text:p>
          </table:table-cell>
          <table:table-cell table:style-name="ce31" table:formula="of:=50 * ROUNDDOWN([.$W$24]*[.$B28] +[.$X$24]*[.O$3])+[.$AA$24]" office:value-type="float" office:value="6700">
            <text:p>6700</text:p>
          </table:table-cell>
          <table:table-cell table:style-name="ce31" table:formula="of:=50 * ROUNDDOWN([.$W$24]*[.$B28] +[.$X$24]*[.P$3])+[.$AA$24]" office:value-type="float" office:value="6800">
            <text:p>6800</text:p>
          </table:table-cell>
          <table:table-cell table:style-name="ce31" table:formula="of:=50 * ROUNDDOWN([.$W$24]*[.$B28] +[.$X$24]*[.Q$3])+[.$AA$24]" office:value-type="float" office:value="6900">
            <text:p>6900</text:p>
          </table:table-cell>
          <table:table-cell table:style-name="ce31" table:formula="of:=50 * ROUNDDOWN([.$W$24]*[.$B28] +[.$X$24]*[.R$3])+[.$AA$24]" office:value-type="float" office:value="7000">
            <text:p>7000</text:p>
          </table:table-cell>
          <table:table-cell table:style-name="ce31" table:formula="of:=50 * ROUNDDOWN([.$W$24]*[.$B28] +[.$X$24]*[.S$3])+[.$AA$24]" office:value-type="float" office:value="7100">
            <text:p>7100</text:p>
          </table:table-cell>
          <table:table-cell table:style-name="ce31" table:formula="of:=50 * ROUNDDOWN([.$W$24]*[.$B28] +[.$X$24]*[.T$3])+[.$AA$24]" office:value-type="float" office:value="7200">
            <text:p>7200</text:p>
          </table:table-cell>
          <table:table-cell table:style-name="ce31" table:formula="of:=50 * ROUNDDOWN([.$W$24]*[.$B28] +[.$X$24]*[.U$3])+[.$AA$24]" office:value-type="float" office:value="7300">
            <text:p>7300</text:p>
          </table:table-cell>
          <table:table-cell table:style-name="ce31" table:formula="of:=50 * ROUNDDOWN([.$W$24]*[.$B28] +[.$X$24]*[.V$3])+[.$AA$24]" office:value-type="float" office:value="7400">
            <text:p>7400</text:p>
          </table:table-cell>
          <table:table-cell table:style-name="ce31" table:formula="of:=50 * ROUNDDOWN([.$W$24]*[.$B28] +[.$X$24]*[.W$3])+[.$AA$24]" office:value-type="float" office:value="7500">
            <text:p>7500</text:p>
          </table:table-cell>
          <table:table-cell table:style-name="ce31" table:formula="of:=50 * ROUNDDOWN([.$W$24]*[.$B28] +[.$X$24]*[.X$3])+[.$AA$24]" office:value-type="float" office:value="7600">
            <text:p>7600</text:p>
          </table:table-cell>
          <table:table-cell table:style-name="ce31" table:formula="of:=50 * ROUNDDOWN([.$W$24]*[.$B28] +[.$X$24]*[.Y$3])+[.$AA$24]" office:value-type="float" office:value="7700">
            <text:p>7700</text:p>
          </table:table-cell>
          <table:table-cell table:style-name="ce31" table:formula="of:=50 * ROUNDDOWN([.$W$24]*[.$B28] +[.$X$24]*[.Z$3])+[.$AA$24]" office:value-type="float" office:value="7800">
            <text:p>7800</text:p>
          </table:table-cell>
          <table:table-cell table:style-name="ce31" table:formula="of:=50 * ROUNDDOWN([.$W$24]*[.$B28] +[.$X$24]*[.AA$3])+[.$AA$24]" office:value-type="float" office:value="7900">
            <text:p>7900</text:p>
          </table:table-cell>
          <table:table-cell office:value-type="float" office:value="15">
            <text:p>1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0">
            <text:p>20</text:p>
          </table:table-cell>
          <table:table-cell table:style-name="ce31" table:formula="of:=50 * ROUNDDOWN([.$W$24]*[.$B29] +[.$X$24]*[.C$3])+[.$AA$24]" office:value-type="float" office:value="5750">
            <text:p>5750</text:p>
          </table:table-cell>
          <table:table-cell table:style-name="ce31" table:formula="of:=50 * ROUNDDOWN([.$W$24]*[.$B29] +[.$X$24]*[.D$3])+[.$AA$24]" office:value-type="float" office:value="5850">
            <text:p>5850</text:p>
          </table:table-cell>
          <table:table-cell table:style-name="ce31" table:formula="of:=50 * ROUNDDOWN([.$W$24]*[.$B29] +[.$X$24]*[.E$3])+[.$AA$24]" office:value-type="float" office:value="5950">
            <text:p>5950</text:p>
          </table:table-cell>
          <table:table-cell table:style-name="ce31" table:formula="of:=50 * ROUNDDOWN([.$W$24]*[.$B29] +[.$X$24]*[.F$3])+[.$AA$24]" office:value-type="float" office:value="6050">
            <text:p>6050</text:p>
          </table:table-cell>
          <table:table-cell table:style-name="ce31" table:formula="of:=50 * ROUNDDOWN([.$W$24]*[.$B29] +[.$X$24]*[.G$3])+[.$AA$24]" office:value-type="float" office:value="6150">
            <text:p>6150</text:p>
          </table:table-cell>
          <table:table-cell table:style-name="ce31" table:formula="of:=50 * ROUNDDOWN([.$W$24]*[.$B29] +[.$X$24]*[.H$3])+[.$AA$24]" office:value-type="float" office:value="6250">
            <text:p>6250</text:p>
          </table:table-cell>
          <table:table-cell table:style-name="ce31" table:formula="of:=50 * ROUNDDOWN([.$W$24]*[.$B29] +[.$X$24]*[.I$3])+[.$AA$24]" office:value-type="float" office:value="6350">
            <text:p>6350</text:p>
          </table:table-cell>
          <table:table-cell table:style-name="ce31" table:formula="of:=50 * ROUNDDOWN([.$W$24]*[.$B29] +[.$X$24]*[.J$3])+[.$AA$24]" office:value-type="float" office:value="6450">
            <text:p>6450</text:p>
          </table:table-cell>
          <table:table-cell table:style-name="ce31" table:formula="of:=50 * ROUNDDOWN([.$W$24]*[.$B29] +[.$X$24]*[.K$3])+[.$AA$24]" office:value-type="float" office:value="6550">
            <text:p>6550</text:p>
          </table:table-cell>
          <table:table-cell table:style-name="ce31" table:formula="of:=50 * ROUNDDOWN([.$W$24]*[.$B29] +[.$X$24]*[.L$3])+[.$AA$24]" office:value-type="float" office:value="6650">
            <text:p>6650</text:p>
          </table:table-cell>
          <table:table-cell table:style-name="ce31" table:formula="of:=50 * ROUNDDOWN([.$W$24]*[.$B29] +[.$X$24]*[.M$3])+[.$AA$24]" office:value-type="float" office:value="6750">
            <text:p>6750</text:p>
          </table:table-cell>
          <table:table-cell table:style-name="ce31" table:formula="of:=50 * ROUNDDOWN([.$W$24]*[.$B29] +[.$X$24]*[.N$3])+[.$AA$24]" office:value-type="float" office:value="6850">
            <text:p>6850</text:p>
          </table:table-cell>
          <table:table-cell table:style-name="ce31" table:formula="of:=50 * ROUNDDOWN([.$W$24]*[.$B29] +[.$X$24]*[.O$3])+[.$AA$24]" office:value-type="float" office:value="6950">
            <text:p>6950</text:p>
          </table:table-cell>
          <table:table-cell table:style-name="ce31" table:formula="of:=50 * ROUNDDOWN([.$W$24]*[.$B29] +[.$X$24]*[.P$3])+[.$AA$24]" office:value-type="float" office:value="7050">
            <text:p>7050</text:p>
          </table:table-cell>
          <table:table-cell table:style-name="ce31" table:formula="of:=50 * ROUNDDOWN([.$W$24]*[.$B29] +[.$X$24]*[.Q$3])+[.$AA$24]" office:value-type="float" office:value="7150">
            <text:p>7150</text:p>
          </table:table-cell>
          <table:table-cell table:style-name="ce31" table:formula="of:=50 * ROUNDDOWN([.$W$24]*[.$B29] +[.$X$24]*[.R$3])+[.$AA$24]" office:value-type="float" office:value="7250">
            <text:p>7250</text:p>
          </table:table-cell>
          <table:table-cell table:style-name="ce31" table:formula="of:=50 * ROUNDDOWN([.$W$24]*[.$B29] +[.$X$24]*[.S$3])+[.$AA$24]" office:value-type="float" office:value="7350">
            <text:p>7350</text:p>
          </table:table-cell>
          <table:table-cell table:style-name="ce31" table:formula="of:=50 * ROUNDDOWN([.$W$24]*[.$B29] +[.$X$24]*[.T$3])+[.$AA$24]" office:value-type="float" office:value="7450">
            <text:p>7450</text:p>
          </table:table-cell>
          <table:table-cell table:style-name="ce31" table:formula="of:=50 * ROUNDDOWN([.$W$24]*[.$B29] +[.$X$24]*[.U$3])+[.$AA$24]" office:value-type="float" office:value="7550">
            <text:p>7550</text:p>
          </table:table-cell>
          <table:table-cell table:style-name="ce31" table:formula="of:=50 * ROUNDDOWN([.$W$24]*[.$B29] +[.$X$24]*[.V$3])+[.$AA$24]" office:value-type="float" office:value="7650">
            <text:p>7650</text:p>
          </table:table-cell>
          <table:table-cell table:style-name="ce31" table:formula="of:=50 * ROUNDDOWN([.$W$24]*[.$B29] +[.$X$24]*[.W$3])+[.$AA$24]" office:value-type="float" office:value="7750">
            <text:p>7750</text:p>
          </table:table-cell>
          <table:table-cell table:style-name="ce31" table:formula="of:=50 * ROUNDDOWN([.$W$24]*[.$B29] +[.$X$24]*[.X$3])+[.$AA$24]" office:value-type="float" office:value="7850">
            <text:p>7850</text:p>
          </table:table-cell>
          <table:table-cell table:style-name="ce31" table:formula="of:=50 * ROUNDDOWN([.$W$24]*[.$B29] +[.$X$24]*[.Y$3])+[.$AA$24]" office:value-type="float" office:value="7950">
            <text:p>7950</text:p>
          </table:table-cell>
          <table:table-cell table:style-name="ce31" table:formula="of:=50 * ROUNDDOWN([.$W$24]*[.$B29] +[.$X$24]*[.Z$3])+[.$AA$24]" office:value-type="float" office:value="8050">
            <text:p>8050</text:p>
          </table:table-cell>
          <table:table-cell table:style-name="ce31" table:formula="of:=50 * ROUNDDOWN([.$W$24]*[.$B29] +[.$X$24]*[.AA$3])+[.$AA$24]" office:value-type="float" office:value="8150">
            <text:p>8150</text:p>
          </table:table-cell>
          <table:table-cell office:value-type="float" office:value="20">
            <text:p>2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31" table:formula="of:=50 * ROUNDDOWN([.$W$24]*[.$B30] +[.$X$24]*[.C$3])+[.$AA$24]" office:value-type="float" office:value="6000">
            <text:p>6000</text:p>
          </table:table-cell>
          <table:table-cell table:style-name="ce31" table:formula="of:=50 * ROUNDDOWN([.$W$24]*[.$B30] +[.$X$24]*[.D$3])+[.$AA$24]" office:value-type="float" office:value="6100">
            <text:p>6100</text:p>
          </table:table-cell>
          <table:table-cell table:style-name="ce31" table:formula="of:=50 * ROUNDDOWN([.$W$24]*[.$B30] +[.$X$24]*[.E$3])+[.$AA$24]" office:value-type="float" office:value="6200">
            <text:p>6200</text:p>
          </table:table-cell>
          <table:table-cell table:style-name="ce31" table:formula="of:=50 * ROUNDDOWN([.$W$24]*[.$B30] +[.$X$24]*[.F$3])+[.$AA$24]" office:value-type="float" office:value="6300">
            <text:p>6300</text:p>
          </table:table-cell>
          <table:table-cell table:style-name="ce31" table:formula="of:=50 * ROUNDDOWN([.$W$24]*[.$B30] +[.$X$24]*[.G$3])+[.$AA$24]" office:value-type="float" office:value="6400">
            <text:p>6400</text:p>
          </table:table-cell>
          <table:table-cell table:style-name="ce31" table:formula="of:=50 * ROUNDDOWN([.$W$24]*[.$B30] +[.$X$24]*[.H$3])+[.$AA$24]" office:value-type="float" office:value="6500">
            <text:p>6500</text:p>
          </table:table-cell>
          <table:table-cell table:style-name="ce31" table:formula="of:=50 * ROUNDDOWN([.$W$24]*[.$B30] +[.$X$24]*[.I$3])+[.$AA$24]" office:value-type="float" office:value="6600">
            <text:p>6600</text:p>
          </table:table-cell>
          <table:table-cell table:style-name="ce31" table:formula="of:=50 * ROUNDDOWN([.$W$24]*[.$B30] +[.$X$24]*[.J$3])+[.$AA$24]" office:value-type="float" office:value="6700">
            <text:p>6700</text:p>
          </table:table-cell>
          <table:table-cell table:style-name="ce31" table:formula="of:=50 * ROUNDDOWN([.$W$24]*[.$B30] +[.$X$24]*[.K$3])+[.$AA$24]" office:value-type="float" office:value="6800">
            <text:p>6800</text:p>
          </table:table-cell>
          <table:table-cell table:style-name="ce31" table:formula="of:=50 * ROUNDDOWN([.$W$24]*[.$B30] +[.$X$24]*[.L$3])+[.$AA$24]" office:value-type="float" office:value="6900">
            <text:p>6900</text:p>
          </table:table-cell>
          <table:table-cell table:style-name="ce31" table:formula="of:=50 * ROUNDDOWN([.$W$24]*[.$B30] +[.$X$24]*[.M$3])+[.$AA$24]" office:value-type="float" office:value="7000">
            <text:p>7000</text:p>
          </table:table-cell>
          <table:table-cell table:style-name="ce31" table:formula="of:=50 * ROUNDDOWN([.$W$24]*[.$B30] +[.$X$24]*[.N$3])+[.$AA$24]" office:value-type="float" office:value="7100">
            <text:p>7100</text:p>
          </table:table-cell>
          <table:table-cell table:style-name="ce31" table:formula="of:=50 * ROUNDDOWN([.$W$24]*[.$B30] +[.$X$24]*[.O$3])+[.$AA$24]" office:value-type="float" office:value="7200">
            <text:p>7200</text:p>
          </table:table-cell>
          <table:table-cell table:style-name="ce31" table:formula="of:=50 * ROUNDDOWN([.$W$24]*[.$B30] +[.$X$24]*[.P$3])+[.$AA$24]" office:value-type="float" office:value="7300">
            <text:p>7300</text:p>
          </table:table-cell>
          <table:table-cell table:style-name="ce31" table:formula="of:=50 * ROUNDDOWN([.$W$24]*[.$B30] +[.$X$24]*[.Q$3])+[.$AA$24]" office:value-type="float" office:value="7400">
            <text:p>7400</text:p>
          </table:table-cell>
          <table:table-cell table:style-name="ce31" table:formula="of:=50 * ROUNDDOWN([.$W$24]*[.$B30] +[.$X$24]*[.R$3])+[.$AA$24]" office:value-type="float" office:value="7500">
            <text:p>7500</text:p>
          </table:table-cell>
          <table:table-cell table:style-name="ce31" table:formula="of:=50 * ROUNDDOWN([.$W$24]*[.$B30] +[.$X$24]*[.S$3])+[.$AA$24]" office:value-type="float" office:value="7600">
            <text:p>7600</text:p>
          </table:table-cell>
          <table:table-cell table:style-name="ce31" table:formula="of:=50 * ROUNDDOWN([.$W$24]*[.$B30] +[.$X$24]*[.T$3])+[.$AA$24]" office:value-type="float" office:value="7700">
            <text:p>7700</text:p>
          </table:table-cell>
          <table:table-cell table:style-name="ce31" table:formula="of:=50 * ROUNDDOWN([.$W$24]*[.$B30] +[.$X$24]*[.U$3])+[.$AA$24]" office:value-type="float" office:value="7800">
            <text:p>7800</text:p>
          </table:table-cell>
          <table:table-cell table:style-name="ce31" table:formula="of:=50 * ROUNDDOWN([.$W$24]*[.$B30] +[.$X$24]*[.V$3])+[.$AA$24]" office:value-type="float" office:value="7900">
            <text:p>7900</text:p>
          </table:table-cell>
          <table:table-cell table:style-name="ce31" table:formula="of:=50 * ROUNDDOWN([.$W$24]*[.$B30] +[.$X$24]*[.W$3])+[.$AA$24]" office:value-type="float" office:value="8000">
            <text:p>8000</text:p>
          </table:table-cell>
          <table:table-cell table:style-name="ce31" table:formula="of:=50 * ROUNDDOWN([.$W$24]*[.$B30] +[.$X$24]*[.X$3])+[.$AA$24]" office:value-type="float" office:value="8100">
            <text:p>8100</text:p>
          </table:table-cell>
          <table:table-cell table:style-name="ce31" table:formula="of:=50 * ROUNDDOWN([.$W$24]*[.$B30] +[.$X$24]*[.Y$3])+[.$AA$24]" office:value-type="float" office:value="8200">
            <text:p>8200</text:p>
          </table:table-cell>
          <table:table-cell table:style-name="ce31" table:formula="of:=50 * ROUNDDOWN([.$W$24]*[.$B30] +[.$X$24]*[.Z$3])+[.$AA$24]" office:value-type="float" office:value="8300">
            <text:p>8300</text:p>
          </table:table-cell>
          <table:table-cell table:style-name="ce31" table:formula="of:=50 * ROUNDDOWN([.$W$24]*[.$B30] +[.$X$24]*[.AA$3])+[.$AA$24]" office:value-type="float" office:value="8400">
            <text:p>8400</text:p>
          </table:table-cell>
          <table:table-cell office:value-type="float" office:value="25">
            <text:p>2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0">
            <text:p>30</text:p>
          </table:table-cell>
          <table:table-cell table:style-name="ce31" table:formula="of:=50 * ROUNDDOWN([.$W$24]*[.$B31] +[.$X$24]*[.C$3])+[.$AA$24]" office:value-type="float" office:value="6250">
            <text:p>6250</text:p>
          </table:table-cell>
          <table:table-cell table:style-name="ce31" table:formula="of:=50 * ROUNDDOWN([.$W$24]*[.$B31] +[.$X$24]*[.D$3])+[.$AA$24]" office:value-type="float" office:value="6350">
            <text:p>6350</text:p>
          </table:table-cell>
          <table:table-cell table:style-name="ce31" table:formula="of:=50 * ROUNDDOWN([.$W$24]*[.$B31] +[.$X$24]*[.E$3])+[.$AA$24]" office:value-type="float" office:value="6450">
            <text:p>6450</text:p>
          </table:table-cell>
          <table:table-cell table:style-name="ce31" table:formula="of:=50 * ROUNDDOWN([.$W$24]*[.$B31] +[.$X$24]*[.F$3])+[.$AA$24]" office:value-type="float" office:value="6550">
            <text:p>6550</text:p>
          </table:table-cell>
          <table:table-cell table:style-name="ce31" table:formula="of:=50 * ROUNDDOWN([.$W$24]*[.$B31] +[.$X$24]*[.G$3])+[.$AA$24]" office:value-type="float" office:value="6650">
            <text:p>6650</text:p>
          </table:table-cell>
          <table:table-cell table:style-name="ce31" table:formula="of:=50 * ROUNDDOWN([.$W$24]*[.$B31] +[.$X$24]*[.H$3])+[.$AA$24]" office:value-type="float" office:value="6750">
            <text:p>6750</text:p>
          </table:table-cell>
          <table:table-cell table:style-name="ce31" table:formula="of:=50 * ROUNDDOWN([.$W$24]*[.$B31] +[.$X$24]*[.I$3])+[.$AA$24]" office:value-type="float" office:value="6850">
            <text:p>6850</text:p>
          </table:table-cell>
          <table:table-cell table:style-name="ce31" table:formula="of:=50 * ROUNDDOWN([.$W$24]*[.$B31] +[.$X$24]*[.J$3])+[.$AA$24]" office:value-type="float" office:value="6950">
            <text:p>6950</text:p>
          </table:table-cell>
          <table:table-cell table:style-name="ce31" table:formula="of:=50 * ROUNDDOWN([.$W$24]*[.$B31] +[.$X$24]*[.K$3])+[.$AA$24]" office:value-type="float" office:value="7050">
            <text:p>7050</text:p>
          </table:table-cell>
          <table:table-cell table:style-name="ce31" table:formula="of:=50 * ROUNDDOWN([.$W$24]*[.$B31] +[.$X$24]*[.L$3])+[.$AA$24]" office:value-type="float" office:value="7150">
            <text:p>7150</text:p>
          </table:table-cell>
          <table:table-cell table:style-name="ce31" table:formula="of:=50 * ROUNDDOWN([.$W$24]*[.$B31] +[.$X$24]*[.M$3])+[.$AA$24]" office:value-type="float" office:value="7250">
            <text:p>7250</text:p>
          </table:table-cell>
          <table:table-cell table:style-name="ce31" table:formula="of:=50 * ROUNDDOWN([.$W$24]*[.$B31] +[.$X$24]*[.N$3])+[.$AA$24]" office:value-type="float" office:value="7350">
            <text:p>7350</text:p>
          </table:table-cell>
          <table:table-cell table:style-name="ce31" table:formula="of:=50 * ROUNDDOWN([.$W$24]*[.$B31] +[.$X$24]*[.O$3])+[.$AA$24]" office:value-type="float" office:value="7450">
            <text:p>7450</text:p>
          </table:table-cell>
          <table:table-cell table:style-name="ce31" table:formula="of:=50 * ROUNDDOWN([.$W$24]*[.$B31] +[.$X$24]*[.P$3])+[.$AA$24]" office:value-type="float" office:value="7550">
            <text:p>7550</text:p>
          </table:table-cell>
          <table:table-cell table:style-name="ce31" table:formula="of:=50 * ROUNDDOWN([.$W$24]*[.$B31] +[.$X$24]*[.Q$3])+[.$AA$24]" office:value-type="float" office:value="7650">
            <text:p>7650</text:p>
          </table:table-cell>
          <table:table-cell table:style-name="ce31" table:formula="of:=50 * ROUNDDOWN([.$W$24]*[.$B31] +[.$X$24]*[.R$3])+[.$AA$24]" office:value-type="float" office:value="7750">
            <text:p>7750</text:p>
          </table:table-cell>
          <table:table-cell table:style-name="ce31" table:formula="of:=50 * ROUNDDOWN([.$W$24]*[.$B31] +[.$X$24]*[.S$3])+[.$AA$24]" office:value-type="float" office:value="7850">
            <text:p>7850</text:p>
          </table:table-cell>
          <table:table-cell table:style-name="ce31" table:formula="of:=50 * ROUNDDOWN([.$W$24]*[.$B31] +[.$X$24]*[.T$3])+[.$AA$24]" office:value-type="float" office:value="7950">
            <text:p>7950</text:p>
          </table:table-cell>
          <table:table-cell table:style-name="ce31" table:formula="of:=50 * ROUNDDOWN([.$W$24]*[.$B31] +[.$X$24]*[.U$3])+[.$AA$24]" office:value-type="float" office:value="8050">
            <text:p>8050</text:p>
          </table:table-cell>
          <table:table-cell table:style-name="ce31" table:formula="of:=50 * ROUNDDOWN([.$W$24]*[.$B31] +[.$X$24]*[.V$3])+[.$AA$24]" office:value-type="float" office:value="8150">
            <text:p>8150</text:p>
          </table:table-cell>
          <table:table-cell table:style-name="ce31" table:formula="of:=50 * ROUNDDOWN([.$W$24]*[.$B31] +[.$X$24]*[.W$3])+[.$AA$24]" office:value-type="float" office:value="8250">
            <text:p>8250</text:p>
          </table:table-cell>
          <table:table-cell table:style-name="ce31" table:formula="of:=50 * ROUNDDOWN([.$W$24]*[.$B31] +[.$X$24]*[.X$3])+[.$AA$24]" office:value-type="float" office:value="8350">
            <text:p>8350</text:p>
          </table:table-cell>
          <table:table-cell table:style-name="ce31" table:formula="of:=50 * ROUNDDOWN([.$W$24]*[.$B31] +[.$X$24]*[.Y$3])+[.$AA$24]" office:value-type="float" office:value="8450">
            <text:p>8450</text:p>
          </table:table-cell>
          <table:table-cell table:style-name="ce31" table:formula="of:=50 * ROUNDDOWN([.$W$24]*[.$B31] +[.$X$24]*[.Z$3])+[.$AA$24]" office:value-type="float" office:value="8550">
            <text:p>8550</text:p>
          </table:table-cell>
          <table:table-cell table:style-name="ce31" table:formula="of:=50 * ROUNDDOWN([.$W$24]*[.$B31] +[.$X$24]*[.AA$3])+[.$AA$24]" office:value-type="float" office:value="8650">
            <text:p>8650</text:p>
          </table:table-cell>
          <table:table-cell office:value-type="float" office:value="30">
            <text:p>3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5">
            <text:p>35</text:p>
          </table:table-cell>
          <table:table-cell table:style-name="ce31" table:formula="of:=50 * ROUNDDOWN([.$W$24]*[.$B32] +[.$X$24]*[.C$3])+[.$AA$24]" office:value-type="float" office:value="6500">
            <text:p>6500</text:p>
          </table:table-cell>
          <table:table-cell table:style-name="ce31" table:formula="of:=50 * ROUNDDOWN([.$W$24]*[.$B32] +[.$X$24]*[.D$3])+[.$AA$24]" office:value-type="float" office:value="6600">
            <text:p>6600</text:p>
          </table:table-cell>
          <table:table-cell table:style-name="ce31" table:formula="of:=50 * ROUNDDOWN([.$W$24]*[.$B32] +[.$X$24]*[.E$3])+[.$AA$24]" office:value-type="float" office:value="6700">
            <text:p>6700</text:p>
          </table:table-cell>
          <table:table-cell table:style-name="ce31" table:formula="of:=50 * ROUNDDOWN([.$W$24]*[.$B32] +[.$X$24]*[.F$3])+[.$AA$24]" office:value-type="float" office:value="6800">
            <text:p>6800</text:p>
          </table:table-cell>
          <table:table-cell table:style-name="ce31" table:formula="of:=50 * ROUNDDOWN([.$W$24]*[.$B32] +[.$X$24]*[.G$3])+[.$AA$24]" office:value-type="float" office:value="6900">
            <text:p>6900</text:p>
          </table:table-cell>
          <table:table-cell table:style-name="ce31" table:formula="of:=50 * ROUNDDOWN([.$W$24]*[.$B32] +[.$X$24]*[.H$3])+[.$AA$24]" office:value-type="float" office:value="7000">
            <text:p>7000</text:p>
          </table:table-cell>
          <table:table-cell table:style-name="ce31" table:formula="of:=50 * ROUNDDOWN([.$W$24]*[.$B32] +[.$X$24]*[.I$3])+[.$AA$24]" office:value-type="float" office:value="7100">
            <text:p>7100</text:p>
          </table:table-cell>
          <table:table-cell table:style-name="ce31" table:formula="of:=50 * ROUNDDOWN([.$W$24]*[.$B32] +[.$X$24]*[.J$3])+[.$AA$24]" office:value-type="float" office:value="7200">
            <text:p>7200</text:p>
          </table:table-cell>
          <table:table-cell table:style-name="ce31" table:formula="of:=50 * ROUNDDOWN([.$W$24]*[.$B32] +[.$X$24]*[.K$3])+[.$AA$24]" office:value-type="float" office:value="7300">
            <text:p>7300</text:p>
          </table:table-cell>
          <table:table-cell table:style-name="ce31" table:formula="of:=50 * ROUNDDOWN([.$W$24]*[.$B32] +[.$X$24]*[.L$3])+[.$AA$24]" office:value-type="float" office:value="7400">
            <text:p>7400</text:p>
          </table:table-cell>
          <table:table-cell table:style-name="ce31" table:formula="of:=50 * ROUNDDOWN([.$W$24]*[.$B32] +[.$X$24]*[.M$3])+[.$AA$24]" office:value-type="float" office:value="7500">
            <text:p>7500</text:p>
          </table:table-cell>
          <table:table-cell table:style-name="ce31" table:formula="of:=50 * ROUNDDOWN([.$W$24]*[.$B32] +[.$X$24]*[.N$3])+[.$AA$24]" office:value-type="float" office:value="7600">
            <text:p>7600</text:p>
          </table:table-cell>
          <table:table-cell table:style-name="ce31" table:formula="of:=50 * ROUNDDOWN([.$W$24]*[.$B32] +[.$X$24]*[.O$3])+[.$AA$24]" office:value-type="float" office:value="7700">
            <text:p>7700</text:p>
          </table:table-cell>
          <table:table-cell table:style-name="ce31" table:formula="of:=50 * ROUNDDOWN([.$W$24]*[.$B32] +[.$X$24]*[.P$3])+[.$AA$24]" office:value-type="float" office:value="7800">
            <text:p>7800</text:p>
          </table:table-cell>
          <table:table-cell table:style-name="ce31" table:formula="of:=50 * ROUNDDOWN([.$W$24]*[.$B32] +[.$X$24]*[.Q$3])+[.$AA$24]" office:value-type="float" office:value="7900">
            <text:p>7900</text:p>
          </table:table-cell>
          <table:table-cell table:style-name="ce31" table:formula="of:=50 * ROUNDDOWN([.$W$24]*[.$B32] +[.$X$24]*[.R$3])+[.$AA$24]" office:value-type="float" office:value="8000">
            <text:p>8000</text:p>
          </table:table-cell>
          <table:table-cell table:style-name="ce31" table:formula="of:=50 * ROUNDDOWN([.$W$24]*[.$B32] +[.$X$24]*[.S$3])+[.$AA$24]" office:value-type="float" office:value="8100">
            <text:p>8100</text:p>
          </table:table-cell>
          <table:table-cell table:style-name="ce31" table:formula="of:=50 * ROUNDDOWN([.$W$24]*[.$B32] +[.$X$24]*[.T$3])+[.$AA$24]" office:value-type="float" office:value="8200">
            <text:p>8200</text:p>
          </table:table-cell>
          <table:table-cell table:style-name="ce31" table:formula="of:=50 * ROUNDDOWN([.$W$24]*[.$B32] +[.$X$24]*[.U$3])+[.$AA$24]" office:value-type="float" office:value="8300">
            <text:p>8300</text:p>
          </table:table-cell>
          <table:table-cell table:style-name="ce31" table:formula="of:=50 * ROUNDDOWN([.$W$24]*[.$B32] +[.$X$24]*[.V$3])+[.$AA$24]" office:value-type="float" office:value="8400">
            <text:p>8400</text:p>
          </table:table-cell>
          <table:table-cell table:style-name="ce31" table:formula="of:=50 * ROUNDDOWN([.$W$24]*[.$B32] +[.$X$24]*[.W$3])+[.$AA$24]" office:value-type="float" office:value="8500">
            <text:p>8500</text:p>
          </table:table-cell>
          <table:table-cell table:style-name="ce31" table:formula="of:=50 * ROUNDDOWN([.$W$24]*[.$B32] +[.$X$24]*[.X$3])+[.$AA$24]" office:value-type="float" office:value="8600">
            <text:p>8600</text:p>
          </table:table-cell>
          <table:table-cell table:style-name="ce31" table:formula="of:=50 * ROUNDDOWN([.$W$24]*[.$B32] +[.$X$24]*[.Y$3])+[.$AA$24]" office:value-type="float" office:value="8700">
            <text:p>8700</text:p>
          </table:table-cell>
          <table:table-cell table:style-name="ce31" table:formula="of:=50 * ROUNDDOWN([.$W$24]*[.$B32] +[.$X$24]*[.Z$3])+[.$AA$24]" office:value-type="float" office:value="8800">
            <text:p>8800</text:p>
          </table:table-cell>
          <table:table-cell table:style-name="ce31" table:formula="of:=50 * ROUNDDOWN([.$W$24]*[.$B32] +[.$X$24]*[.AA$3])+[.$AA$24]" office:value-type="float" office:value="8900">
            <text:p>8900</text:p>
          </table:table-cell>
          <table:table-cell office:value-type="float" office:value="35">
            <text:p>3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0">
            <text:p>40</text:p>
          </table:table-cell>
          <table:table-cell table:style-name="ce31" table:formula="of:=50 * ROUNDDOWN([.$W$24]*[.$B33] +[.$X$24]*[.C$3])+[.$AA$24]" office:value-type="float" office:value="6750">
            <text:p>6750</text:p>
          </table:table-cell>
          <table:table-cell table:style-name="ce31" table:formula="of:=50 * ROUNDDOWN([.$W$24]*[.$B33] +[.$X$24]*[.D$3])+[.$AA$24]" office:value-type="float" office:value="6850">
            <text:p>6850</text:p>
          </table:table-cell>
          <table:table-cell table:style-name="ce31" table:formula="of:=50 * ROUNDDOWN([.$W$24]*[.$B33] +[.$X$24]*[.E$3])+[.$AA$24]" office:value-type="float" office:value="6950">
            <text:p>6950</text:p>
          </table:table-cell>
          <table:table-cell table:style-name="ce31" table:formula="of:=50 * ROUNDDOWN([.$W$24]*[.$B33] +[.$X$24]*[.F$3])+[.$AA$24]" office:value-type="float" office:value="7050">
            <text:p>7050</text:p>
          </table:table-cell>
          <table:table-cell table:style-name="ce31" table:formula="of:=50 * ROUNDDOWN([.$W$24]*[.$B33] +[.$X$24]*[.G$3])+[.$AA$24]" office:value-type="float" office:value="7150">
            <text:p>7150</text:p>
          </table:table-cell>
          <table:table-cell table:style-name="ce31" table:formula="of:=50 * ROUNDDOWN([.$W$24]*[.$B33] +[.$X$24]*[.H$3])+[.$AA$24]" office:value-type="float" office:value="7250">
            <text:p>7250</text:p>
          </table:table-cell>
          <table:table-cell table:style-name="ce31" table:formula="of:=50 * ROUNDDOWN([.$W$24]*[.$B33] +[.$X$24]*[.I$3])+[.$AA$24]" office:value-type="float" office:value="7350">
            <text:p>7350</text:p>
          </table:table-cell>
          <table:table-cell table:style-name="ce31" table:formula="of:=50 * ROUNDDOWN([.$W$24]*[.$B33] +[.$X$24]*[.J$3])+[.$AA$24]" office:value-type="float" office:value="7450">
            <text:p>7450</text:p>
          </table:table-cell>
          <table:table-cell table:style-name="ce31" table:formula="of:=50 * ROUNDDOWN([.$W$24]*[.$B33] +[.$X$24]*[.K$3])+[.$AA$24]" office:value-type="float" office:value="7550">
            <text:p>7550</text:p>
          </table:table-cell>
          <table:table-cell table:style-name="ce31" table:formula="of:=50 * ROUNDDOWN([.$W$24]*[.$B33] +[.$X$24]*[.L$3])+[.$AA$24]" office:value-type="float" office:value="7650">
            <text:p>7650</text:p>
          </table:table-cell>
          <table:table-cell table:style-name="ce31" table:formula="of:=50 * ROUNDDOWN([.$W$24]*[.$B33] +[.$X$24]*[.M$3])+[.$AA$24]" office:value-type="float" office:value="7750">
            <text:p>7750</text:p>
          </table:table-cell>
          <table:table-cell table:style-name="ce31" table:formula="of:=50 * ROUNDDOWN([.$W$24]*[.$B33] +[.$X$24]*[.N$3])+[.$AA$24]" office:value-type="float" office:value="7850">
            <text:p>7850</text:p>
          </table:table-cell>
          <table:table-cell table:style-name="ce31" table:formula="of:=50 * ROUNDDOWN([.$W$24]*[.$B33] +[.$X$24]*[.O$3])+[.$AA$24]" office:value-type="float" office:value="7950">
            <text:p>7950</text:p>
          </table:table-cell>
          <table:table-cell table:style-name="ce31" table:formula="of:=50 * ROUNDDOWN([.$W$24]*[.$B33] +[.$X$24]*[.P$3])+[.$AA$24]" office:value-type="float" office:value="8050">
            <text:p>8050</text:p>
          </table:table-cell>
          <table:table-cell table:style-name="ce31" table:formula="of:=50 * ROUNDDOWN([.$W$24]*[.$B33] +[.$X$24]*[.Q$3])+[.$AA$24]" office:value-type="float" office:value="8150">
            <text:p>8150</text:p>
          </table:table-cell>
          <table:table-cell table:style-name="ce31" table:formula="of:=50 * ROUNDDOWN([.$W$24]*[.$B33] +[.$X$24]*[.R$3])+[.$AA$24]" office:value-type="float" office:value="8250">
            <text:p>8250</text:p>
          </table:table-cell>
          <table:table-cell table:style-name="ce31" table:formula="of:=50 * ROUNDDOWN([.$W$24]*[.$B33] +[.$X$24]*[.S$3])+[.$AA$24]" office:value-type="float" office:value="8350">
            <text:p>8350</text:p>
          </table:table-cell>
          <table:table-cell table:style-name="ce31" table:formula="of:=50 * ROUNDDOWN([.$W$24]*[.$B33] +[.$X$24]*[.T$3])+[.$AA$24]" office:value-type="float" office:value="8450">
            <text:p>8450</text:p>
          </table:table-cell>
          <table:table-cell table:style-name="ce31" table:formula="of:=50 * ROUNDDOWN([.$W$24]*[.$B33] +[.$X$24]*[.U$3])+[.$AA$24]" office:value-type="float" office:value="8550">
            <text:p>8550</text:p>
          </table:table-cell>
          <table:table-cell table:style-name="ce31" table:formula="of:=50 * ROUNDDOWN([.$W$24]*[.$B33] +[.$X$24]*[.V$3])+[.$AA$24]" office:value-type="float" office:value="8650">
            <text:p>8650</text:p>
          </table:table-cell>
          <table:table-cell table:style-name="ce31" table:formula="of:=50 * ROUNDDOWN([.$W$24]*[.$B33] +[.$X$24]*[.W$3])+[.$AA$24]" office:value-type="float" office:value="8750">
            <text:p>8750</text:p>
          </table:table-cell>
          <table:table-cell table:style-name="ce31" table:formula="of:=50 * ROUNDDOWN([.$W$24]*[.$B33] +[.$X$24]*[.X$3])+[.$AA$24]" office:value-type="float" office:value="8850">
            <text:p>8850</text:p>
          </table:table-cell>
          <table:table-cell table:style-name="ce31" table:formula="of:=50 * ROUNDDOWN([.$W$24]*[.$B33] +[.$X$24]*[.Y$3])+[.$AA$24]" office:value-type="float" office:value="8950">
            <text:p>8950</text:p>
          </table:table-cell>
          <table:table-cell table:style-name="ce31" table:formula="of:=50 * ROUNDDOWN([.$W$24]*[.$B33] +[.$X$24]*[.Z$3])+[.$AA$24]" office:value-type="float" office:value="9050">
            <text:p>9050</text:p>
          </table:table-cell>
          <table:table-cell table:style-name="ce31" table:formula="of:=50 * ROUNDDOWN([.$W$24]*[.$B33] +[.$X$24]*[.AA$3])+[.$AA$24]" office:value-type="float" office:value="9150">
            <text:p>9150</text:p>
          </table:table-cell>
          <table:table-cell office:value-type="float" office:value="40">
            <text:p>4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5">
            <text:p>45</text:p>
          </table:table-cell>
          <table:table-cell table:style-name="ce31" table:formula="of:=50 * ROUNDDOWN([.$W$24]*[.$B34] +[.$X$24]*[.C$3])+[.$AA$24]" office:value-type="float" office:value="7000">
            <text:p>7000</text:p>
          </table:table-cell>
          <table:table-cell table:style-name="ce31" table:formula="of:=50 * ROUNDDOWN([.$W$24]*[.$B34] +[.$X$24]*[.D$3])+[.$AA$24]" office:value-type="float" office:value="7100">
            <text:p>7100</text:p>
          </table:table-cell>
          <table:table-cell table:style-name="ce31" table:formula="of:=50 * ROUNDDOWN([.$W$24]*[.$B34] +[.$X$24]*[.E$3])+[.$AA$24]" office:value-type="float" office:value="7200">
            <text:p>7200</text:p>
          </table:table-cell>
          <table:table-cell table:style-name="ce31" table:formula="of:=50 * ROUNDDOWN([.$W$24]*[.$B34] +[.$X$24]*[.F$3])+[.$AA$24]" office:value-type="float" office:value="7300">
            <text:p>7300</text:p>
          </table:table-cell>
          <table:table-cell table:style-name="ce31" table:formula="of:=50 * ROUNDDOWN([.$W$24]*[.$B34] +[.$X$24]*[.G$3])+[.$AA$24]" office:value-type="float" office:value="7400">
            <text:p>7400</text:p>
          </table:table-cell>
          <table:table-cell table:style-name="ce31" table:formula="of:=50 * ROUNDDOWN([.$W$24]*[.$B34] +[.$X$24]*[.H$3])+[.$AA$24]" office:value-type="float" office:value="7500">
            <text:p>7500</text:p>
          </table:table-cell>
          <table:table-cell table:style-name="ce31" table:formula="of:=50 * ROUNDDOWN([.$W$24]*[.$B34] +[.$X$24]*[.I$3])+[.$AA$24]" office:value-type="float" office:value="7600">
            <text:p>7600</text:p>
          </table:table-cell>
          <table:table-cell table:style-name="ce31" table:formula="of:=50 * ROUNDDOWN([.$W$24]*[.$B34] +[.$X$24]*[.J$3])+[.$AA$24]" office:value-type="float" office:value="7700">
            <text:p>7700</text:p>
          </table:table-cell>
          <table:table-cell table:style-name="ce31" table:formula="of:=50 * ROUNDDOWN([.$W$24]*[.$B34] +[.$X$24]*[.K$3])+[.$AA$24]" office:value-type="float" office:value="7800">
            <text:p>7800</text:p>
          </table:table-cell>
          <table:table-cell table:style-name="ce31" table:formula="of:=50 * ROUNDDOWN([.$W$24]*[.$B34] +[.$X$24]*[.L$3])+[.$AA$24]" office:value-type="float" office:value="7900">
            <text:p>7900</text:p>
          </table:table-cell>
          <table:table-cell table:style-name="ce31" table:formula="of:=50 * ROUNDDOWN([.$W$24]*[.$B34] +[.$X$24]*[.M$3])+[.$AA$24]" office:value-type="float" office:value="8000">
            <text:p>8000</text:p>
          </table:table-cell>
          <table:table-cell table:style-name="ce31" table:formula="of:=50 * ROUNDDOWN([.$W$24]*[.$B34] +[.$X$24]*[.N$3])+[.$AA$24]" office:value-type="float" office:value="8100">
            <text:p>8100</text:p>
          </table:table-cell>
          <table:table-cell table:style-name="ce31" table:formula="of:=50 * ROUNDDOWN([.$W$24]*[.$B34] +[.$X$24]*[.O$3])+[.$AA$24]" office:value-type="float" office:value="8200">
            <text:p>8200</text:p>
          </table:table-cell>
          <table:table-cell table:style-name="ce31" table:formula="of:=50 * ROUNDDOWN([.$W$24]*[.$B34] +[.$X$24]*[.P$3])+[.$AA$24]" office:value-type="float" office:value="8300">
            <text:p>8300</text:p>
          </table:table-cell>
          <table:table-cell table:style-name="ce31" table:formula="of:=50 * ROUNDDOWN([.$W$24]*[.$B34] +[.$X$24]*[.Q$3])+[.$AA$24]" office:value-type="float" office:value="8400">
            <text:p>8400</text:p>
          </table:table-cell>
          <table:table-cell table:style-name="ce31" table:formula="of:=50 * ROUNDDOWN([.$W$24]*[.$B34] +[.$X$24]*[.R$3])+[.$AA$24]" office:value-type="float" office:value="8500">
            <text:p>8500</text:p>
          </table:table-cell>
          <table:table-cell table:style-name="ce31" table:formula="of:=50 * ROUNDDOWN([.$W$24]*[.$B34] +[.$X$24]*[.S$3])+[.$AA$24]" office:value-type="float" office:value="8600">
            <text:p>8600</text:p>
          </table:table-cell>
          <table:table-cell table:style-name="ce31" table:formula="of:=50 * ROUNDDOWN([.$W$24]*[.$B34] +[.$X$24]*[.T$3])+[.$AA$24]" office:value-type="float" office:value="8700">
            <text:p>8700</text:p>
          </table:table-cell>
          <table:table-cell table:style-name="ce31" table:formula="of:=50 * ROUNDDOWN([.$W$24]*[.$B34] +[.$X$24]*[.U$3])+[.$AA$24]" office:value-type="float" office:value="8800">
            <text:p>8800</text:p>
          </table:table-cell>
          <table:table-cell table:style-name="ce31" table:formula="of:=50 * ROUNDDOWN([.$W$24]*[.$B34] +[.$X$24]*[.V$3])+[.$AA$24]" office:value-type="float" office:value="8900">
            <text:p>8900</text:p>
          </table:table-cell>
          <table:table-cell table:style-name="ce31" table:formula="of:=50 * ROUNDDOWN([.$W$24]*[.$B34] +[.$X$24]*[.W$3])+[.$AA$24]" office:value-type="float" office:value="9000">
            <text:p>9000</text:p>
          </table:table-cell>
          <table:table-cell table:style-name="ce31" table:formula="of:=50 * ROUNDDOWN([.$W$24]*[.$B34] +[.$X$24]*[.X$3])+[.$AA$24]" office:value-type="float" office:value="9100">
            <text:p>9100</text:p>
          </table:table-cell>
          <table:table-cell table:style-name="ce31" table:formula="of:=50 * ROUNDDOWN([.$W$24]*[.$B34] +[.$X$24]*[.Y$3])+[.$AA$24]" office:value-type="float" office:value="9200">
            <text:p>9200</text:p>
          </table:table-cell>
          <table:table-cell table:style-name="ce31" table:formula="of:=50 * ROUNDDOWN([.$W$24]*[.$B34] +[.$X$24]*[.Z$3])+[.$AA$24]" office:value-type="float" office:value="9300">
            <text:p>9300</text:p>
          </table:table-cell>
          <table:table-cell table:style-name="ce31" table:formula="of:=50 * ROUNDDOWN([.$W$24]*[.$B34] +[.$X$24]*[.AA$3])+[.$AA$24]" office:value-type="float" office:value="9400">
            <text:p>9400</text:p>
          </table:table-cell>
          <table:table-cell office:value-type="float" office:value="45">
            <text:p>4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0">
            <text:p>50</text:p>
          </table:table-cell>
          <table:table-cell table:style-name="ce31" table:formula="of:=50 * ROUNDDOWN([.$W$24]*[.$B35] +[.$X$24]*[.C$3])+[.$AA$24]" office:value-type="float" office:value="7250">
            <text:p>7250</text:p>
          </table:table-cell>
          <table:table-cell table:style-name="ce31" table:formula="of:=50 * ROUNDDOWN([.$W$24]*[.$B35] +[.$X$24]*[.D$3])+[.$AA$24]" office:value-type="float" office:value="7350">
            <text:p>7350</text:p>
          </table:table-cell>
          <table:table-cell table:style-name="ce31" table:formula="of:=50 * ROUNDDOWN([.$W$24]*[.$B35] +[.$X$24]*[.E$3])+[.$AA$24]" office:value-type="float" office:value="7450">
            <text:p>7450</text:p>
          </table:table-cell>
          <table:table-cell table:style-name="ce31" table:formula="of:=50 * ROUNDDOWN([.$W$24]*[.$B35] +[.$X$24]*[.F$3])+[.$AA$24]" office:value-type="float" office:value="7550">
            <text:p>7550</text:p>
          </table:table-cell>
          <table:table-cell table:style-name="ce31" table:formula="of:=50 * ROUNDDOWN([.$W$24]*[.$B35] +[.$X$24]*[.G$3])+[.$AA$24]" office:value-type="float" office:value="7650">
            <text:p>7650</text:p>
          </table:table-cell>
          <table:table-cell table:style-name="ce31" table:formula="of:=50 * ROUNDDOWN([.$W$24]*[.$B35] +[.$X$24]*[.H$3])+[.$AA$24]" office:value-type="float" office:value="7750">
            <text:p>7750</text:p>
          </table:table-cell>
          <table:table-cell table:style-name="ce31" table:formula="of:=50 * ROUNDDOWN([.$W$24]*[.$B35] +[.$X$24]*[.I$3])+[.$AA$24]" office:value-type="float" office:value="7850">
            <text:p>7850</text:p>
          </table:table-cell>
          <table:table-cell table:style-name="ce31" table:formula="of:=50 * ROUNDDOWN([.$W$24]*[.$B35] +[.$X$24]*[.J$3])+[.$AA$24]" office:value-type="float" office:value="7950">
            <text:p>7950</text:p>
          </table:table-cell>
          <table:table-cell table:style-name="ce31" table:formula="of:=50 * ROUNDDOWN([.$W$24]*[.$B35] +[.$X$24]*[.K$3])+[.$AA$24]" office:value-type="float" office:value="8050">
            <text:p>8050</text:p>
          </table:table-cell>
          <table:table-cell table:style-name="ce31" table:formula="of:=50 * ROUNDDOWN([.$W$24]*[.$B35] +[.$X$24]*[.L$3])+[.$AA$24]" office:value-type="float" office:value="8150">
            <text:p>8150</text:p>
          </table:table-cell>
          <table:table-cell table:style-name="ce31" table:formula="of:=50 * ROUNDDOWN([.$W$24]*[.$B35] +[.$X$24]*[.M$3])+[.$AA$24]" office:value-type="float" office:value="8250">
            <text:p>8250</text:p>
          </table:table-cell>
          <table:table-cell table:style-name="ce31" table:formula="of:=50 * ROUNDDOWN([.$W$24]*[.$B35] +[.$X$24]*[.N$3])+[.$AA$24]" office:value-type="float" office:value="8350">
            <text:p>8350</text:p>
          </table:table-cell>
          <table:table-cell table:style-name="ce31" table:formula="of:=50 * ROUNDDOWN([.$W$24]*[.$B35] +[.$X$24]*[.O$3])+[.$AA$24]" office:value-type="float" office:value="8450">
            <text:p>8450</text:p>
          </table:table-cell>
          <table:table-cell table:style-name="ce31" table:formula="of:=50 * ROUNDDOWN([.$W$24]*[.$B35] +[.$X$24]*[.P$3])+[.$AA$24]" office:value-type="float" office:value="8550">
            <text:p>8550</text:p>
          </table:table-cell>
          <table:table-cell table:style-name="ce31" table:formula="of:=50 * ROUNDDOWN([.$W$24]*[.$B35] +[.$X$24]*[.Q$3])+[.$AA$24]" office:value-type="float" office:value="8650">
            <text:p>8650</text:p>
          </table:table-cell>
          <table:table-cell table:style-name="ce31" table:formula="of:=50 * ROUNDDOWN([.$W$24]*[.$B35] +[.$X$24]*[.R$3])+[.$AA$24]" office:value-type="float" office:value="8750">
            <text:p>8750</text:p>
          </table:table-cell>
          <table:table-cell table:style-name="ce31" table:formula="of:=50 * ROUNDDOWN([.$W$24]*[.$B35] +[.$X$24]*[.S$3])+[.$AA$24]" office:value-type="float" office:value="8850">
            <text:p>8850</text:p>
          </table:table-cell>
          <table:table-cell table:style-name="ce31" table:formula="of:=50 * ROUNDDOWN([.$W$24]*[.$B35] +[.$X$24]*[.T$3])+[.$AA$24]" office:value-type="float" office:value="8950">
            <text:p>8950</text:p>
          </table:table-cell>
          <table:table-cell table:style-name="ce31" table:formula="of:=50 * ROUNDDOWN([.$W$24]*[.$B35] +[.$X$24]*[.U$3])+[.$AA$24]" office:value-type="float" office:value="9050">
            <text:p>9050</text:p>
          </table:table-cell>
          <table:table-cell table:style-name="ce31" table:formula="of:=50 * ROUNDDOWN([.$W$24]*[.$B35] +[.$X$24]*[.V$3])+[.$AA$24]" office:value-type="float" office:value="9150">
            <text:p>9150</text:p>
          </table:table-cell>
          <table:table-cell table:style-name="ce31" table:formula="of:=50 * ROUNDDOWN([.$W$24]*[.$B35] +[.$X$24]*[.W$3])+[.$AA$24]" office:value-type="float" office:value="9250">
            <text:p>9250</text:p>
          </table:table-cell>
          <table:table-cell table:style-name="ce31" table:formula="of:=50 * ROUNDDOWN([.$W$24]*[.$B35] +[.$X$24]*[.X$3])+[.$AA$24]" office:value-type="float" office:value="9350">
            <text:p>9350</text:p>
          </table:table-cell>
          <table:table-cell table:style-name="ce31" table:formula="of:=50 * ROUNDDOWN([.$W$24]*[.$B35] +[.$X$24]*[.Y$3])+[.$AA$24]" office:value-type="float" office:value="9450">
            <text:p>9450</text:p>
          </table:table-cell>
          <table:table-cell table:style-name="ce31" table:formula="of:=50 * ROUNDDOWN([.$W$24]*[.$B35] +[.$X$24]*[.Z$3])+[.$AA$24]" office:value-type="float" office:value="9550">
            <text:p>9550</text:p>
          </table:table-cell>
          <table:table-cell table:style-name="ce31" table:formula="of:=50 * ROUNDDOWN([.$W$24]*[.$B35] +[.$X$24]*[.AA$3])+[.$AA$24]" office:value-type="float" office:value="9650">
            <text:p>9650</text:p>
          </table:table-cell>
          <table:table-cell office:value-type="float" office:value="50">
            <text:p>5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5">
            <text:p>55</text:p>
          </table:table-cell>
          <table:table-cell table:style-name="ce31" table:formula="of:=50 * ROUNDDOWN([.$W$24]*[.$B36] +[.$X$24]*[.C$3])+[.$AA$24]" office:value-type="float" office:value="7500">
            <text:p>7500</text:p>
          </table:table-cell>
          <table:table-cell table:style-name="ce31" table:formula="of:=50 * ROUNDDOWN([.$W$24]*[.$B36] +[.$X$24]*[.D$3])+[.$AA$24]" office:value-type="float" office:value="7600">
            <text:p>7600</text:p>
          </table:table-cell>
          <table:table-cell table:style-name="ce31" table:formula="of:=50 * ROUNDDOWN([.$W$24]*[.$B36] +[.$X$24]*[.E$3])+[.$AA$24]" office:value-type="float" office:value="7700">
            <text:p>7700</text:p>
          </table:table-cell>
          <table:table-cell table:style-name="ce31" table:formula="of:=50 * ROUNDDOWN([.$W$24]*[.$B36] +[.$X$24]*[.F$3])+[.$AA$24]" office:value-type="float" office:value="7800">
            <text:p>7800</text:p>
          </table:table-cell>
          <table:table-cell table:style-name="ce31" table:formula="of:=50 * ROUNDDOWN([.$W$24]*[.$B36] +[.$X$24]*[.G$3])+[.$AA$24]" office:value-type="float" office:value="7900">
            <text:p>7900</text:p>
          </table:table-cell>
          <table:table-cell table:style-name="ce31" table:formula="of:=50 * ROUNDDOWN([.$W$24]*[.$B36] +[.$X$24]*[.H$3])+[.$AA$24]" office:value-type="float" office:value="8000">
            <text:p>8000</text:p>
          </table:table-cell>
          <table:table-cell table:style-name="ce31" table:formula="of:=50 * ROUNDDOWN([.$W$24]*[.$B36] +[.$X$24]*[.I$3])+[.$AA$24]" office:value-type="float" office:value="8100">
            <text:p>8100</text:p>
          </table:table-cell>
          <table:table-cell table:style-name="ce31" table:formula="of:=50 * ROUNDDOWN([.$W$24]*[.$B36] +[.$X$24]*[.J$3])+[.$AA$24]" office:value-type="float" office:value="8200">
            <text:p>8200</text:p>
          </table:table-cell>
          <table:table-cell table:style-name="ce31" table:formula="of:=50 * ROUNDDOWN([.$W$24]*[.$B36] +[.$X$24]*[.K$3])+[.$AA$24]" office:value-type="float" office:value="8300">
            <text:p>8300</text:p>
          </table:table-cell>
          <table:table-cell table:style-name="ce31" table:formula="of:=50 * ROUNDDOWN([.$W$24]*[.$B36] +[.$X$24]*[.L$3])+[.$AA$24]" office:value-type="float" office:value="8400">
            <text:p>8400</text:p>
          </table:table-cell>
          <table:table-cell table:style-name="ce31" table:formula="of:=50 * ROUNDDOWN([.$W$24]*[.$B36] +[.$X$24]*[.M$3])+[.$AA$24]" office:value-type="float" office:value="8500">
            <text:p>8500</text:p>
          </table:table-cell>
          <table:table-cell table:style-name="ce31" table:formula="of:=50 * ROUNDDOWN([.$W$24]*[.$B36] +[.$X$24]*[.N$3])+[.$AA$24]" office:value-type="float" office:value="8600">
            <text:p>8600</text:p>
          </table:table-cell>
          <table:table-cell table:style-name="ce31" table:formula="of:=50 * ROUNDDOWN([.$W$24]*[.$B36] +[.$X$24]*[.O$3])+[.$AA$24]" office:value-type="float" office:value="8700">
            <text:p>8700</text:p>
          </table:table-cell>
          <table:table-cell table:style-name="ce31" table:formula="of:=50 * ROUNDDOWN([.$W$24]*[.$B36] +[.$X$24]*[.P$3])+[.$AA$24]" office:value-type="float" office:value="8800">
            <text:p>8800</text:p>
          </table:table-cell>
          <table:table-cell table:style-name="ce31" table:formula="of:=50 * ROUNDDOWN([.$W$24]*[.$B36] +[.$X$24]*[.Q$3])+[.$AA$24]" office:value-type="float" office:value="8900">
            <text:p>8900</text:p>
          </table:table-cell>
          <table:table-cell table:style-name="ce31" table:formula="of:=50 * ROUNDDOWN([.$W$24]*[.$B36] +[.$X$24]*[.R$3])+[.$AA$24]" office:value-type="float" office:value="9000">
            <text:p>9000</text:p>
          </table:table-cell>
          <table:table-cell table:style-name="ce31" table:formula="of:=50 * ROUNDDOWN([.$W$24]*[.$B36] +[.$X$24]*[.S$3])+[.$AA$24]" office:value-type="float" office:value="9100">
            <text:p>9100</text:p>
          </table:table-cell>
          <table:table-cell table:style-name="ce31" table:formula="of:=50 * ROUNDDOWN([.$W$24]*[.$B36] +[.$X$24]*[.T$3])+[.$AA$24]" office:value-type="float" office:value="9200">
            <text:p>9200</text:p>
          </table:table-cell>
          <table:table-cell table:style-name="ce31" table:formula="of:=50 * ROUNDDOWN([.$W$24]*[.$B36] +[.$X$24]*[.U$3])+[.$AA$24]" office:value-type="float" office:value="9300">
            <text:p>9300</text:p>
          </table:table-cell>
          <table:table-cell table:style-name="ce31" table:formula="of:=50 * ROUNDDOWN([.$W$24]*[.$B36] +[.$X$24]*[.V$3])+[.$AA$24]" office:value-type="float" office:value="9400">
            <text:p>9400</text:p>
          </table:table-cell>
          <table:table-cell table:style-name="ce31" table:formula="of:=50 * ROUNDDOWN([.$W$24]*[.$B36] +[.$X$24]*[.W$3])+[.$AA$24]" office:value-type="float" office:value="9500">
            <text:p>9500</text:p>
          </table:table-cell>
          <table:table-cell table:style-name="ce31" table:formula="of:=50 * ROUNDDOWN([.$W$24]*[.$B36] +[.$X$24]*[.X$3])+[.$AA$24]" office:value-type="float" office:value="9600">
            <text:p>9600</text:p>
          </table:table-cell>
          <table:table-cell table:style-name="ce31" table:formula="of:=50 * ROUNDDOWN([.$W$24]*[.$B36] +[.$X$24]*[.Y$3])+[.$AA$24]" office:value-type="float" office:value="9700">
            <text:p>9700</text:p>
          </table:table-cell>
          <table:table-cell table:style-name="ce31" table:formula="of:=50 * ROUNDDOWN([.$W$24]*[.$B36] +[.$X$24]*[.Z$3])+[.$AA$24]" office:value-type="float" office:value="9800">
            <text:p>9800</text:p>
          </table:table-cell>
          <table:table-cell table:style-name="ce31" table:formula="of:=50 * ROUNDDOWN([.$W$24]*[.$B36] +[.$X$24]*[.AA$3])+[.$AA$24]" office:value-type="float" office:value="9900">
            <text:p>9900</text:p>
          </table:table-cell>
          <table:table-cell office:value-type="float" office:value="55">
            <text:p>5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0">
            <text:p>60</text:p>
          </table:table-cell>
          <table:table-cell table:style-name="ce31" table:formula="of:=50 * ROUNDDOWN([.$W$24]*[.$B37] +[.$X$24]*[.C$3])+[.$AA$24]" office:value-type="float" office:value="7750">
            <text:p>7750</text:p>
          </table:table-cell>
          <table:table-cell table:style-name="ce31" table:formula="of:=50 * ROUNDDOWN([.$W$24]*[.$B37] +[.$X$24]*[.D$3])+[.$AA$24]" office:value-type="float" office:value="7850">
            <text:p>7850</text:p>
          </table:table-cell>
          <table:table-cell table:style-name="ce31" table:formula="of:=50 * ROUNDDOWN([.$W$24]*[.$B37] +[.$X$24]*[.E$3])+[.$AA$24]" office:value-type="float" office:value="7950">
            <text:p>7950</text:p>
          </table:table-cell>
          <table:table-cell table:style-name="ce31" table:formula="of:=50 * ROUNDDOWN([.$W$24]*[.$B37] +[.$X$24]*[.F$3])+[.$AA$24]" office:value-type="float" office:value="8050">
            <text:p>8050</text:p>
          </table:table-cell>
          <table:table-cell table:style-name="ce31" table:formula="of:=50 * ROUNDDOWN([.$W$24]*[.$B37] +[.$X$24]*[.G$3])+[.$AA$24]" office:value-type="float" office:value="8150">
            <text:p>8150</text:p>
          </table:table-cell>
          <table:table-cell table:style-name="ce31" table:formula="of:=50 * ROUNDDOWN([.$W$24]*[.$B37] +[.$X$24]*[.H$3])+[.$AA$24]" office:value-type="float" office:value="8250">
            <text:p>8250</text:p>
          </table:table-cell>
          <table:table-cell table:style-name="ce31" table:formula="of:=50 * ROUNDDOWN([.$W$24]*[.$B37] +[.$X$24]*[.I$3])+[.$AA$24]" office:value-type="float" office:value="8350">
            <text:p>8350</text:p>
          </table:table-cell>
          <table:table-cell table:style-name="ce31" table:formula="of:=50 * ROUNDDOWN([.$W$24]*[.$B37] +[.$X$24]*[.J$3])+[.$AA$24]" office:value-type="float" office:value="8450">
            <text:p>8450</text:p>
          </table:table-cell>
          <table:table-cell table:style-name="ce31" table:formula="of:=50 * ROUNDDOWN([.$W$24]*[.$B37] +[.$X$24]*[.K$3])+[.$AA$24]" office:value-type="float" office:value="8550">
            <text:p>8550</text:p>
          </table:table-cell>
          <table:table-cell table:style-name="ce31" table:formula="of:=50 * ROUNDDOWN([.$W$24]*[.$B37] +[.$X$24]*[.L$3])+[.$AA$24]" office:value-type="float" office:value="8650">
            <text:p>8650</text:p>
          </table:table-cell>
          <table:table-cell table:style-name="ce31" table:formula="of:=50 * ROUNDDOWN([.$W$24]*[.$B37] +[.$X$24]*[.M$3])+[.$AA$24]" office:value-type="float" office:value="8750">
            <text:p>8750</text:p>
          </table:table-cell>
          <table:table-cell table:style-name="ce31" table:formula="of:=50 * ROUNDDOWN([.$W$24]*[.$B37] +[.$X$24]*[.N$3])+[.$AA$24]" office:value-type="float" office:value="8850">
            <text:p>8850</text:p>
          </table:table-cell>
          <table:table-cell table:style-name="ce31" table:formula="of:=50 * ROUNDDOWN([.$W$24]*[.$B37] +[.$X$24]*[.O$3])+[.$AA$24]" office:value-type="float" office:value="8950">
            <text:p>8950</text:p>
          </table:table-cell>
          <table:table-cell table:style-name="ce31" table:formula="of:=50 * ROUNDDOWN([.$W$24]*[.$B37] +[.$X$24]*[.P$3])+[.$AA$24]" office:value-type="float" office:value="9050">
            <text:p>9050</text:p>
          </table:table-cell>
          <table:table-cell table:style-name="ce31" table:formula="of:=50 * ROUNDDOWN([.$W$24]*[.$B37] +[.$X$24]*[.Q$3])+[.$AA$24]" office:value-type="float" office:value="9150">
            <text:p>9150</text:p>
          </table:table-cell>
          <table:table-cell table:style-name="ce31" table:formula="of:=50 * ROUNDDOWN([.$W$24]*[.$B37] +[.$X$24]*[.R$3])+[.$AA$24]" office:value-type="float" office:value="9250">
            <text:p>9250</text:p>
          </table:table-cell>
          <table:table-cell table:style-name="ce31" table:formula="of:=50 * ROUNDDOWN([.$W$24]*[.$B37] +[.$X$24]*[.S$3])+[.$AA$24]" office:value-type="float" office:value="9350">
            <text:p>9350</text:p>
          </table:table-cell>
          <table:table-cell table:style-name="ce31" table:formula="of:=50 * ROUNDDOWN([.$W$24]*[.$B37] +[.$X$24]*[.T$3])+[.$AA$24]" office:value-type="float" office:value="9450">
            <text:p>9450</text:p>
          </table:table-cell>
          <table:table-cell table:style-name="ce31" table:formula="of:=50 * ROUNDDOWN([.$W$24]*[.$B37] +[.$X$24]*[.U$3])+[.$AA$24]" office:value-type="float" office:value="9550">
            <text:p>9550</text:p>
          </table:table-cell>
          <table:table-cell table:style-name="ce31" table:formula="of:=50 * ROUNDDOWN([.$W$24]*[.$B37] +[.$X$24]*[.V$3])+[.$AA$24]" office:value-type="float" office:value="9650">
            <text:p>9650</text:p>
          </table:table-cell>
          <table:table-cell table:style-name="ce31" table:formula="of:=50 * ROUNDDOWN([.$W$24]*[.$B37] +[.$X$24]*[.W$3])+[.$AA$24]" office:value-type="float" office:value="9750">
            <text:p>9750</text:p>
          </table:table-cell>
          <table:table-cell table:style-name="ce31" table:formula="of:=50 * ROUNDDOWN([.$W$24]*[.$B37] +[.$X$24]*[.X$3])+[.$AA$24]" office:value-type="float" office:value="9850">
            <text:p>9850</text:p>
          </table:table-cell>
          <table:table-cell table:style-name="ce31" table:formula="of:=50 * ROUNDDOWN([.$W$24]*[.$B37] +[.$X$24]*[.Y$3])+[.$AA$24]" office:value-type="float" office:value="9950">
            <text:p>9950</text:p>
          </table:table-cell>
          <table:table-cell table:style-name="ce31" table:formula="of:=50 * ROUNDDOWN([.$W$24]*[.$B37] +[.$X$24]*[.Z$3])+[.$AA$24]" office:value-type="float" office:value="10050">
            <text:p>10050</text:p>
          </table:table-cell>
          <table:table-cell table:style-name="ce31" table:formula="of:=50 * ROUNDDOWN([.$W$24]*[.$B37] +[.$X$24]*[.AA$3])+[.$AA$24]" office:value-type="float" office:value="10150">
            <text:p>10150</text:p>
          </table:table-cell>
          <table:table-cell office:value-type="float" office:value="60">
            <text:p>6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5">
            <text:p>65</text:p>
          </table:table-cell>
          <table:table-cell table:style-name="ce31" table:formula="of:=50 * ROUNDDOWN([.$W$24]*[.$B38] +[.$X$24]*[.C$3])+[.$AA$24]" office:value-type="float" office:value="8000">
            <text:p>8000</text:p>
          </table:table-cell>
          <table:table-cell table:style-name="ce31" table:formula="of:=50 * ROUNDDOWN([.$W$24]*[.$B38] +[.$X$24]*[.D$3])+[.$AA$24]" office:value-type="float" office:value="8100">
            <text:p>8100</text:p>
          </table:table-cell>
          <table:table-cell table:style-name="ce31" table:formula="of:=50 * ROUNDDOWN([.$W$24]*[.$B38] +[.$X$24]*[.E$3])+[.$AA$24]" office:value-type="float" office:value="8200">
            <text:p>8200</text:p>
          </table:table-cell>
          <table:table-cell table:style-name="ce31" table:formula="of:=50 * ROUNDDOWN([.$W$24]*[.$B38] +[.$X$24]*[.F$3])+[.$AA$24]" office:value-type="float" office:value="8300">
            <text:p>8300</text:p>
          </table:table-cell>
          <table:table-cell table:style-name="ce31" table:formula="of:=50 * ROUNDDOWN([.$W$24]*[.$B38] +[.$X$24]*[.G$3])+[.$AA$24]" office:value-type="float" office:value="8400">
            <text:p>8400</text:p>
          </table:table-cell>
          <table:table-cell table:style-name="ce31" table:formula="of:=50 * ROUNDDOWN([.$W$24]*[.$B38] +[.$X$24]*[.H$3])+[.$AA$24]" office:value-type="float" office:value="8500">
            <text:p>8500</text:p>
          </table:table-cell>
          <table:table-cell table:style-name="ce31" table:formula="of:=50 * ROUNDDOWN([.$W$24]*[.$B38] +[.$X$24]*[.I$3])+[.$AA$24]" office:value-type="float" office:value="8600">
            <text:p>8600</text:p>
          </table:table-cell>
          <table:table-cell table:style-name="ce31" table:formula="of:=50 * ROUNDDOWN([.$W$24]*[.$B38] +[.$X$24]*[.J$3])+[.$AA$24]" office:value-type="float" office:value="8700">
            <text:p>8700</text:p>
          </table:table-cell>
          <table:table-cell table:style-name="ce31" table:formula="of:=50 * ROUNDDOWN([.$W$24]*[.$B38] +[.$X$24]*[.K$3])+[.$AA$24]" office:value-type="float" office:value="8800">
            <text:p>8800</text:p>
          </table:table-cell>
          <table:table-cell table:style-name="ce31" table:formula="of:=50 * ROUNDDOWN([.$W$24]*[.$B38] +[.$X$24]*[.L$3])+[.$AA$24]" office:value-type="float" office:value="8900">
            <text:p>8900</text:p>
          </table:table-cell>
          <table:table-cell table:style-name="ce31" table:formula="of:=50 * ROUNDDOWN([.$W$24]*[.$B38] +[.$X$24]*[.M$3])+[.$AA$24]" office:value-type="float" office:value="9000">
            <text:p>9000</text:p>
          </table:table-cell>
          <table:table-cell table:style-name="ce31" table:formula="of:=50 * ROUNDDOWN([.$W$24]*[.$B38] +[.$X$24]*[.N$3])+[.$AA$24]" office:value-type="float" office:value="9100">
            <text:p>9100</text:p>
          </table:table-cell>
          <table:table-cell table:style-name="ce31" table:formula="of:=50 * ROUNDDOWN([.$W$24]*[.$B38] +[.$X$24]*[.O$3])+[.$AA$24]" office:value-type="float" office:value="9200">
            <text:p>9200</text:p>
          </table:table-cell>
          <table:table-cell table:style-name="ce31" table:formula="of:=50 * ROUNDDOWN([.$W$24]*[.$B38] +[.$X$24]*[.P$3])+[.$AA$24]" office:value-type="float" office:value="9300">
            <text:p>9300</text:p>
          </table:table-cell>
          <table:table-cell table:style-name="ce31" table:formula="of:=50 * ROUNDDOWN([.$W$24]*[.$B38] +[.$X$24]*[.Q$3])+[.$AA$24]" office:value-type="float" office:value="9400">
            <text:p>9400</text:p>
          </table:table-cell>
          <table:table-cell table:style-name="ce31" table:formula="of:=50 * ROUNDDOWN([.$W$24]*[.$B38] +[.$X$24]*[.R$3])+[.$AA$24]" office:value-type="float" office:value="9500">
            <text:p>9500</text:p>
          </table:table-cell>
          <table:table-cell table:style-name="ce31" table:formula="of:=50 * ROUNDDOWN([.$W$24]*[.$B38] +[.$X$24]*[.S$3])+[.$AA$24]" office:value-type="float" office:value="9600">
            <text:p>9600</text:p>
          </table:table-cell>
          <table:table-cell table:style-name="ce31" table:formula="of:=50 * ROUNDDOWN([.$W$24]*[.$B38] +[.$X$24]*[.T$3])+[.$AA$24]" office:value-type="float" office:value="9700">
            <text:p>9700</text:p>
          </table:table-cell>
          <table:table-cell table:style-name="ce31" table:formula="of:=50 * ROUNDDOWN([.$W$24]*[.$B38] +[.$X$24]*[.U$3])+[.$AA$24]" office:value-type="float" office:value="9800">
            <text:p>9800</text:p>
          </table:table-cell>
          <table:table-cell table:style-name="ce31" table:formula="of:=50 * ROUNDDOWN([.$W$24]*[.$B38] +[.$X$24]*[.V$3])+[.$AA$24]" office:value-type="float" office:value="9900">
            <text:p>9900</text:p>
          </table:table-cell>
          <table:table-cell table:style-name="ce31" table:formula="of:=50 * ROUNDDOWN([.$W$24]*[.$B38] +[.$X$24]*[.W$3])+[.$AA$24]" office:value-type="float" office:value="10000">
            <text:p>10000</text:p>
          </table:table-cell>
          <table:table-cell table:style-name="ce31" table:formula="of:=50 * ROUNDDOWN([.$W$24]*[.$B38] +[.$X$24]*[.X$3])+[.$AA$24]" office:value-type="float" office:value="10100">
            <text:p>10100</text:p>
          </table:table-cell>
          <table:table-cell table:style-name="ce31" table:formula="of:=50 * ROUNDDOWN([.$W$24]*[.$B38] +[.$X$24]*[.Y$3])+[.$AA$24]" office:value-type="float" office:value="10200">
            <text:p>10200</text:p>
          </table:table-cell>
          <table:table-cell table:style-name="ce31" table:formula="of:=50 * ROUNDDOWN([.$W$24]*[.$B38] +[.$X$24]*[.Z$3])+[.$AA$24]" office:value-type="float" office:value="10300">
            <text:p>10300</text:p>
          </table:table-cell>
          <table:table-cell table:style-name="ce31" table:formula="of:=50 * ROUNDDOWN([.$W$24]*[.$B38] +[.$X$24]*[.AA$3])+[.$AA$24]" office:value-type="float" office:value="10400">
            <text:p>10400</text:p>
          </table:table-cell>
          <table:table-cell office:value-type="float" office:value="65">
            <text:p>6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0">
            <text:p>70</text:p>
          </table:table-cell>
          <table:table-cell table:style-name="ce31" table:formula="of:=50 * ROUNDDOWN([.$W$24]*[.$B39] +[.$X$24]*[.C$3])+[.$AA$24]" office:value-type="float" office:value="8250">
            <text:p>8250</text:p>
          </table:table-cell>
          <table:table-cell table:style-name="ce31" table:formula="of:=50 * ROUNDDOWN([.$W$24]*[.$B39] +[.$X$24]*[.D$3])+[.$AA$24]" office:value-type="float" office:value="8350">
            <text:p>8350</text:p>
          </table:table-cell>
          <table:table-cell table:style-name="ce31" table:formula="of:=50 * ROUNDDOWN([.$W$24]*[.$B39] +[.$X$24]*[.E$3])+[.$AA$24]" office:value-type="float" office:value="8450">
            <text:p>8450</text:p>
          </table:table-cell>
          <table:table-cell table:style-name="ce31" table:formula="of:=50 * ROUNDDOWN([.$W$24]*[.$B39] +[.$X$24]*[.F$3])+[.$AA$24]" office:value-type="float" office:value="8550">
            <text:p>8550</text:p>
          </table:table-cell>
          <table:table-cell table:style-name="ce31" table:formula="of:=50 * ROUNDDOWN([.$W$24]*[.$B39] +[.$X$24]*[.G$3])+[.$AA$24]" office:value-type="float" office:value="8650">
            <text:p>8650</text:p>
          </table:table-cell>
          <table:table-cell table:style-name="ce31" table:formula="of:=50 * ROUNDDOWN([.$W$24]*[.$B39] +[.$X$24]*[.H$3])+[.$AA$24]" office:value-type="float" office:value="8750">
            <text:p>8750</text:p>
          </table:table-cell>
          <table:table-cell table:style-name="ce31" table:formula="of:=50 * ROUNDDOWN([.$W$24]*[.$B39] +[.$X$24]*[.I$3])+[.$AA$24]" office:value-type="float" office:value="8850">
            <text:p>8850</text:p>
          </table:table-cell>
          <table:table-cell table:style-name="ce31" table:formula="of:=50 * ROUNDDOWN([.$W$24]*[.$B39] +[.$X$24]*[.J$3])+[.$AA$24]" office:value-type="float" office:value="8950">
            <text:p>8950</text:p>
          </table:table-cell>
          <table:table-cell table:style-name="ce31" table:formula="of:=50 * ROUNDDOWN([.$W$24]*[.$B39] +[.$X$24]*[.K$3])+[.$AA$24]" office:value-type="float" office:value="9050">
            <text:p>9050</text:p>
          </table:table-cell>
          <table:table-cell table:style-name="ce31" table:formula="of:=50 * ROUNDDOWN([.$W$24]*[.$B39] +[.$X$24]*[.L$3])+[.$AA$24]" office:value-type="float" office:value="9150">
            <text:p>9150</text:p>
          </table:table-cell>
          <table:table-cell table:style-name="ce31" table:formula="of:=50 * ROUNDDOWN([.$W$24]*[.$B39] +[.$X$24]*[.M$3])+[.$AA$24]" office:value-type="float" office:value="9250">
            <text:p>9250</text:p>
          </table:table-cell>
          <table:table-cell table:style-name="ce31" table:formula="of:=50 * ROUNDDOWN([.$W$24]*[.$B39] +[.$X$24]*[.N$3])+[.$AA$24]" office:value-type="float" office:value="9350">
            <text:p>9350</text:p>
          </table:table-cell>
          <table:table-cell table:style-name="ce31" table:formula="of:=50 * ROUNDDOWN([.$W$24]*[.$B39] +[.$X$24]*[.O$3])+[.$AA$24]" office:value-type="float" office:value="9450">
            <text:p>9450</text:p>
          </table:table-cell>
          <table:table-cell table:style-name="ce31" table:formula="of:=50 * ROUNDDOWN([.$W$24]*[.$B39] +[.$X$24]*[.P$3])+[.$AA$24]" office:value-type="float" office:value="9550">
            <text:p>9550</text:p>
          </table:table-cell>
          <table:table-cell table:style-name="ce31" table:formula="of:=50 * ROUNDDOWN([.$W$24]*[.$B39] +[.$X$24]*[.Q$3])+[.$AA$24]" office:value-type="float" office:value="9650">
            <text:p>9650</text:p>
          </table:table-cell>
          <table:table-cell table:style-name="ce31" table:formula="of:=50 * ROUNDDOWN([.$W$24]*[.$B39] +[.$X$24]*[.R$3])+[.$AA$24]" office:value-type="float" office:value="9750">
            <text:p>9750</text:p>
          </table:table-cell>
          <table:table-cell table:style-name="ce31" table:formula="of:=50 * ROUNDDOWN([.$W$24]*[.$B39] +[.$X$24]*[.S$3])+[.$AA$24]" office:value-type="float" office:value="9850">
            <text:p>9850</text:p>
          </table:table-cell>
          <table:table-cell table:style-name="ce31" table:formula="of:=50 * ROUNDDOWN([.$W$24]*[.$B39] +[.$X$24]*[.T$3])+[.$AA$24]" office:value-type="float" office:value="9950">
            <text:p>9950</text:p>
          </table:table-cell>
          <table:table-cell table:style-name="ce31" table:formula="of:=50 * ROUNDDOWN([.$W$24]*[.$B39] +[.$X$24]*[.U$3])+[.$AA$24]" office:value-type="float" office:value="10050">
            <text:p>10050</text:p>
          </table:table-cell>
          <table:table-cell table:style-name="ce31" table:formula="of:=50 * ROUNDDOWN([.$W$24]*[.$B39] +[.$X$24]*[.V$3])+[.$AA$24]" office:value-type="float" office:value="10150">
            <text:p>10150</text:p>
          </table:table-cell>
          <table:table-cell table:style-name="ce31" table:formula="of:=50 * ROUNDDOWN([.$W$24]*[.$B39] +[.$X$24]*[.W$3])+[.$AA$24]" office:value-type="float" office:value="10250">
            <text:p>10250</text:p>
          </table:table-cell>
          <table:table-cell table:style-name="ce31" table:formula="of:=50 * ROUNDDOWN([.$W$24]*[.$B39] +[.$X$24]*[.X$3])+[.$AA$24]" office:value-type="float" office:value="10350">
            <text:p>10350</text:p>
          </table:table-cell>
          <table:table-cell table:style-name="ce31" table:formula="of:=50 * ROUNDDOWN([.$W$24]*[.$B39] +[.$X$24]*[.Y$3])+[.$AA$24]" office:value-type="float" office:value="10450">
            <text:p>10450</text:p>
          </table:table-cell>
          <table:table-cell table:style-name="ce31" table:formula="of:=50 * ROUNDDOWN([.$W$24]*[.$B39] +[.$X$24]*[.Z$3])+[.$AA$24]" office:value-type="float" office:value="10550">
            <text:p>10550</text:p>
          </table:table-cell>
          <table:table-cell table:style-name="ce31" table:formula="of:=50 * ROUNDDOWN([.$W$24]*[.$B39] +[.$X$24]*[.AA$3])+[.$AA$24]" office:value-type="float" office:value="10650">
            <text:p>10650</text:p>
          </table:table-cell>
          <table:table-cell office:value-type="float" office:value="70">
            <text:p>7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5">
            <text:p>75</text:p>
          </table:table-cell>
          <table:table-cell table:style-name="ce31" table:formula="of:=50 * ROUNDDOWN([.$W$24]*[.$B40] +[.$X$24]*[.C$3])+[.$AA$24]" office:value-type="float" office:value="8500">
            <text:p>8500</text:p>
          </table:table-cell>
          <table:table-cell table:style-name="ce31" table:formula="of:=50 * ROUNDDOWN([.$W$24]*[.$B40] +[.$X$24]*[.D$3])+[.$AA$24]" office:value-type="float" office:value="8600">
            <text:p>8600</text:p>
          </table:table-cell>
          <table:table-cell table:style-name="ce31" table:formula="of:=50 * ROUNDDOWN([.$W$24]*[.$B40] +[.$X$24]*[.E$3])+[.$AA$24]" office:value-type="float" office:value="8700">
            <text:p>8700</text:p>
          </table:table-cell>
          <table:table-cell table:style-name="ce31" table:formula="of:=50 * ROUNDDOWN([.$W$24]*[.$B40] +[.$X$24]*[.F$3])+[.$AA$24]" office:value-type="float" office:value="8800">
            <text:p>8800</text:p>
          </table:table-cell>
          <table:table-cell table:style-name="ce31" table:formula="of:=50 * ROUNDDOWN([.$W$24]*[.$B40] +[.$X$24]*[.G$3])+[.$AA$24]" office:value-type="float" office:value="8900">
            <text:p>8900</text:p>
          </table:table-cell>
          <table:table-cell table:style-name="ce31" table:formula="of:=50 * ROUNDDOWN([.$W$24]*[.$B40] +[.$X$24]*[.H$3])+[.$AA$24]" office:value-type="float" office:value="9000">
            <text:p>9000</text:p>
          </table:table-cell>
          <table:table-cell table:style-name="ce31" table:formula="of:=50 * ROUNDDOWN([.$W$24]*[.$B40] +[.$X$24]*[.I$3])+[.$AA$24]" office:value-type="float" office:value="9100">
            <text:p>9100</text:p>
          </table:table-cell>
          <table:table-cell table:style-name="ce31" table:formula="of:=50 * ROUNDDOWN([.$W$24]*[.$B40] +[.$X$24]*[.J$3])+[.$AA$24]" office:value-type="float" office:value="9200">
            <text:p>9200</text:p>
          </table:table-cell>
          <table:table-cell table:style-name="ce31" table:formula="of:=50 * ROUNDDOWN([.$W$24]*[.$B40] +[.$X$24]*[.K$3])+[.$AA$24]" office:value-type="float" office:value="9300">
            <text:p>9300</text:p>
          </table:table-cell>
          <table:table-cell table:style-name="ce31" table:formula="of:=50 * ROUNDDOWN([.$W$24]*[.$B40] +[.$X$24]*[.L$3])+[.$AA$24]" office:value-type="float" office:value="9400">
            <text:p>9400</text:p>
          </table:table-cell>
          <table:table-cell table:style-name="ce31" table:formula="of:=50 * ROUNDDOWN([.$W$24]*[.$B40] +[.$X$24]*[.M$3])+[.$AA$24]" office:value-type="float" office:value="9500">
            <text:p>9500</text:p>
          </table:table-cell>
          <table:table-cell table:style-name="ce31" table:formula="of:=50 * ROUNDDOWN([.$W$24]*[.$B40] +[.$X$24]*[.N$3])+[.$AA$24]" office:value-type="float" office:value="9600">
            <text:p>9600</text:p>
          </table:table-cell>
          <table:table-cell table:style-name="ce31" table:formula="of:=50 * ROUNDDOWN([.$W$24]*[.$B40] +[.$X$24]*[.O$3])+[.$AA$24]" office:value-type="float" office:value="9700">
            <text:p>9700</text:p>
          </table:table-cell>
          <table:table-cell table:style-name="ce31" table:formula="of:=50 * ROUNDDOWN([.$W$24]*[.$B40] +[.$X$24]*[.P$3])+[.$AA$24]" office:value-type="float" office:value="9800">
            <text:p>9800</text:p>
          </table:table-cell>
          <table:table-cell table:style-name="ce31" table:formula="of:=50 * ROUNDDOWN([.$W$24]*[.$B40] +[.$X$24]*[.Q$3])+[.$AA$24]" office:value-type="float" office:value="9900">
            <text:p>9900</text:p>
          </table:table-cell>
          <table:table-cell table:style-name="ce31" table:formula="of:=50 * ROUNDDOWN([.$W$24]*[.$B40] +[.$X$24]*[.R$3])+[.$AA$24]" office:value-type="float" office:value="10000">
            <text:p>10000</text:p>
          </table:table-cell>
          <table:table-cell table:style-name="ce31" table:formula="of:=50 * ROUNDDOWN([.$W$24]*[.$B40] +[.$X$24]*[.S$3])+[.$AA$24]" office:value-type="float" office:value="10100">
            <text:p>10100</text:p>
          </table:table-cell>
          <table:table-cell table:style-name="ce31" table:formula="of:=50 * ROUNDDOWN([.$W$24]*[.$B40] +[.$X$24]*[.T$3])+[.$AA$24]" office:value-type="float" office:value="10200">
            <text:p>10200</text:p>
          </table:table-cell>
          <table:table-cell table:style-name="ce31" table:formula="of:=50 * ROUNDDOWN([.$W$24]*[.$B40] +[.$X$24]*[.U$3])+[.$AA$24]" office:value-type="float" office:value="10300">
            <text:p>10300</text:p>
          </table:table-cell>
          <table:table-cell table:style-name="ce31" table:formula="of:=50 * ROUNDDOWN([.$W$24]*[.$B40] +[.$X$24]*[.V$3])+[.$AA$24]" office:value-type="float" office:value="10400">
            <text:p>10400</text:p>
          </table:table-cell>
          <table:table-cell table:style-name="ce31" table:formula="of:=50 * ROUNDDOWN([.$W$24]*[.$B40] +[.$X$24]*[.W$3])+[.$AA$24]" office:value-type="float" office:value="10500">
            <text:p>10500</text:p>
          </table:table-cell>
          <table:table-cell table:style-name="ce31" table:formula="of:=50 * ROUNDDOWN([.$W$24]*[.$B40] +[.$X$24]*[.X$3])+[.$AA$24]" office:value-type="float" office:value="10600">
            <text:p>10600</text:p>
          </table:table-cell>
          <table:table-cell table:style-name="ce31" table:formula="of:=50 * ROUNDDOWN([.$W$24]*[.$B40] +[.$X$24]*[.Y$3])+[.$AA$24]" office:value-type="float" office:value="10700">
            <text:p>10700</text:p>
          </table:table-cell>
          <table:table-cell table:style-name="ce31" table:formula="of:=50 * ROUNDDOWN([.$W$24]*[.$B40] +[.$X$24]*[.Z$3])+[.$AA$24]" office:value-type="float" office:value="10800">
            <text:p>10800</text:p>
          </table:table-cell>
          <table:table-cell table:style-name="ce31" table:formula="of:=50 * ROUNDDOWN([.$W$24]*[.$B40] +[.$X$24]*[.AA$3])+[.$AA$24]" office:value-type="float" office:value="10900">
            <text:p>10900</text:p>
          </table:table-cell>
          <table:table-cell office:value-type="float" office:value="75">
            <text:p>7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0">
            <text:p>80</text:p>
          </table:table-cell>
          <table:table-cell table:style-name="ce31" table:formula="of:=50 * ROUNDDOWN([.$W$24]*[.$B41] +[.$X$24]*[.C$3])+[.$AA$24]" office:value-type="float" office:value="8750">
            <text:p>8750</text:p>
          </table:table-cell>
          <table:table-cell table:style-name="ce31" table:formula="of:=50 * ROUNDDOWN([.$W$24]*[.$B41] +[.$X$24]*[.D$3])+[.$AA$24]" office:value-type="float" office:value="8850">
            <text:p>8850</text:p>
          </table:table-cell>
          <table:table-cell table:style-name="ce31" table:formula="of:=50 * ROUNDDOWN([.$W$24]*[.$B41] +[.$X$24]*[.E$3])+[.$AA$24]" office:value-type="float" office:value="8950">
            <text:p>8950</text:p>
          </table:table-cell>
          <table:table-cell table:style-name="ce31" table:formula="of:=50 * ROUNDDOWN([.$W$24]*[.$B41] +[.$X$24]*[.F$3])+[.$AA$24]" office:value-type="float" office:value="9050">
            <text:p>9050</text:p>
          </table:table-cell>
          <table:table-cell table:style-name="ce31" table:formula="of:=50 * ROUNDDOWN([.$W$24]*[.$B41] +[.$X$24]*[.G$3])+[.$AA$24]" office:value-type="float" office:value="9150">
            <text:p>9150</text:p>
          </table:table-cell>
          <table:table-cell table:style-name="ce31" table:formula="of:=50 * ROUNDDOWN([.$W$24]*[.$B41] +[.$X$24]*[.H$3])+[.$AA$24]" office:value-type="float" office:value="9250">
            <text:p>9250</text:p>
          </table:table-cell>
          <table:table-cell table:style-name="ce31" table:formula="of:=50 * ROUNDDOWN([.$W$24]*[.$B41] +[.$X$24]*[.I$3])+[.$AA$24]" office:value-type="float" office:value="9350">
            <text:p>9350</text:p>
          </table:table-cell>
          <table:table-cell table:style-name="ce31" table:formula="of:=50 * ROUNDDOWN([.$W$24]*[.$B41] +[.$X$24]*[.J$3])+[.$AA$24]" office:value-type="float" office:value="9450">
            <text:p>9450</text:p>
          </table:table-cell>
          <table:table-cell table:style-name="ce31" table:formula="of:=50 * ROUNDDOWN([.$W$24]*[.$B41] +[.$X$24]*[.K$3])+[.$AA$24]" office:value-type="float" office:value="9550">
            <text:p>9550</text:p>
          </table:table-cell>
          <table:table-cell table:style-name="ce31" table:formula="of:=50 * ROUNDDOWN([.$W$24]*[.$B41] +[.$X$24]*[.L$3])+[.$AA$24]" office:value-type="float" office:value="9650">
            <text:p>9650</text:p>
          </table:table-cell>
          <table:table-cell table:style-name="ce31" table:formula="of:=50 * ROUNDDOWN([.$W$24]*[.$B41] +[.$X$24]*[.M$3])+[.$AA$24]" office:value-type="float" office:value="9750">
            <text:p>9750</text:p>
          </table:table-cell>
          <table:table-cell table:style-name="ce31" table:formula="of:=50 * ROUNDDOWN([.$W$24]*[.$B41] +[.$X$24]*[.N$3])+[.$AA$24]" office:value-type="float" office:value="9850">
            <text:p>9850</text:p>
          </table:table-cell>
          <table:table-cell table:style-name="ce31" table:formula="of:=50 * ROUNDDOWN([.$W$24]*[.$B41] +[.$X$24]*[.O$3])+[.$AA$24]" office:value-type="float" office:value="9950">
            <text:p>9950</text:p>
          </table:table-cell>
          <table:table-cell table:style-name="ce31" table:formula="of:=50 * ROUNDDOWN([.$W$24]*[.$B41] +[.$X$24]*[.P$3])+[.$AA$24]" office:value-type="float" office:value="10050">
            <text:p>10050</text:p>
          </table:table-cell>
          <table:table-cell table:style-name="ce31" table:formula="of:=50 * ROUNDDOWN([.$W$24]*[.$B41] +[.$X$24]*[.Q$3])+[.$AA$24]" office:value-type="float" office:value="10150">
            <text:p>10150</text:p>
          </table:table-cell>
          <table:table-cell table:style-name="ce31" table:formula="of:=50 * ROUNDDOWN([.$W$24]*[.$B41] +[.$X$24]*[.R$3])+[.$AA$24]" office:value-type="float" office:value="10250">
            <text:p>10250</text:p>
          </table:table-cell>
          <table:table-cell table:style-name="ce31" table:formula="of:=50 * ROUNDDOWN([.$W$24]*[.$B41] +[.$X$24]*[.S$3])+[.$AA$24]" office:value-type="float" office:value="10350">
            <text:p>10350</text:p>
          </table:table-cell>
          <table:table-cell table:style-name="ce31" table:formula="of:=50 * ROUNDDOWN([.$W$24]*[.$B41] +[.$X$24]*[.T$3])+[.$AA$24]" office:value-type="float" office:value="10450">
            <text:p>10450</text:p>
          </table:table-cell>
          <table:table-cell table:style-name="ce31" table:formula="of:=50 * ROUNDDOWN([.$W$24]*[.$B41] +[.$X$24]*[.U$3])+[.$AA$24]" office:value-type="float" office:value="10550">
            <text:p>10550</text:p>
          </table:table-cell>
          <table:table-cell table:style-name="ce31" table:formula="of:=50 * ROUNDDOWN([.$W$24]*[.$B41] +[.$X$24]*[.V$3])+[.$AA$24]" office:value-type="float" office:value="10650">
            <text:p>10650</text:p>
          </table:table-cell>
          <table:table-cell table:style-name="ce31" table:formula="of:=50 * ROUNDDOWN([.$W$24]*[.$B41] +[.$X$24]*[.W$3])+[.$AA$24]" office:value-type="float" office:value="10750">
            <text:p>10750</text:p>
          </table:table-cell>
          <table:table-cell table:style-name="ce31" table:formula="of:=50 * ROUNDDOWN([.$W$24]*[.$B41] +[.$X$24]*[.X$3])+[.$AA$24]" office:value-type="float" office:value="10850">
            <text:p>10850</text:p>
          </table:table-cell>
          <table:table-cell table:style-name="ce31" table:formula="of:=50 * ROUNDDOWN([.$W$24]*[.$B41] +[.$X$24]*[.Y$3])+[.$AA$24]" office:value-type="float" office:value="10950">
            <text:p>10950</text:p>
          </table:table-cell>
          <table:table-cell table:style-name="ce31" table:formula="of:=50 * ROUNDDOWN([.$W$24]*[.$B41] +[.$X$24]*[.Z$3])+[.$AA$24]" office:value-type="float" office:value="11050">
            <text:p>11050</text:p>
          </table:table-cell>
          <table:table-cell table:style-name="ce31" table:formula="of:=50 * ROUNDDOWN([.$W$24]*[.$B41] +[.$X$24]*[.AA$3])+[.$AA$24]" office:value-type="float" office:value="11150">
            <text:p>11150</text:p>
          </table:table-cell>
          <table:table-cell office:value-type="float" office:value="80">
            <text:p>8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5">
            <text:p>85</text:p>
          </table:table-cell>
          <table:table-cell table:style-name="ce31" table:formula="of:=50 * ROUNDDOWN([.$W$24]*[.$B42] +[.$X$24]*[.C$3])+[.$AA$24]" office:value-type="float" office:value="9000">
            <text:p>9000</text:p>
          </table:table-cell>
          <table:table-cell table:style-name="ce31" table:formula="of:=50 * ROUNDDOWN([.$W$24]*[.$B42] +[.$X$24]*[.D$3])+[.$AA$24]" office:value-type="float" office:value="9100">
            <text:p>9100</text:p>
          </table:table-cell>
          <table:table-cell table:style-name="ce31" table:formula="of:=50 * ROUNDDOWN([.$W$24]*[.$B42] +[.$X$24]*[.E$3])+[.$AA$24]" office:value-type="float" office:value="9200">
            <text:p>9200</text:p>
          </table:table-cell>
          <table:table-cell table:style-name="ce31" table:formula="of:=50 * ROUNDDOWN([.$W$24]*[.$B42] +[.$X$24]*[.F$3])+[.$AA$24]" office:value-type="float" office:value="9300">
            <text:p>9300</text:p>
          </table:table-cell>
          <table:table-cell table:style-name="ce31" table:formula="of:=50 * ROUNDDOWN([.$W$24]*[.$B42] +[.$X$24]*[.G$3])+[.$AA$24]" office:value-type="float" office:value="9400">
            <text:p>9400</text:p>
          </table:table-cell>
          <table:table-cell table:style-name="ce31" table:formula="of:=50 * ROUNDDOWN([.$W$24]*[.$B42] +[.$X$24]*[.H$3])+[.$AA$24]" office:value-type="float" office:value="9500">
            <text:p>9500</text:p>
          </table:table-cell>
          <table:table-cell table:style-name="ce31" table:formula="of:=50 * ROUNDDOWN([.$W$24]*[.$B42] +[.$X$24]*[.I$3])+[.$AA$24]" office:value-type="float" office:value="9600">
            <text:p>9600</text:p>
          </table:table-cell>
          <table:table-cell table:style-name="ce31" table:formula="of:=50 * ROUNDDOWN([.$W$24]*[.$B42] +[.$X$24]*[.J$3])+[.$AA$24]" office:value-type="float" office:value="9700">
            <text:p>9700</text:p>
          </table:table-cell>
          <table:table-cell table:style-name="ce31" table:formula="of:=50 * ROUNDDOWN([.$W$24]*[.$B42] +[.$X$24]*[.K$3])+[.$AA$24]" office:value-type="float" office:value="9800">
            <text:p>9800</text:p>
          </table:table-cell>
          <table:table-cell table:style-name="ce31" table:formula="of:=50 * ROUNDDOWN([.$W$24]*[.$B42] +[.$X$24]*[.L$3])+[.$AA$24]" office:value-type="float" office:value="9900">
            <text:p>9900</text:p>
          </table:table-cell>
          <table:table-cell table:style-name="ce31" table:formula="of:=50 * ROUNDDOWN([.$W$24]*[.$B42] +[.$X$24]*[.M$3])+[.$AA$24]" office:value-type="float" office:value="10000">
            <text:p>10000</text:p>
          </table:table-cell>
          <table:table-cell table:style-name="ce31" table:formula="of:=50 * ROUNDDOWN([.$W$24]*[.$B42] +[.$X$24]*[.N$3])+[.$AA$24]" office:value-type="float" office:value="10100">
            <text:p>10100</text:p>
          </table:table-cell>
          <table:table-cell table:style-name="ce31" table:formula="of:=50 * ROUNDDOWN([.$W$24]*[.$B42] +[.$X$24]*[.O$3])+[.$AA$24]" office:value-type="float" office:value="10200">
            <text:p>10200</text:p>
          </table:table-cell>
          <table:table-cell table:style-name="ce31" table:formula="of:=50 * ROUNDDOWN([.$W$24]*[.$B42] +[.$X$24]*[.P$3])+[.$AA$24]" office:value-type="float" office:value="10300">
            <text:p>10300</text:p>
          </table:table-cell>
          <table:table-cell table:style-name="ce31" table:formula="of:=50 * ROUNDDOWN([.$W$24]*[.$B42] +[.$X$24]*[.Q$3])+[.$AA$24]" office:value-type="float" office:value="10400">
            <text:p>10400</text:p>
          </table:table-cell>
          <table:table-cell table:style-name="ce31" table:formula="of:=50 * ROUNDDOWN([.$W$24]*[.$B42] +[.$X$24]*[.R$3])+[.$AA$24]" office:value-type="float" office:value="10500">
            <text:p>10500</text:p>
          </table:table-cell>
          <table:table-cell table:style-name="ce31" table:formula="of:=50 * ROUNDDOWN([.$W$24]*[.$B42] +[.$X$24]*[.S$3])+[.$AA$24]" office:value-type="float" office:value="10600">
            <text:p>10600</text:p>
          </table:table-cell>
          <table:table-cell table:style-name="ce31" table:formula="of:=50 * ROUNDDOWN([.$W$24]*[.$B42] +[.$X$24]*[.T$3])+[.$AA$24]" office:value-type="float" office:value="10700">
            <text:p>10700</text:p>
          </table:table-cell>
          <table:table-cell table:style-name="ce31" table:formula="of:=50 * ROUNDDOWN([.$W$24]*[.$B42] +[.$X$24]*[.U$3])+[.$AA$24]" office:value-type="float" office:value="10800">
            <text:p>10800</text:p>
          </table:table-cell>
          <table:table-cell table:style-name="ce31" table:formula="of:=50 * ROUNDDOWN([.$W$24]*[.$B42] +[.$X$24]*[.V$3])+[.$AA$24]" office:value-type="float" office:value="10900">
            <text:p>10900</text:p>
          </table:table-cell>
          <table:table-cell table:style-name="ce31" table:formula="of:=50 * ROUNDDOWN([.$W$24]*[.$B42] +[.$X$24]*[.W$3])+[.$AA$24]" office:value-type="float" office:value="11000">
            <text:p>11000</text:p>
          </table:table-cell>
          <table:table-cell table:style-name="ce31" table:formula="of:=50 * ROUNDDOWN([.$W$24]*[.$B42] +[.$X$24]*[.X$3])+[.$AA$24]" office:value-type="float" office:value="11100">
            <text:p>11100</text:p>
          </table:table-cell>
          <table:table-cell table:style-name="ce31" table:formula="of:=50 * ROUNDDOWN([.$W$24]*[.$B42] +[.$X$24]*[.Y$3])+[.$AA$24]" office:value-type="float" office:value="11200">
            <text:p>11200</text:p>
          </table:table-cell>
          <table:table-cell table:style-name="ce31" table:formula="of:=50 * ROUNDDOWN([.$W$24]*[.$B42] +[.$X$24]*[.Z$3])+[.$AA$24]" office:value-type="float" office:value="11300">
            <text:p>11300</text:p>
          </table:table-cell>
          <table:table-cell table:style-name="ce31" table:formula="of:=50 * ROUNDDOWN([.$W$24]*[.$B42] +[.$X$24]*[.AA$3])+[.$AA$24]" office:value-type="float" office:value="11400">
            <text:p>11400</text:p>
          </table:table-cell>
          <table:table-cell office:value-type="float" office:value="85">
            <text:p>8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0">
            <text:p>90</text:p>
          </table:table-cell>
          <table:table-cell table:style-name="ce31" table:formula="of:=50 * ROUNDDOWN([.$W$24]*[.$B43] +[.$X$24]*[.C$3])+[.$AA$24]" office:value-type="float" office:value="9250">
            <text:p>9250</text:p>
          </table:table-cell>
          <table:table-cell table:style-name="ce31" table:formula="of:=50 * ROUNDDOWN([.$W$24]*[.$B43] +[.$X$24]*[.D$3])+[.$AA$24]" office:value-type="float" office:value="9350">
            <text:p>9350</text:p>
          </table:table-cell>
          <table:table-cell table:style-name="ce31" table:formula="of:=50 * ROUNDDOWN([.$W$24]*[.$B43] +[.$X$24]*[.E$3])+[.$AA$24]" office:value-type="float" office:value="9450">
            <text:p>9450</text:p>
          </table:table-cell>
          <table:table-cell table:style-name="ce31" table:formula="of:=50 * ROUNDDOWN([.$W$24]*[.$B43] +[.$X$24]*[.F$3])+[.$AA$24]" office:value-type="float" office:value="9550">
            <text:p>9550</text:p>
          </table:table-cell>
          <table:table-cell table:style-name="ce31" table:formula="of:=50 * ROUNDDOWN([.$W$24]*[.$B43] +[.$X$24]*[.G$3])+[.$AA$24]" office:value-type="float" office:value="9650">
            <text:p>9650</text:p>
          </table:table-cell>
          <table:table-cell table:style-name="ce31" table:formula="of:=50 * ROUNDDOWN([.$W$24]*[.$B43] +[.$X$24]*[.H$3])+[.$AA$24]" office:value-type="float" office:value="9750">
            <text:p>9750</text:p>
          </table:table-cell>
          <table:table-cell table:style-name="ce31" table:formula="of:=50 * ROUNDDOWN([.$W$24]*[.$B43] +[.$X$24]*[.I$3])+[.$AA$24]" office:value-type="float" office:value="9850">
            <text:p>9850</text:p>
          </table:table-cell>
          <table:table-cell table:style-name="ce31" table:formula="of:=50 * ROUNDDOWN([.$W$24]*[.$B43] +[.$X$24]*[.J$3])+[.$AA$24]" office:value-type="float" office:value="9950">
            <text:p>9950</text:p>
          </table:table-cell>
          <table:table-cell table:style-name="ce31" table:formula="of:=50 * ROUNDDOWN([.$W$24]*[.$B43] +[.$X$24]*[.K$3])+[.$AA$24]" office:value-type="float" office:value="10050">
            <text:p>10050</text:p>
          </table:table-cell>
          <table:table-cell table:style-name="ce31" table:formula="of:=50 * ROUNDDOWN([.$W$24]*[.$B43] +[.$X$24]*[.L$3])+[.$AA$24]" office:value-type="float" office:value="10150">
            <text:p>10150</text:p>
          </table:table-cell>
          <table:table-cell table:style-name="ce31" table:formula="of:=50 * ROUNDDOWN([.$W$24]*[.$B43] +[.$X$24]*[.M$3])+[.$AA$24]" office:value-type="float" office:value="10250">
            <text:p>10250</text:p>
          </table:table-cell>
          <table:table-cell table:style-name="ce31" table:formula="of:=50 * ROUNDDOWN([.$W$24]*[.$B43] +[.$X$24]*[.N$3])+[.$AA$24]" office:value-type="float" office:value="10350">
            <text:p>10350</text:p>
          </table:table-cell>
          <table:table-cell table:style-name="ce31" table:formula="of:=50 * ROUNDDOWN([.$W$24]*[.$B43] +[.$X$24]*[.O$3])+[.$AA$24]" office:value-type="float" office:value="10450">
            <text:p>10450</text:p>
          </table:table-cell>
          <table:table-cell table:style-name="ce31" table:formula="of:=50 * ROUNDDOWN([.$W$24]*[.$B43] +[.$X$24]*[.P$3])+[.$AA$24]" office:value-type="float" office:value="10550">
            <text:p>10550</text:p>
          </table:table-cell>
          <table:table-cell table:style-name="ce31" table:formula="of:=50 * ROUNDDOWN([.$W$24]*[.$B43] +[.$X$24]*[.Q$3])+[.$AA$24]" office:value-type="float" office:value="10650">
            <text:p>10650</text:p>
          </table:table-cell>
          <table:table-cell table:style-name="ce31" table:formula="of:=50 * ROUNDDOWN([.$W$24]*[.$B43] +[.$X$24]*[.R$3])+[.$AA$24]" office:value-type="float" office:value="10750">
            <text:p>10750</text:p>
          </table:table-cell>
          <table:table-cell table:style-name="ce31" table:formula="of:=50 * ROUNDDOWN([.$W$24]*[.$B43] +[.$X$24]*[.S$3])+[.$AA$24]" office:value-type="float" office:value="10850">
            <text:p>10850</text:p>
          </table:table-cell>
          <table:table-cell table:style-name="ce31" table:formula="of:=50 * ROUNDDOWN([.$W$24]*[.$B43] +[.$X$24]*[.T$3])+[.$AA$24]" office:value-type="float" office:value="10950">
            <text:p>10950</text:p>
          </table:table-cell>
          <table:table-cell table:style-name="ce31" table:formula="of:=50 * ROUNDDOWN([.$W$24]*[.$B43] +[.$X$24]*[.U$3])+[.$AA$24]" office:value-type="float" office:value="11050">
            <text:p>11050</text:p>
          </table:table-cell>
          <table:table-cell table:style-name="ce31" table:formula="of:=50 * ROUNDDOWN([.$W$24]*[.$B43] +[.$X$24]*[.V$3])+[.$AA$24]" office:value-type="float" office:value="11150">
            <text:p>11150</text:p>
          </table:table-cell>
          <table:table-cell table:style-name="ce31" table:formula="of:=50 * ROUNDDOWN([.$W$24]*[.$B43] +[.$X$24]*[.W$3])+[.$AA$24]" office:value-type="float" office:value="11250">
            <text:p>11250</text:p>
          </table:table-cell>
          <table:table-cell table:style-name="ce31" table:formula="of:=50 * ROUNDDOWN([.$W$24]*[.$B43] +[.$X$24]*[.X$3])+[.$AA$24]" office:value-type="float" office:value="11350">
            <text:p>11350</text:p>
          </table:table-cell>
          <table:table-cell table:style-name="ce31" table:formula="of:=50 * ROUNDDOWN([.$W$24]*[.$B43] +[.$X$24]*[.Y$3])+[.$AA$24]" office:value-type="float" office:value="11450">
            <text:p>11450</text:p>
          </table:table-cell>
          <table:table-cell table:style-name="ce31" table:formula="of:=50 * ROUNDDOWN([.$W$24]*[.$B43] +[.$X$24]*[.Z$3])+[.$AA$24]" office:value-type="float" office:value="11550">
            <text:p>11550</text:p>
          </table:table-cell>
          <table:table-cell table:style-name="ce31" table:formula="of:=50 * ROUNDDOWN([.$W$24]*[.$B43] +[.$X$24]*[.AA$3])+[.$AA$24]" office:value-type="float" office:value="11650">
            <text:p>11650</text:p>
          </table:table-cell>
          <table:table-cell office:value-type="float" office:value="90">
            <text:p>90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5">
            <text:p>95</text:p>
          </table:table-cell>
          <table:table-cell table:style-name="ce31" table:formula="of:=50 * ROUNDDOWN([.$W$24]*[.$B44] +[.$X$24]*[.C$3])+[.$AA$24]" office:value-type="float" office:value="9500">
            <text:p>9500</text:p>
          </table:table-cell>
          <table:table-cell table:style-name="ce31" table:formula="of:=50 * ROUNDDOWN([.$W$24]*[.$B44] +[.$X$24]*[.D$3])+[.$AA$24]" office:value-type="float" office:value="9600">
            <text:p>9600</text:p>
          </table:table-cell>
          <table:table-cell table:style-name="ce31" table:formula="of:=50 * ROUNDDOWN([.$W$24]*[.$B44] +[.$X$24]*[.E$3])+[.$AA$24]" office:value-type="float" office:value="9700">
            <text:p>9700</text:p>
          </table:table-cell>
          <table:table-cell table:style-name="ce31" table:formula="of:=50 * ROUNDDOWN([.$W$24]*[.$B44] +[.$X$24]*[.F$3])+[.$AA$24]" office:value-type="float" office:value="9800">
            <text:p>9800</text:p>
          </table:table-cell>
          <table:table-cell table:style-name="ce31" table:formula="of:=50 * ROUNDDOWN([.$W$24]*[.$B44] +[.$X$24]*[.G$3])+[.$AA$24]" office:value-type="float" office:value="9900">
            <text:p>9900</text:p>
          </table:table-cell>
          <table:table-cell table:style-name="ce31" table:formula="of:=50 * ROUNDDOWN([.$W$24]*[.$B44] +[.$X$24]*[.H$3])+[.$AA$24]" office:value-type="float" office:value="10000">
            <text:p>10000</text:p>
          </table:table-cell>
          <table:table-cell table:style-name="ce31" table:formula="of:=50 * ROUNDDOWN([.$W$24]*[.$B44] +[.$X$24]*[.I$3])+[.$AA$24]" office:value-type="float" office:value="10100">
            <text:p>10100</text:p>
          </table:table-cell>
          <table:table-cell table:style-name="ce31" table:formula="of:=50 * ROUNDDOWN([.$W$24]*[.$B44] +[.$X$24]*[.J$3])+[.$AA$24]" office:value-type="float" office:value="10200">
            <text:p>10200</text:p>
          </table:table-cell>
          <table:table-cell table:style-name="ce31" table:formula="of:=50 * ROUNDDOWN([.$W$24]*[.$B44] +[.$X$24]*[.K$3])+[.$AA$24]" office:value-type="float" office:value="10300">
            <text:p>10300</text:p>
          </table:table-cell>
          <table:table-cell table:style-name="ce31" table:formula="of:=50 * ROUNDDOWN([.$W$24]*[.$B44] +[.$X$24]*[.L$3])+[.$AA$24]" office:value-type="float" office:value="10400">
            <text:p>10400</text:p>
          </table:table-cell>
          <table:table-cell table:style-name="ce31" table:formula="of:=50 * ROUNDDOWN([.$W$24]*[.$B44] +[.$X$24]*[.M$3])+[.$AA$24]" office:value-type="float" office:value="10500">
            <text:p>10500</text:p>
          </table:table-cell>
          <table:table-cell table:style-name="ce31" table:formula="of:=50 * ROUNDDOWN([.$W$24]*[.$B44] +[.$X$24]*[.N$3])+[.$AA$24]" office:value-type="float" office:value="10600">
            <text:p>10600</text:p>
          </table:table-cell>
          <table:table-cell table:style-name="ce31" table:formula="of:=50 * ROUNDDOWN([.$W$24]*[.$B44] +[.$X$24]*[.O$3])+[.$AA$24]" office:value-type="float" office:value="10700">
            <text:p>10700</text:p>
          </table:table-cell>
          <table:table-cell table:style-name="ce31" table:formula="of:=50 * ROUNDDOWN([.$W$24]*[.$B44] +[.$X$24]*[.P$3])+[.$AA$24]" office:value-type="float" office:value="10800">
            <text:p>10800</text:p>
          </table:table-cell>
          <table:table-cell table:style-name="ce31" table:formula="of:=50 * ROUNDDOWN([.$W$24]*[.$B44] +[.$X$24]*[.Q$3])+[.$AA$24]" office:value-type="float" office:value="10900">
            <text:p>10900</text:p>
          </table:table-cell>
          <table:table-cell table:style-name="ce31" table:formula="of:=50 * ROUNDDOWN([.$W$24]*[.$B44] +[.$X$24]*[.R$3])+[.$AA$24]" office:value-type="float" office:value="11000">
            <text:p>11000</text:p>
          </table:table-cell>
          <table:table-cell table:style-name="ce31" table:formula="of:=50 * ROUNDDOWN([.$W$24]*[.$B44] +[.$X$24]*[.S$3])+[.$AA$24]" office:value-type="float" office:value="11100">
            <text:p>11100</text:p>
          </table:table-cell>
          <table:table-cell table:style-name="ce31" table:formula="of:=50 * ROUNDDOWN([.$W$24]*[.$B44] +[.$X$24]*[.T$3])+[.$AA$24]" office:value-type="float" office:value="11200">
            <text:p>11200</text:p>
          </table:table-cell>
          <table:table-cell table:style-name="ce31" table:formula="of:=50 * ROUNDDOWN([.$W$24]*[.$B44] +[.$X$24]*[.U$3])+[.$AA$24]" office:value-type="float" office:value="11300">
            <text:p>11300</text:p>
          </table:table-cell>
          <table:table-cell table:style-name="ce31" table:formula="of:=50 * ROUNDDOWN([.$W$24]*[.$B44] +[.$X$24]*[.V$3])+[.$AA$24]" office:value-type="float" office:value="11400">
            <text:p>11400</text:p>
          </table:table-cell>
          <table:table-cell table:style-name="ce31" table:formula="of:=50 * ROUNDDOWN([.$W$24]*[.$B44] +[.$X$24]*[.W$3])+[.$AA$24]" office:value-type="float" office:value="11500">
            <text:p>11500</text:p>
          </table:table-cell>
          <table:table-cell table:style-name="ce31" table:formula="of:=50 * ROUNDDOWN([.$W$24]*[.$B44] +[.$X$24]*[.X$3])+[.$AA$24]" office:value-type="float" office:value="11600">
            <text:p>11600</text:p>
          </table:table-cell>
          <table:table-cell table:style-name="ce31" table:formula="of:=50 * ROUNDDOWN([.$W$24]*[.$B44] +[.$X$24]*[.Y$3])+[.$AA$24]" office:value-type="float" office:value="11700">
            <text:p>11700</text:p>
          </table:table-cell>
          <table:table-cell table:style-name="ce31" table:formula="of:=50 * ROUNDDOWN([.$W$24]*[.$B44] +[.$X$24]*[.Z$3])+[.$AA$24]" office:value-type="float" office:value="11800">
            <text:p>11800</text:p>
          </table:table-cell>
          <table:table-cell table:style-name="ce31" table:formula="of:=50 * ROUNDDOWN([.$W$24]*[.$B44] +[.$X$24]*[.AA$3])+[.$AA$24]" office:value-type="float" office:value="11900">
            <text:p>11900</text:p>
          </table:table-cell>
          <table:table-cell office:value-type="float" office:value="95">
            <text:p>9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00">
            <text:p>100</text:p>
          </table:table-cell>
          <table:table-cell table:style-name="ce31" table:formula="of:=50 * ROUNDDOWN([.$W$24]*[.$B45] +[.$X$24]*[.C$3])+[.$AA$24]" office:value-type="float" office:value="9750">
            <text:p>9750</text:p>
          </table:table-cell>
          <table:table-cell table:style-name="ce31" table:formula="of:=50 * ROUNDDOWN([.$W$24]*[.$B45] +[.$X$24]*[.D$3])+[.$AA$24]" office:value-type="float" office:value="9850">
            <text:p>9850</text:p>
          </table:table-cell>
          <table:table-cell table:style-name="ce31" table:formula="of:=50 * ROUNDDOWN([.$W$24]*[.$B45] +[.$X$24]*[.E$3])+[.$AA$24]" office:value-type="float" office:value="9950">
            <text:p>9950</text:p>
          </table:table-cell>
          <table:table-cell table:style-name="ce31" table:formula="of:=50 * ROUNDDOWN([.$W$24]*[.$B45] +[.$X$24]*[.F$3])+[.$AA$24]" office:value-type="float" office:value="10050">
            <text:p>10050</text:p>
          </table:table-cell>
          <table:table-cell table:style-name="ce31" table:formula="of:=50 * ROUNDDOWN([.$W$24]*[.$B45] +[.$X$24]*[.G$3])+[.$AA$24]" office:value-type="float" office:value="10150">
            <text:p>10150</text:p>
          </table:table-cell>
          <table:table-cell table:style-name="ce31" table:formula="of:=50 * ROUNDDOWN([.$W$24]*[.$B45] +[.$X$24]*[.H$3])+[.$AA$24]" office:value-type="float" office:value="10250">
            <text:p>10250</text:p>
          </table:table-cell>
          <table:table-cell table:style-name="ce31" table:formula="of:=50 * ROUNDDOWN([.$W$24]*[.$B45] +[.$X$24]*[.I$3])+[.$AA$24]" office:value-type="float" office:value="10350">
            <text:p>10350</text:p>
          </table:table-cell>
          <table:table-cell table:style-name="ce31" table:formula="of:=50 * ROUNDDOWN([.$W$24]*[.$B45] +[.$X$24]*[.J$3])+[.$AA$24]" office:value-type="float" office:value="10450">
            <text:p>10450</text:p>
          </table:table-cell>
          <table:table-cell table:style-name="ce31" table:formula="of:=50 * ROUNDDOWN([.$W$24]*[.$B45] +[.$X$24]*[.K$3])+[.$AA$24]" office:value-type="float" office:value="10550">
            <text:p>10550</text:p>
          </table:table-cell>
          <table:table-cell table:style-name="ce31" table:formula="of:=50 * ROUNDDOWN([.$W$24]*[.$B45] +[.$X$24]*[.L$3])+[.$AA$24]" office:value-type="float" office:value="10650">
            <text:p>10650</text:p>
          </table:table-cell>
          <table:table-cell table:style-name="ce31" table:formula="of:=50 * ROUNDDOWN([.$W$24]*[.$B45] +[.$X$24]*[.M$3])+[.$AA$24]" office:value-type="float" office:value="10750">
            <text:p>10750</text:p>
          </table:table-cell>
          <table:table-cell table:style-name="ce31" table:formula="of:=50 * ROUNDDOWN([.$W$24]*[.$B45] +[.$X$24]*[.N$3])+[.$AA$24]" office:value-type="float" office:value="10850">
            <text:p>10850</text:p>
          </table:table-cell>
          <table:table-cell table:style-name="ce31" table:formula="of:=50 * ROUNDDOWN([.$W$24]*[.$B45] +[.$X$24]*[.O$3])+[.$AA$24]" office:value-type="float" office:value="10950">
            <text:p>10950</text:p>
          </table:table-cell>
          <table:table-cell table:style-name="ce31" table:formula="of:=50 * ROUNDDOWN([.$W$24]*[.$B45] +[.$X$24]*[.P$3])+[.$AA$24]" office:value-type="float" office:value="11050">
            <text:p>11050</text:p>
          </table:table-cell>
          <table:table-cell table:style-name="ce31" table:formula="of:=50 * ROUNDDOWN([.$W$24]*[.$B45] +[.$X$24]*[.Q$3])+[.$AA$24]" office:value-type="float" office:value="11150">
            <text:p>11150</text:p>
          </table:table-cell>
          <table:table-cell table:style-name="ce31" table:formula="of:=50 * ROUNDDOWN([.$W$24]*[.$B45] +[.$X$24]*[.R$3])+[.$AA$24]" office:value-type="float" office:value="11250">
            <text:p>11250</text:p>
          </table:table-cell>
          <table:table-cell table:style-name="ce31" table:formula="of:=50 * ROUNDDOWN([.$W$24]*[.$B45] +[.$X$24]*[.S$3])+[.$AA$24]" office:value-type="float" office:value="11350">
            <text:p>11350</text:p>
          </table:table-cell>
          <table:table-cell table:style-name="ce31" table:formula="of:=50 * ROUNDDOWN([.$W$24]*[.$B45] +[.$X$24]*[.T$3])+[.$AA$24]" office:value-type="float" office:value="11450">
            <text:p>11450</text:p>
          </table:table-cell>
          <table:table-cell table:style-name="ce31" table:formula="of:=50 * ROUNDDOWN([.$W$24]*[.$B45] +[.$X$24]*[.U$3])+[.$AA$24]" office:value-type="float" office:value="11550">
            <text:p>11550</text:p>
          </table:table-cell>
          <table:table-cell table:style-name="ce31" table:formula="of:=50 * ROUNDDOWN([.$W$24]*[.$B45] +[.$X$24]*[.V$3])+[.$AA$24]" office:value-type="float" office:value="11650">
            <text:p>11650</text:p>
          </table:table-cell>
          <table:table-cell table:style-name="ce31" table:formula="of:=50 * ROUNDDOWN([.$W$24]*[.$B45] +[.$X$24]*[.W$3])+[.$AA$24]" office:value-type="float" office:value="11750">
            <text:p>11750</text:p>
          </table:table-cell>
          <table:table-cell table:style-name="ce31" table:formula="of:=50 * ROUNDDOWN([.$W$24]*[.$B45] +[.$X$24]*[.X$3])+[.$AA$24]" office:value-type="float" office:value="11850">
            <text:p>11850</text:p>
          </table:table-cell>
          <table:table-cell table:style-name="ce31" table:formula="of:=50 * ROUNDDOWN([.$W$24]*[.$B45] +[.$X$24]*[.Y$3])+[.$AA$24]" office:value-type="float" office:value="11950">
            <text:p>11950</text:p>
          </table:table-cell>
          <table:table-cell table:style-name="ce31" table:formula="of:=50 * ROUNDDOWN([.$W$24]*[.$B45] +[.$X$24]*[.Z$3])+[.$AA$24]" office:value-type="float" office:value="12050">
            <text:p>12050</text:p>
          </table:table-cell>
          <table:table-cell table:style-name="ce31" table:formula="of:=50 * ROUNDDOWN([.$W$24]*[.$B45] +[.$X$24]*[.AA$3])+[.$AA$24]" office:value-type="float" office:value="12150">
            <text:p>12150</text:p>
          </table:table-cell>
          <table:table-cell office:value-type="float" office:value="100">
            <text:p>10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6" office:value-type="string" table:number-columns-spanned="3" table:number-rows-spanned="1">
            <text:p>Attack</text:p>
          </table:table-cell>
          <table:covered-table-cell table:style-name="ce26"/>
          <table:covered-table-cell/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table:formula="of:=[.$J51]*[.K$50]/[.$M$49]" office:value-type="float" office:value="25">
            <text:p>25</text:p>
          </table:table-cell>
          <table:table-cell table:formula="of:=[.$J51]*[.L$50]/[.$M$49]" office:value-type="float" office:value="50">
            <text:p>50</text:p>
          </table:table-cell>
          <table:table-cell table:formula="of:=[.$J51]*[.M$50]/[.$M$49]" office:value-type="float" office:value="75">
            <text:p>75</text:p>
          </table:table-cell>
          <table:table-cell table:formula="of:=[.$J51]*[.N$50]/[.$M$49]" office:value-type="float" office:value="100">
            <text:p>100</text:p>
          </table:table-cell>
          <table:table-cell table:formula="of:=[.$J51]*[.O$50]/[.$M$49]" office:value-type="float" office:value="125">
            <text:p>125</text:p>
          </table:table-cell>
          <table:table-cell table:formula="of:=[.$J51]*[.P$50]/[.$M$49]" office:value-type="float" office:value="150">
            <text:p>150</text:p>
          </table:table-cell>
          <table:table-cell table:formula="of:=[.$J51]*[.Q$50]/[.$M$49]" office:value-type="float" office:value="175">
            <text:p>175</text:p>
          </table:table-cell>
          <table:table-cell table:formula="of:=[.$J51]*[.R$50]/[.$M$49]" office:value-type="float" office:value="200">
            <text:p>200</text:p>
          </table:table-cell>
          <table:table-cell table:formula="of:=[.$J51]*[.S$50]/[.$M$49]" office:value-type="float" office:value="225">
            <text:p>225</text:p>
          </table:table-cell>
          <table:table-cell table:formula="of:=[.$J51]*[.T$50]/[.$M$49]" office:value-type="float" office:value="250">
            <text:p>250</text:p>
          </table:table-cell>
          <table:table-cell table:formula="of:=[.$J51]*[.U$50]/[.$M$49]" office:value-type="float" office:value="275">
            <text:p>275</text:p>
          </table:table-cell>
          <table:table-cell table:formula="of:=[.$J51]*[.V$50]/[.$M$49]" office:value-type="float" office:value="300">
            <text:p>300</text:p>
          </table:table-cell>
          <table:table-cell table:formula="of:=[.$J51]*[.W$50]/[.$M$49]" office:value-type="float" office:value="325">
            <text:p>325</text:p>
          </table:table-cell>
          <table:table-cell table:formula="of:=[.$J51]*[.X$50]/[.$M$49]" office:value-type="float" office:value="350">
            <text:p>350</text:p>
          </table:table-cell>
          <table:table-cell table:formula="of:=[.$J51]*[.Y$50]/[.$M$49]" office:value-type="float" office:value="375">
            <text:p>375</text:p>
          </table:table-cell>
          <table:table-cell table:formula="of:=[.$J51]*[.Z$50]/[.$M$49]" office:value-type="float" office:value="400">
            <text:p>400</text:p>
          </table:table-cell>
          <table:table-cell table:formula="of:=[.$J51]*[.AA$50]/[.$M$49]" office:value-type="float" office:value="425">
            <text:p>425</text:p>
          </table:table-cell>
          <table:table-cell table:formula="of:=[.$J51]*[.AB$50]/[.$M$49]" office:value-type="float" office:value="450">
            <text:p>450</text:p>
          </table:table-cell>
          <table:table-cell table:formula="of:=[.$J51]*[.AC$50]/[.$M$49]" office:value-type="float" office:value="475">
            <text:p>475</text:p>
          </table:table-cell>
          <table:table-cell table:formula="of:=[.$J51]*[.AD$50]/[.$M$49]" office:value-type="float" office:value="500">
            <text:p>500</text:p>
          </table:table-cell>
          <table:table-cell table:formula="of:=[.$J51]*[.AE$50]/[.$M$49]" office:value-type="float" office:value="525">
            <text:p>525</text:p>
          </table:table-cell>
          <table:table-cell table:formula="of:=[.$J51]*[.AF$50]/[.$M$49]" office:value-type="float" office:value="550">
            <text:p>550</text:p>
          </table:table-cell>
          <table:table-cell table:formula="of:=[.$J51]*[.AG$50]/[.$M$49]" office:value-type="float" office:value="575">
            <text:p>575</text:p>
          </table:table-cell>
          <table:table-cell table:formula="of:=[.$J51]*[.AH$50]/[.$M$49]" office:value-type="float" office:value="600">
            <text:p>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 table:formula="of:=[.$J52]*[.K$50]/[.$M$49]" office:value-type="float" office:value="50">
            <text:p>50</text:p>
          </table:table-cell>
          <table:table-cell table:formula="of:=[.$J52]*[.L$50]/[.$M$49]" office:value-type="float" office:value="100">
            <text:p>100</text:p>
          </table:table-cell>
          <table:table-cell table:formula="of:=[.$J52]*[.M$50]/[.$M$49]" office:value-type="float" office:value="150">
            <text:p>150</text:p>
          </table:table-cell>
          <table:table-cell table:formula="of:=[.$J52]*[.N$50]/[.$M$49]" office:value-type="float" office:value="200">
            <text:p>200</text:p>
          </table:table-cell>
          <table:table-cell table:formula="of:=[.$J52]*[.O$50]/[.$M$49]" office:value-type="float" office:value="250">
            <text:p>250</text:p>
          </table:table-cell>
          <table:table-cell table:formula="of:=[.$J52]*[.P$50]/[.$M$49]" office:value-type="float" office:value="300">
            <text:p>300</text:p>
          </table:table-cell>
          <table:table-cell table:formula="of:=[.$J52]*[.Q$50]/[.$M$49]" office:value-type="float" office:value="350">
            <text:p>350</text:p>
          </table:table-cell>
          <table:table-cell table:formula="of:=[.$J52]*[.R$50]/[.$M$49]" office:value-type="float" office:value="400">
            <text:p>400</text:p>
          </table:table-cell>
          <table:table-cell table:formula="of:=[.$J52]*[.S$50]/[.$M$49]" office:value-type="float" office:value="450">
            <text:p>450</text:p>
          </table:table-cell>
          <table:table-cell table:formula="of:=[.$J52]*[.T$50]/[.$M$49]" office:value-type="float" office:value="500">
            <text:p>500</text:p>
          </table:table-cell>
          <table:table-cell table:formula="of:=[.$J52]*[.U$50]/[.$M$49]" office:value-type="float" office:value="550">
            <text:p>550</text:p>
          </table:table-cell>
          <table:table-cell table:formula="of:=[.$J52]*[.V$50]/[.$M$49]" office:value-type="float" office:value="600">
            <text:p>600</text:p>
          </table:table-cell>
          <table:table-cell table:formula="of:=[.$J52]*[.W$50]/[.$M$49]" office:value-type="float" office:value="650">
            <text:p>650</text:p>
          </table:table-cell>
          <table:table-cell table:formula="of:=[.$J52]*[.X$50]/[.$M$49]" office:value-type="float" office:value="700">
            <text:p>700</text:p>
          </table:table-cell>
          <table:table-cell table:formula="of:=[.$J52]*[.Y$50]/[.$M$49]" office:value-type="float" office:value="750">
            <text:p>750</text:p>
          </table:table-cell>
          <table:table-cell table:formula="of:=[.$J52]*[.Z$50]/[.$M$49]" office:value-type="float" office:value="800">
            <text:p>800</text:p>
          </table:table-cell>
          <table:table-cell table:formula="of:=[.$J52]*[.AA$50]/[.$M$49]" office:value-type="float" office:value="850">
            <text:p>850</text:p>
          </table:table-cell>
          <table:table-cell table:formula="of:=[.$J52]*[.AB$50]/[.$M$49]" office:value-type="float" office:value="900">
            <text:p>900</text:p>
          </table:table-cell>
          <table:table-cell table:formula="of:=[.$J52]*[.AC$50]/[.$M$49]" office:value-type="float" office:value="950">
            <text:p>950</text:p>
          </table:table-cell>
          <table:table-cell table:formula="of:=[.$J52]*[.AD$50]/[.$M$49]" office:value-type="float" office:value="1000">
            <text:p>1000</text:p>
          </table:table-cell>
          <table:table-cell table:formula="of:=[.$J52]*[.AE$50]/[.$M$49]" office:value-type="float" office:value="1050">
            <text:p>1050</text:p>
          </table:table-cell>
          <table:table-cell table:formula="of:=[.$J52]*[.AF$50]/[.$M$49]" office:value-type="float" office:value="1100">
            <text:p>1100</text:p>
          </table:table-cell>
          <table:table-cell table:formula="of:=[.$J52]*[.AG$50]/[.$M$49]" office:value-type="float" office:value="1150">
            <text:p>1150</text:p>
          </table:table-cell>
          <table:table-cell table:formula="of:=[.$J52]*[.AH$50]/[.$M$49]" office:value-type="float" office:value="1200">
            <text:p>1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15">
            <text:p>15</text:p>
          </table:table-cell>
          <table:table-cell table:formula="of:=[.$J53]*[.K$50]/[.$M$49]" office:value-type="float" office:value="75">
            <text:p>75</text:p>
          </table:table-cell>
          <table:table-cell table:formula="of:=[.$J53]*[.L$50]/[.$M$49]" office:value-type="float" office:value="150">
            <text:p>150</text:p>
          </table:table-cell>
          <table:table-cell table:formula="of:=[.$J53]*[.M$50]/[.$M$49]" office:value-type="float" office:value="225">
            <text:p>225</text:p>
          </table:table-cell>
          <table:table-cell table:formula="of:=[.$J53]*[.N$50]/[.$M$49]" office:value-type="float" office:value="300">
            <text:p>300</text:p>
          </table:table-cell>
          <table:table-cell table:formula="of:=[.$J53]*[.O$50]/[.$M$49]" office:value-type="float" office:value="375">
            <text:p>375</text:p>
          </table:table-cell>
          <table:table-cell table:formula="of:=[.$J53]*[.P$50]/[.$M$49]" office:value-type="float" office:value="450">
            <text:p>450</text:p>
          </table:table-cell>
          <table:table-cell table:formula="of:=[.$J53]*[.Q$50]/[.$M$49]" office:value-type="float" office:value="525">
            <text:p>525</text:p>
          </table:table-cell>
          <table:table-cell table:formula="of:=[.$J53]*[.R$50]/[.$M$49]" office:value-type="float" office:value="600">
            <text:p>600</text:p>
          </table:table-cell>
          <table:table-cell table:formula="of:=[.$J53]*[.S$50]/[.$M$49]" office:value-type="float" office:value="675">
            <text:p>675</text:p>
          </table:table-cell>
          <table:table-cell table:formula="of:=[.$J53]*[.T$50]/[.$M$49]" office:value-type="float" office:value="750">
            <text:p>750</text:p>
          </table:table-cell>
          <table:table-cell table:formula="of:=[.$J53]*[.U$50]/[.$M$49]" office:value-type="float" office:value="825">
            <text:p>825</text:p>
          </table:table-cell>
          <table:table-cell table:formula="of:=[.$J53]*[.V$50]/[.$M$49]" office:value-type="float" office:value="900">
            <text:p>900</text:p>
          </table:table-cell>
          <table:table-cell table:formula="of:=[.$J53]*[.W$50]/[.$M$49]" office:value-type="float" office:value="975">
            <text:p>975</text:p>
          </table:table-cell>
          <table:table-cell table:formula="of:=[.$J53]*[.X$50]/[.$M$49]" office:value-type="float" office:value="1050">
            <text:p>1050</text:p>
          </table:table-cell>
          <table:table-cell table:formula="of:=[.$J53]*[.Y$50]/[.$M$49]" office:value-type="float" office:value="1125">
            <text:p>1125</text:p>
          </table:table-cell>
          <table:table-cell table:formula="of:=[.$J53]*[.Z$50]/[.$M$49]" office:value-type="float" office:value="1200">
            <text:p>1200</text:p>
          </table:table-cell>
          <table:table-cell table:formula="of:=[.$J53]*[.AA$50]/[.$M$49]" office:value-type="float" office:value="1275">
            <text:p>1275</text:p>
          </table:table-cell>
          <table:table-cell table:formula="of:=[.$J53]*[.AB$50]/[.$M$49]" office:value-type="float" office:value="1350">
            <text:p>1350</text:p>
          </table:table-cell>
          <table:table-cell table:formula="of:=[.$J53]*[.AC$50]/[.$M$49]" office:value-type="float" office:value="1425">
            <text:p>1425</text:p>
          </table:table-cell>
          <table:table-cell table:formula="of:=[.$J53]*[.AD$50]/[.$M$49]" office:value-type="float" office:value="1500">
            <text:p>1500</text:p>
          </table:table-cell>
          <table:table-cell table:formula="of:=[.$J53]*[.AE$50]/[.$M$49]" office:value-type="float" office:value="1575">
            <text:p>1575</text:p>
          </table:table-cell>
          <table:table-cell table:formula="of:=[.$J53]*[.AF$50]/[.$M$49]" office:value-type="float" office:value="1650">
            <text:p>1650</text:p>
          </table:table-cell>
          <table:table-cell table:formula="of:=[.$J53]*[.AG$50]/[.$M$49]" office:value-type="float" office:value="1725">
            <text:p>1725</text:p>
          </table:table-cell>
          <table:table-cell table:formula="of:=[.$J53]*[.AH$50]/[.$M$49]" office:value-type="float" office:value="1800">
            <text:p>1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20">
            <text:p>20</text:p>
          </table:table-cell>
          <table:table-cell table:formula="of:=[.$J54]*[.K$50]/[.$M$49]" office:value-type="float" office:value="100">
            <text:p>100</text:p>
          </table:table-cell>
          <table:table-cell table:formula="of:=[.$J54]*[.L$50]/[.$M$49]" office:value-type="float" office:value="200">
            <text:p>200</text:p>
          </table:table-cell>
          <table:table-cell table:formula="of:=[.$J54]*[.M$50]/[.$M$49]" office:value-type="float" office:value="300">
            <text:p>300</text:p>
          </table:table-cell>
          <table:table-cell table:formula="of:=[.$J54]*[.N$50]/[.$M$49]" office:value-type="float" office:value="400">
            <text:p>400</text:p>
          </table:table-cell>
          <table:table-cell table:formula="of:=[.$J54]*[.O$50]/[.$M$49]" office:value-type="float" office:value="500">
            <text:p>500</text:p>
          </table:table-cell>
          <table:table-cell table:formula="of:=[.$J54]*[.P$50]/[.$M$49]" office:value-type="float" office:value="600">
            <text:p>600</text:p>
          </table:table-cell>
          <table:table-cell table:formula="of:=[.$J54]*[.Q$50]/[.$M$49]" office:value-type="float" office:value="700">
            <text:p>700</text:p>
          </table:table-cell>
          <table:table-cell table:formula="of:=[.$J54]*[.R$50]/[.$M$49]" office:value-type="float" office:value="800">
            <text:p>800</text:p>
          </table:table-cell>
          <table:table-cell table:formula="of:=[.$J54]*[.S$50]/[.$M$49]" office:value-type="float" office:value="900">
            <text:p>900</text:p>
          </table:table-cell>
          <table:table-cell table:formula="of:=[.$J54]*[.T$50]/[.$M$49]" office:value-type="float" office:value="1000">
            <text:p>1000</text:p>
          </table:table-cell>
          <table:table-cell table:formula="of:=[.$J54]*[.U$50]/[.$M$49]" office:value-type="float" office:value="1100">
            <text:p>1100</text:p>
          </table:table-cell>
          <table:table-cell table:formula="of:=[.$J54]*[.V$50]/[.$M$49]" office:value-type="float" office:value="1200">
            <text:p>1200</text:p>
          </table:table-cell>
          <table:table-cell table:formula="of:=[.$J54]*[.W$50]/[.$M$49]" office:value-type="float" office:value="1300">
            <text:p>1300</text:p>
          </table:table-cell>
          <table:table-cell table:formula="of:=[.$J54]*[.X$50]/[.$M$49]" office:value-type="float" office:value="1400">
            <text:p>1400</text:p>
          </table:table-cell>
          <table:table-cell table:formula="of:=[.$J54]*[.Y$50]/[.$M$49]" office:value-type="float" office:value="1500">
            <text:p>1500</text:p>
          </table:table-cell>
          <table:table-cell table:formula="of:=[.$J54]*[.Z$50]/[.$M$49]" office:value-type="float" office:value="1600">
            <text:p>1600</text:p>
          </table:table-cell>
          <table:table-cell table:formula="of:=[.$J54]*[.AA$50]/[.$M$49]" office:value-type="float" office:value="1700">
            <text:p>1700</text:p>
          </table:table-cell>
          <table:table-cell table:formula="of:=[.$J54]*[.AB$50]/[.$M$49]" office:value-type="float" office:value="1800">
            <text:p>1800</text:p>
          </table:table-cell>
          <table:table-cell table:formula="of:=[.$J54]*[.AC$50]/[.$M$49]" office:value-type="float" office:value="1900">
            <text:p>1900</text:p>
          </table:table-cell>
          <table:table-cell table:formula="of:=[.$J54]*[.AD$50]/[.$M$49]" office:value-type="float" office:value="2000">
            <text:p>2000</text:p>
          </table:table-cell>
          <table:table-cell table:formula="of:=[.$J54]*[.AE$50]/[.$M$49]" office:value-type="float" office:value="2100">
            <text:p>2100</text:p>
          </table:table-cell>
          <table:table-cell table:formula="of:=[.$J54]*[.AF$50]/[.$M$49]" office:value-type="float" office:value="2200">
            <text:p>2200</text:p>
          </table:table-cell>
          <table:table-cell table:formula="of:=[.$J54]*[.AG$50]/[.$M$49]" office:value-type="float" office:value="2300">
            <text:p>2300</text:p>
          </table:table-cell>
          <table:table-cell table:formula="of:=[.$J54]*[.AH$50]/[.$M$49]" office:value-type="float" office:value="2400">
            <text:p>2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25">
            <text:p>25</text:p>
          </table:table-cell>
          <table:table-cell table:formula="of:=[.$J55]*[.K$50]/[.$M$49]" office:value-type="float" office:value="125">
            <text:p>125</text:p>
          </table:table-cell>
          <table:table-cell table:formula="of:=[.$J55]*[.L$50]/[.$M$49]" office:value-type="float" office:value="250">
            <text:p>250</text:p>
          </table:table-cell>
          <table:table-cell table:formula="of:=[.$J55]*[.M$50]/[.$M$49]" office:value-type="float" office:value="375">
            <text:p>375</text:p>
          </table:table-cell>
          <table:table-cell table:formula="of:=[.$J55]*[.N$50]/[.$M$49]" office:value-type="float" office:value="500">
            <text:p>500</text:p>
          </table:table-cell>
          <table:table-cell table:formula="of:=[.$J55]*[.O$50]/[.$M$49]" office:value-type="float" office:value="625">
            <text:p>625</text:p>
          </table:table-cell>
          <table:table-cell table:formula="of:=[.$J55]*[.P$50]/[.$M$49]" office:value-type="float" office:value="750">
            <text:p>750</text:p>
          </table:table-cell>
          <table:table-cell table:formula="of:=[.$J55]*[.Q$50]/[.$M$49]" office:value-type="float" office:value="875">
            <text:p>875</text:p>
          </table:table-cell>
          <table:table-cell table:formula="of:=[.$J55]*[.R$50]/[.$M$49]" office:value-type="float" office:value="1000">
            <text:p>1000</text:p>
          </table:table-cell>
          <table:table-cell table:formula="of:=[.$J55]*[.S$50]/[.$M$49]" office:value-type="float" office:value="1125">
            <text:p>1125</text:p>
          </table:table-cell>
          <table:table-cell table:formula="of:=[.$J55]*[.T$50]/[.$M$49]" office:value-type="float" office:value="1250">
            <text:p>1250</text:p>
          </table:table-cell>
          <table:table-cell table:formula="of:=[.$J55]*[.U$50]/[.$M$49]" office:value-type="float" office:value="1375">
            <text:p>1375</text:p>
          </table:table-cell>
          <table:table-cell table:formula="of:=[.$J55]*[.V$50]/[.$M$49]" office:value-type="float" office:value="1500">
            <text:p>1500</text:p>
          </table:table-cell>
          <table:table-cell table:formula="of:=[.$J55]*[.W$50]/[.$M$49]" office:value-type="float" office:value="1625">
            <text:p>1625</text:p>
          </table:table-cell>
          <table:table-cell table:formula="of:=[.$J55]*[.X$50]/[.$M$49]" office:value-type="float" office:value="1750">
            <text:p>1750</text:p>
          </table:table-cell>
          <table:table-cell table:formula="of:=[.$J55]*[.Y$50]/[.$M$49]" office:value-type="float" office:value="1875">
            <text:p>1875</text:p>
          </table:table-cell>
          <table:table-cell table:formula="of:=[.$J55]*[.Z$50]/[.$M$49]" office:value-type="float" office:value="2000">
            <text:p>2000</text:p>
          </table:table-cell>
          <table:table-cell table:formula="of:=[.$J55]*[.AA$50]/[.$M$49]" office:value-type="float" office:value="2125">
            <text:p>2125</text:p>
          </table:table-cell>
          <table:table-cell table:formula="of:=[.$J55]*[.AB$50]/[.$M$49]" office:value-type="float" office:value="2250">
            <text:p>2250</text:p>
          </table:table-cell>
          <table:table-cell table:formula="of:=[.$J55]*[.AC$50]/[.$M$49]" office:value-type="float" office:value="2375">
            <text:p>2375</text:p>
          </table:table-cell>
          <table:table-cell table:formula="of:=[.$J55]*[.AD$50]/[.$M$49]" office:value-type="float" office:value="2500">
            <text:p>2500</text:p>
          </table:table-cell>
          <table:table-cell table:formula="of:=[.$J55]*[.AE$50]/[.$M$49]" office:value-type="float" office:value="2625">
            <text:p>2625</text:p>
          </table:table-cell>
          <table:table-cell table:formula="of:=[.$J55]*[.AF$50]/[.$M$49]" office:value-type="float" office:value="2750">
            <text:p>2750</text:p>
          </table:table-cell>
          <table:table-cell table:formula="of:=[.$J55]*[.AG$50]/[.$M$49]" office:value-type="float" office:value="2875">
            <text:p>2875</text:p>
          </table:table-cell>
          <table:table-cell table:formula="of:=[.$J55]*[.AH$50]/[.$M$49]" office:value-type="float" office:value="3000">
            <text:p>30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30">
            <text:p>30</text:p>
          </table:table-cell>
          <table:table-cell table:formula="of:=[.$J56]*[.K$50]/[.$M$49]" office:value-type="float" office:value="150">
            <text:p>150</text:p>
          </table:table-cell>
          <table:table-cell table:formula="of:=[.$J56]*[.L$50]/[.$M$49]" office:value-type="float" office:value="300">
            <text:p>300</text:p>
          </table:table-cell>
          <table:table-cell table:formula="of:=[.$J56]*[.M$50]/[.$M$49]" office:value-type="float" office:value="450">
            <text:p>450</text:p>
          </table:table-cell>
          <table:table-cell table:formula="of:=[.$J56]*[.N$50]/[.$M$49]" office:value-type="float" office:value="600">
            <text:p>600</text:p>
          </table:table-cell>
          <table:table-cell table:formula="of:=[.$J56]*[.O$50]/[.$M$49]" office:value-type="float" office:value="750">
            <text:p>750</text:p>
          </table:table-cell>
          <table:table-cell table:formula="of:=[.$J56]*[.P$50]/[.$M$49]" office:value-type="float" office:value="900">
            <text:p>900</text:p>
          </table:table-cell>
          <table:table-cell table:formula="of:=[.$J56]*[.Q$50]/[.$M$49]" office:value-type="float" office:value="1050">
            <text:p>1050</text:p>
          </table:table-cell>
          <table:table-cell table:formula="of:=[.$J56]*[.R$50]/[.$M$49]" office:value-type="float" office:value="1200">
            <text:p>1200</text:p>
          </table:table-cell>
          <table:table-cell table:formula="of:=[.$J56]*[.S$50]/[.$M$49]" office:value-type="float" office:value="1350">
            <text:p>1350</text:p>
          </table:table-cell>
          <table:table-cell table:formula="of:=[.$J56]*[.T$50]/[.$M$49]" office:value-type="float" office:value="1500">
            <text:p>1500</text:p>
          </table:table-cell>
          <table:table-cell table:formula="of:=[.$J56]*[.U$50]/[.$M$49]" office:value-type="float" office:value="1650">
            <text:p>1650</text:p>
          </table:table-cell>
          <table:table-cell table:formula="of:=[.$J56]*[.V$50]/[.$M$49]" office:value-type="float" office:value="1800">
            <text:p>1800</text:p>
          </table:table-cell>
          <table:table-cell table:formula="of:=[.$J56]*[.W$50]/[.$M$49]" office:value-type="float" office:value="1950">
            <text:p>1950</text:p>
          </table:table-cell>
          <table:table-cell table:formula="of:=[.$J56]*[.X$50]/[.$M$49]" office:value-type="float" office:value="2100">
            <text:p>2100</text:p>
          </table:table-cell>
          <table:table-cell table:formula="of:=[.$J56]*[.Y$50]/[.$M$49]" office:value-type="float" office:value="2250">
            <text:p>2250</text:p>
          </table:table-cell>
          <table:table-cell table:formula="of:=[.$J56]*[.Z$50]/[.$M$49]" office:value-type="float" office:value="2400">
            <text:p>2400</text:p>
          </table:table-cell>
          <table:table-cell table:formula="of:=[.$J56]*[.AA$50]/[.$M$49]" office:value-type="float" office:value="2550">
            <text:p>2550</text:p>
          </table:table-cell>
          <table:table-cell table:formula="of:=[.$J56]*[.AB$50]/[.$M$49]" office:value-type="float" office:value="2700">
            <text:p>2700</text:p>
          </table:table-cell>
          <table:table-cell table:formula="of:=[.$J56]*[.AC$50]/[.$M$49]" office:value-type="float" office:value="2850">
            <text:p>2850</text:p>
          </table:table-cell>
          <table:table-cell table:formula="of:=[.$J56]*[.AD$50]/[.$M$49]" office:value-type="float" office:value="3000">
            <text:p>3000</text:p>
          </table:table-cell>
          <table:table-cell table:formula="of:=[.$J56]*[.AE$50]/[.$M$49]" office:value-type="float" office:value="3150">
            <text:p>3150</text:p>
          </table:table-cell>
          <table:table-cell table:formula="of:=[.$J56]*[.AF$50]/[.$M$49]" office:value-type="float" office:value="3300">
            <text:p>3300</text:p>
          </table:table-cell>
          <table:table-cell table:formula="of:=[.$J56]*[.AG$50]/[.$M$49]" office:value-type="float" office:value="3450">
            <text:p>3450</text:p>
          </table:table-cell>
          <table:table-cell table:formula="of:=[.$J56]*[.AH$50]/[.$M$49]" office:value-type="float" office:value="3600">
            <text:p>3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35">
            <text:p>35</text:p>
          </table:table-cell>
          <table:table-cell table:formula="of:=[.$J57]*[.K$50]/[.$M$49]" office:value-type="float" office:value="175">
            <text:p>175</text:p>
          </table:table-cell>
          <table:table-cell table:formula="of:=[.$J57]*[.L$50]/[.$M$49]" office:value-type="float" office:value="350">
            <text:p>350</text:p>
          </table:table-cell>
          <table:table-cell table:formula="of:=[.$J57]*[.M$50]/[.$M$49]" office:value-type="float" office:value="525">
            <text:p>525</text:p>
          </table:table-cell>
          <table:table-cell table:formula="of:=[.$J57]*[.N$50]/[.$M$49]" office:value-type="float" office:value="700">
            <text:p>700</text:p>
          </table:table-cell>
          <table:table-cell table:formula="of:=[.$J57]*[.O$50]/[.$M$49]" office:value-type="float" office:value="875">
            <text:p>875</text:p>
          </table:table-cell>
          <table:table-cell table:formula="of:=[.$J57]*[.P$50]/[.$M$49]" office:value-type="float" office:value="1050">
            <text:p>1050</text:p>
          </table:table-cell>
          <table:table-cell table:formula="of:=[.$J57]*[.Q$50]/[.$M$49]" office:value-type="float" office:value="1225">
            <text:p>1225</text:p>
          </table:table-cell>
          <table:table-cell table:formula="of:=[.$J57]*[.R$50]/[.$M$49]" office:value-type="float" office:value="1400">
            <text:p>1400</text:p>
          </table:table-cell>
          <table:table-cell table:formula="of:=[.$J57]*[.S$50]/[.$M$49]" office:value-type="float" office:value="1575">
            <text:p>1575</text:p>
          </table:table-cell>
          <table:table-cell table:formula="of:=[.$J57]*[.T$50]/[.$M$49]" office:value-type="float" office:value="1750">
            <text:p>1750</text:p>
          </table:table-cell>
          <table:table-cell table:formula="of:=[.$J57]*[.U$50]/[.$M$49]" office:value-type="float" office:value="1925">
            <text:p>1925</text:p>
          </table:table-cell>
          <table:table-cell table:formula="of:=[.$J57]*[.V$50]/[.$M$49]" office:value-type="float" office:value="2100">
            <text:p>2100</text:p>
          </table:table-cell>
          <table:table-cell table:formula="of:=[.$J57]*[.W$50]/[.$M$49]" office:value-type="float" office:value="2275">
            <text:p>2275</text:p>
          </table:table-cell>
          <table:table-cell table:formula="of:=[.$J57]*[.X$50]/[.$M$49]" office:value-type="float" office:value="2450">
            <text:p>2450</text:p>
          </table:table-cell>
          <table:table-cell table:formula="of:=[.$J57]*[.Y$50]/[.$M$49]" office:value-type="float" office:value="2625">
            <text:p>2625</text:p>
          </table:table-cell>
          <table:table-cell table:formula="of:=[.$J57]*[.Z$50]/[.$M$49]" office:value-type="float" office:value="2800">
            <text:p>2800</text:p>
          </table:table-cell>
          <table:table-cell table:formula="of:=[.$J57]*[.AA$50]/[.$M$49]" office:value-type="float" office:value="2975">
            <text:p>2975</text:p>
          </table:table-cell>
          <table:table-cell table:formula="of:=[.$J57]*[.AB$50]/[.$M$49]" office:value-type="float" office:value="3150">
            <text:p>3150</text:p>
          </table:table-cell>
          <table:table-cell table:formula="of:=[.$J57]*[.AC$50]/[.$M$49]" office:value-type="float" office:value="3325">
            <text:p>3325</text:p>
          </table:table-cell>
          <table:table-cell table:formula="of:=[.$J57]*[.AD$50]/[.$M$49]" office:value-type="float" office:value="3500">
            <text:p>3500</text:p>
          </table:table-cell>
          <table:table-cell table:formula="of:=[.$J57]*[.AE$50]/[.$M$49]" office:value-type="float" office:value="3675">
            <text:p>3675</text:p>
          </table:table-cell>
          <table:table-cell table:formula="of:=[.$J57]*[.AF$50]/[.$M$49]" office:value-type="float" office:value="3850">
            <text:p>3850</text:p>
          </table:table-cell>
          <table:table-cell table:formula="of:=[.$J57]*[.AG$50]/[.$M$49]" office:value-type="float" office:value="4025">
            <text:p>4025</text:p>
          </table:table-cell>
          <table:table-cell table:formula="of:=[.$J57]*[.AH$50]/[.$M$49]" office:value-type="float" office:value="4200">
            <text:p>4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40">
            <text:p>40</text:p>
          </table:table-cell>
          <table:table-cell table:formula="of:=[.$J58]*[.K$50]/[.$M$49]" office:value-type="float" office:value="200">
            <text:p>200</text:p>
          </table:table-cell>
          <table:table-cell table:formula="of:=[.$J58]*[.L$50]/[.$M$49]" office:value-type="float" office:value="400">
            <text:p>400</text:p>
          </table:table-cell>
          <table:table-cell table:formula="of:=[.$J58]*[.M$50]/[.$M$49]" office:value-type="float" office:value="600">
            <text:p>600</text:p>
          </table:table-cell>
          <table:table-cell table:formula="of:=[.$J58]*[.N$50]/[.$M$49]" office:value-type="float" office:value="800">
            <text:p>800</text:p>
          </table:table-cell>
          <table:table-cell table:formula="of:=[.$J58]*[.O$50]/[.$M$49]" office:value-type="float" office:value="1000">
            <text:p>1000</text:p>
          </table:table-cell>
          <table:table-cell table:formula="of:=[.$J58]*[.P$50]/[.$M$49]" office:value-type="float" office:value="1200">
            <text:p>1200</text:p>
          </table:table-cell>
          <table:table-cell table:formula="of:=[.$J58]*[.Q$50]/[.$M$49]" office:value-type="float" office:value="1400">
            <text:p>1400</text:p>
          </table:table-cell>
          <table:table-cell table:formula="of:=[.$J58]*[.R$50]/[.$M$49]" office:value-type="float" office:value="1600">
            <text:p>1600</text:p>
          </table:table-cell>
          <table:table-cell table:formula="of:=[.$J58]*[.S$50]/[.$M$49]" office:value-type="float" office:value="1800">
            <text:p>1800</text:p>
          </table:table-cell>
          <table:table-cell table:formula="of:=[.$J58]*[.T$50]/[.$M$49]" office:value-type="float" office:value="2000">
            <text:p>2000</text:p>
          </table:table-cell>
          <table:table-cell table:formula="of:=[.$J58]*[.U$50]/[.$M$49]" office:value-type="float" office:value="2200">
            <text:p>2200</text:p>
          </table:table-cell>
          <table:table-cell table:formula="of:=[.$J58]*[.V$50]/[.$M$49]" office:value-type="float" office:value="2400">
            <text:p>2400</text:p>
          </table:table-cell>
          <table:table-cell table:formula="of:=[.$J58]*[.W$50]/[.$M$49]" office:value-type="float" office:value="2600">
            <text:p>2600</text:p>
          </table:table-cell>
          <table:table-cell table:formula="of:=[.$J58]*[.X$50]/[.$M$49]" office:value-type="float" office:value="2800">
            <text:p>2800</text:p>
          </table:table-cell>
          <table:table-cell table:formula="of:=[.$J58]*[.Y$50]/[.$M$49]" office:value-type="float" office:value="3000">
            <text:p>3000</text:p>
          </table:table-cell>
          <table:table-cell table:formula="of:=[.$J58]*[.Z$50]/[.$M$49]" office:value-type="float" office:value="3200">
            <text:p>3200</text:p>
          </table:table-cell>
          <table:table-cell table:formula="of:=[.$J58]*[.AA$50]/[.$M$49]" office:value-type="float" office:value="3400">
            <text:p>3400</text:p>
          </table:table-cell>
          <table:table-cell table:formula="of:=[.$J58]*[.AB$50]/[.$M$49]" office:value-type="float" office:value="3600">
            <text:p>3600</text:p>
          </table:table-cell>
          <table:table-cell table:formula="of:=[.$J58]*[.AC$50]/[.$M$49]" office:value-type="float" office:value="3800">
            <text:p>3800</text:p>
          </table:table-cell>
          <table:table-cell table:formula="of:=[.$J58]*[.AD$50]/[.$M$49]" office:value-type="float" office:value="4000">
            <text:p>4000</text:p>
          </table:table-cell>
          <table:table-cell table:formula="of:=[.$J58]*[.AE$50]/[.$M$49]" office:value-type="float" office:value="4200">
            <text:p>4200</text:p>
          </table:table-cell>
          <table:table-cell table:formula="of:=[.$J58]*[.AF$50]/[.$M$49]" office:value-type="float" office:value="4400">
            <text:p>4400</text:p>
          </table:table-cell>
          <table:table-cell table:formula="of:=[.$J58]*[.AG$50]/[.$M$49]" office:value-type="float" office:value="4600">
            <text:p>4600</text:p>
          </table:table-cell>
          <table:table-cell table:formula="of:=[.$J58]*[.AH$50]/[.$M$49]" office:value-type="float" office:value="4800">
            <text:p>4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45">
            <text:p>45</text:p>
          </table:table-cell>
          <table:table-cell table:formula="of:=[.$J59]*[.K$50]/[.$M$49]" office:value-type="float" office:value="225">
            <text:p>225</text:p>
          </table:table-cell>
          <table:table-cell table:formula="of:=[.$J59]*[.L$50]/[.$M$49]" office:value-type="float" office:value="450">
            <text:p>450</text:p>
          </table:table-cell>
          <table:table-cell table:formula="of:=[.$J59]*[.M$50]/[.$M$49]" office:value-type="float" office:value="675">
            <text:p>675</text:p>
          </table:table-cell>
          <table:table-cell table:formula="of:=[.$J59]*[.N$50]/[.$M$49]" office:value-type="float" office:value="900">
            <text:p>900</text:p>
          </table:table-cell>
          <table:table-cell table:formula="of:=[.$J59]*[.O$50]/[.$M$49]" office:value-type="float" office:value="1125">
            <text:p>1125</text:p>
          </table:table-cell>
          <table:table-cell table:formula="of:=[.$J59]*[.P$50]/[.$M$49]" office:value-type="float" office:value="1350">
            <text:p>1350</text:p>
          </table:table-cell>
          <table:table-cell table:formula="of:=[.$J59]*[.Q$50]/[.$M$49]" office:value-type="float" office:value="1575">
            <text:p>1575</text:p>
          </table:table-cell>
          <table:table-cell table:formula="of:=[.$J59]*[.R$50]/[.$M$49]" office:value-type="float" office:value="1800">
            <text:p>1800</text:p>
          </table:table-cell>
          <table:table-cell table:formula="of:=[.$J59]*[.S$50]/[.$M$49]" office:value-type="float" office:value="2025">
            <text:p>2025</text:p>
          </table:table-cell>
          <table:table-cell table:formula="of:=[.$J59]*[.T$50]/[.$M$49]" office:value-type="float" office:value="2250">
            <text:p>2250</text:p>
          </table:table-cell>
          <table:table-cell table:formula="of:=[.$J59]*[.U$50]/[.$M$49]" office:value-type="float" office:value="2475">
            <text:p>2475</text:p>
          </table:table-cell>
          <table:table-cell table:formula="of:=[.$J59]*[.V$50]/[.$M$49]" office:value-type="float" office:value="2700">
            <text:p>2700</text:p>
          </table:table-cell>
          <table:table-cell table:formula="of:=[.$J59]*[.W$50]/[.$M$49]" office:value-type="float" office:value="2925">
            <text:p>2925</text:p>
          </table:table-cell>
          <table:table-cell table:formula="of:=[.$J59]*[.X$50]/[.$M$49]" office:value-type="float" office:value="3150">
            <text:p>3150</text:p>
          </table:table-cell>
          <table:table-cell table:formula="of:=[.$J59]*[.Y$50]/[.$M$49]" office:value-type="float" office:value="3375">
            <text:p>3375</text:p>
          </table:table-cell>
          <table:table-cell table:formula="of:=[.$J59]*[.Z$50]/[.$M$49]" office:value-type="float" office:value="3600">
            <text:p>3600</text:p>
          </table:table-cell>
          <table:table-cell table:formula="of:=[.$J59]*[.AA$50]/[.$M$49]" office:value-type="float" office:value="3825">
            <text:p>3825</text:p>
          </table:table-cell>
          <table:table-cell table:formula="of:=[.$J59]*[.AB$50]/[.$M$49]" office:value-type="float" office:value="4050">
            <text:p>4050</text:p>
          </table:table-cell>
          <table:table-cell table:formula="of:=[.$J59]*[.AC$50]/[.$M$49]" office:value-type="float" office:value="4275">
            <text:p>4275</text:p>
          </table:table-cell>
          <table:table-cell table:formula="of:=[.$J59]*[.AD$50]/[.$M$49]" office:value-type="float" office:value="4500">
            <text:p>4500</text:p>
          </table:table-cell>
          <table:table-cell table:formula="of:=[.$J59]*[.AE$50]/[.$M$49]" office:value-type="float" office:value="4725">
            <text:p>4725</text:p>
          </table:table-cell>
          <table:table-cell table:formula="of:=[.$J59]*[.AF$50]/[.$M$49]" office:value-type="float" office:value="4950">
            <text:p>4950</text:p>
          </table:table-cell>
          <table:table-cell table:formula="of:=[.$J59]*[.AG$50]/[.$M$49]" office:value-type="float" office:value="5175">
            <text:p>5175</text:p>
          </table:table-cell>
          <table:table-cell table:formula="of:=[.$J59]*[.AH$50]/[.$M$49]" office:value-type="float" office:value="5400">
            <text:p>5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50">
            <text:p>50</text:p>
          </table:table-cell>
          <table:table-cell table:formula="of:=[.$J60]*[.K$50]/[.$M$49]" office:value-type="float" office:value="250">
            <text:p>250</text:p>
          </table:table-cell>
          <table:table-cell table:formula="of:=[.$J60]*[.L$50]/[.$M$49]" office:value-type="float" office:value="500">
            <text:p>500</text:p>
          </table:table-cell>
          <table:table-cell table:formula="of:=[.$J60]*[.M$50]/[.$M$49]" office:value-type="float" office:value="750">
            <text:p>750</text:p>
          </table:table-cell>
          <table:table-cell table:formula="of:=[.$J60]*[.N$50]/[.$M$49]" office:value-type="float" office:value="1000">
            <text:p>1000</text:p>
          </table:table-cell>
          <table:table-cell table:formula="of:=[.$J60]*[.O$50]/[.$M$49]" office:value-type="float" office:value="1250">
            <text:p>1250</text:p>
          </table:table-cell>
          <table:table-cell table:formula="of:=[.$J60]*[.P$50]/[.$M$49]" office:value-type="float" office:value="1500">
            <text:p>1500</text:p>
          </table:table-cell>
          <table:table-cell table:formula="of:=[.$J60]*[.Q$50]/[.$M$49]" office:value-type="float" office:value="1750">
            <text:p>1750</text:p>
          </table:table-cell>
          <table:table-cell table:formula="of:=[.$J60]*[.R$50]/[.$M$49]" office:value-type="float" office:value="2000">
            <text:p>2000</text:p>
          </table:table-cell>
          <table:table-cell table:formula="of:=[.$J60]*[.S$50]/[.$M$49]" office:value-type="float" office:value="2250">
            <text:p>2250</text:p>
          </table:table-cell>
          <table:table-cell table:formula="of:=[.$J60]*[.T$50]/[.$M$49]" office:value-type="float" office:value="2500">
            <text:p>2500</text:p>
          </table:table-cell>
          <table:table-cell table:formula="of:=[.$J60]*[.U$50]/[.$M$49]" office:value-type="float" office:value="2750">
            <text:p>2750</text:p>
          </table:table-cell>
          <table:table-cell table:formula="of:=[.$J60]*[.V$50]/[.$M$49]" office:value-type="float" office:value="3000">
            <text:p>3000</text:p>
          </table:table-cell>
          <table:table-cell table:formula="of:=[.$J60]*[.W$50]/[.$M$49]" office:value-type="float" office:value="3250">
            <text:p>3250</text:p>
          </table:table-cell>
          <table:table-cell table:formula="of:=[.$J60]*[.X$50]/[.$M$49]" office:value-type="float" office:value="3500">
            <text:p>3500</text:p>
          </table:table-cell>
          <table:table-cell table:formula="of:=[.$J60]*[.Y$50]/[.$M$49]" office:value-type="float" office:value="3750">
            <text:p>3750</text:p>
          </table:table-cell>
          <table:table-cell table:formula="of:=[.$J60]*[.Z$50]/[.$M$49]" office:value-type="float" office:value="4000">
            <text:p>4000</text:p>
          </table:table-cell>
          <table:table-cell table:formula="of:=[.$J60]*[.AA$50]/[.$M$49]" office:value-type="float" office:value="4250">
            <text:p>4250</text:p>
          </table:table-cell>
          <table:table-cell table:formula="of:=[.$J60]*[.AB$50]/[.$M$49]" office:value-type="float" office:value="4500">
            <text:p>4500</text:p>
          </table:table-cell>
          <table:table-cell table:formula="of:=[.$J60]*[.AC$50]/[.$M$49]" office:value-type="float" office:value="4750">
            <text:p>4750</text:p>
          </table:table-cell>
          <table:table-cell table:formula="of:=[.$J60]*[.AD$50]/[.$M$49]" office:value-type="float" office:value="5000">
            <text:p>5000</text:p>
          </table:table-cell>
          <table:table-cell table:formula="of:=[.$J60]*[.AE$50]/[.$M$49]" office:value-type="float" office:value="5250">
            <text:p>5250</text:p>
          </table:table-cell>
          <table:table-cell table:formula="of:=[.$J60]*[.AF$50]/[.$M$49]" office:value-type="float" office:value="5500">
            <text:p>5500</text:p>
          </table:table-cell>
          <table:table-cell table:formula="of:=[.$J60]*[.AG$50]/[.$M$49]" office:value-type="float" office:value="5750">
            <text:p>5750</text:p>
          </table:table-cell>
          <table:table-cell table:formula="of:=[.$J60]*[.AH$50]/[.$M$49]" office:value-type="float" office:value="6000">
            <text:p>60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55">
            <text:p>55</text:p>
          </table:table-cell>
          <table:table-cell table:formula="of:=[.$J61]*[.K$50]/[.$M$49]" office:value-type="float" office:value="275">
            <text:p>275</text:p>
          </table:table-cell>
          <table:table-cell table:formula="of:=[.$J61]*[.L$50]/[.$M$49]" office:value-type="float" office:value="550">
            <text:p>550</text:p>
          </table:table-cell>
          <table:table-cell table:formula="of:=[.$J61]*[.M$50]/[.$M$49]" office:value-type="float" office:value="825">
            <text:p>825</text:p>
          </table:table-cell>
          <table:table-cell table:formula="of:=[.$J61]*[.N$50]/[.$M$49]" office:value-type="float" office:value="1100">
            <text:p>1100</text:p>
          </table:table-cell>
          <table:table-cell table:formula="of:=[.$J61]*[.O$50]/[.$M$49]" office:value-type="float" office:value="1375">
            <text:p>1375</text:p>
          </table:table-cell>
          <table:table-cell table:formula="of:=[.$J61]*[.P$50]/[.$M$49]" office:value-type="float" office:value="1650">
            <text:p>1650</text:p>
          </table:table-cell>
          <table:table-cell table:formula="of:=[.$J61]*[.Q$50]/[.$M$49]" office:value-type="float" office:value="1925">
            <text:p>1925</text:p>
          </table:table-cell>
          <table:table-cell table:formula="of:=[.$J61]*[.R$50]/[.$M$49]" office:value-type="float" office:value="2200">
            <text:p>2200</text:p>
          </table:table-cell>
          <table:table-cell table:formula="of:=[.$J61]*[.S$50]/[.$M$49]" office:value-type="float" office:value="2475">
            <text:p>2475</text:p>
          </table:table-cell>
          <table:table-cell table:formula="of:=[.$J61]*[.T$50]/[.$M$49]" office:value-type="float" office:value="2750">
            <text:p>2750</text:p>
          </table:table-cell>
          <table:table-cell table:formula="of:=[.$J61]*[.U$50]/[.$M$49]" office:value-type="float" office:value="3025">
            <text:p>3025</text:p>
          </table:table-cell>
          <table:table-cell table:formula="of:=[.$J61]*[.V$50]/[.$M$49]" office:value-type="float" office:value="3300">
            <text:p>3300</text:p>
          </table:table-cell>
          <table:table-cell table:formula="of:=[.$J61]*[.W$50]/[.$M$49]" office:value-type="float" office:value="3575">
            <text:p>3575</text:p>
          </table:table-cell>
          <table:table-cell table:formula="of:=[.$J61]*[.X$50]/[.$M$49]" office:value-type="float" office:value="3850">
            <text:p>3850</text:p>
          </table:table-cell>
          <table:table-cell table:formula="of:=[.$J61]*[.Y$50]/[.$M$49]" office:value-type="float" office:value="4125">
            <text:p>4125</text:p>
          </table:table-cell>
          <table:table-cell table:formula="of:=[.$J61]*[.Z$50]/[.$M$49]" office:value-type="float" office:value="4400">
            <text:p>4400</text:p>
          </table:table-cell>
          <table:table-cell table:formula="of:=[.$J61]*[.AA$50]/[.$M$49]" office:value-type="float" office:value="4675">
            <text:p>4675</text:p>
          </table:table-cell>
          <table:table-cell table:formula="of:=[.$J61]*[.AB$50]/[.$M$49]" office:value-type="float" office:value="4950">
            <text:p>4950</text:p>
          </table:table-cell>
          <table:table-cell table:formula="of:=[.$J61]*[.AC$50]/[.$M$49]" office:value-type="float" office:value="5225">
            <text:p>5225</text:p>
          </table:table-cell>
          <table:table-cell table:formula="of:=[.$J61]*[.AD$50]/[.$M$49]" office:value-type="float" office:value="5500">
            <text:p>5500</text:p>
          </table:table-cell>
          <table:table-cell table:formula="of:=[.$J61]*[.AE$50]/[.$M$49]" office:value-type="float" office:value="5775">
            <text:p>5775</text:p>
          </table:table-cell>
          <table:table-cell table:formula="of:=[.$J61]*[.AF$50]/[.$M$49]" office:value-type="float" office:value="6050">
            <text:p>6050</text:p>
          </table:table-cell>
          <table:table-cell table:formula="of:=[.$J61]*[.AG$50]/[.$M$49]" office:value-type="float" office:value="6325">
            <text:p>6325</text:p>
          </table:table-cell>
          <table:table-cell table:formula="of:=[.$J61]*[.AH$50]/[.$M$49]" office:value-type="float" office:value="6600">
            <text:p>6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60">
            <text:p>60</text:p>
          </table:table-cell>
          <table:table-cell table:formula="of:=[.$J62]*[.K$50]/[.$M$49]" office:value-type="float" office:value="300">
            <text:p>300</text:p>
          </table:table-cell>
          <table:table-cell table:formula="of:=[.$J62]*[.L$50]/[.$M$49]" office:value-type="float" office:value="600">
            <text:p>600</text:p>
          </table:table-cell>
          <table:table-cell table:formula="of:=[.$J62]*[.M$50]/[.$M$49]" office:value-type="float" office:value="900">
            <text:p>900</text:p>
          </table:table-cell>
          <table:table-cell table:formula="of:=[.$J62]*[.N$50]/[.$M$49]" office:value-type="float" office:value="1200">
            <text:p>1200</text:p>
          </table:table-cell>
          <table:table-cell table:formula="of:=[.$J62]*[.O$50]/[.$M$49]" office:value-type="float" office:value="1500">
            <text:p>1500</text:p>
          </table:table-cell>
          <table:table-cell table:formula="of:=[.$J62]*[.P$50]/[.$M$49]" office:value-type="float" office:value="1800">
            <text:p>1800</text:p>
          </table:table-cell>
          <table:table-cell table:formula="of:=[.$J62]*[.Q$50]/[.$M$49]" office:value-type="float" office:value="2100">
            <text:p>2100</text:p>
          </table:table-cell>
          <table:table-cell table:formula="of:=[.$J62]*[.R$50]/[.$M$49]" office:value-type="float" office:value="2400">
            <text:p>2400</text:p>
          </table:table-cell>
          <table:table-cell table:formula="of:=[.$J62]*[.S$50]/[.$M$49]" office:value-type="float" office:value="2700">
            <text:p>2700</text:p>
          </table:table-cell>
          <table:table-cell table:formula="of:=[.$J62]*[.T$50]/[.$M$49]" office:value-type="float" office:value="3000">
            <text:p>3000</text:p>
          </table:table-cell>
          <table:table-cell table:formula="of:=[.$J62]*[.U$50]/[.$M$49]" office:value-type="float" office:value="3300">
            <text:p>3300</text:p>
          </table:table-cell>
          <table:table-cell table:formula="of:=[.$J62]*[.V$50]/[.$M$49]" office:value-type="float" office:value="3600">
            <text:p>3600</text:p>
          </table:table-cell>
          <table:table-cell table:formula="of:=[.$J62]*[.W$50]/[.$M$49]" office:value-type="float" office:value="3900">
            <text:p>3900</text:p>
          </table:table-cell>
          <table:table-cell table:formula="of:=[.$J62]*[.X$50]/[.$M$49]" office:value-type="float" office:value="4200">
            <text:p>4200</text:p>
          </table:table-cell>
          <table:table-cell table:formula="of:=[.$J62]*[.Y$50]/[.$M$49]" office:value-type="float" office:value="4500">
            <text:p>4500</text:p>
          </table:table-cell>
          <table:table-cell table:formula="of:=[.$J62]*[.Z$50]/[.$M$49]" office:value-type="float" office:value="4800">
            <text:p>4800</text:p>
          </table:table-cell>
          <table:table-cell table:formula="of:=[.$J62]*[.AA$50]/[.$M$49]" office:value-type="float" office:value="5100">
            <text:p>5100</text:p>
          </table:table-cell>
          <table:table-cell table:formula="of:=[.$J62]*[.AB$50]/[.$M$49]" office:value-type="float" office:value="5400">
            <text:p>5400</text:p>
          </table:table-cell>
          <table:table-cell table:formula="of:=[.$J62]*[.AC$50]/[.$M$49]" office:value-type="float" office:value="5700">
            <text:p>5700</text:p>
          </table:table-cell>
          <table:table-cell table:formula="of:=[.$J62]*[.AD$50]/[.$M$49]" office:value-type="float" office:value="6000">
            <text:p>6000</text:p>
          </table:table-cell>
          <table:table-cell table:formula="of:=[.$J62]*[.AE$50]/[.$M$49]" office:value-type="float" office:value="6300">
            <text:p>6300</text:p>
          </table:table-cell>
          <table:table-cell table:formula="of:=[.$J62]*[.AF$50]/[.$M$49]" office:value-type="float" office:value="6600">
            <text:p>6600</text:p>
          </table:table-cell>
          <table:table-cell table:formula="of:=[.$J62]*[.AG$50]/[.$M$49]" office:value-type="float" office:value="6900">
            <text:p>6900</text:p>
          </table:table-cell>
          <table:table-cell table:formula="of:=[.$J62]*[.AH$50]/[.$M$49]" office:value-type="float" office:value="7200">
            <text:p>7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65">
            <text:p>65</text:p>
          </table:table-cell>
          <table:table-cell table:formula="of:=[.$J63]*[.K$50]/[.$M$49]" office:value-type="float" office:value="325">
            <text:p>325</text:p>
          </table:table-cell>
          <table:table-cell table:formula="of:=[.$J63]*[.L$50]/[.$M$49]" office:value-type="float" office:value="650">
            <text:p>650</text:p>
          </table:table-cell>
          <table:table-cell table:formula="of:=[.$J63]*[.M$50]/[.$M$49]" office:value-type="float" office:value="975">
            <text:p>975</text:p>
          </table:table-cell>
          <table:table-cell table:formula="of:=[.$J63]*[.N$50]/[.$M$49]" office:value-type="float" office:value="1300">
            <text:p>1300</text:p>
          </table:table-cell>
          <table:table-cell table:formula="of:=[.$J63]*[.O$50]/[.$M$49]" office:value-type="float" office:value="1625">
            <text:p>1625</text:p>
          </table:table-cell>
          <table:table-cell table:formula="of:=[.$J63]*[.P$50]/[.$M$49]" office:value-type="float" office:value="1950">
            <text:p>1950</text:p>
          </table:table-cell>
          <table:table-cell table:formula="of:=[.$J63]*[.Q$50]/[.$M$49]" office:value-type="float" office:value="2275">
            <text:p>2275</text:p>
          </table:table-cell>
          <table:table-cell table:formula="of:=[.$J63]*[.R$50]/[.$M$49]" office:value-type="float" office:value="2600">
            <text:p>2600</text:p>
          </table:table-cell>
          <table:table-cell table:formula="of:=[.$J63]*[.S$50]/[.$M$49]" office:value-type="float" office:value="2925">
            <text:p>2925</text:p>
          </table:table-cell>
          <table:table-cell table:formula="of:=[.$J63]*[.T$50]/[.$M$49]" office:value-type="float" office:value="3250">
            <text:p>3250</text:p>
          </table:table-cell>
          <table:table-cell table:formula="of:=[.$J63]*[.U$50]/[.$M$49]" office:value-type="float" office:value="3575">
            <text:p>3575</text:p>
          </table:table-cell>
          <table:table-cell table:formula="of:=[.$J63]*[.V$50]/[.$M$49]" office:value-type="float" office:value="3900">
            <text:p>3900</text:p>
          </table:table-cell>
          <table:table-cell table:formula="of:=[.$J63]*[.W$50]/[.$M$49]" office:value-type="float" office:value="4225">
            <text:p>4225</text:p>
          </table:table-cell>
          <table:table-cell table:formula="of:=[.$J63]*[.X$50]/[.$M$49]" office:value-type="float" office:value="4550">
            <text:p>4550</text:p>
          </table:table-cell>
          <table:table-cell table:formula="of:=[.$J63]*[.Y$50]/[.$M$49]" office:value-type="float" office:value="4875">
            <text:p>4875</text:p>
          </table:table-cell>
          <table:table-cell table:formula="of:=[.$J63]*[.Z$50]/[.$M$49]" office:value-type="float" office:value="5200">
            <text:p>5200</text:p>
          </table:table-cell>
          <table:table-cell table:formula="of:=[.$J63]*[.AA$50]/[.$M$49]" office:value-type="float" office:value="5525">
            <text:p>5525</text:p>
          </table:table-cell>
          <table:table-cell table:formula="of:=[.$J63]*[.AB$50]/[.$M$49]" office:value-type="float" office:value="5850">
            <text:p>5850</text:p>
          </table:table-cell>
          <table:table-cell table:formula="of:=[.$J63]*[.AC$50]/[.$M$49]" office:value-type="float" office:value="6175">
            <text:p>6175</text:p>
          </table:table-cell>
          <table:table-cell table:formula="of:=[.$J63]*[.AD$50]/[.$M$49]" office:value-type="float" office:value="6500">
            <text:p>6500</text:p>
          </table:table-cell>
          <table:table-cell table:formula="of:=[.$J63]*[.AE$50]/[.$M$49]" office:value-type="float" office:value="6825">
            <text:p>6825</text:p>
          </table:table-cell>
          <table:table-cell table:formula="of:=[.$J63]*[.AF$50]/[.$M$49]" office:value-type="float" office:value="7150">
            <text:p>7150</text:p>
          </table:table-cell>
          <table:table-cell table:formula="of:=[.$J63]*[.AG$50]/[.$M$49]" office:value-type="float" office:value="7475">
            <text:p>7475</text:p>
          </table:table-cell>
          <table:table-cell table:formula="of:=[.$J63]*[.AH$50]/[.$M$49]" office:value-type="float" office:value="7800">
            <text:p>7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70">
            <text:p>70</text:p>
          </table:table-cell>
          <table:table-cell table:formula="of:=[.$J64]*[.K$50]/[.$M$49]" office:value-type="float" office:value="350">
            <text:p>350</text:p>
          </table:table-cell>
          <table:table-cell table:formula="of:=[.$J64]*[.L$50]/[.$M$49]" office:value-type="float" office:value="700">
            <text:p>700</text:p>
          </table:table-cell>
          <table:table-cell table:formula="of:=[.$J64]*[.M$50]/[.$M$49]" office:value-type="float" office:value="1050">
            <text:p>1050</text:p>
          </table:table-cell>
          <table:table-cell table:formula="of:=[.$J64]*[.N$50]/[.$M$49]" office:value-type="float" office:value="1400">
            <text:p>1400</text:p>
          </table:table-cell>
          <table:table-cell table:formula="of:=[.$J64]*[.O$50]/[.$M$49]" office:value-type="float" office:value="1750">
            <text:p>1750</text:p>
          </table:table-cell>
          <table:table-cell table:formula="of:=[.$J64]*[.P$50]/[.$M$49]" office:value-type="float" office:value="2100">
            <text:p>2100</text:p>
          </table:table-cell>
          <table:table-cell table:formula="of:=[.$J64]*[.Q$50]/[.$M$49]" office:value-type="float" office:value="2450">
            <text:p>2450</text:p>
          </table:table-cell>
          <table:table-cell table:formula="of:=[.$J64]*[.R$50]/[.$M$49]" office:value-type="float" office:value="2800">
            <text:p>2800</text:p>
          </table:table-cell>
          <table:table-cell table:formula="of:=[.$J64]*[.S$50]/[.$M$49]" office:value-type="float" office:value="3150">
            <text:p>3150</text:p>
          </table:table-cell>
          <table:table-cell table:formula="of:=[.$J64]*[.T$50]/[.$M$49]" office:value-type="float" office:value="3500">
            <text:p>3500</text:p>
          </table:table-cell>
          <table:table-cell table:formula="of:=[.$J64]*[.U$50]/[.$M$49]" office:value-type="float" office:value="3850">
            <text:p>3850</text:p>
          </table:table-cell>
          <table:table-cell table:formula="of:=[.$J64]*[.V$50]/[.$M$49]" office:value-type="float" office:value="4200">
            <text:p>4200</text:p>
          </table:table-cell>
          <table:table-cell table:formula="of:=[.$J64]*[.W$50]/[.$M$49]" office:value-type="float" office:value="4550">
            <text:p>4550</text:p>
          </table:table-cell>
          <table:table-cell table:formula="of:=[.$J64]*[.X$50]/[.$M$49]" office:value-type="float" office:value="4900">
            <text:p>4900</text:p>
          </table:table-cell>
          <table:table-cell table:formula="of:=[.$J64]*[.Y$50]/[.$M$49]" office:value-type="float" office:value="5250">
            <text:p>5250</text:p>
          </table:table-cell>
          <table:table-cell table:formula="of:=[.$J64]*[.Z$50]/[.$M$49]" office:value-type="float" office:value="5600">
            <text:p>5600</text:p>
          </table:table-cell>
          <table:table-cell table:formula="of:=[.$J64]*[.AA$50]/[.$M$49]" office:value-type="float" office:value="5950">
            <text:p>5950</text:p>
          </table:table-cell>
          <table:table-cell table:formula="of:=[.$J64]*[.AB$50]/[.$M$49]" office:value-type="float" office:value="6300">
            <text:p>6300</text:p>
          </table:table-cell>
          <table:table-cell table:formula="of:=[.$J64]*[.AC$50]/[.$M$49]" office:value-type="float" office:value="6650">
            <text:p>6650</text:p>
          </table:table-cell>
          <table:table-cell table:formula="of:=[.$J64]*[.AD$50]/[.$M$49]" office:value-type="float" office:value="7000">
            <text:p>7000</text:p>
          </table:table-cell>
          <table:table-cell table:formula="of:=[.$J64]*[.AE$50]/[.$M$49]" office:value-type="float" office:value="7350">
            <text:p>7350</text:p>
          </table:table-cell>
          <table:table-cell table:formula="of:=[.$J64]*[.AF$50]/[.$M$49]" office:value-type="float" office:value="7700">
            <text:p>7700</text:p>
          </table:table-cell>
          <table:table-cell table:formula="of:=[.$J64]*[.AG$50]/[.$M$49]" office:value-type="float" office:value="8050">
            <text:p>8050</text:p>
          </table:table-cell>
          <table:table-cell table:formula="of:=[.$J64]*[.AH$50]/[.$M$49]" office:value-type="float" office:value="8400">
            <text:p>8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75">
            <text:p>75</text:p>
          </table:table-cell>
          <table:table-cell table:formula="of:=[.$J65]*[.K$50]/[.$M$49]" office:value-type="float" office:value="375">
            <text:p>375</text:p>
          </table:table-cell>
          <table:table-cell table:formula="of:=[.$J65]*[.L$50]/[.$M$49]" office:value-type="float" office:value="750">
            <text:p>750</text:p>
          </table:table-cell>
          <table:table-cell table:formula="of:=[.$J65]*[.M$50]/[.$M$49]" office:value-type="float" office:value="1125">
            <text:p>1125</text:p>
          </table:table-cell>
          <table:table-cell table:formula="of:=[.$J65]*[.N$50]/[.$M$49]" office:value-type="float" office:value="1500">
            <text:p>1500</text:p>
          </table:table-cell>
          <table:table-cell table:formula="of:=[.$J65]*[.O$50]/[.$M$49]" office:value-type="float" office:value="1875">
            <text:p>1875</text:p>
          </table:table-cell>
          <table:table-cell table:formula="of:=[.$J65]*[.P$50]/[.$M$49]" office:value-type="float" office:value="2250">
            <text:p>2250</text:p>
          </table:table-cell>
          <table:table-cell table:formula="of:=[.$J65]*[.Q$50]/[.$M$49]" office:value-type="float" office:value="2625">
            <text:p>2625</text:p>
          </table:table-cell>
          <table:table-cell table:formula="of:=[.$J65]*[.R$50]/[.$M$49]" office:value-type="float" office:value="3000">
            <text:p>3000</text:p>
          </table:table-cell>
          <table:table-cell table:formula="of:=[.$J65]*[.S$50]/[.$M$49]" office:value-type="float" office:value="3375">
            <text:p>3375</text:p>
          </table:table-cell>
          <table:table-cell table:formula="of:=[.$J65]*[.T$50]/[.$M$49]" office:value-type="float" office:value="3750">
            <text:p>3750</text:p>
          </table:table-cell>
          <table:table-cell table:formula="of:=[.$J65]*[.U$50]/[.$M$49]" office:value-type="float" office:value="4125">
            <text:p>4125</text:p>
          </table:table-cell>
          <table:table-cell table:formula="of:=[.$J65]*[.V$50]/[.$M$49]" office:value-type="float" office:value="4500">
            <text:p>4500</text:p>
          </table:table-cell>
          <table:table-cell table:formula="of:=[.$J65]*[.W$50]/[.$M$49]" office:value-type="float" office:value="4875">
            <text:p>4875</text:p>
          </table:table-cell>
          <table:table-cell table:formula="of:=[.$J65]*[.X$50]/[.$M$49]" office:value-type="float" office:value="5250">
            <text:p>5250</text:p>
          </table:table-cell>
          <table:table-cell table:formula="of:=[.$J65]*[.Y$50]/[.$M$49]" office:value-type="float" office:value="5625">
            <text:p>5625</text:p>
          </table:table-cell>
          <table:table-cell table:formula="of:=[.$J65]*[.Z$50]/[.$M$49]" office:value-type="float" office:value="6000">
            <text:p>6000</text:p>
          </table:table-cell>
          <table:table-cell table:formula="of:=[.$J65]*[.AA$50]/[.$M$49]" office:value-type="float" office:value="6375">
            <text:p>6375</text:p>
          </table:table-cell>
          <table:table-cell table:formula="of:=[.$J65]*[.AB$50]/[.$M$49]" office:value-type="float" office:value="6750">
            <text:p>6750</text:p>
          </table:table-cell>
          <table:table-cell table:formula="of:=[.$J65]*[.AC$50]/[.$M$49]" office:value-type="float" office:value="7125">
            <text:p>7125</text:p>
          </table:table-cell>
          <table:table-cell table:formula="of:=[.$J65]*[.AD$50]/[.$M$49]" office:value-type="float" office:value="7500">
            <text:p>7500</text:p>
          </table:table-cell>
          <table:table-cell table:formula="of:=[.$J65]*[.AE$50]/[.$M$49]" office:value-type="float" office:value="7875">
            <text:p>7875</text:p>
          </table:table-cell>
          <table:table-cell table:formula="of:=[.$J65]*[.AF$50]/[.$M$49]" office:value-type="float" office:value="8250">
            <text:p>8250</text:p>
          </table:table-cell>
          <table:table-cell table:formula="of:=[.$J65]*[.AG$50]/[.$M$49]" office:value-type="float" office:value="8625">
            <text:p>8625</text:p>
          </table:table-cell>
          <table:table-cell table:formula="of:=[.$J65]*[.AH$50]/[.$M$49]" office:value-type="float" office:value="9000">
            <text:p>90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80">
            <text:p>80</text:p>
          </table:table-cell>
          <table:table-cell table:formula="of:=[.$J66]*[.K$50]/[.$M$49]" office:value-type="float" office:value="400">
            <text:p>400</text:p>
          </table:table-cell>
          <table:table-cell table:formula="of:=[.$J66]*[.L$50]/[.$M$49]" office:value-type="float" office:value="800">
            <text:p>800</text:p>
          </table:table-cell>
          <table:table-cell table:formula="of:=[.$J66]*[.M$50]/[.$M$49]" office:value-type="float" office:value="1200">
            <text:p>1200</text:p>
          </table:table-cell>
          <table:table-cell table:formula="of:=[.$J66]*[.N$50]/[.$M$49]" office:value-type="float" office:value="1600">
            <text:p>1600</text:p>
          </table:table-cell>
          <table:table-cell table:formula="of:=[.$J66]*[.O$50]/[.$M$49]" office:value-type="float" office:value="2000">
            <text:p>2000</text:p>
          </table:table-cell>
          <table:table-cell table:formula="of:=[.$J66]*[.P$50]/[.$M$49]" office:value-type="float" office:value="2400">
            <text:p>2400</text:p>
          </table:table-cell>
          <table:table-cell table:formula="of:=[.$J66]*[.Q$50]/[.$M$49]" office:value-type="float" office:value="2800">
            <text:p>2800</text:p>
          </table:table-cell>
          <table:table-cell table:formula="of:=[.$J66]*[.R$50]/[.$M$49]" office:value-type="float" office:value="3200">
            <text:p>3200</text:p>
          </table:table-cell>
          <table:table-cell table:formula="of:=[.$J66]*[.S$50]/[.$M$49]" office:value-type="float" office:value="3600">
            <text:p>3600</text:p>
          </table:table-cell>
          <table:table-cell table:formula="of:=[.$J66]*[.T$50]/[.$M$49]" office:value-type="float" office:value="4000">
            <text:p>4000</text:p>
          </table:table-cell>
          <table:table-cell table:formula="of:=[.$J66]*[.U$50]/[.$M$49]" office:value-type="float" office:value="4400">
            <text:p>4400</text:p>
          </table:table-cell>
          <table:table-cell table:formula="of:=[.$J66]*[.V$50]/[.$M$49]" office:value-type="float" office:value="4800">
            <text:p>4800</text:p>
          </table:table-cell>
          <table:table-cell table:formula="of:=[.$J66]*[.W$50]/[.$M$49]" office:value-type="float" office:value="5200">
            <text:p>5200</text:p>
          </table:table-cell>
          <table:table-cell table:formula="of:=[.$J66]*[.X$50]/[.$M$49]" office:value-type="float" office:value="5600">
            <text:p>5600</text:p>
          </table:table-cell>
          <table:table-cell table:formula="of:=[.$J66]*[.Y$50]/[.$M$49]" office:value-type="float" office:value="6000">
            <text:p>6000</text:p>
          </table:table-cell>
          <table:table-cell table:formula="of:=[.$J66]*[.Z$50]/[.$M$49]" office:value-type="float" office:value="6400">
            <text:p>6400</text:p>
          </table:table-cell>
          <table:table-cell table:formula="of:=[.$J66]*[.AA$50]/[.$M$49]" office:value-type="float" office:value="6800">
            <text:p>6800</text:p>
          </table:table-cell>
          <table:table-cell table:formula="of:=[.$J66]*[.AB$50]/[.$M$49]" office:value-type="float" office:value="7200">
            <text:p>7200</text:p>
          </table:table-cell>
          <table:table-cell table:formula="of:=[.$J66]*[.AC$50]/[.$M$49]" office:value-type="float" office:value="7600">
            <text:p>7600</text:p>
          </table:table-cell>
          <table:table-cell table:formula="of:=[.$J66]*[.AD$50]/[.$M$49]" office:value-type="float" office:value="8000">
            <text:p>8000</text:p>
          </table:table-cell>
          <table:table-cell table:formula="of:=[.$J66]*[.AE$50]/[.$M$49]" office:value-type="float" office:value="8400">
            <text:p>8400</text:p>
          </table:table-cell>
          <table:table-cell table:formula="of:=[.$J66]*[.AF$50]/[.$M$49]" office:value-type="float" office:value="8800">
            <text:p>8800</text:p>
          </table:table-cell>
          <table:table-cell table:formula="of:=[.$J66]*[.AG$50]/[.$M$49]" office:value-type="float" office:value="9200">
            <text:p>9200</text:p>
          </table:table-cell>
          <table:table-cell table:formula="of:=[.$J66]*[.AH$50]/[.$M$49]" office:value-type="float" office:value="9600">
            <text:p>96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85">
            <text:p>85</text:p>
          </table:table-cell>
          <table:table-cell table:formula="of:=[.$J67]*[.K$50]/[.$M$49]" office:value-type="float" office:value="425">
            <text:p>425</text:p>
          </table:table-cell>
          <table:table-cell table:formula="of:=[.$J67]*[.L$50]/[.$M$49]" office:value-type="float" office:value="850">
            <text:p>850</text:p>
          </table:table-cell>
          <table:table-cell table:formula="of:=[.$J67]*[.M$50]/[.$M$49]" office:value-type="float" office:value="1275">
            <text:p>1275</text:p>
          </table:table-cell>
          <table:table-cell table:formula="of:=[.$J67]*[.N$50]/[.$M$49]" office:value-type="float" office:value="1700">
            <text:p>1700</text:p>
          </table:table-cell>
          <table:table-cell table:formula="of:=[.$J67]*[.O$50]/[.$M$49]" office:value-type="float" office:value="2125">
            <text:p>2125</text:p>
          </table:table-cell>
          <table:table-cell table:formula="of:=[.$J67]*[.P$50]/[.$M$49]" office:value-type="float" office:value="2550">
            <text:p>2550</text:p>
          </table:table-cell>
          <table:table-cell table:formula="of:=[.$J67]*[.Q$50]/[.$M$49]" office:value-type="float" office:value="2975">
            <text:p>2975</text:p>
          </table:table-cell>
          <table:table-cell table:formula="of:=[.$J67]*[.R$50]/[.$M$49]" office:value-type="float" office:value="3400">
            <text:p>3400</text:p>
          </table:table-cell>
          <table:table-cell table:formula="of:=[.$J67]*[.S$50]/[.$M$49]" office:value-type="float" office:value="3825">
            <text:p>3825</text:p>
          </table:table-cell>
          <table:table-cell table:formula="of:=[.$J67]*[.T$50]/[.$M$49]" office:value-type="float" office:value="4250">
            <text:p>4250</text:p>
          </table:table-cell>
          <table:table-cell table:formula="of:=[.$J67]*[.U$50]/[.$M$49]" office:value-type="float" office:value="4675">
            <text:p>4675</text:p>
          </table:table-cell>
          <table:table-cell table:formula="of:=[.$J67]*[.V$50]/[.$M$49]" office:value-type="float" office:value="5100">
            <text:p>5100</text:p>
          </table:table-cell>
          <table:table-cell table:formula="of:=[.$J67]*[.W$50]/[.$M$49]" office:value-type="float" office:value="5525">
            <text:p>5525</text:p>
          </table:table-cell>
          <table:table-cell table:formula="of:=[.$J67]*[.X$50]/[.$M$49]" office:value-type="float" office:value="5950">
            <text:p>5950</text:p>
          </table:table-cell>
          <table:table-cell table:formula="of:=[.$J67]*[.Y$50]/[.$M$49]" office:value-type="float" office:value="6375">
            <text:p>6375</text:p>
          </table:table-cell>
          <table:table-cell table:formula="of:=[.$J67]*[.Z$50]/[.$M$49]" office:value-type="float" office:value="6800">
            <text:p>6800</text:p>
          </table:table-cell>
          <table:table-cell table:formula="of:=[.$J67]*[.AA$50]/[.$M$49]" office:value-type="float" office:value="7225">
            <text:p>7225</text:p>
          </table:table-cell>
          <table:table-cell table:formula="of:=[.$J67]*[.AB$50]/[.$M$49]" office:value-type="float" office:value="7650">
            <text:p>7650</text:p>
          </table:table-cell>
          <table:table-cell table:formula="of:=[.$J67]*[.AC$50]/[.$M$49]" office:value-type="float" office:value="8075">
            <text:p>8075</text:p>
          </table:table-cell>
          <table:table-cell table:formula="of:=[.$J67]*[.AD$50]/[.$M$49]" office:value-type="float" office:value="8500">
            <text:p>8500</text:p>
          </table:table-cell>
          <table:table-cell table:formula="of:=[.$J67]*[.AE$50]/[.$M$49]" office:value-type="float" office:value="8925">
            <text:p>8925</text:p>
          </table:table-cell>
          <table:table-cell table:formula="of:=[.$J67]*[.AF$50]/[.$M$49]" office:value-type="float" office:value="9350">
            <text:p>9350</text:p>
          </table:table-cell>
          <table:table-cell table:formula="of:=[.$J67]*[.AG$50]/[.$M$49]" office:value-type="float" office:value="9775">
            <text:p>9775</text:p>
          </table:table-cell>
          <table:table-cell table:formula="of:=[.$J67]*[.AH$50]/[.$M$49]" office:value-type="float" office:value="10200">
            <text:p>102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90">
            <text:p>90</text:p>
          </table:table-cell>
          <table:table-cell table:formula="of:=[.$J68]*[.K$50]/[.$M$49]" office:value-type="float" office:value="450">
            <text:p>450</text:p>
          </table:table-cell>
          <table:table-cell table:formula="of:=[.$J68]*[.L$50]/[.$M$49]" office:value-type="float" office:value="900">
            <text:p>900</text:p>
          </table:table-cell>
          <table:table-cell table:formula="of:=[.$J68]*[.M$50]/[.$M$49]" office:value-type="float" office:value="1350">
            <text:p>1350</text:p>
          </table:table-cell>
          <table:table-cell table:formula="of:=[.$J68]*[.N$50]/[.$M$49]" office:value-type="float" office:value="1800">
            <text:p>1800</text:p>
          </table:table-cell>
          <table:table-cell table:formula="of:=[.$J68]*[.O$50]/[.$M$49]" office:value-type="float" office:value="2250">
            <text:p>2250</text:p>
          </table:table-cell>
          <table:table-cell table:formula="of:=[.$J68]*[.P$50]/[.$M$49]" office:value-type="float" office:value="2700">
            <text:p>2700</text:p>
          </table:table-cell>
          <table:table-cell table:formula="of:=[.$J68]*[.Q$50]/[.$M$49]" office:value-type="float" office:value="3150">
            <text:p>3150</text:p>
          </table:table-cell>
          <table:table-cell table:formula="of:=[.$J68]*[.R$50]/[.$M$49]" office:value-type="float" office:value="3600">
            <text:p>3600</text:p>
          </table:table-cell>
          <table:table-cell table:formula="of:=[.$J68]*[.S$50]/[.$M$49]" office:value-type="float" office:value="4050">
            <text:p>4050</text:p>
          </table:table-cell>
          <table:table-cell table:formula="of:=[.$J68]*[.T$50]/[.$M$49]" office:value-type="float" office:value="4500">
            <text:p>4500</text:p>
          </table:table-cell>
          <table:table-cell table:formula="of:=[.$J68]*[.U$50]/[.$M$49]" office:value-type="float" office:value="4950">
            <text:p>4950</text:p>
          </table:table-cell>
          <table:table-cell table:formula="of:=[.$J68]*[.V$50]/[.$M$49]" office:value-type="float" office:value="5400">
            <text:p>5400</text:p>
          </table:table-cell>
          <table:table-cell table:formula="of:=[.$J68]*[.W$50]/[.$M$49]" office:value-type="float" office:value="5850">
            <text:p>5850</text:p>
          </table:table-cell>
          <table:table-cell table:formula="of:=[.$J68]*[.X$50]/[.$M$49]" office:value-type="float" office:value="6300">
            <text:p>6300</text:p>
          </table:table-cell>
          <table:table-cell table:formula="of:=[.$J68]*[.Y$50]/[.$M$49]" office:value-type="float" office:value="6750">
            <text:p>6750</text:p>
          </table:table-cell>
          <table:table-cell table:formula="of:=[.$J68]*[.Z$50]/[.$M$49]" office:value-type="float" office:value="7200">
            <text:p>7200</text:p>
          </table:table-cell>
          <table:table-cell table:formula="of:=[.$J68]*[.AA$50]/[.$M$49]" office:value-type="float" office:value="7650">
            <text:p>7650</text:p>
          </table:table-cell>
          <table:table-cell table:formula="of:=[.$J68]*[.AB$50]/[.$M$49]" office:value-type="float" office:value="8100">
            <text:p>8100</text:p>
          </table:table-cell>
          <table:table-cell table:formula="of:=[.$J68]*[.AC$50]/[.$M$49]" office:value-type="float" office:value="8550">
            <text:p>8550</text:p>
          </table:table-cell>
          <table:table-cell table:formula="of:=[.$J68]*[.AD$50]/[.$M$49]" office:value-type="float" office:value="9000">
            <text:p>9000</text:p>
          </table:table-cell>
          <table:table-cell table:formula="of:=[.$J68]*[.AE$50]/[.$M$49]" office:value-type="float" office:value="9450">
            <text:p>9450</text:p>
          </table:table-cell>
          <table:table-cell table:formula="of:=[.$J68]*[.AF$50]/[.$M$49]" office:value-type="float" office:value="9900">
            <text:p>9900</text:p>
          </table:table-cell>
          <table:table-cell table:formula="of:=[.$J68]*[.AG$50]/[.$M$49]" office:value-type="float" office:value="10350">
            <text:p>10350</text:p>
          </table:table-cell>
          <table:table-cell table:formula="of:=[.$J68]*[.AH$50]/[.$M$49]" office:value-type="float" office:value="10800">
            <text:p>108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95">
            <text:p>95</text:p>
          </table:table-cell>
          <table:table-cell table:formula="of:=[.$J69]*[.K$50]/[.$M$49]" office:value-type="float" office:value="475">
            <text:p>475</text:p>
          </table:table-cell>
          <table:table-cell table:formula="of:=[.$J69]*[.L$50]/[.$M$49]" office:value-type="float" office:value="950">
            <text:p>950</text:p>
          </table:table-cell>
          <table:table-cell table:formula="of:=[.$J69]*[.M$50]/[.$M$49]" office:value-type="float" office:value="1425">
            <text:p>1425</text:p>
          </table:table-cell>
          <table:table-cell table:formula="of:=[.$J69]*[.N$50]/[.$M$49]" office:value-type="float" office:value="1900">
            <text:p>1900</text:p>
          </table:table-cell>
          <table:table-cell table:formula="of:=[.$J69]*[.O$50]/[.$M$49]" office:value-type="float" office:value="2375">
            <text:p>2375</text:p>
          </table:table-cell>
          <table:table-cell table:formula="of:=[.$J69]*[.P$50]/[.$M$49]" office:value-type="float" office:value="2850">
            <text:p>2850</text:p>
          </table:table-cell>
          <table:table-cell table:formula="of:=[.$J69]*[.Q$50]/[.$M$49]" office:value-type="float" office:value="3325">
            <text:p>3325</text:p>
          </table:table-cell>
          <table:table-cell table:formula="of:=[.$J69]*[.R$50]/[.$M$49]" office:value-type="float" office:value="3800">
            <text:p>3800</text:p>
          </table:table-cell>
          <table:table-cell table:formula="of:=[.$J69]*[.S$50]/[.$M$49]" office:value-type="float" office:value="4275">
            <text:p>4275</text:p>
          </table:table-cell>
          <table:table-cell table:formula="of:=[.$J69]*[.T$50]/[.$M$49]" office:value-type="float" office:value="4750">
            <text:p>4750</text:p>
          </table:table-cell>
          <table:table-cell table:formula="of:=[.$J69]*[.U$50]/[.$M$49]" office:value-type="float" office:value="5225">
            <text:p>5225</text:p>
          </table:table-cell>
          <table:table-cell table:formula="of:=[.$J69]*[.V$50]/[.$M$49]" office:value-type="float" office:value="5700">
            <text:p>5700</text:p>
          </table:table-cell>
          <table:table-cell table:formula="of:=[.$J69]*[.W$50]/[.$M$49]" office:value-type="float" office:value="6175">
            <text:p>6175</text:p>
          </table:table-cell>
          <table:table-cell table:formula="of:=[.$J69]*[.X$50]/[.$M$49]" office:value-type="float" office:value="6650">
            <text:p>6650</text:p>
          </table:table-cell>
          <table:table-cell table:formula="of:=[.$J69]*[.Y$50]/[.$M$49]" office:value-type="float" office:value="7125">
            <text:p>7125</text:p>
          </table:table-cell>
          <table:table-cell table:formula="of:=[.$J69]*[.Z$50]/[.$M$49]" office:value-type="float" office:value="7600">
            <text:p>7600</text:p>
          </table:table-cell>
          <table:table-cell table:formula="of:=[.$J69]*[.AA$50]/[.$M$49]" office:value-type="float" office:value="8075">
            <text:p>8075</text:p>
          </table:table-cell>
          <table:table-cell table:formula="of:=[.$J69]*[.AB$50]/[.$M$49]" office:value-type="float" office:value="8550">
            <text:p>8550</text:p>
          </table:table-cell>
          <table:table-cell table:formula="of:=[.$J69]*[.AC$50]/[.$M$49]" office:value-type="float" office:value="9025">
            <text:p>9025</text:p>
          </table:table-cell>
          <table:table-cell table:formula="of:=[.$J69]*[.AD$50]/[.$M$49]" office:value-type="float" office:value="9500">
            <text:p>9500</text:p>
          </table:table-cell>
          <table:table-cell table:formula="of:=[.$J69]*[.AE$50]/[.$M$49]" office:value-type="float" office:value="9975">
            <text:p>9975</text:p>
          </table:table-cell>
          <table:table-cell table:formula="of:=[.$J69]*[.AF$50]/[.$M$49]" office:value-type="float" office:value="10450">
            <text:p>10450</text:p>
          </table:table-cell>
          <table:table-cell table:formula="of:=[.$J69]*[.AG$50]/[.$M$49]" office:value-type="float" office:value="10925">
            <text:p>10925</text:p>
          </table:table-cell>
          <table:table-cell table:formula="of:=[.$J69]*[.AH$50]/[.$M$49]" office:value-type="float" office:value="11400">
            <text:p>11400</text:p>
          </table:table-cell>
          <table:table-cell table:number-columns-repeated="990"/>
        </table:table-row>
        <table:table-row table:style-name="ro1">
          <table:table-cell table:number-columns-repeated="9"/>
          <table:table-cell office:value-type="float" office:value="100">
            <text:p>100</text:p>
          </table:table-cell>
          <table:table-cell table:formula="of:=[.$J70]*[.K$50]/[.$M$49]" office:value-type="float" office:value="500">
            <text:p>500</text:p>
          </table:table-cell>
          <table:table-cell table:formula="of:=[.$J70]*[.L$50]/[.$M$49]" office:value-type="float" office:value="1000">
            <text:p>1000</text:p>
          </table:table-cell>
          <table:table-cell table:formula="of:=[.$J70]*[.M$50]/[.$M$49]" office:value-type="float" office:value="1500">
            <text:p>1500</text:p>
          </table:table-cell>
          <table:table-cell table:formula="of:=[.$J70]*[.N$50]/[.$M$49]" office:value-type="float" office:value="2000">
            <text:p>2000</text:p>
          </table:table-cell>
          <table:table-cell table:formula="of:=[.$J70]*[.O$50]/[.$M$49]" office:value-type="float" office:value="2500">
            <text:p>2500</text:p>
          </table:table-cell>
          <table:table-cell table:formula="of:=[.$J70]*[.P$50]/[.$M$49]" office:value-type="float" office:value="3000">
            <text:p>3000</text:p>
          </table:table-cell>
          <table:table-cell table:formula="of:=[.$J70]*[.Q$50]/[.$M$49]" office:value-type="float" office:value="3500">
            <text:p>3500</text:p>
          </table:table-cell>
          <table:table-cell table:formula="of:=[.$J70]*[.R$50]/[.$M$49]" office:value-type="float" office:value="4000">
            <text:p>4000</text:p>
          </table:table-cell>
          <table:table-cell table:formula="of:=[.$J70]*[.S$50]/[.$M$49]" office:value-type="float" office:value="4500">
            <text:p>4500</text:p>
          </table:table-cell>
          <table:table-cell table:formula="of:=[.$J70]*[.T$50]/[.$M$49]" office:value-type="float" office:value="5000">
            <text:p>5000</text:p>
          </table:table-cell>
          <table:table-cell table:formula="of:=[.$J70]*[.U$50]/[.$M$49]" office:value-type="float" office:value="5500">
            <text:p>5500</text:p>
          </table:table-cell>
          <table:table-cell table:formula="of:=[.$J70]*[.V$50]/[.$M$49]" office:value-type="float" office:value="6000">
            <text:p>6000</text:p>
          </table:table-cell>
          <table:table-cell table:formula="of:=[.$J70]*[.W$50]/[.$M$49]" office:value-type="float" office:value="6500">
            <text:p>6500</text:p>
          </table:table-cell>
          <table:table-cell table:formula="of:=[.$J70]*[.X$50]/[.$M$49]" office:value-type="float" office:value="7000">
            <text:p>7000</text:p>
          </table:table-cell>
          <table:table-cell table:formula="of:=[.$J70]*[.Y$50]/[.$M$49]" office:value-type="float" office:value="7500">
            <text:p>7500</text:p>
          </table:table-cell>
          <table:table-cell table:formula="of:=[.$J70]*[.Z$50]/[.$M$49]" office:value-type="float" office:value="8000">
            <text:p>8000</text:p>
          </table:table-cell>
          <table:table-cell table:formula="of:=[.$J70]*[.AA$50]/[.$M$49]" office:value-type="float" office:value="8500">
            <text:p>8500</text:p>
          </table:table-cell>
          <table:table-cell table:formula="of:=[.$J70]*[.AB$50]/[.$M$49]" office:value-type="float" office:value="9000">
            <text:p>9000</text:p>
          </table:table-cell>
          <table:table-cell table:formula="of:=[.$J70]*[.AC$50]/[.$M$49]" office:value-type="float" office:value="9500">
            <text:p>9500</text:p>
          </table:table-cell>
          <table:table-cell table:formula="of:=[.$J70]*[.AD$50]/[.$M$49]" office:value-type="float" office:value="10000">
            <text:p>10000</text:p>
          </table:table-cell>
          <table:table-cell table:formula="of:=[.$J70]*[.AE$50]/[.$M$49]" office:value-type="float" office:value="10500">
            <text:p>10500</text:p>
          </table:table-cell>
          <table:table-cell table:formula="of:=[.$J70]*[.AF$50]/[.$M$49]" office:value-type="float" office:value="11000">
            <text:p>11000</text:p>
          </table:table-cell>
          <table:table-cell table:formula="of:=[.$J70]*[.AG$50]/[.$M$49]" office:value-type="float" office:value="11500">
            <text:p>11500</text:p>
          </table:table-cell>
          <table:table-cell table:formula="of:=[.$J70]*[.AH$50]/[.$M$49]" office:value-type="float" office:value="12000">
            <text:p>12000</text:p>
          </table:table-cell>
          <table:table-cell table:number-columns-repeated="990"/>
        </table:table-row>
        <table:table-row table:style-name="ro1">
          <table:table-cell table:number-columns-repeated="9"/>
          <table:table-cell table:style-name="ce26" office:value-type="string" table:number-columns-spanned="3" table:number-rows-spanned="1">
            <text:p>Defence</text:p>
          </table:table-cell>
          <table:covered-table-cell table:style-name="ce26"/>
          <table:covered-table-cell/>
          <table:table-cell table:style-name="ce26" office:value-type="string" table:number-columns-spanned="2" table:number-rows-spanned="1">
            <text:p>Energy:</text:p>
          </table:table-cell>
          <table:covered-table-cell/>
          <table:table-cell office:value-type="float" office:value="10">
            <text:p>10</text:p>
          </table:table-cell>
          <table:table-cell table:formula="of:=10*[.O71] + 10 * [.T71]" office:value-type="float" office:value="1100">
            <text:p>1100</text:p>
          </table:table-cell>
          <table:table-cell/>
          <table:table-cell table:style-name="ce26" office:value-type="string" table:number-columns-spanned="2" table:number-rows-spanned="1">
            <text:p>Morale:</text:p>
          </table:table-cell>
          <table:covered-table-cell/>
          <table:table-cell office:value-type="float" office:value="100">
            <text:p>100</text:p>
          </table:table-cell>
          <table:table-cell table:number-columns-repeated="1004"/>
        </table:table-row>
        <table:table-row table:style-name="ro3">
          <table:table-cell table:number-columns-repeated="9"/>
          <table:table-cell office:value-type="float" office:value="0">
            <text:p>0</text:p>
          </table:table-cell>
          <table:table-cell table:style-name="ce38" table:formula="of:=500 + 50 * ([.$J72] +0.4*[.K$50])+[.$P$71]" office:value-type="float" office:value="1700">
            <text:p>1700</text:p>
          </table:table-cell>
          <table:table-cell table:style-name="ce38" table:formula="of:=500 + 50 * ([.$J72] +0.4*[.L$50])+[.$P$71]" office:value-type="float" office:value="1800">
            <text:p>1800</text:p>
          </table:table-cell>
          <table:table-cell table:style-name="ce38" table:formula="of:=500 + 50 * ([.$J72] +0.4*[.M$50])+[.$P$71]" office:value-type="float" office:value="1900">
            <text:p>1900</text:p>
          </table:table-cell>
          <table:table-cell table:style-name="ce38" table:formula="of:=500 + 50 * ([.$J72] +0.4*[.N$50])+[.$P$71]" office:value-type="float" office:value="2000">
            <text:p>2000</text:p>
          </table:table-cell>
          <table:table-cell table:style-name="ce38" table:formula="of:=500 + 50 * ([.$J72] +0.4*[.O$50])+[.$P$71]" office:value-type="float" office:value="2100">
            <text:p>2100</text:p>
          </table:table-cell>
          <table:table-cell table:style-name="ce38" table:formula="of:=500 + 50 * ([.$J72] +0.4*[.P$50])+[.$P$71]" office:value-type="float" office:value="2200">
            <text:p>2200</text:p>
          </table:table-cell>
          <table:table-cell table:style-name="ce38" table:formula="of:=500 + 50 * ([.$J72] +0.4*[.Q$50])+[.$P$71]" office:value-type="float" office:value="2300">
            <text:p>2300</text:p>
          </table:table-cell>
          <table:table-cell table:style-name="ce38" table:formula="of:=500 + 50 * ([.$J72] +0.4*[.R$50])+[.$P$71]" office:value-type="float" office:value="2400">
            <text:p>2400</text:p>
          </table:table-cell>
          <table:table-cell table:style-name="ce38" table:formula="of:=500 + 50 * ([.$J72] +0.4*[.S$50])+[.$P$71]" office:value-type="float" office:value="2500">
            <text:p>2500</text:p>
          </table:table-cell>
          <table:table-cell table:style-name="ce38" table:formula="of:=500 + 50 * ([.$J72] +0.4*[.T$50])+[.$P$71]" office:value-type="float" office:value="2600">
            <text:p>2600</text:p>
          </table:table-cell>
          <table:table-cell table:style-name="ce38" table:formula="of:=500 + 50 * ([.$J72] +0.4*[.U$50])+[.$P$71]" office:value-type="float" office:value="2700">
            <text:p>2700</text:p>
          </table:table-cell>
          <table:table-cell table:style-name="ce38" table:formula="of:=500 + 50 * ([.$J72] +0.4*[.V$50])+[.$P$71]" office:value-type="float" office:value="2800">
            <text:p>2800</text:p>
          </table:table-cell>
          <table:table-cell table:style-name="ce38" table:formula="of:=500 + 50 * ([.$J72] +0.4*[.W$50])+[.$P$71]" office:value-type="float" office:value="2900">
            <text:p>2900</text:p>
          </table:table-cell>
          <table:table-cell table:style-name="ce38" table:formula="of:=500 + 50 * ([.$J72] +0.4*[.X$50])+[.$P$71]" office:value-type="float" office:value="3000">
            <text:p>3000</text:p>
          </table:table-cell>
          <table:table-cell table:style-name="ce38" table:formula="of:=500 + 50 * ([.$J72] +0.4*[.Y$50])+[.$P$71]" office:value-type="float" office:value="3100">
            <text:p>3100</text:p>
          </table:table-cell>
          <table:table-cell table:style-name="ce38" table:formula="of:=500 + 50 * ([.$J72] +0.4*[.Z$50])+[.$P$71]" office:value-type="float" office:value="3200">
            <text:p>3200</text:p>
          </table:table-cell>
          <table:table-cell table:style-name="ce38" table:formula="of:=500 + 50 * ([.$J72] +0.4*[.AA$50])+[.$P$71]" office:value-type="float" office:value="3300">
            <text:p>3300</text:p>
          </table:table-cell>
          <table:table-cell table:style-name="ce38" table:formula="of:=500 + 50 * ([.$J72] +0.4*[.AB$50])+[.$P$71]" office:value-type="float" office:value="3400">
            <text:p>3400</text:p>
          </table:table-cell>
          <table:table-cell table:style-name="ce38" table:formula="of:=500 + 50 * ([.$J72] +0.4*[.AC$50])+[.$P$71]" office:value-type="float" office:value="3500">
            <text:p>3500</text:p>
          </table:table-cell>
          <table:table-cell table:style-name="ce38" table:formula="of:=500 + 50 * ([.$J72] +0.4*[.AD$50])+[.$P$71]" office:value-type="float" office:value="3600">
            <text:p>3600</text:p>
          </table:table-cell>
          <table:table-cell table:style-name="ce38" table:formula="of:=500 + 50 * ([.$J72] +0.4*[.AE$50])+[.$P$71]" office:value-type="float" office:value="3700">
            <text:p>3700</text:p>
          </table:table-cell>
          <table:table-cell table:style-name="ce38" table:formula="of:=500 + 50 * ([.$J72] +0.4*[.AF$50])+[.$P$71]" office:value-type="float" office:value="3800">
            <text:p>3800</text:p>
          </table:table-cell>
          <table:table-cell table:style-name="ce38" table:formula="of:=500 + 50 * ([.$J72] +0.4*[.AG$50])+[.$P$71]" office:value-type="float" office:value="3900">
            <text:p>3900</text:p>
          </table:table-cell>
          <table:table-cell table:style-name="ce38" table:formula="of:=500 + 50 * ([.$J72] +0.4*[.AH$50])+[.$P$71]"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5">
            <text:p>5</text:p>
          </table:table-cell>
          <table:table-cell table:style-name="ce39" table:formula="of:=500 + 50 * ([.$J73] +0.4*[.K$50])+[.$P$71]" office:value-type="float" office:value="1950">
            <text:p>1950</text:p>
          </table:table-cell>
          <table:table-cell table:style-name="ce39" table:formula="of:=500 + 50 * ([.$J73] +0.4*[.L$50])+[.$P$71]" office:value-type="float" office:value="2050">
            <text:p>2050</text:p>
          </table:table-cell>
          <table:table-cell table:style-name="ce39" table:formula="of:=500 + 50 * ([.$J73] +0.4*[.M$50])+[.$P$71]" office:value-type="float" office:value="2150">
            <text:p>2150</text:p>
          </table:table-cell>
          <table:table-cell table:style-name="ce39" table:formula="of:=500 + 50 * ([.$J73] +0.4*[.N$50])+[.$P$71]" office:value-type="float" office:value="2250">
            <text:p>2250</text:p>
          </table:table-cell>
          <table:table-cell table:style-name="ce39" table:formula="of:=500 + 50 * ([.$J73] +0.4*[.O$50])+[.$P$71]" office:value-type="float" office:value="2350">
            <text:p>2350</text:p>
          </table:table-cell>
          <table:table-cell table:style-name="ce39" table:formula="of:=500 + 50 * ([.$J73] +0.4*[.P$50])+[.$P$71]" office:value-type="float" office:value="2450">
            <text:p>2450</text:p>
          </table:table-cell>
          <table:table-cell table:style-name="ce39" table:formula="of:=500 + 50 * ([.$J73] +0.4*[.Q$50])+[.$P$71]" office:value-type="float" office:value="2550">
            <text:p>2550</text:p>
          </table:table-cell>
          <table:table-cell table:style-name="ce39" table:formula="of:=500 + 50 * ([.$J73] +0.4*[.R$50])+[.$P$71]" office:value-type="float" office:value="2650">
            <text:p>2650</text:p>
          </table:table-cell>
          <table:table-cell table:style-name="ce39" table:formula="of:=500 + 50 * ([.$J73] +0.4*[.S$50])+[.$P$71]" office:value-type="float" office:value="2750">
            <text:p>2750</text:p>
          </table:table-cell>
          <table:table-cell table:style-name="ce39" table:formula="of:=500 + 50 * ([.$J73] +0.4*[.T$50])+[.$P$71]" office:value-type="float" office:value="2850">
            <text:p>2850</text:p>
          </table:table-cell>
          <table:table-cell table:style-name="ce38" table:formula="of:=500 + 50 * ([.$J73] +0.4*[.U$50])+[.$P$71]" office:value-type="float" office:value="2950">
            <text:p>2950</text:p>
          </table:table-cell>
          <table:table-cell table:style-name="ce38" table:formula="of:=500 + 50 * ([.$J73] +0.4*[.V$50])+[.$P$71]" office:value-type="float" office:value="3050">
            <text:p>3050</text:p>
          </table:table-cell>
          <table:table-cell table:style-name="ce38" table:formula="of:=500 + 50 * ([.$J73] +0.4*[.W$50])+[.$P$71]" office:value-type="float" office:value="3150">
            <text:p>3150</text:p>
          </table:table-cell>
          <table:table-cell table:style-name="ce38" table:formula="of:=500 + 50 * ([.$J73] +0.4*[.X$50])+[.$P$71]" office:value-type="float" office:value="3250">
            <text:p>3250</text:p>
          </table:table-cell>
          <table:table-cell table:style-name="ce38" table:formula="of:=500 + 50 * ([.$J73] +0.4*[.Y$50])+[.$P$71]" office:value-type="float" office:value="3350">
            <text:p>3350</text:p>
          </table:table-cell>
          <table:table-cell table:style-name="ce38" table:formula="of:=500 + 50 * ([.$J73] +0.4*[.Z$50])+[.$P$71]" office:value-type="float" office:value="3450">
            <text:p>3450</text:p>
          </table:table-cell>
          <table:table-cell table:style-name="ce38" table:formula="of:=500 + 50 * ([.$J73] +0.4*[.AA$50])+[.$P$71]" office:value-type="float" office:value="3550">
            <text:p>3550</text:p>
          </table:table-cell>
          <table:table-cell table:style-name="ce38" table:formula="of:=500 + 50 * ([.$J73] +0.4*[.AB$50])+[.$P$71]" office:value-type="float" office:value="3650">
            <text:p>3650</text:p>
          </table:table-cell>
          <table:table-cell table:style-name="ce38" table:formula="of:=500 + 50 * ([.$J73] +0.4*[.AC$50])+[.$P$71]" office:value-type="float" office:value="3750">
            <text:p>3750</text:p>
          </table:table-cell>
          <table:table-cell table:style-name="ce38" table:formula="of:=500 + 50 * ([.$J73] +0.4*[.AD$50])+[.$P$71]" office:value-type="float" office:value="3850">
            <text:p>3850</text:p>
          </table:table-cell>
          <table:table-cell table:style-name="ce38" table:formula="of:=500 + 50 * ([.$J73] +0.4*[.AE$50])+[.$P$71]" office:value-type="float" office:value="3950">
            <text:p>3950</text:p>
          </table:table-cell>
          <table:table-cell table:style-name="ce38" table:formula="of:=500 + 50 * ([.$J73] +0.4*[.AF$50])+[.$P$71]" office:value-type="float" office:value="4050">
            <text:p>4050</text:p>
          </table:table-cell>
          <table:table-cell table:style-name="ce38" table:formula="of:=500 + 50 * ([.$J73] +0.4*[.AG$50])+[.$P$71]" office:value-type="float" office:value="4150">
            <text:p>4150</text:p>
          </table:table-cell>
          <table:table-cell table:style-name="ce38" table:formula="of:=500 + 50 * ([.$J73] +0.4*[.AH$50])+[.$P$71]" office:value-type="float" office:value="4250">
            <text:p>4250</text:p>
          </table:table-cell>
          <table:table-cell office:value-type="float" office:value="5">
            <text:p>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10">
            <text:p>10</text:p>
          </table:table-cell>
          <table:table-cell table:style-name="ce39" table:formula="of:=500 + 50 * ([.$J74] +0.4*[.K$50])+[.$P$71]" office:value-type="float" office:value="2200">
            <text:p>2200</text:p>
          </table:table-cell>
          <table:table-cell table:style-name="ce39" table:formula="of:=500 + 50 * ([.$J74] +0.4*[.L$50])+[.$P$71]" office:value-type="float" office:value="2300">
            <text:p>2300</text:p>
          </table:table-cell>
          <table:table-cell table:style-name="ce39" table:formula="of:=500 + 50 * ([.$J74] +0.4*[.M$50])+[.$P$71]" office:value-type="float" office:value="2400">
            <text:p>2400</text:p>
          </table:table-cell>
          <table:table-cell table:style-name="ce39" table:formula="of:=500 + 50 * ([.$J74] +0.4*[.N$50])+[.$P$71]" office:value-type="float" office:value="2500">
            <text:p>2500</text:p>
          </table:table-cell>
          <table:table-cell table:style-name="ce39" table:formula="of:=500 + 50 * ([.$J74] +0.4*[.O$50])+[.$P$71]" office:value-type="float" office:value="2600">
            <text:p>2600</text:p>
          </table:table-cell>
          <table:table-cell table:style-name="ce39" table:formula="of:=500 + 50 * ([.$J74] +0.4*[.P$50])+[.$P$71]" office:value-type="float" office:value="2700">
            <text:p>2700</text:p>
          </table:table-cell>
          <table:table-cell table:style-name="ce39" table:formula="of:=500 + 50 * ([.$J74] +0.4*[.Q$50])+[.$P$71]" office:value-type="float" office:value="2800">
            <text:p>2800</text:p>
          </table:table-cell>
          <table:table-cell table:style-name="ce39" table:formula="of:=500 + 50 * ([.$J74] +0.4*[.R$50])+[.$P$71]" office:value-type="float" office:value="2900">
            <text:p>2900</text:p>
          </table:table-cell>
          <table:table-cell table:style-name="ce39" table:formula="of:=500 + 50 * ([.$J74] +0.4*[.S$50])+[.$P$71]" office:value-type="float" office:value="3000">
            <text:p>3000</text:p>
          </table:table-cell>
          <table:table-cell table:style-name="ce39" table:formula="of:=500 + 50 * ([.$J74] +0.4*[.T$50])+[.$P$71]" office:value-type="float" office:value="3100">
            <text:p>3100</text:p>
          </table:table-cell>
          <table:table-cell table:style-name="ce38" table:formula="of:=500 + 50 * ([.$J74] +0.4*[.U$50])+[.$P$71]" office:value-type="float" office:value="3200">
            <text:p>3200</text:p>
          </table:table-cell>
          <table:table-cell table:style-name="ce38" table:formula="of:=500 + 50 * ([.$J74] +0.4*[.V$50])+[.$P$71]" office:value-type="float" office:value="3300">
            <text:p>3300</text:p>
          </table:table-cell>
          <table:table-cell table:style-name="ce38" table:formula="of:=500 + 50 * ([.$J74] +0.4*[.W$50])+[.$P$71]" office:value-type="float" office:value="3400">
            <text:p>3400</text:p>
          </table:table-cell>
          <table:table-cell table:style-name="ce38" table:formula="of:=500 + 50 * ([.$J74] +0.4*[.X$50])+[.$P$71]" office:value-type="float" office:value="3500">
            <text:p>3500</text:p>
          </table:table-cell>
          <table:table-cell table:style-name="ce38" table:formula="of:=500 + 50 * ([.$J74] +0.4*[.Y$50])+[.$P$71]" office:value-type="float" office:value="3600">
            <text:p>3600</text:p>
          </table:table-cell>
          <table:table-cell table:style-name="ce38" table:formula="of:=500 + 50 * ([.$J74] +0.4*[.Z$50])+[.$P$71]" office:value-type="float" office:value="3700">
            <text:p>3700</text:p>
          </table:table-cell>
          <table:table-cell table:style-name="ce38" table:formula="of:=500 + 50 * ([.$J74] +0.4*[.AA$50])+[.$P$71]" office:value-type="float" office:value="3800">
            <text:p>3800</text:p>
          </table:table-cell>
          <table:table-cell table:style-name="ce38" table:formula="of:=500 + 50 * ([.$J74] +0.4*[.AB$50])+[.$P$71]" office:value-type="float" office:value="3900">
            <text:p>3900</text:p>
          </table:table-cell>
          <table:table-cell table:style-name="ce38" table:formula="of:=500 + 50 * ([.$J74] +0.4*[.AC$50])+[.$P$71]" office:value-type="float" office:value="4000">
            <text:p>4000</text:p>
          </table:table-cell>
          <table:table-cell table:style-name="ce38" table:formula="of:=500 + 50 * ([.$J74] +0.4*[.AD$50])+[.$P$71]" office:value-type="float" office:value="4100">
            <text:p>4100</text:p>
          </table:table-cell>
          <table:table-cell table:style-name="ce38" table:formula="of:=500 + 50 * ([.$J74] +0.4*[.AE$50])+[.$P$71]" office:value-type="float" office:value="4200">
            <text:p>4200</text:p>
          </table:table-cell>
          <table:table-cell table:style-name="ce38" table:formula="of:=500 + 50 * ([.$J74] +0.4*[.AF$50])+[.$P$71]" office:value-type="float" office:value="4300">
            <text:p>4300</text:p>
          </table:table-cell>
          <table:table-cell table:style-name="ce38" table:formula="of:=500 + 50 * ([.$J74] +0.4*[.AG$50])+[.$P$71]" office:value-type="float" office:value="4400">
            <text:p>4400</text:p>
          </table:table-cell>
          <table:table-cell table:style-name="ce38" table:formula="of:=500 + 50 * ([.$J74] +0.4*[.AH$50])+[.$P$71]" office:value-type="float" office:value="4500">
            <text:p>4500</text:p>
          </table:table-cell>
          <table:table-cell office:value-type="float" office:value="10">
            <text:p>1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15">
            <text:p>15</text:p>
          </table:table-cell>
          <table:table-cell table:style-name="ce39" table:formula="of:=500 + 50 * ([.$J75] +0.4*[.K$50])+[.$P$71]" office:value-type="float" office:value="2450">
            <text:p>2450</text:p>
          </table:table-cell>
          <table:table-cell table:style-name="ce39" table:formula="of:=500 + 50 * ([.$J75] +0.4*[.L$50])+[.$P$71]" office:value-type="float" office:value="2550">
            <text:p>2550</text:p>
          </table:table-cell>
          <table:table-cell table:style-name="ce39" table:formula="of:=500 + 50 * ([.$J75] +0.4*[.M$50])+[.$P$71]" office:value-type="float" office:value="2650">
            <text:p>2650</text:p>
          </table:table-cell>
          <table:table-cell table:style-name="ce39" table:formula="of:=500 + 50 * ([.$J75] +0.4*[.N$50])+[.$P$71]" office:value-type="float" office:value="2750">
            <text:p>2750</text:p>
          </table:table-cell>
          <table:table-cell table:style-name="ce39" table:formula="of:=500 + 50 * ([.$J75] +0.4*[.O$50])+[.$P$71]" office:value-type="float" office:value="2850">
            <text:p>2850</text:p>
          </table:table-cell>
          <table:table-cell table:style-name="ce39" table:formula="of:=500 + 50 * ([.$J75] +0.4*[.P$50])+[.$P$71]" office:value-type="float" office:value="2950">
            <text:p>2950</text:p>
          </table:table-cell>
          <table:table-cell table:style-name="ce39" table:formula="of:=500 + 50 * ([.$J75] +0.4*[.Q$50])+[.$P$71]" office:value-type="float" office:value="3050">
            <text:p>3050</text:p>
          </table:table-cell>
          <table:table-cell table:style-name="ce39" table:formula="of:=500 + 50 * ([.$J75] +0.4*[.R$50])+[.$P$71]" office:value-type="float" office:value="3150">
            <text:p>3150</text:p>
          </table:table-cell>
          <table:table-cell table:style-name="ce39" table:formula="of:=500 + 50 * ([.$J75] +0.4*[.S$50])+[.$P$71]" office:value-type="float" office:value="3250">
            <text:p>3250</text:p>
          </table:table-cell>
          <table:table-cell table:style-name="ce39" table:formula="of:=500 + 50 * ([.$J75] +0.4*[.T$50])+[.$P$71]" office:value-type="float" office:value="3350">
            <text:p>3350</text:p>
          </table:table-cell>
          <table:table-cell table:style-name="ce38" table:formula="of:=500 + 50 * ([.$J75] +0.4*[.U$50])+[.$P$71]" office:value-type="float" office:value="3450">
            <text:p>3450</text:p>
          </table:table-cell>
          <table:table-cell table:style-name="ce38" table:formula="of:=500 + 50 * ([.$J75] +0.4*[.V$50])+[.$P$71]" office:value-type="float" office:value="3550">
            <text:p>3550</text:p>
          </table:table-cell>
          <table:table-cell table:style-name="ce38" table:formula="of:=500 + 50 * ([.$J75] +0.4*[.W$50])+[.$P$71]" office:value-type="float" office:value="3650">
            <text:p>3650</text:p>
          </table:table-cell>
          <table:table-cell table:style-name="ce38" table:formula="of:=500 + 50 * ([.$J75] +0.4*[.X$50])+[.$P$71]" office:value-type="float" office:value="3750">
            <text:p>3750</text:p>
          </table:table-cell>
          <table:table-cell table:style-name="ce38" table:formula="of:=500 + 50 * ([.$J75] +0.4*[.Y$50])+[.$P$71]" office:value-type="float" office:value="3850">
            <text:p>3850</text:p>
          </table:table-cell>
          <table:table-cell table:style-name="ce38" table:formula="of:=500 + 50 * ([.$J75] +0.4*[.Z$50])+[.$P$71]" office:value-type="float" office:value="3950">
            <text:p>3950</text:p>
          </table:table-cell>
          <table:table-cell table:style-name="ce38" table:formula="of:=500 + 50 * ([.$J75] +0.4*[.AA$50])+[.$P$71]" office:value-type="float" office:value="4050">
            <text:p>4050</text:p>
          </table:table-cell>
          <table:table-cell table:style-name="ce38" table:formula="of:=500 + 50 * ([.$J75] +0.4*[.AB$50])+[.$P$71]" office:value-type="float" office:value="4150">
            <text:p>4150</text:p>
          </table:table-cell>
          <table:table-cell table:style-name="ce38" table:formula="of:=500 + 50 * ([.$J75] +0.4*[.AC$50])+[.$P$71]" office:value-type="float" office:value="4250">
            <text:p>4250</text:p>
          </table:table-cell>
          <table:table-cell table:style-name="ce38" table:formula="of:=500 + 50 * ([.$J75] +0.4*[.AD$50])+[.$P$71]" office:value-type="float" office:value="4350">
            <text:p>4350</text:p>
          </table:table-cell>
          <table:table-cell table:style-name="ce38" table:formula="of:=500 + 50 * ([.$J75] +0.4*[.AE$50])+[.$P$71]" office:value-type="float" office:value="4450">
            <text:p>4450</text:p>
          </table:table-cell>
          <table:table-cell table:style-name="ce38" table:formula="of:=500 + 50 * ([.$J75] +0.4*[.AF$50])+[.$P$71]" office:value-type="float" office:value="4550">
            <text:p>4550</text:p>
          </table:table-cell>
          <table:table-cell table:style-name="ce38" table:formula="of:=500 + 50 * ([.$J75] +0.4*[.AG$50])+[.$P$71]" office:value-type="float" office:value="4650">
            <text:p>4650</text:p>
          </table:table-cell>
          <table:table-cell table:style-name="ce38" table:formula="of:=500 + 50 * ([.$J75] +0.4*[.AH$50])+[.$P$71]" office:value-type="float" office:value="4750">
            <text:p>475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20">
            <text:p>20</text:p>
          </table:table-cell>
          <table:table-cell table:style-name="ce39" table:formula="of:=500 + 50 * ([.$J76] +0.4*[.K$50])+[.$P$71]" office:value-type="float" office:value="2700">
            <text:p>2700</text:p>
          </table:table-cell>
          <table:table-cell table:style-name="ce39" table:formula="of:=500 + 50 * ([.$J76] +0.4*[.L$50])+[.$P$71]" office:value-type="float" office:value="2800">
            <text:p>2800</text:p>
          </table:table-cell>
          <table:table-cell table:style-name="ce39" table:formula="of:=500 + 50 * ([.$J76] +0.4*[.M$50])+[.$P$71]" office:value-type="float" office:value="2900">
            <text:p>2900</text:p>
          </table:table-cell>
          <table:table-cell table:style-name="ce39" table:formula="of:=500 + 50 * ([.$J76] +0.4*[.N$50])+[.$P$71]" office:value-type="float" office:value="3000">
            <text:p>3000</text:p>
          </table:table-cell>
          <table:table-cell table:style-name="ce39" table:formula="of:=500 + 50 * ([.$J76] +0.4*[.O$50])+[.$P$71]" office:value-type="float" office:value="3100">
            <text:p>3100</text:p>
          </table:table-cell>
          <table:table-cell table:style-name="ce39" table:formula="of:=500 + 50 * ([.$J76] +0.4*[.P$50])+[.$P$71]" office:value-type="float" office:value="3200">
            <text:p>3200</text:p>
          </table:table-cell>
          <table:table-cell table:style-name="ce39" table:formula="of:=500 + 50 * ([.$J76] +0.4*[.Q$50])+[.$P$71]" office:value-type="float" office:value="3300">
            <text:p>3300</text:p>
          </table:table-cell>
          <table:table-cell table:style-name="ce39" table:formula="of:=500 + 50 * ([.$J76] +0.4*[.R$50])+[.$P$71]" office:value-type="float" office:value="3400">
            <text:p>3400</text:p>
          </table:table-cell>
          <table:table-cell table:style-name="ce39" table:formula="of:=500 + 50 * ([.$J76] +0.4*[.S$50])+[.$P$71]" office:value-type="float" office:value="3500">
            <text:p>3500</text:p>
          </table:table-cell>
          <table:table-cell table:style-name="ce39" table:formula="of:=500 + 50 * ([.$J76] +0.4*[.T$50])+[.$P$71]" office:value-type="float" office:value="3600">
            <text:p>3600</text:p>
          </table:table-cell>
          <table:table-cell table:style-name="ce38" table:formula="of:=500 + 50 * ([.$J76] +0.4*[.U$50])+[.$P$71]" office:value-type="float" office:value="3700">
            <text:p>3700</text:p>
          </table:table-cell>
          <table:table-cell table:style-name="ce38" table:formula="of:=500 + 50 * ([.$J76] +0.4*[.V$50])+[.$P$71]" office:value-type="float" office:value="3800">
            <text:p>3800</text:p>
          </table:table-cell>
          <table:table-cell table:style-name="ce38" table:formula="of:=500 + 50 * ([.$J76] +0.4*[.W$50])+[.$P$71]" office:value-type="float" office:value="3900">
            <text:p>3900</text:p>
          </table:table-cell>
          <table:table-cell table:style-name="ce38" table:formula="of:=500 + 50 * ([.$J76] +0.4*[.X$50])+[.$P$71]" office:value-type="float" office:value="4000">
            <text:p>4000</text:p>
          </table:table-cell>
          <table:table-cell table:style-name="ce38" table:formula="of:=500 + 50 * ([.$J76] +0.4*[.Y$50])+[.$P$71]" office:value-type="float" office:value="4100">
            <text:p>4100</text:p>
          </table:table-cell>
          <table:table-cell table:style-name="ce38" table:formula="of:=500 + 50 * ([.$J76] +0.4*[.Z$50])+[.$P$71]" office:value-type="float" office:value="4200">
            <text:p>4200</text:p>
          </table:table-cell>
          <table:table-cell table:style-name="ce38" table:formula="of:=500 + 50 * ([.$J76] +0.4*[.AA$50])+[.$P$71]" office:value-type="float" office:value="4300">
            <text:p>4300</text:p>
          </table:table-cell>
          <table:table-cell table:style-name="ce38" table:formula="of:=500 + 50 * ([.$J76] +0.4*[.AB$50])+[.$P$71]" office:value-type="float" office:value="4400">
            <text:p>4400</text:p>
          </table:table-cell>
          <table:table-cell table:style-name="ce38" table:formula="of:=500 + 50 * ([.$J76] +0.4*[.AC$50])+[.$P$71]" office:value-type="float" office:value="4500">
            <text:p>4500</text:p>
          </table:table-cell>
          <table:table-cell table:style-name="ce38" table:formula="of:=500 + 50 * ([.$J76] +0.4*[.AD$50])+[.$P$71]" office:value-type="float" office:value="4600">
            <text:p>4600</text:p>
          </table:table-cell>
          <table:table-cell table:style-name="ce38" table:formula="of:=500 + 50 * ([.$J76] +0.4*[.AE$50])+[.$P$71]" office:value-type="float" office:value="4700">
            <text:p>4700</text:p>
          </table:table-cell>
          <table:table-cell table:style-name="ce38" table:formula="of:=500 + 50 * ([.$J76] +0.4*[.AF$50])+[.$P$71]" office:value-type="float" office:value="4800">
            <text:p>4800</text:p>
          </table:table-cell>
          <table:table-cell table:style-name="ce38" table:formula="of:=500 + 50 * ([.$J76] +0.4*[.AG$50])+[.$P$71]" office:value-type="float" office:value="4900">
            <text:p>4900</text:p>
          </table:table-cell>
          <table:table-cell table:style-name="ce38" table:formula="of:=500 + 50 * ([.$J76] +0.4*[.AH$50])+[.$P$71]" office:value-type="float" office:value="5000">
            <text:p>5000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25">
            <text:p>25</text:p>
          </table:table-cell>
          <table:table-cell table:style-name="ce39" table:formula="of:=500 + 50 * ([.$J77] +0.4*[.K$50])+[.$P$71]" office:value-type="float" office:value="2950">
            <text:p>2950</text:p>
          </table:table-cell>
          <table:table-cell table:style-name="ce39" table:formula="of:=500 + 50 * ([.$J77] +0.4*[.L$50])+[.$P$71]" office:value-type="float" office:value="3050">
            <text:p>3050</text:p>
          </table:table-cell>
          <table:table-cell table:style-name="ce39" table:formula="of:=500 + 50 * ([.$J77] +0.4*[.M$50])+[.$P$71]" office:value-type="float" office:value="3150">
            <text:p>3150</text:p>
          </table:table-cell>
          <table:table-cell table:style-name="ce39" table:formula="of:=500 + 50 * ([.$J77] +0.4*[.N$50])+[.$P$71]" office:value-type="float" office:value="3250">
            <text:p>3250</text:p>
          </table:table-cell>
          <table:table-cell table:style-name="ce39" table:formula="of:=500 + 50 * ([.$J77] +0.4*[.O$50])+[.$P$71]" office:value-type="float" office:value="3350">
            <text:p>3350</text:p>
          </table:table-cell>
          <table:table-cell table:style-name="ce39" table:formula="of:=500 + 50 * ([.$J77] +0.4*[.P$50])+[.$P$71]" office:value-type="float" office:value="3450">
            <text:p>3450</text:p>
          </table:table-cell>
          <table:table-cell table:style-name="ce39" table:formula="of:=500 + 50 * ([.$J77] +0.4*[.Q$50])+[.$P$71]" office:value-type="float" office:value="3550">
            <text:p>3550</text:p>
          </table:table-cell>
          <table:table-cell table:style-name="ce39" table:formula="of:=500 + 50 * ([.$J77] +0.4*[.R$50])+[.$P$71]" office:value-type="float" office:value="3650">
            <text:p>3650</text:p>
          </table:table-cell>
          <table:table-cell table:style-name="ce39" table:formula="of:=500 + 50 * ([.$J77] +0.4*[.S$50])+[.$P$71]" office:value-type="float" office:value="3750">
            <text:p>3750</text:p>
          </table:table-cell>
          <table:table-cell table:style-name="ce39" table:formula="of:=500 + 50 * ([.$J77] +0.4*[.T$50])+[.$P$71]" office:value-type="float" office:value="3850">
            <text:p>3850</text:p>
          </table:table-cell>
          <table:table-cell table:style-name="ce38" table:formula="of:=500 + 50 * ([.$J77] +0.4*[.U$50])+[.$P$71]" office:value-type="float" office:value="3950">
            <text:p>3950</text:p>
          </table:table-cell>
          <table:table-cell table:style-name="ce38" table:formula="of:=500 + 50 * ([.$J77] +0.4*[.V$50])+[.$P$71]" office:value-type="float" office:value="4050">
            <text:p>4050</text:p>
          </table:table-cell>
          <table:table-cell table:style-name="ce38" table:formula="of:=500 + 50 * ([.$J77] +0.4*[.W$50])+[.$P$71]" office:value-type="float" office:value="4150">
            <text:p>4150</text:p>
          </table:table-cell>
          <table:table-cell table:style-name="ce38" table:formula="of:=500 + 50 * ([.$J77] +0.4*[.X$50])+[.$P$71]" office:value-type="float" office:value="4250">
            <text:p>4250</text:p>
          </table:table-cell>
          <table:table-cell table:style-name="ce38" table:formula="of:=500 + 50 * ([.$J77] +0.4*[.Y$50])+[.$P$71]" office:value-type="float" office:value="4350">
            <text:p>4350</text:p>
          </table:table-cell>
          <table:table-cell table:style-name="ce38" table:formula="of:=500 + 50 * ([.$J77] +0.4*[.Z$50])+[.$P$71]" office:value-type="float" office:value="4450">
            <text:p>4450</text:p>
          </table:table-cell>
          <table:table-cell table:style-name="ce38" table:formula="of:=500 + 50 * ([.$J77] +0.4*[.AA$50])+[.$P$71]" office:value-type="float" office:value="4550">
            <text:p>4550</text:p>
          </table:table-cell>
          <table:table-cell table:style-name="ce38" table:formula="of:=500 + 50 * ([.$J77] +0.4*[.AB$50])+[.$P$71]" office:value-type="float" office:value="4650">
            <text:p>4650</text:p>
          </table:table-cell>
          <table:table-cell table:style-name="ce38" table:formula="of:=500 + 50 * ([.$J77] +0.4*[.AC$50])+[.$P$71]" office:value-type="float" office:value="4750">
            <text:p>4750</text:p>
          </table:table-cell>
          <table:table-cell table:style-name="ce38" table:formula="of:=500 + 50 * ([.$J77] +0.4*[.AD$50])+[.$P$71]" office:value-type="float" office:value="4850">
            <text:p>4850</text:p>
          </table:table-cell>
          <table:table-cell table:style-name="ce38" table:formula="of:=500 + 50 * ([.$J77] +0.4*[.AE$50])+[.$P$71]" office:value-type="float" office:value="4950">
            <text:p>4950</text:p>
          </table:table-cell>
          <table:table-cell table:style-name="ce38" table:formula="of:=500 + 50 * ([.$J77] +0.4*[.AF$50])+[.$P$71]" office:value-type="float" office:value="5050">
            <text:p>5050</text:p>
          </table:table-cell>
          <table:table-cell table:style-name="ce38" table:formula="of:=500 + 50 * ([.$J77] +0.4*[.AG$50])+[.$P$71]" office:value-type="float" office:value="5150">
            <text:p>5150</text:p>
          </table:table-cell>
          <table:table-cell table:style-name="ce38" table:formula="of:=500 + 50 * ([.$J77] +0.4*[.AH$50])+[.$P$71]" office:value-type="float" office:value="5250">
            <text:p>5250</text:p>
          </table:table-cell>
          <table:table-cell office:value-type="float" office:value="25">
            <text:p>2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30">
            <text:p>30</text:p>
          </table:table-cell>
          <table:table-cell table:style-name="ce39" table:formula="of:=500 + 50 * ([.$J78] +0.4*[.K$50])+[.$P$71]" office:value-type="float" office:value="3200">
            <text:p>3200</text:p>
          </table:table-cell>
          <table:table-cell table:style-name="ce39" table:formula="of:=500 + 50 * ([.$J78] +0.4*[.L$50])+[.$P$71]" office:value-type="float" office:value="3300">
            <text:p>3300</text:p>
          </table:table-cell>
          <table:table-cell table:style-name="ce39" table:formula="of:=500 + 50 * ([.$J78] +0.4*[.M$50])+[.$P$71]" office:value-type="float" office:value="3400">
            <text:p>3400</text:p>
          </table:table-cell>
          <table:table-cell table:style-name="ce39" table:formula="of:=500 + 50 * ([.$J78] +0.4*[.N$50])+[.$P$71]" office:value-type="float" office:value="3500">
            <text:p>3500</text:p>
          </table:table-cell>
          <table:table-cell table:style-name="ce39" table:formula="of:=500 + 50 * ([.$J78] +0.4*[.O$50])+[.$P$71]" office:value-type="float" office:value="3600">
            <text:p>3600</text:p>
          </table:table-cell>
          <table:table-cell table:style-name="ce39" table:formula="of:=500 + 50 * ([.$J78] +0.4*[.P$50])+[.$P$71]" office:value-type="float" office:value="3700">
            <text:p>3700</text:p>
          </table:table-cell>
          <table:table-cell table:style-name="ce39" table:formula="of:=500 + 50 * ([.$J78] +0.4*[.Q$50])+[.$P$71]" office:value-type="float" office:value="3800">
            <text:p>3800</text:p>
          </table:table-cell>
          <table:table-cell table:style-name="ce39" table:formula="of:=500 + 50 * ([.$J78] +0.4*[.R$50])+[.$P$71]" office:value-type="float" office:value="3900">
            <text:p>3900</text:p>
          </table:table-cell>
          <table:table-cell table:style-name="ce39" table:formula="of:=500 + 50 * ([.$J78] +0.4*[.S$50])+[.$P$71]" office:value-type="float" office:value="4000">
            <text:p>4000</text:p>
          </table:table-cell>
          <table:table-cell table:style-name="ce39" table:formula="of:=500 + 50 * ([.$J78] +0.4*[.T$50])+[.$P$71]" office:value-type="float" office:value="4100">
            <text:p>4100</text:p>
          </table:table-cell>
          <table:table-cell table:style-name="ce38" table:formula="of:=500 + 50 * ([.$J78] +0.4*[.U$50])+[.$P$71]" office:value-type="float" office:value="4200">
            <text:p>4200</text:p>
          </table:table-cell>
          <table:table-cell table:style-name="ce38" table:formula="of:=500 + 50 * ([.$J78] +0.4*[.V$50])+[.$P$71]" office:value-type="float" office:value="4300">
            <text:p>4300</text:p>
          </table:table-cell>
          <table:table-cell table:style-name="ce38" table:formula="of:=500 + 50 * ([.$J78] +0.4*[.W$50])+[.$P$71]" office:value-type="float" office:value="4400">
            <text:p>4400</text:p>
          </table:table-cell>
          <table:table-cell table:style-name="ce38" table:formula="of:=500 + 50 * ([.$J78] +0.4*[.X$50])+[.$P$71]" office:value-type="float" office:value="4500">
            <text:p>4500</text:p>
          </table:table-cell>
          <table:table-cell table:style-name="ce38" table:formula="of:=500 + 50 * ([.$J78] +0.4*[.Y$50])+[.$P$71]" office:value-type="float" office:value="4600">
            <text:p>4600</text:p>
          </table:table-cell>
          <table:table-cell table:style-name="ce38" table:formula="of:=500 + 50 * ([.$J78] +0.4*[.Z$50])+[.$P$71]" office:value-type="float" office:value="4700">
            <text:p>4700</text:p>
          </table:table-cell>
          <table:table-cell table:style-name="ce38" table:formula="of:=500 + 50 * ([.$J78] +0.4*[.AA$50])+[.$P$71]" office:value-type="float" office:value="4800">
            <text:p>4800</text:p>
          </table:table-cell>
          <table:table-cell table:style-name="ce38" table:formula="of:=500 + 50 * ([.$J78] +0.4*[.AB$50])+[.$P$71]" office:value-type="float" office:value="4900">
            <text:p>4900</text:p>
          </table:table-cell>
          <table:table-cell table:style-name="ce38" table:formula="of:=500 + 50 * ([.$J78] +0.4*[.AC$50])+[.$P$71]" office:value-type="float" office:value="5000">
            <text:p>5000</text:p>
          </table:table-cell>
          <table:table-cell table:style-name="ce38" table:formula="of:=500 + 50 * ([.$J78] +0.4*[.AD$50])+[.$P$71]" office:value-type="float" office:value="5100">
            <text:p>5100</text:p>
          </table:table-cell>
          <table:table-cell table:style-name="ce38" table:formula="of:=500 + 50 * ([.$J78] +0.4*[.AE$50])+[.$P$71]" office:value-type="float" office:value="5200">
            <text:p>5200</text:p>
          </table:table-cell>
          <table:table-cell table:style-name="ce38" table:formula="of:=500 + 50 * ([.$J78] +0.4*[.AF$50])+[.$P$71]" office:value-type="float" office:value="5300">
            <text:p>5300</text:p>
          </table:table-cell>
          <table:table-cell table:style-name="ce38" table:formula="of:=500 + 50 * ([.$J78] +0.4*[.AG$50])+[.$P$71]" office:value-type="float" office:value="5400">
            <text:p>5400</text:p>
          </table:table-cell>
          <table:table-cell table:style-name="ce38" table:formula="of:=500 + 50 * ([.$J78] +0.4*[.AH$50])+[.$P$71]" office:value-type="float" office:value="5500">
            <text:p>5500</text:p>
          </table:table-cell>
          <table:table-cell office:value-type="float" office:value="30">
            <text:p>3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35">
            <text:p>35</text:p>
          </table:table-cell>
          <table:table-cell table:style-name="ce39" table:formula="of:=500 + 50 * ([.$J79] +0.4*[.K$50])+[.$P$71]" office:value-type="float" office:value="3450">
            <text:p>3450</text:p>
          </table:table-cell>
          <table:table-cell table:style-name="ce39" table:formula="of:=500 + 50 * ([.$J79] +0.4*[.L$50])+[.$P$71]" office:value-type="float" office:value="3550">
            <text:p>3550</text:p>
          </table:table-cell>
          <table:table-cell table:style-name="ce39" table:formula="of:=500 + 50 * ([.$J79] +0.4*[.M$50])+[.$P$71]" office:value-type="float" office:value="3650">
            <text:p>3650</text:p>
          </table:table-cell>
          <table:table-cell table:style-name="ce39" table:formula="of:=500 + 50 * ([.$J79] +0.4*[.N$50])+[.$P$71]" office:value-type="float" office:value="3750">
            <text:p>3750</text:p>
          </table:table-cell>
          <table:table-cell table:style-name="ce39" table:formula="of:=500 + 50 * ([.$J79] +0.4*[.O$50])+[.$P$71]" office:value-type="float" office:value="3850">
            <text:p>3850</text:p>
          </table:table-cell>
          <table:table-cell table:style-name="ce39" table:formula="of:=500 + 50 * ([.$J79] +0.4*[.P$50])+[.$P$71]" office:value-type="float" office:value="3950">
            <text:p>3950</text:p>
          </table:table-cell>
          <table:table-cell table:style-name="ce39" table:formula="of:=500 + 50 * ([.$J79] +0.4*[.Q$50])+[.$P$71]" office:value-type="float" office:value="4050">
            <text:p>4050</text:p>
          </table:table-cell>
          <table:table-cell table:style-name="ce39" table:formula="of:=500 + 50 * ([.$J79] +0.4*[.R$50])+[.$P$71]" office:value-type="float" office:value="4150">
            <text:p>4150</text:p>
          </table:table-cell>
          <table:table-cell table:style-name="ce39" table:formula="of:=500 + 50 * ([.$J79] +0.4*[.S$50])+[.$P$71]" office:value-type="float" office:value="4250">
            <text:p>4250</text:p>
          </table:table-cell>
          <table:table-cell table:style-name="ce39" table:formula="of:=500 + 50 * ([.$J79] +0.4*[.T$50])+[.$P$71]" office:value-type="float" office:value="4350">
            <text:p>4350</text:p>
          </table:table-cell>
          <table:table-cell table:style-name="ce38" table:formula="of:=500 + 50 * ([.$J79] +0.4*[.U$50])+[.$P$71]" office:value-type="float" office:value="4450">
            <text:p>4450</text:p>
          </table:table-cell>
          <table:table-cell table:style-name="ce38" table:formula="of:=500 + 50 * ([.$J79] +0.4*[.V$50])+[.$P$71]" office:value-type="float" office:value="4550">
            <text:p>4550</text:p>
          </table:table-cell>
          <table:table-cell table:style-name="ce38" table:formula="of:=500 + 50 * ([.$J79] +0.4*[.W$50])+[.$P$71]" office:value-type="float" office:value="4650">
            <text:p>4650</text:p>
          </table:table-cell>
          <table:table-cell table:style-name="ce38" table:formula="of:=500 + 50 * ([.$J79] +0.4*[.X$50])+[.$P$71]" office:value-type="float" office:value="4750">
            <text:p>4750</text:p>
          </table:table-cell>
          <table:table-cell table:style-name="ce38" table:formula="of:=500 + 50 * ([.$J79] +0.4*[.Y$50])+[.$P$71]" office:value-type="float" office:value="4850">
            <text:p>4850</text:p>
          </table:table-cell>
          <table:table-cell table:style-name="ce38" table:formula="of:=500 + 50 * ([.$J79] +0.4*[.Z$50])+[.$P$71]" office:value-type="float" office:value="4950">
            <text:p>4950</text:p>
          </table:table-cell>
          <table:table-cell table:style-name="ce38" table:formula="of:=500 + 50 * ([.$J79] +0.4*[.AA$50])+[.$P$71]" office:value-type="float" office:value="5050">
            <text:p>5050</text:p>
          </table:table-cell>
          <table:table-cell table:style-name="ce38" table:formula="of:=500 + 50 * ([.$J79] +0.4*[.AB$50])+[.$P$71]" office:value-type="float" office:value="5150">
            <text:p>5150</text:p>
          </table:table-cell>
          <table:table-cell table:style-name="ce38" table:formula="of:=500 + 50 * ([.$J79] +0.4*[.AC$50])+[.$P$71]" office:value-type="float" office:value="5250">
            <text:p>5250</text:p>
          </table:table-cell>
          <table:table-cell table:style-name="ce38" table:formula="of:=500 + 50 * ([.$J79] +0.4*[.AD$50])+[.$P$71]" office:value-type="float" office:value="5350">
            <text:p>5350</text:p>
          </table:table-cell>
          <table:table-cell table:style-name="ce38" table:formula="of:=500 + 50 * ([.$J79] +0.4*[.AE$50])+[.$P$71]" office:value-type="float" office:value="5450">
            <text:p>5450</text:p>
          </table:table-cell>
          <table:table-cell table:style-name="ce38" table:formula="of:=500 + 50 * ([.$J79] +0.4*[.AF$50])+[.$P$71]" office:value-type="float" office:value="5550">
            <text:p>5550</text:p>
          </table:table-cell>
          <table:table-cell table:style-name="ce38" table:formula="of:=500 + 50 * ([.$J79] +0.4*[.AG$50])+[.$P$71]" office:value-type="float" office:value="5650">
            <text:p>5650</text:p>
          </table:table-cell>
          <table:table-cell table:style-name="ce38" table:formula="of:=500 + 50 * ([.$J79] +0.4*[.AH$50])+[.$P$71]" office:value-type="float" office:value="5750">
            <text:p>5750</text:p>
          </table:table-cell>
          <table:table-cell office:value-type="float" office:value="35">
            <text:p>3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40">
            <text:p>40</text:p>
          </table:table-cell>
          <table:table-cell table:style-name="ce39" table:formula="of:=500 + 50 * ([.$J80] +0.4*[.K$50])+[.$P$71]" office:value-type="float" office:value="3700">
            <text:p>3700</text:p>
          </table:table-cell>
          <table:table-cell table:style-name="ce39" table:formula="of:=500 + 50 * ([.$J80] +0.4*[.L$50])+[.$P$71]" office:value-type="float" office:value="3800">
            <text:p>3800</text:p>
          </table:table-cell>
          <table:table-cell table:style-name="ce39" table:formula="of:=500 + 50 * ([.$J80] +0.4*[.M$50])+[.$P$71]" office:value-type="float" office:value="3900">
            <text:p>3900</text:p>
          </table:table-cell>
          <table:table-cell table:style-name="ce39" table:formula="of:=500 + 50 * ([.$J80] +0.4*[.N$50])+[.$P$71]" office:value-type="float" office:value="4000">
            <text:p>4000</text:p>
          </table:table-cell>
          <table:table-cell table:style-name="ce39" table:formula="of:=500 + 50 * ([.$J80] +0.4*[.O$50])+[.$P$71]" office:value-type="float" office:value="4100">
            <text:p>4100</text:p>
          </table:table-cell>
          <table:table-cell table:style-name="ce39" table:formula="of:=500 + 50 * ([.$J80] +0.4*[.P$50])+[.$P$71]" office:value-type="float" office:value="4200">
            <text:p>4200</text:p>
          </table:table-cell>
          <table:table-cell table:style-name="ce39" table:formula="of:=500 + 50 * ([.$J80] +0.4*[.Q$50])+[.$P$71]" office:value-type="float" office:value="4300">
            <text:p>4300</text:p>
          </table:table-cell>
          <table:table-cell table:style-name="ce39" table:formula="of:=500 + 50 * ([.$J80] +0.4*[.R$50])+[.$P$71]" office:value-type="float" office:value="4400">
            <text:p>4400</text:p>
          </table:table-cell>
          <table:table-cell table:style-name="ce39" table:formula="of:=500 + 50 * ([.$J80] +0.4*[.S$50])+[.$P$71]" office:value-type="float" office:value="4500">
            <text:p>4500</text:p>
          </table:table-cell>
          <table:table-cell table:style-name="ce39" table:formula="of:=500 + 50 * ([.$J80] +0.4*[.T$50])+[.$P$71]" office:value-type="float" office:value="4600">
            <text:p>4600</text:p>
          </table:table-cell>
          <table:table-cell table:style-name="ce38" table:formula="of:=500 + 50 * ([.$J80] +0.4*[.U$50])+[.$P$71]" office:value-type="float" office:value="4700">
            <text:p>4700</text:p>
          </table:table-cell>
          <table:table-cell table:style-name="ce38" table:formula="of:=500 + 50 * ([.$J80] +0.4*[.V$50])+[.$P$71]" office:value-type="float" office:value="4800">
            <text:p>4800</text:p>
          </table:table-cell>
          <table:table-cell table:style-name="ce38" table:formula="of:=500 + 50 * ([.$J80] +0.4*[.W$50])+[.$P$71]" office:value-type="float" office:value="4900">
            <text:p>4900</text:p>
          </table:table-cell>
          <table:table-cell table:style-name="ce38" table:formula="of:=500 + 50 * ([.$J80] +0.4*[.X$50])+[.$P$71]" office:value-type="float" office:value="5000">
            <text:p>5000</text:p>
          </table:table-cell>
          <table:table-cell table:style-name="ce38" table:formula="of:=500 + 50 * ([.$J80] +0.4*[.Y$50])+[.$P$71]" office:value-type="float" office:value="5100">
            <text:p>5100</text:p>
          </table:table-cell>
          <table:table-cell table:style-name="ce38" table:formula="of:=500 + 50 * ([.$J80] +0.4*[.Z$50])+[.$P$71]" office:value-type="float" office:value="5200">
            <text:p>5200</text:p>
          </table:table-cell>
          <table:table-cell table:style-name="ce38" table:formula="of:=500 + 50 * ([.$J80] +0.4*[.AA$50])+[.$P$71]" office:value-type="float" office:value="5300">
            <text:p>5300</text:p>
          </table:table-cell>
          <table:table-cell table:style-name="ce38" table:formula="of:=500 + 50 * ([.$J80] +0.4*[.AB$50])+[.$P$71]" office:value-type="float" office:value="5400">
            <text:p>5400</text:p>
          </table:table-cell>
          <table:table-cell table:style-name="ce38" table:formula="of:=500 + 50 * ([.$J80] +0.4*[.AC$50])+[.$P$71]" office:value-type="float" office:value="5500">
            <text:p>5500</text:p>
          </table:table-cell>
          <table:table-cell table:style-name="ce38" table:formula="of:=500 + 50 * ([.$J80] +0.4*[.AD$50])+[.$P$71]" office:value-type="float" office:value="5600">
            <text:p>5600</text:p>
          </table:table-cell>
          <table:table-cell table:style-name="ce38" table:formula="of:=500 + 50 * ([.$J80] +0.4*[.AE$50])+[.$P$71]" office:value-type="float" office:value="5700">
            <text:p>5700</text:p>
          </table:table-cell>
          <table:table-cell table:style-name="ce38" table:formula="of:=500 + 50 * ([.$J80] +0.4*[.AF$50])+[.$P$71]" office:value-type="float" office:value="5800">
            <text:p>5800</text:p>
          </table:table-cell>
          <table:table-cell table:style-name="ce38" table:formula="of:=500 + 50 * ([.$J80] +0.4*[.AG$50])+[.$P$71]" office:value-type="float" office:value="5900">
            <text:p>5900</text:p>
          </table:table-cell>
          <table:table-cell table:style-name="ce38" table:formula="of:=500 + 50 * ([.$J80] +0.4*[.AH$50])+[.$P$71]" office:value-type="float" office:value="6000">
            <text:p>6000</text:p>
          </table:table-cell>
          <table:table-cell office:value-type="float" office:value="40">
            <text:p>4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45">
            <text:p>45</text:p>
          </table:table-cell>
          <table:table-cell table:style-name="ce39" table:formula="of:=500 + 50 * ([.$J81] +0.4*[.K$50])+[.$P$71]" office:value-type="float" office:value="3950">
            <text:p>3950</text:p>
          </table:table-cell>
          <table:table-cell table:style-name="ce39" table:formula="of:=500 + 50 * ([.$J81] +0.4*[.L$50])+[.$P$71]" office:value-type="float" office:value="4050">
            <text:p>4050</text:p>
          </table:table-cell>
          <table:table-cell table:style-name="ce39" table:formula="of:=500 + 50 * ([.$J81] +0.4*[.M$50])+[.$P$71]" office:value-type="float" office:value="4150">
            <text:p>4150</text:p>
          </table:table-cell>
          <table:table-cell table:style-name="ce39" table:formula="of:=500 + 50 * ([.$J81] +0.4*[.N$50])+[.$P$71]" office:value-type="float" office:value="4250">
            <text:p>4250</text:p>
          </table:table-cell>
          <table:table-cell table:style-name="ce39" table:formula="of:=500 + 50 * ([.$J81] +0.4*[.O$50])+[.$P$71]" office:value-type="float" office:value="4350">
            <text:p>4350</text:p>
          </table:table-cell>
          <table:table-cell table:style-name="ce39" table:formula="of:=500 + 50 * ([.$J81] +0.4*[.P$50])+[.$P$71]" office:value-type="float" office:value="4450">
            <text:p>4450</text:p>
          </table:table-cell>
          <table:table-cell table:style-name="ce39" table:formula="of:=500 + 50 * ([.$J81] +0.4*[.Q$50])+[.$P$71]" office:value-type="float" office:value="4550">
            <text:p>4550</text:p>
          </table:table-cell>
          <table:table-cell table:style-name="ce39" table:formula="of:=500 + 50 * ([.$J81] +0.4*[.R$50])+[.$P$71]" office:value-type="float" office:value="4650">
            <text:p>4650</text:p>
          </table:table-cell>
          <table:table-cell table:style-name="ce39" table:formula="of:=500 + 50 * ([.$J81] +0.4*[.S$50])+[.$P$71]" office:value-type="float" office:value="4750">
            <text:p>4750</text:p>
          </table:table-cell>
          <table:table-cell table:style-name="ce39" table:formula="of:=500 + 50 * ([.$J81] +0.4*[.T$50])+[.$P$71]" office:value-type="float" office:value="4850">
            <text:p>4850</text:p>
          </table:table-cell>
          <table:table-cell table:style-name="ce38" table:formula="of:=500 + 50 * ([.$J81] +0.4*[.U$50])+[.$P$71]" office:value-type="float" office:value="4950">
            <text:p>4950</text:p>
          </table:table-cell>
          <table:table-cell table:style-name="ce38" table:formula="of:=500 + 50 * ([.$J81] +0.4*[.V$50])+[.$P$71]" office:value-type="float" office:value="5050">
            <text:p>5050</text:p>
          </table:table-cell>
          <table:table-cell table:style-name="ce38" table:formula="of:=500 + 50 * ([.$J81] +0.4*[.W$50])+[.$P$71]" office:value-type="float" office:value="5150">
            <text:p>5150</text:p>
          </table:table-cell>
          <table:table-cell table:style-name="ce38" table:formula="of:=500 + 50 * ([.$J81] +0.4*[.X$50])+[.$P$71]" office:value-type="float" office:value="5250">
            <text:p>5250</text:p>
          </table:table-cell>
          <table:table-cell table:style-name="ce38" table:formula="of:=500 + 50 * ([.$J81] +0.4*[.Y$50])+[.$P$71]" office:value-type="float" office:value="5350">
            <text:p>5350</text:p>
          </table:table-cell>
          <table:table-cell table:style-name="ce38" table:formula="of:=500 + 50 * ([.$J81] +0.4*[.Z$50])+[.$P$71]" office:value-type="float" office:value="5450">
            <text:p>5450</text:p>
          </table:table-cell>
          <table:table-cell table:style-name="ce38" table:formula="of:=500 + 50 * ([.$J81] +0.4*[.AA$50])+[.$P$71]" office:value-type="float" office:value="5550">
            <text:p>5550</text:p>
          </table:table-cell>
          <table:table-cell table:style-name="ce38" table:formula="of:=500 + 50 * ([.$J81] +0.4*[.AB$50])+[.$P$71]" office:value-type="float" office:value="5650">
            <text:p>5650</text:p>
          </table:table-cell>
          <table:table-cell table:style-name="ce38" table:formula="of:=500 + 50 * ([.$J81] +0.4*[.AC$50])+[.$P$71]" office:value-type="float" office:value="5750">
            <text:p>5750</text:p>
          </table:table-cell>
          <table:table-cell table:style-name="ce38" table:formula="of:=500 + 50 * ([.$J81] +0.4*[.AD$50])+[.$P$71]" office:value-type="float" office:value="5850">
            <text:p>5850</text:p>
          </table:table-cell>
          <table:table-cell table:style-name="ce38" table:formula="of:=500 + 50 * ([.$J81] +0.4*[.AE$50])+[.$P$71]" office:value-type="float" office:value="5950">
            <text:p>5950</text:p>
          </table:table-cell>
          <table:table-cell table:style-name="ce38" table:formula="of:=500 + 50 * ([.$J81] +0.4*[.AF$50])+[.$P$71]" office:value-type="float" office:value="6050">
            <text:p>6050</text:p>
          </table:table-cell>
          <table:table-cell table:style-name="ce38" table:formula="of:=500 + 50 * ([.$J81] +0.4*[.AG$50])+[.$P$71]" office:value-type="float" office:value="6150">
            <text:p>6150</text:p>
          </table:table-cell>
          <table:table-cell table:style-name="ce38" table:formula="of:=500 + 50 * ([.$J81] +0.4*[.AH$50])+[.$P$71]" office:value-type="float" office:value="6250">
            <text:p>6250</text:p>
          </table:table-cell>
          <table:table-cell office:value-type="float" office:value="45">
            <text:p>4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50">
            <text:p>50</text:p>
          </table:table-cell>
          <table:table-cell table:style-name="ce39" table:formula="of:=500 + 50 * ([.$J82] +0.4*[.K$50])+[.$P$71]" office:value-type="float" office:value="4200">
            <text:p>4200</text:p>
          </table:table-cell>
          <table:table-cell table:style-name="ce39" table:formula="of:=500 + 50 * ([.$J82] +0.4*[.L$50])+[.$P$71]" office:value-type="float" office:value="4300">
            <text:p>4300</text:p>
          </table:table-cell>
          <table:table-cell table:style-name="ce39" table:formula="of:=500 + 50 * ([.$J82] +0.4*[.M$50])+[.$P$71]" office:value-type="float" office:value="4400">
            <text:p>4400</text:p>
          </table:table-cell>
          <table:table-cell table:style-name="ce39" table:formula="of:=500 + 50 * ([.$J82] +0.4*[.N$50])+[.$P$71]" office:value-type="float" office:value="4500">
            <text:p>4500</text:p>
          </table:table-cell>
          <table:table-cell table:style-name="ce39" table:formula="of:=500 + 50 * ([.$J82] +0.4*[.O$50])+[.$P$71]" office:value-type="float" office:value="4600">
            <text:p>4600</text:p>
          </table:table-cell>
          <table:table-cell table:style-name="ce39" table:formula="of:=500 + 50 * ([.$J82] +0.4*[.P$50])+[.$P$71]" office:value-type="float" office:value="4700">
            <text:p>4700</text:p>
          </table:table-cell>
          <table:table-cell table:style-name="ce39" table:formula="of:=500 + 50 * ([.$J82] +0.4*[.Q$50])+[.$P$71]" office:value-type="float" office:value="4800">
            <text:p>4800</text:p>
          </table:table-cell>
          <table:table-cell table:style-name="ce39" table:formula="of:=500 + 50 * ([.$J82] +0.4*[.R$50])+[.$P$71]" office:value-type="float" office:value="4900">
            <text:p>4900</text:p>
          </table:table-cell>
          <table:table-cell table:style-name="ce39" table:formula="of:=500 + 50 * ([.$J82] +0.4*[.S$50])+[.$P$71]" office:value-type="float" office:value="5000">
            <text:p>5000</text:p>
          </table:table-cell>
          <table:table-cell table:style-name="ce39" table:formula="of:=500 + 50 * ([.$J82] +0.4*[.T$50])+[.$P$71]" office:value-type="float" office:value="5100">
            <text:p>5100</text:p>
          </table:table-cell>
          <table:table-cell table:style-name="ce38" table:formula="of:=500 + 50 * ([.$J82] +0.4*[.U$50])+[.$P$71]" office:value-type="float" office:value="5200">
            <text:p>5200</text:p>
          </table:table-cell>
          <table:table-cell table:style-name="ce38" table:formula="of:=500 + 50 * ([.$J82] +0.4*[.V$50])+[.$P$71]" office:value-type="float" office:value="5300">
            <text:p>5300</text:p>
          </table:table-cell>
          <table:table-cell table:style-name="ce38" table:formula="of:=500 + 50 * ([.$J82] +0.4*[.W$50])+[.$P$71]" office:value-type="float" office:value="5400">
            <text:p>5400</text:p>
          </table:table-cell>
          <table:table-cell table:style-name="ce38" table:formula="of:=500 + 50 * ([.$J82] +0.4*[.X$50])+[.$P$71]" office:value-type="float" office:value="5500">
            <text:p>5500</text:p>
          </table:table-cell>
          <table:table-cell table:style-name="ce38" table:formula="of:=500 + 50 * ([.$J82] +0.4*[.Y$50])+[.$P$71]" office:value-type="float" office:value="5600">
            <text:p>5600</text:p>
          </table:table-cell>
          <table:table-cell table:style-name="ce38" table:formula="of:=500 + 50 * ([.$J82] +0.4*[.Z$50])+[.$P$71]" office:value-type="float" office:value="5700">
            <text:p>5700</text:p>
          </table:table-cell>
          <table:table-cell table:style-name="ce38" table:formula="of:=500 + 50 * ([.$J82] +0.4*[.AA$50])+[.$P$71]" office:value-type="float" office:value="5800">
            <text:p>5800</text:p>
          </table:table-cell>
          <table:table-cell table:style-name="ce38" table:formula="of:=500 + 50 * ([.$J82] +0.4*[.AB$50])+[.$P$71]" office:value-type="float" office:value="5900">
            <text:p>5900</text:p>
          </table:table-cell>
          <table:table-cell table:style-name="ce38" table:formula="of:=500 + 50 * ([.$J82] +0.4*[.AC$50])+[.$P$71]" office:value-type="float" office:value="6000">
            <text:p>6000</text:p>
          </table:table-cell>
          <table:table-cell table:style-name="ce38" table:formula="of:=500 + 50 * ([.$J82] +0.4*[.AD$50])+[.$P$71]" office:value-type="float" office:value="6100">
            <text:p>6100</text:p>
          </table:table-cell>
          <table:table-cell table:style-name="ce38" table:formula="of:=500 + 50 * ([.$J82] +0.4*[.AE$50])+[.$P$71]" office:value-type="float" office:value="6200">
            <text:p>6200</text:p>
          </table:table-cell>
          <table:table-cell table:style-name="ce38" table:formula="of:=500 + 50 * ([.$J82] +0.4*[.AF$50])+[.$P$71]" office:value-type="float" office:value="6300">
            <text:p>6300</text:p>
          </table:table-cell>
          <table:table-cell table:style-name="ce38" table:formula="of:=500 + 50 * ([.$J82] +0.4*[.AG$50])+[.$P$71]" office:value-type="float" office:value="6400">
            <text:p>6400</text:p>
          </table:table-cell>
          <table:table-cell table:style-name="ce38" table:formula="of:=500 + 50 * ([.$J82] +0.4*[.AH$50])+[.$P$71]" office:value-type="float" office:value="6500">
            <text:p>6500</text:p>
          </table:table-cell>
          <table:table-cell office:value-type="float" office:value="50">
            <text:p>5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55">
            <text:p>55</text:p>
          </table:table-cell>
          <table:table-cell table:style-name="ce39" table:formula="of:=500 + 50 * ([.$J83] +0.4*[.K$50])+[.$P$71]" office:value-type="float" office:value="4450">
            <text:p>4450</text:p>
          </table:table-cell>
          <table:table-cell table:style-name="ce39" table:formula="of:=500 + 50 * ([.$J83] +0.4*[.L$50])+[.$P$71]" office:value-type="float" office:value="4550">
            <text:p>4550</text:p>
          </table:table-cell>
          <table:table-cell table:style-name="ce39" table:formula="of:=500 + 50 * ([.$J83] +0.4*[.M$50])+[.$P$71]" office:value-type="float" office:value="4650">
            <text:p>4650</text:p>
          </table:table-cell>
          <table:table-cell table:style-name="ce39" table:formula="of:=500 + 50 * ([.$J83] +0.4*[.N$50])+[.$P$71]" office:value-type="float" office:value="4750">
            <text:p>4750</text:p>
          </table:table-cell>
          <table:table-cell table:style-name="ce39" table:formula="of:=500 + 50 * ([.$J83] +0.4*[.O$50])+[.$P$71]" office:value-type="float" office:value="4850">
            <text:p>4850</text:p>
          </table:table-cell>
          <table:table-cell table:style-name="ce39" table:formula="of:=500 + 50 * ([.$J83] +0.4*[.P$50])+[.$P$71]" office:value-type="float" office:value="4950">
            <text:p>4950</text:p>
          </table:table-cell>
          <table:table-cell table:style-name="ce39" table:formula="of:=500 + 50 * ([.$J83] +0.4*[.Q$50])+[.$P$71]" office:value-type="float" office:value="5050">
            <text:p>5050</text:p>
          </table:table-cell>
          <table:table-cell table:style-name="ce39" table:formula="of:=500 + 50 * ([.$J83] +0.4*[.R$50])+[.$P$71]" office:value-type="float" office:value="5150">
            <text:p>5150</text:p>
          </table:table-cell>
          <table:table-cell table:style-name="ce39" table:formula="of:=500 + 50 * ([.$J83] +0.4*[.S$50])+[.$P$71]" office:value-type="float" office:value="5250">
            <text:p>5250</text:p>
          </table:table-cell>
          <table:table-cell table:style-name="ce39" table:formula="of:=500 + 50 * ([.$J83] +0.4*[.T$50])+[.$P$71]" office:value-type="float" office:value="5350">
            <text:p>5350</text:p>
          </table:table-cell>
          <table:table-cell table:style-name="ce38" table:formula="of:=500 + 50 * ([.$J83] +0.4*[.U$50])+[.$P$71]" office:value-type="float" office:value="5450">
            <text:p>5450</text:p>
          </table:table-cell>
          <table:table-cell table:style-name="ce38" table:formula="of:=500 + 50 * ([.$J83] +0.4*[.V$50])+[.$P$71]" office:value-type="float" office:value="5550">
            <text:p>5550</text:p>
          </table:table-cell>
          <table:table-cell table:style-name="ce38" table:formula="of:=500 + 50 * ([.$J83] +0.4*[.W$50])+[.$P$71]" office:value-type="float" office:value="5650">
            <text:p>5650</text:p>
          </table:table-cell>
          <table:table-cell table:style-name="ce38" table:formula="of:=500 + 50 * ([.$J83] +0.4*[.X$50])+[.$P$71]" office:value-type="float" office:value="5750">
            <text:p>5750</text:p>
          </table:table-cell>
          <table:table-cell table:style-name="ce38" table:formula="of:=500 + 50 * ([.$J83] +0.4*[.Y$50])+[.$P$71]" office:value-type="float" office:value="5850">
            <text:p>5850</text:p>
          </table:table-cell>
          <table:table-cell table:style-name="ce38" table:formula="of:=500 + 50 * ([.$J83] +0.4*[.Z$50])+[.$P$71]" office:value-type="float" office:value="5950">
            <text:p>5950</text:p>
          </table:table-cell>
          <table:table-cell table:style-name="ce38" table:formula="of:=500 + 50 * ([.$J83] +0.4*[.AA$50])+[.$P$71]" office:value-type="float" office:value="6050">
            <text:p>6050</text:p>
          </table:table-cell>
          <table:table-cell table:style-name="ce38" table:formula="of:=500 + 50 * ([.$J83] +0.4*[.AB$50])+[.$P$71]" office:value-type="float" office:value="6150">
            <text:p>6150</text:p>
          </table:table-cell>
          <table:table-cell table:style-name="ce38" table:formula="of:=500 + 50 * ([.$J83] +0.4*[.AC$50])+[.$P$71]" office:value-type="float" office:value="6250">
            <text:p>6250</text:p>
          </table:table-cell>
          <table:table-cell table:style-name="ce38" table:formula="of:=500 + 50 * ([.$J83] +0.4*[.AD$50])+[.$P$71]" office:value-type="float" office:value="6350">
            <text:p>6350</text:p>
          </table:table-cell>
          <table:table-cell table:style-name="ce38" table:formula="of:=500 + 50 * ([.$J83] +0.4*[.AE$50])+[.$P$71]" office:value-type="float" office:value="6450">
            <text:p>6450</text:p>
          </table:table-cell>
          <table:table-cell table:style-name="ce38" table:formula="of:=500 + 50 * ([.$J83] +0.4*[.AF$50])+[.$P$71]" office:value-type="float" office:value="6550">
            <text:p>6550</text:p>
          </table:table-cell>
          <table:table-cell table:style-name="ce38" table:formula="of:=500 + 50 * ([.$J83] +0.4*[.AG$50])+[.$P$71]" office:value-type="float" office:value="6650">
            <text:p>6650</text:p>
          </table:table-cell>
          <table:table-cell table:style-name="ce38" table:formula="of:=500 + 50 * ([.$J83] +0.4*[.AH$50])+[.$P$71]" office:value-type="float" office:value="6750">
            <text:p>6750</text:p>
          </table:table-cell>
          <table:table-cell office:value-type="float" office:value="55">
            <text:p>5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60">
            <text:p>60</text:p>
          </table:table-cell>
          <table:table-cell table:style-name="ce39" table:formula="of:=500 + 50 * ([.$J84] +0.4*[.K$50])+[.$P$71]" office:value-type="float" office:value="4700">
            <text:p>4700</text:p>
          </table:table-cell>
          <table:table-cell table:style-name="ce39" table:formula="of:=500 + 50 * ([.$J84] +0.4*[.L$50])+[.$P$71]" office:value-type="float" office:value="4800">
            <text:p>4800</text:p>
          </table:table-cell>
          <table:table-cell table:style-name="ce39" table:formula="of:=500 + 50 * ([.$J84] +0.4*[.M$50])+[.$P$71]" office:value-type="float" office:value="4900">
            <text:p>4900</text:p>
          </table:table-cell>
          <table:table-cell table:style-name="ce39" table:formula="of:=500 + 50 * ([.$J84] +0.4*[.N$50])+[.$P$71]" office:value-type="float" office:value="5000">
            <text:p>5000</text:p>
          </table:table-cell>
          <table:table-cell table:style-name="ce39" table:formula="of:=500 + 50 * ([.$J84] +0.4*[.O$50])+[.$P$71]" office:value-type="float" office:value="5100">
            <text:p>5100</text:p>
          </table:table-cell>
          <table:table-cell table:style-name="ce39" table:formula="of:=500 + 50 * ([.$J84] +0.4*[.P$50])+[.$P$71]" office:value-type="float" office:value="5200">
            <text:p>5200</text:p>
          </table:table-cell>
          <table:table-cell table:style-name="ce39" table:formula="of:=500 + 50 * ([.$J84] +0.4*[.Q$50])+[.$P$71]" office:value-type="float" office:value="5300">
            <text:p>5300</text:p>
          </table:table-cell>
          <table:table-cell table:style-name="ce39" table:formula="of:=500 + 50 * ([.$J84] +0.4*[.R$50])+[.$P$71]" office:value-type="float" office:value="5400">
            <text:p>5400</text:p>
          </table:table-cell>
          <table:table-cell table:style-name="ce39" table:formula="of:=500 + 50 * ([.$J84] +0.4*[.S$50])+[.$P$71]" office:value-type="float" office:value="5500">
            <text:p>5500</text:p>
          </table:table-cell>
          <table:table-cell table:style-name="ce39" table:formula="of:=500 + 50 * ([.$J84] +0.4*[.T$50])+[.$P$71]" office:value-type="float" office:value="5600">
            <text:p>5600</text:p>
          </table:table-cell>
          <table:table-cell table:style-name="ce38" table:formula="of:=500 + 50 * ([.$J84] +0.4*[.U$50])+[.$P$71]" office:value-type="float" office:value="5700">
            <text:p>5700</text:p>
          </table:table-cell>
          <table:table-cell table:style-name="ce38" table:formula="of:=500 + 50 * ([.$J84] +0.4*[.V$50])+[.$P$71]" office:value-type="float" office:value="5800">
            <text:p>5800</text:p>
          </table:table-cell>
          <table:table-cell table:style-name="ce38" table:formula="of:=500 + 50 * ([.$J84] +0.4*[.W$50])+[.$P$71]" office:value-type="float" office:value="5900">
            <text:p>5900</text:p>
          </table:table-cell>
          <table:table-cell table:style-name="ce38" table:formula="of:=500 + 50 * ([.$J84] +0.4*[.X$50])+[.$P$71]" office:value-type="float" office:value="6000">
            <text:p>6000</text:p>
          </table:table-cell>
          <table:table-cell table:style-name="ce38" table:formula="of:=500 + 50 * ([.$J84] +0.4*[.Y$50])+[.$P$71]" office:value-type="float" office:value="6100">
            <text:p>6100</text:p>
          </table:table-cell>
          <table:table-cell table:style-name="ce38" table:formula="of:=500 + 50 * ([.$J84] +0.4*[.Z$50])+[.$P$71]" office:value-type="float" office:value="6200">
            <text:p>6200</text:p>
          </table:table-cell>
          <table:table-cell table:style-name="ce38" table:formula="of:=500 + 50 * ([.$J84] +0.4*[.AA$50])+[.$P$71]" office:value-type="float" office:value="6300">
            <text:p>6300</text:p>
          </table:table-cell>
          <table:table-cell table:style-name="ce38" table:formula="of:=500 + 50 * ([.$J84] +0.4*[.AB$50])+[.$P$71]" office:value-type="float" office:value="6400">
            <text:p>6400</text:p>
          </table:table-cell>
          <table:table-cell table:style-name="ce38" table:formula="of:=500 + 50 * ([.$J84] +0.4*[.AC$50])+[.$P$71]" office:value-type="float" office:value="6500">
            <text:p>6500</text:p>
          </table:table-cell>
          <table:table-cell table:style-name="ce38" table:formula="of:=500 + 50 * ([.$J84] +0.4*[.AD$50])+[.$P$71]" office:value-type="float" office:value="6600">
            <text:p>6600</text:p>
          </table:table-cell>
          <table:table-cell table:style-name="ce38" table:formula="of:=500 + 50 * ([.$J84] +0.4*[.AE$50])+[.$P$71]" office:value-type="float" office:value="6700">
            <text:p>6700</text:p>
          </table:table-cell>
          <table:table-cell table:style-name="ce38" table:formula="of:=500 + 50 * ([.$J84] +0.4*[.AF$50])+[.$P$71]" office:value-type="float" office:value="6800">
            <text:p>6800</text:p>
          </table:table-cell>
          <table:table-cell table:style-name="ce38" table:formula="of:=500 + 50 * ([.$J84] +0.4*[.AG$50])+[.$P$71]" office:value-type="float" office:value="6900">
            <text:p>6900</text:p>
          </table:table-cell>
          <table:table-cell table:style-name="ce38" table:formula="of:=500 + 50 * ([.$J84] +0.4*[.AH$50])+[.$P$71]" office:value-type="float" office:value="7000">
            <text:p>7000</text:p>
          </table:table-cell>
          <table:table-cell office:value-type="float" office:value="60">
            <text:p>6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65">
            <text:p>65</text:p>
          </table:table-cell>
          <table:table-cell table:style-name="ce39" table:formula="of:=500 + 50 * ([.$J85] +0.4*[.K$50])+[.$P$71]" office:value-type="float" office:value="4950">
            <text:p>4950</text:p>
          </table:table-cell>
          <table:table-cell table:style-name="ce39" table:formula="of:=500 + 50 * ([.$J85] +0.4*[.L$50])+[.$P$71]" office:value-type="float" office:value="5050">
            <text:p>5050</text:p>
          </table:table-cell>
          <table:table-cell table:style-name="ce39" table:formula="of:=500 + 50 * ([.$J85] +0.4*[.M$50])+[.$P$71]" office:value-type="float" office:value="5150">
            <text:p>5150</text:p>
          </table:table-cell>
          <table:table-cell table:style-name="ce39" table:formula="of:=500 + 50 * ([.$J85] +0.4*[.N$50])+[.$P$71]" office:value-type="float" office:value="5250">
            <text:p>5250</text:p>
          </table:table-cell>
          <table:table-cell table:style-name="ce39" table:formula="of:=500 + 50 * ([.$J85] +0.4*[.O$50])+[.$P$71]" office:value-type="float" office:value="5350">
            <text:p>5350</text:p>
          </table:table-cell>
          <table:table-cell table:style-name="ce39" table:formula="of:=500 + 50 * ([.$J85] +0.4*[.P$50])+[.$P$71]" office:value-type="float" office:value="5450">
            <text:p>5450</text:p>
          </table:table-cell>
          <table:table-cell table:style-name="ce39" table:formula="of:=500 + 50 * ([.$J85] +0.4*[.Q$50])+[.$P$71]" office:value-type="float" office:value="5550">
            <text:p>5550</text:p>
          </table:table-cell>
          <table:table-cell table:style-name="ce39" table:formula="of:=500 + 50 * ([.$J85] +0.4*[.R$50])+[.$P$71]" office:value-type="float" office:value="5650">
            <text:p>5650</text:p>
          </table:table-cell>
          <table:table-cell table:style-name="ce39" table:formula="of:=500 + 50 * ([.$J85] +0.4*[.S$50])+[.$P$71]" office:value-type="float" office:value="5750">
            <text:p>5750</text:p>
          </table:table-cell>
          <table:table-cell table:style-name="ce39" table:formula="of:=500 + 50 * ([.$J85] +0.4*[.T$50])+[.$P$71]" office:value-type="float" office:value="5850">
            <text:p>5850</text:p>
          </table:table-cell>
          <table:table-cell table:style-name="ce38" table:formula="of:=500 + 50 * ([.$J85] +0.4*[.U$50])+[.$P$71]" office:value-type="float" office:value="5950">
            <text:p>5950</text:p>
          </table:table-cell>
          <table:table-cell table:style-name="ce38" table:formula="of:=500 + 50 * ([.$J85] +0.4*[.V$50])+[.$P$71]" office:value-type="float" office:value="6050">
            <text:p>6050</text:p>
          </table:table-cell>
          <table:table-cell table:style-name="ce38" table:formula="of:=500 + 50 * ([.$J85] +0.4*[.W$50])+[.$P$71]" office:value-type="float" office:value="6150">
            <text:p>6150</text:p>
          </table:table-cell>
          <table:table-cell table:style-name="ce38" table:formula="of:=500 + 50 * ([.$J85] +0.4*[.X$50])+[.$P$71]" office:value-type="float" office:value="6250">
            <text:p>6250</text:p>
          </table:table-cell>
          <table:table-cell table:style-name="ce38" table:formula="of:=500 + 50 * ([.$J85] +0.4*[.Y$50])+[.$P$71]" office:value-type="float" office:value="6350">
            <text:p>6350</text:p>
          </table:table-cell>
          <table:table-cell table:style-name="ce38" table:formula="of:=500 + 50 * ([.$J85] +0.4*[.Z$50])+[.$P$71]" office:value-type="float" office:value="6450">
            <text:p>6450</text:p>
          </table:table-cell>
          <table:table-cell table:style-name="ce38" table:formula="of:=500 + 50 * ([.$J85] +0.4*[.AA$50])+[.$P$71]" office:value-type="float" office:value="6550">
            <text:p>6550</text:p>
          </table:table-cell>
          <table:table-cell table:style-name="ce38" table:formula="of:=500 + 50 * ([.$J85] +0.4*[.AB$50])+[.$P$71]" office:value-type="float" office:value="6650">
            <text:p>6650</text:p>
          </table:table-cell>
          <table:table-cell table:style-name="ce38" table:formula="of:=500 + 50 * ([.$J85] +0.4*[.AC$50])+[.$P$71]" office:value-type="float" office:value="6750">
            <text:p>6750</text:p>
          </table:table-cell>
          <table:table-cell table:style-name="ce38" table:formula="of:=500 + 50 * ([.$J85] +0.4*[.AD$50])+[.$P$71]" office:value-type="float" office:value="6850">
            <text:p>6850</text:p>
          </table:table-cell>
          <table:table-cell table:style-name="ce38" table:formula="of:=500 + 50 * ([.$J85] +0.4*[.AE$50])+[.$P$71]" office:value-type="float" office:value="6950">
            <text:p>6950</text:p>
          </table:table-cell>
          <table:table-cell table:style-name="ce38" table:formula="of:=500 + 50 * ([.$J85] +0.4*[.AF$50])+[.$P$71]" office:value-type="float" office:value="7050">
            <text:p>7050</text:p>
          </table:table-cell>
          <table:table-cell table:style-name="ce38" table:formula="of:=500 + 50 * ([.$J85] +0.4*[.AG$50])+[.$P$71]" office:value-type="float" office:value="7150">
            <text:p>7150</text:p>
          </table:table-cell>
          <table:table-cell table:style-name="ce38" table:formula="of:=500 + 50 * ([.$J85] +0.4*[.AH$50])+[.$P$71]" office:value-type="float" office:value="7250">
            <text:p>7250</text:p>
          </table:table-cell>
          <table:table-cell office:value-type="float" office:value="65">
            <text:p>6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70">
            <text:p>70</text:p>
          </table:table-cell>
          <table:table-cell table:style-name="ce40" table:formula="of:=500 + 50 * ([.$J86] +0.4*[.K$50])+[.$P$71]" office:value-type="float" office:value="5200">
            <text:p>5200</text:p>
          </table:table-cell>
          <table:table-cell table:style-name="ce38" table:formula="of:=500 + 50 * ([.$J86] +0.4*[.L$50])+[.$P$71]" office:value-type="float" office:value="5300">
            <text:p>5300</text:p>
          </table:table-cell>
          <table:table-cell table:style-name="ce38" table:formula="of:=500 + 50 * ([.$J86] +0.4*[.M$50])+[.$P$71]" office:value-type="float" office:value="5400">
            <text:p>5400</text:p>
          </table:table-cell>
          <table:table-cell table:style-name="ce38" table:formula="of:=500 + 50 * ([.$J86] +0.4*[.N$50])+[.$P$71]" office:value-type="float" office:value="5500">
            <text:p>5500</text:p>
          </table:table-cell>
          <table:table-cell table:style-name="ce38" table:formula="of:=500 + 50 * ([.$J86] +0.4*[.O$50])+[.$P$71]" office:value-type="float" office:value="5600">
            <text:p>5600</text:p>
          </table:table-cell>
          <table:table-cell table:style-name="ce38" table:formula="of:=500 + 50 * ([.$J86] +0.4*[.P$50])+[.$P$71]" office:value-type="float" office:value="5700">
            <text:p>5700</text:p>
          </table:table-cell>
          <table:table-cell table:style-name="ce38" table:formula="of:=500 + 50 * ([.$J86] +0.4*[.Q$50])+[.$P$71]" office:value-type="float" office:value="5800">
            <text:p>5800</text:p>
          </table:table-cell>
          <table:table-cell table:style-name="ce38" table:formula="of:=500 + 50 * ([.$J86] +0.4*[.R$50])+[.$P$71]" office:value-type="float" office:value="5900">
            <text:p>5900</text:p>
          </table:table-cell>
          <table:table-cell table:style-name="ce38" table:formula="of:=500 + 50 * ([.$J86] +0.4*[.S$50])+[.$P$71]" office:value-type="float" office:value="6000">
            <text:p>6000</text:p>
          </table:table-cell>
          <table:table-cell table:style-name="ce38" table:formula="of:=500 + 50 * ([.$J86] +0.4*[.T$50])+[.$P$71]" office:value-type="float" office:value="6100">
            <text:p>6100</text:p>
          </table:table-cell>
          <table:table-cell table:style-name="ce38" table:formula="of:=500 + 50 * ([.$J86] +0.4*[.U$50])+[.$P$71]" office:value-type="float" office:value="6200">
            <text:p>6200</text:p>
          </table:table-cell>
          <table:table-cell table:style-name="ce38" table:formula="of:=500 + 50 * ([.$J86] +0.4*[.V$50])+[.$P$71]" office:value-type="float" office:value="6300">
            <text:p>6300</text:p>
          </table:table-cell>
          <table:table-cell table:style-name="ce38" table:formula="of:=500 + 50 * ([.$J86] +0.4*[.W$50])+[.$P$71]" office:value-type="float" office:value="6400">
            <text:p>6400</text:p>
          </table:table-cell>
          <table:table-cell table:style-name="ce38" table:formula="of:=500 + 50 * ([.$J86] +0.4*[.X$50])+[.$P$71]" office:value-type="float" office:value="6500">
            <text:p>6500</text:p>
          </table:table-cell>
          <table:table-cell table:style-name="ce38" table:formula="of:=500 + 50 * ([.$J86] +0.4*[.Y$50])+[.$P$71]" office:value-type="float" office:value="6600">
            <text:p>6600</text:p>
          </table:table-cell>
          <table:table-cell table:style-name="ce38" table:formula="of:=500 + 50 * ([.$J86] +0.4*[.Z$50])+[.$P$71]" office:value-type="float" office:value="6700">
            <text:p>6700</text:p>
          </table:table-cell>
          <table:table-cell table:style-name="ce38" table:formula="of:=500 + 50 * ([.$J86] +0.4*[.AA$50])+[.$P$71]" office:value-type="float" office:value="6800">
            <text:p>6800</text:p>
          </table:table-cell>
          <table:table-cell table:style-name="ce38" table:formula="of:=500 + 50 * ([.$J86] +0.4*[.AB$50])+[.$P$71]" office:value-type="float" office:value="6900">
            <text:p>6900</text:p>
          </table:table-cell>
          <table:table-cell table:style-name="ce38" table:formula="of:=500 + 50 * ([.$J86] +0.4*[.AC$50])+[.$P$71]" office:value-type="float" office:value="7000">
            <text:p>7000</text:p>
          </table:table-cell>
          <table:table-cell table:style-name="ce38" table:formula="of:=500 + 50 * ([.$J86] +0.4*[.AD$50])+[.$P$71]" office:value-type="float" office:value="7100">
            <text:p>7100</text:p>
          </table:table-cell>
          <table:table-cell table:style-name="ce38" table:formula="of:=500 + 50 * ([.$J86] +0.4*[.AE$50])+[.$P$71]" office:value-type="float" office:value="7200">
            <text:p>7200</text:p>
          </table:table-cell>
          <table:table-cell table:style-name="ce38" table:formula="of:=500 + 50 * ([.$J86] +0.4*[.AF$50])+[.$P$71]" office:value-type="float" office:value="7300">
            <text:p>7300</text:p>
          </table:table-cell>
          <table:table-cell table:style-name="ce38" table:formula="of:=500 + 50 * ([.$J86] +0.4*[.AG$50])+[.$P$71]" office:value-type="float" office:value="7400">
            <text:p>7400</text:p>
          </table:table-cell>
          <table:table-cell table:style-name="ce38" table:formula="of:=500 + 50 * ([.$J86] +0.4*[.AH$50])+[.$P$71]" office:value-type="float" office:value="7500">
            <text:p>7500</text:p>
          </table:table-cell>
          <table:table-cell office:value-type="float" office:value="70">
            <text:p>7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75">
            <text:p>75</text:p>
          </table:table-cell>
          <table:table-cell table:style-name="ce38" table:formula="of:=500 + 50 * ([.$J87] +0.4*[.K$50])+[.$P$71]" office:value-type="float" office:value="5450">
            <text:p>5450</text:p>
          </table:table-cell>
          <table:table-cell table:style-name="ce38" table:formula="of:=500 + 50 * ([.$J87] +0.4*[.L$50])+[.$P$71]" office:value-type="float" office:value="5550">
            <text:p>5550</text:p>
          </table:table-cell>
          <table:table-cell table:style-name="ce38" table:formula="of:=500 + 50 * ([.$J87] +0.4*[.M$50])+[.$P$71]" office:value-type="float" office:value="5650">
            <text:p>5650</text:p>
          </table:table-cell>
          <table:table-cell table:style-name="ce38" table:formula="of:=500 + 50 * ([.$J87] +0.4*[.N$50])+[.$P$71]" office:value-type="float" office:value="5750">
            <text:p>5750</text:p>
          </table:table-cell>
          <table:table-cell table:style-name="ce38" table:formula="of:=500 + 50 * ([.$J87] +0.4*[.O$50])+[.$P$71]" office:value-type="float" office:value="5850">
            <text:p>5850</text:p>
          </table:table-cell>
          <table:table-cell table:style-name="ce38" table:formula="of:=500 + 50 * ([.$J87] +0.4*[.P$50])+[.$P$71]" office:value-type="float" office:value="5950">
            <text:p>5950</text:p>
          </table:table-cell>
          <table:table-cell table:style-name="ce38" table:formula="of:=500 + 50 * ([.$J87] +0.4*[.Q$50])+[.$P$71]" office:value-type="float" office:value="6050">
            <text:p>6050</text:p>
          </table:table-cell>
          <table:table-cell table:style-name="ce38" table:formula="of:=500 + 50 * ([.$J87] +0.4*[.R$50])+[.$P$71]" office:value-type="float" office:value="6150">
            <text:p>6150</text:p>
          </table:table-cell>
          <table:table-cell table:style-name="ce38" table:formula="of:=500 + 50 * ([.$J87] +0.4*[.S$50])+[.$P$71]" office:value-type="float" office:value="6250">
            <text:p>6250</text:p>
          </table:table-cell>
          <table:table-cell table:style-name="ce38" table:formula="of:=500 + 50 * ([.$J87] +0.4*[.T$50])+[.$P$71]" office:value-type="float" office:value="6350">
            <text:p>6350</text:p>
          </table:table-cell>
          <table:table-cell table:style-name="ce38" table:formula="of:=500 + 50 * ([.$J87] +0.4*[.U$50])+[.$P$71]" office:value-type="float" office:value="6450">
            <text:p>6450</text:p>
          </table:table-cell>
          <table:table-cell table:style-name="ce38" table:formula="of:=500 + 50 * ([.$J87] +0.4*[.V$50])+[.$P$71]" office:value-type="float" office:value="6550">
            <text:p>6550</text:p>
          </table:table-cell>
          <table:table-cell table:style-name="ce38" table:formula="of:=500 + 50 * ([.$J87] +0.4*[.W$50])+[.$P$71]" office:value-type="float" office:value="6650">
            <text:p>6650</text:p>
          </table:table-cell>
          <table:table-cell table:style-name="ce38" table:formula="of:=500 + 50 * ([.$J87] +0.4*[.X$50])+[.$P$71]" office:value-type="float" office:value="6750">
            <text:p>6750</text:p>
          </table:table-cell>
          <table:table-cell table:style-name="ce38" table:formula="of:=500 + 50 * ([.$J87] +0.4*[.Y$50])+[.$P$71]" office:value-type="float" office:value="6850">
            <text:p>6850</text:p>
          </table:table-cell>
          <table:table-cell table:style-name="ce38" table:formula="of:=500 + 50 * ([.$J87] +0.4*[.Z$50])+[.$P$71]" office:value-type="float" office:value="6950">
            <text:p>6950</text:p>
          </table:table-cell>
          <table:table-cell table:style-name="ce38" table:formula="of:=500 + 50 * ([.$J87] +0.4*[.AA$50])+[.$P$71]" office:value-type="float" office:value="7050">
            <text:p>7050</text:p>
          </table:table-cell>
          <table:table-cell table:style-name="ce38" table:formula="of:=500 + 50 * ([.$J87] +0.4*[.AB$50])+[.$P$71]" office:value-type="float" office:value="7150">
            <text:p>7150</text:p>
          </table:table-cell>
          <table:table-cell table:style-name="ce38" table:formula="of:=500 + 50 * ([.$J87] +0.4*[.AC$50])+[.$P$71]" office:value-type="float" office:value="7250">
            <text:p>7250</text:p>
          </table:table-cell>
          <table:table-cell table:style-name="ce38" table:formula="of:=500 + 50 * ([.$J87] +0.4*[.AD$50])+[.$P$71]" office:value-type="float" office:value="7350">
            <text:p>7350</text:p>
          </table:table-cell>
          <table:table-cell table:style-name="ce38" table:formula="of:=500 + 50 * ([.$J87] +0.4*[.AE$50])+[.$P$71]" office:value-type="float" office:value="7450">
            <text:p>7450</text:p>
          </table:table-cell>
          <table:table-cell table:style-name="ce38" table:formula="of:=500 + 50 * ([.$J87] +0.4*[.AF$50])+[.$P$71]" office:value-type="float" office:value="7550">
            <text:p>7550</text:p>
          </table:table-cell>
          <table:table-cell table:style-name="ce38" table:formula="of:=500 + 50 * ([.$J87] +0.4*[.AG$50])+[.$P$71]" office:value-type="float" office:value="7650">
            <text:p>7650</text:p>
          </table:table-cell>
          <table:table-cell table:style-name="ce38" table:formula="of:=500 + 50 * ([.$J87] +0.4*[.AH$50])+[.$P$71]" office:value-type="float" office:value="7750">
            <text:p>7750</text:p>
          </table:table-cell>
          <table:table-cell office:value-type="float" office:value="75">
            <text:p>7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80">
            <text:p>80</text:p>
          </table:table-cell>
          <table:table-cell table:style-name="ce38" table:formula="of:=500 + 50 * ([.$J88] +0.4*[.K$50])+[.$P$71]" office:value-type="float" office:value="5700">
            <text:p>5700</text:p>
          </table:table-cell>
          <table:table-cell table:style-name="ce38" table:formula="of:=500 + 50 * ([.$J88] +0.4*[.L$50])+[.$P$71]" office:value-type="float" office:value="5800">
            <text:p>5800</text:p>
          </table:table-cell>
          <table:table-cell table:style-name="ce38" table:formula="of:=500 + 50 * ([.$J88] +0.4*[.M$50])+[.$P$71]" office:value-type="float" office:value="5900">
            <text:p>5900</text:p>
          </table:table-cell>
          <table:table-cell table:style-name="ce38" table:formula="of:=500 + 50 * ([.$J88] +0.4*[.N$50])+[.$P$71]" office:value-type="float" office:value="6000">
            <text:p>6000</text:p>
          </table:table-cell>
          <table:table-cell table:style-name="ce38" table:formula="of:=500 + 50 * ([.$J88] +0.4*[.O$50])+[.$P$71]" office:value-type="float" office:value="6100">
            <text:p>6100</text:p>
          </table:table-cell>
          <table:table-cell table:style-name="ce38" table:formula="of:=500 + 50 * ([.$J88] +0.4*[.P$50])+[.$P$71]" office:value-type="float" office:value="6200">
            <text:p>6200</text:p>
          </table:table-cell>
          <table:table-cell table:style-name="ce38" table:formula="of:=500 + 50 * ([.$J88] +0.4*[.Q$50])+[.$P$71]" office:value-type="float" office:value="6300">
            <text:p>6300</text:p>
          </table:table-cell>
          <table:table-cell table:style-name="ce38" table:formula="of:=500 + 50 * ([.$J88] +0.4*[.R$50])+[.$P$71]" office:value-type="float" office:value="6400">
            <text:p>6400</text:p>
          </table:table-cell>
          <table:table-cell table:style-name="ce38" table:formula="of:=500 + 50 * ([.$J88] +0.4*[.S$50])+[.$P$71]" office:value-type="float" office:value="6500">
            <text:p>6500</text:p>
          </table:table-cell>
          <table:table-cell table:style-name="ce38" table:formula="of:=500 + 50 * ([.$J88] +0.4*[.T$50])+[.$P$71]" office:value-type="float" office:value="6600">
            <text:p>6600</text:p>
          </table:table-cell>
          <table:table-cell table:style-name="ce38" table:formula="of:=500 + 50 * ([.$J88] +0.4*[.U$50])+[.$P$71]" office:value-type="float" office:value="6700">
            <text:p>6700</text:p>
          </table:table-cell>
          <table:table-cell table:style-name="ce38" table:formula="of:=500 + 50 * ([.$J88] +0.4*[.V$50])+[.$P$71]" office:value-type="float" office:value="6800">
            <text:p>6800</text:p>
          </table:table-cell>
          <table:table-cell table:style-name="ce38" table:formula="of:=500 + 50 * ([.$J88] +0.4*[.W$50])+[.$P$71]" office:value-type="float" office:value="6900">
            <text:p>6900</text:p>
          </table:table-cell>
          <table:table-cell table:style-name="ce38" table:formula="of:=500 + 50 * ([.$J88] +0.4*[.X$50])+[.$P$71]" office:value-type="float" office:value="7000">
            <text:p>7000</text:p>
          </table:table-cell>
          <table:table-cell table:style-name="ce38" table:formula="of:=500 + 50 * ([.$J88] +0.4*[.Y$50])+[.$P$71]" office:value-type="float" office:value="7100">
            <text:p>7100</text:p>
          </table:table-cell>
          <table:table-cell table:style-name="ce38" table:formula="of:=500 + 50 * ([.$J88] +0.4*[.Z$50])+[.$P$71]" office:value-type="float" office:value="7200">
            <text:p>7200</text:p>
          </table:table-cell>
          <table:table-cell table:style-name="ce38" table:formula="of:=500 + 50 * ([.$J88] +0.4*[.AA$50])+[.$P$71]" office:value-type="float" office:value="7300">
            <text:p>7300</text:p>
          </table:table-cell>
          <table:table-cell table:style-name="ce38" table:formula="of:=500 + 50 * ([.$J88] +0.4*[.AB$50])+[.$P$71]" office:value-type="float" office:value="7400">
            <text:p>7400</text:p>
          </table:table-cell>
          <table:table-cell table:style-name="ce38" table:formula="of:=500 + 50 * ([.$J88] +0.4*[.AC$50])+[.$P$71]" office:value-type="float" office:value="7500">
            <text:p>7500</text:p>
          </table:table-cell>
          <table:table-cell table:style-name="ce38" table:formula="of:=500 + 50 * ([.$J88] +0.4*[.AD$50])+[.$P$71]" office:value-type="float" office:value="7600">
            <text:p>7600</text:p>
          </table:table-cell>
          <table:table-cell table:style-name="ce38" table:formula="of:=500 + 50 * ([.$J88] +0.4*[.AE$50])+[.$P$71]" office:value-type="float" office:value="7700">
            <text:p>7700</text:p>
          </table:table-cell>
          <table:table-cell table:style-name="ce38" table:formula="of:=500 + 50 * ([.$J88] +0.4*[.AF$50])+[.$P$71]" office:value-type="float" office:value="7800">
            <text:p>7800</text:p>
          </table:table-cell>
          <table:table-cell table:style-name="ce38" table:formula="of:=500 + 50 * ([.$J88] +0.4*[.AG$50])+[.$P$71]" office:value-type="float" office:value="7900">
            <text:p>7900</text:p>
          </table:table-cell>
          <table:table-cell table:style-name="ce38" table:formula="of:=500 + 50 * ([.$J88] +0.4*[.AH$50])+[.$P$71]" office:value-type="float" office:value="8000">
            <text:p>8000</text:p>
          </table:table-cell>
          <table:table-cell office:value-type="float" office:value="80">
            <text:p>8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85">
            <text:p>85</text:p>
          </table:table-cell>
          <table:table-cell table:style-name="ce38" table:formula="of:=500 + 50 * ([.$J89] +0.4*[.K$50])+[.$P$71]" office:value-type="float" office:value="5950">
            <text:p>5950</text:p>
          </table:table-cell>
          <table:table-cell table:style-name="ce38" table:formula="of:=500 + 50 * ([.$J89] +0.4*[.L$50])+[.$P$71]" office:value-type="float" office:value="6050">
            <text:p>6050</text:p>
          </table:table-cell>
          <table:table-cell table:style-name="ce38" table:formula="of:=500 + 50 * ([.$J89] +0.4*[.M$50])+[.$P$71]" office:value-type="float" office:value="6150">
            <text:p>6150</text:p>
          </table:table-cell>
          <table:table-cell table:style-name="ce38" table:formula="of:=500 + 50 * ([.$J89] +0.4*[.N$50])+[.$P$71]" office:value-type="float" office:value="6250">
            <text:p>6250</text:p>
          </table:table-cell>
          <table:table-cell table:style-name="ce38" table:formula="of:=500 + 50 * ([.$J89] +0.4*[.O$50])+[.$P$71]" office:value-type="float" office:value="6350">
            <text:p>6350</text:p>
          </table:table-cell>
          <table:table-cell table:style-name="ce38" table:formula="of:=500 + 50 * ([.$J89] +0.4*[.P$50])+[.$P$71]" office:value-type="float" office:value="6450">
            <text:p>6450</text:p>
          </table:table-cell>
          <table:table-cell table:style-name="ce38" table:formula="of:=500 + 50 * ([.$J89] +0.4*[.Q$50])+[.$P$71]" office:value-type="float" office:value="6550">
            <text:p>6550</text:p>
          </table:table-cell>
          <table:table-cell table:style-name="ce38" table:formula="of:=500 + 50 * ([.$J89] +0.4*[.R$50])+[.$P$71]" office:value-type="float" office:value="6650">
            <text:p>6650</text:p>
          </table:table-cell>
          <table:table-cell table:style-name="ce38" table:formula="of:=500 + 50 * ([.$J89] +0.4*[.S$50])+[.$P$71]" office:value-type="float" office:value="6750">
            <text:p>6750</text:p>
          </table:table-cell>
          <table:table-cell table:style-name="ce38" table:formula="of:=500 + 50 * ([.$J89] +0.4*[.T$50])+[.$P$71]" office:value-type="float" office:value="6850">
            <text:p>6850</text:p>
          </table:table-cell>
          <table:table-cell table:style-name="ce38" table:formula="of:=500 + 50 * ([.$J89] +0.4*[.U$50])+[.$P$71]" office:value-type="float" office:value="6950">
            <text:p>6950</text:p>
          </table:table-cell>
          <table:table-cell table:style-name="ce38" table:formula="of:=500 + 50 * ([.$J89] +0.4*[.V$50])+[.$P$71]" office:value-type="float" office:value="7050">
            <text:p>7050</text:p>
          </table:table-cell>
          <table:table-cell table:style-name="ce38" table:formula="of:=500 + 50 * ([.$J89] +0.4*[.W$50])+[.$P$71]" office:value-type="float" office:value="7150">
            <text:p>7150</text:p>
          </table:table-cell>
          <table:table-cell table:style-name="ce38" table:formula="of:=500 + 50 * ([.$J89] +0.4*[.X$50])+[.$P$71]" office:value-type="float" office:value="7250">
            <text:p>7250</text:p>
          </table:table-cell>
          <table:table-cell table:style-name="ce38" table:formula="of:=500 + 50 * ([.$J89] +0.4*[.Y$50])+[.$P$71]" office:value-type="float" office:value="7350">
            <text:p>7350</text:p>
          </table:table-cell>
          <table:table-cell table:style-name="ce38" table:formula="of:=500 + 50 * ([.$J89] +0.4*[.Z$50])+[.$P$71]" office:value-type="float" office:value="7450">
            <text:p>7450</text:p>
          </table:table-cell>
          <table:table-cell table:style-name="ce38" table:formula="of:=500 + 50 * ([.$J89] +0.4*[.AA$50])+[.$P$71]" office:value-type="float" office:value="7550">
            <text:p>7550</text:p>
          </table:table-cell>
          <table:table-cell table:style-name="ce38" table:formula="of:=500 + 50 * ([.$J89] +0.4*[.AB$50])+[.$P$71]" office:value-type="float" office:value="7650">
            <text:p>7650</text:p>
          </table:table-cell>
          <table:table-cell table:style-name="ce38" table:formula="of:=500 + 50 * ([.$J89] +0.4*[.AC$50])+[.$P$71]" office:value-type="float" office:value="7750">
            <text:p>7750</text:p>
          </table:table-cell>
          <table:table-cell table:style-name="ce38" table:formula="of:=500 + 50 * ([.$J89] +0.4*[.AD$50])+[.$P$71]" office:value-type="float" office:value="7850">
            <text:p>7850</text:p>
          </table:table-cell>
          <table:table-cell table:style-name="ce38" table:formula="of:=500 + 50 * ([.$J89] +0.4*[.AE$50])+[.$P$71]" office:value-type="float" office:value="7950">
            <text:p>7950</text:p>
          </table:table-cell>
          <table:table-cell table:style-name="ce38" table:formula="of:=500 + 50 * ([.$J89] +0.4*[.AF$50])+[.$P$71]" office:value-type="float" office:value="8050">
            <text:p>8050</text:p>
          </table:table-cell>
          <table:table-cell table:style-name="ce38" table:formula="of:=500 + 50 * ([.$J89] +0.4*[.AG$50])+[.$P$71]" office:value-type="float" office:value="8150">
            <text:p>8150</text:p>
          </table:table-cell>
          <table:table-cell table:style-name="ce38" table:formula="of:=500 + 50 * ([.$J89] +0.4*[.AH$50])+[.$P$71]" office:value-type="float" office:value="8250">
            <text:p>8250</text:p>
          </table:table-cell>
          <table:table-cell office:value-type="float" office:value="85">
            <text:p>8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90">
            <text:p>90</text:p>
          </table:table-cell>
          <table:table-cell table:style-name="ce38" table:formula="of:=500 + 50 * ([.$J90] +0.4*[.K$50])+[.$P$71]" office:value-type="float" office:value="6200">
            <text:p>6200</text:p>
          </table:table-cell>
          <table:table-cell table:style-name="ce38" table:formula="of:=500 + 50 * ([.$J90] +0.4*[.L$50])+[.$P$71]" office:value-type="float" office:value="6300">
            <text:p>6300</text:p>
          </table:table-cell>
          <table:table-cell table:style-name="ce38" table:formula="of:=500 + 50 * ([.$J90] +0.4*[.M$50])+[.$P$71]" office:value-type="float" office:value="6400">
            <text:p>6400</text:p>
          </table:table-cell>
          <table:table-cell table:style-name="ce38" table:formula="of:=500 + 50 * ([.$J90] +0.4*[.N$50])+[.$P$71]" office:value-type="float" office:value="6500">
            <text:p>6500</text:p>
          </table:table-cell>
          <table:table-cell table:style-name="ce38" table:formula="of:=500 + 50 * ([.$J90] +0.4*[.O$50])+[.$P$71]" office:value-type="float" office:value="6600">
            <text:p>6600</text:p>
          </table:table-cell>
          <table:table-cell table:style-name="ce38" table:formula="of:=500 + 50 * ([.$J90] +0.4*[.P$50])+[.$P$71]" office:value-type="float" office:value="6700">
            <text:p>6700</text:p>
          </table:table-cell>
          <table:table-cell table:style-name="ce38" table:formula="of:=500 + 50 * ([.$J90] +0.4*[.Q$50])+[.$P$71]" office:value-type="float" office:value="6800">
            <text:p>6800</text:p>
          </table:table-cell>
          <table:table-cell table:style-name="ce38" table:formula="of:=500 + 50 * ([.$J90] +0.4*[.R$50])+[.$P$71]" office:value-type="float" office:value="6900">
            <text:p>6900</text:p>
          </table:table-cell>
          <table:table-cell table:style-name="ce38" table:formula="of:=500 + 50 * ([.$J90] +0.4*[.S$50])+[.$P$71]" office:value-type="float" office:value="7000">
            <text:p>7000</text:p>
          </table:table-cell>
          <table:table-cell table:style-name="ce38" table:formula="of:=500 + 50 * ([.$J90] +0.4*[.T$50])+[.$P$71]" office:value-type="float" office:value="7100">
            <text:p>7100</text:p>
          </table:table-cell>
          <table:table-cell table:style-name="ce38" table:formula="of:=500 + 50 * ([.$J90] +0.4*[.U$50])+[.$P$71]" office:value-type="float" office:value="7200">
            <text:p>7200</text:p>
          </table:table-cell>
          <table:table-cell table:style-name="ce38" table:formula="of:=500 + 50 * ([.$J90] +0.4*[.V$50])+[.$P$71]" office:value-type="float" office:value="7300">
            <text:p>7300</text:p>
          </table:table-cell>
          <table:table-cell table:style-name="ce38" table:formula="of:=500 + 50 * ([.$J90] +0.4*[.W$50])+[.$P$71]" office:value-type="float" office:value="7400">
            <text:p>7400</text:p>
          </table:table-cell>
          <table:table-cell table:style-name="ce38" table:formula="of:=500 + 50 * ([.$J90] +0.4*[.X$50])+[.$P$71]" office:value-type="float" office:value="7500">
            <text:p>7500</text:p>
          </table:table-cell>
          <table:table-cell table:style-name="ce38" table:formula="of:=500 + 50 * ([.$J90] +0.4*[.Y$50])+[.$P$71]" office:value-type="float" office:value="7600">
            <text:p>7600</text:p>
          </table:table-cell>
          <table:table-cell table:style-name="ce38" table:formula="of:=500 + 50 * ([.$J90] +0.4*[.Z$50])+[.$P$71]" office:value-type="float" office:value="7700">
            <text:p>7700</text:p>
          </table:table-cell>
          <table:table-cell table:style-name="ce38" table:formula="of:=500 + 50 * ([.$J90] +0.4*[.AA$50])+[.$P$71]" office:value-type="float" office:value="7800">
            <text:p>7800</text:p>
          </table:table-cell>
          <table:table-cell table:style-name="ce38" table:formula="of:=500 + 50 * ([.$J90] +0.4*[.AB$50])+[.$P$71]" office:value-type="float" office:value="7900">
            <text:p>7900</text:p>
          </table:table-cell>
          <table:table-cell table:style-name="ce38" table:formula="of:=500 + 50 * ([.$J90] +0.4*[.AC$50])+[.$P$71]" office:value-type="float" office:value="8000">
            <text:p>8000</text:p>
          </table:table-cell>
          <table:table-cell table:style-name="ce38" table:formula="of:=500 + 50 * ([.$J90] +0.4*[.AD$50])+[.$P$71]" office:value-type="float" office:value="8100">
            <text:p>8100</text:p>
          </table:table-cell>
          <table:table-cell table:style-name="ce38" table:formula="of:=500 + 50 * ([.$J90] +0.4*[.AE$50])+[.$P$71]" office:value-type="float" office:value="8200">
            <text:p>8200</text:p>
          </table:table-cell>
          <table:table-cell table:style-name="ce38" table:formula="of:=500 + 50 * ([.$J90] +0.4*[.AF$50])+[.$P$71]" office:value-type="float" office:value="8300">
            <text:p>8300</text:p>
          </table:table-cell>
          <table:table-cell table:style-name="ce38" table:formula="of:=500 + 50 * ([.$J90] +0.4*[.AG$50])+[.$P$71]" office:value-type="float" office:value="8400">
            <text:p>8400</text:p>
          </table:table-cell>
          <table:table-cell table:style-name="ce38" table:formula="of:=500 + 50 * ([.$J90] +0.4*[.AH$50])+[.$P$71]" office:value-type="float" office:value="8500">
            <text:p>8500</text:p>
          </table:table-cell>
          <table:table-cell office:value-type="float" office:value="90">
            <text:p>90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95">
            <text:p>95</text:p>
          </table:table-cell>
          <table:table-cell table:style-name="ce38" table:formula="of:=500 + 50 * ([.$J91] +0.4*[.K$50])+[.$P$71]" office:value-type="float" office:value="6450">
            <text:p>6450</text:p>
          </table:table-cell>
          <table:table-cell table:style-name="ce38" table:formula="of:=500 + 50 * ([.$J91] +0.4*[.L$50])+[.$P$71]" office:value-type="float" office:value="6550">
            <text:p>6550</text:p>
          </table:table-cell>
          <table:table-cell table:style-name="ce38" table:formula="of:=500 + 50 * ([.$J91] +0.4*[.M$50])+[.$P$71]" office:value-type="float" office:value="6650">
            <text:p>6650</text:p>
          </table:table-cell>
          <table:table-cell table:style-name="ce38" table:formula="of:=500 + 50 * ([.$J91] +0.4*[.N$50])+[.$P$71]" office:value-type="float" office:value="6750">
            <text:p>6750</text:p>
          </table:table-cell>
          <table:table-cell table:style-name="ce38" table:formula="of:=500 + 50 * ([.$J91] +0.4*[.O$50])+[.$P$71]" office:value-type="float" office:value="6850">
            <text:p>6850</text:p>
          </table:table-cell>
          <table:table-cell table:style-name="ce38" table:formula="of:=500 + 50 * ([.$J91] +0.4*[.P$50])+[.$P$71]" office:value-type="float" office:value="6950">
            <text:p>6950</text:p>
          </table:table-cell>
          <table:table-cell table:style-name="ce38" table:formula="of:=500 + 50 * ([.$J91] +0.4*[.Q$50])+[.$P$71]" office:value-type="float" office:value="7050">
            <text:p>7050</text:p>
          </table:table-cell>
          <table:table-cell table:style-name="ce38" table:formula="of:=500 + 50 * ([.$J91] +0.4*[.R$50])+[.$P$71]" office:value-type="float" office:value="7150">
            <text:p>7150</text:p>
          </table:table-cell>
          <table:table-cell table:style-name="ce38" table:formula="of:=500 + 50 * ([.$J91] +0.4*[.S$50])+[.$P$71]" office:value-type="float" office:value="7250">
            <text:p>7250</text:p>
          </table:table-cell>
          <table:table-cell table:style-name="ce38" table:formula="of:=500 + 50 * ([.$J91] +0.4*[.T$50])+[.$P$71]" office:value-type="float" office:value="7350">
            <text:p>7350</text:p>
          </table:table-cell>
          <table:table-cell table:style-name="ce38" table:formula="of:=500 + 50 * ([.$J91] +0.4*[.U$50])+[.$P$71]" office:value-type="float" office:value="7450">
            <text:p>7450</text:p>
          </table:table-cell>
          <table:table-cell table:style-name="ce38" table:formula="of:=500 + 50 * ([.$J91] +0.4*[.V$50])+[.$P$71]" office:value-type="float" office:value="7550">
            <text:p>7550</text:p>
          </table:table-cell>
          <table:table-cell table:style-name="ce38" table:formula="of:=500 + 50 * ([.$J91] +0.4*[.W$50])+[.$P$71]" office:value-type="float" office:value="7650">
            <text:p>7650</text:p>
          </table:table-cell>
          <table:table-cell table:style-name="ce38" table:formula="of:=500 + 50 * ([.$J91] +0.4*[.X$50])+[.$P$71]" office:value-type="float" office:value="7750">
            <text:p>7750</text:p>
          </table:table-cell>
          <table:table-cell table:style-name="ce38" table:formula="of:=500 + 50 * ([.$J91] +0.4*[.Y$50])+[.$P$71]" office:value-type="float" office:value="7850">
            <text:p>7850</text:p>
          </table:table-cell>
          <table:table-cell table:style-name="ce38" table:formula="of:=500 + 50 * ([.$J91] +0.4*[.Z$50])+[.$P$71]" office:value-type="float" office:value="7950">
            <text:p>7950</text:p>
          </table:table-cell>
          <table:table-cell table:style-name="ce38" table:formula="of:=500 + 50 * ([.$J91] +0.4*[.AA$50])+[.$P$71]" office:value-type="float" office:value="8050">
            <text:p>8050</text:p>
          </table:table-cell>
          <table:table-cell table:style-name="ce38" table:formula="of:=500 + 50 * ([.$J91] +0.4*[.AB$50])+[.$P$71]" office:value-type="float" office:value="8150">
            <text:p>8150</text:p>
          </table:table-cell>
          <table:table-cell table:style-name="ce38" table:formula="of:=500 + 50 * ([.$J91] +0.4*[.AC$50])+[.$P$71]" office:value-type="float" office:value="8250">
            <text:p>8250</text:p>
          </table:table-cell>
          <table:table-cell table:style-name="ce38" table:formula="of:=500 + 50 * ([.$J91] +0.4*[.AD$50])+[.$P$71]" office:value-type="float" office:value="8350">
            <text:p>8350</text:p>
          </table:table-cell>
          <table:table-cell table:style-name="ce38" table:formula="of:=500 + 50 * ([.$J91] +0.4*[.AE$50])+[.$P$71]" office:value-type="float" office:value="8450">
            <text:p>8450</text:p>
          </table:table-cell>
          <table:table-cell table:style-name="ce38" table:formula="of:=500 + 50 * ([.$J91] +0.4*[.AF$50])+[.$P$71]" office:value-type="float" office:value="8550">
            <text:p>8550</text:p>
          </table:table-cell>
          <table:table-cell table:style-name="ce38" table:formula="of:=500 + 50 * ([.$J91] +0.4*[.AG$50])+[.$P$71]" office:value-type="float" office:value="8650">
            <text:p>8650</text:p>
          </table:table-cell>
          <table:table-cell table:style-name="ce38" table:formula="of:=500 + 50 * ([.$J91] +0.4*[.AH$50])+[.$P$71]" office:value-type="float" office:value="8750">
            <text:p>8750</text:p>
          </table:table-cell>
          <table:table-cell office:value-type="float" office:value="95">
            <text:p>95</text:p>
          </table:table-cell>
          <table:table-cell table:number-columns-repeated="989"/>
        </table:table-row>
        <table:table-row table:style-name="ro3">
          <table:table-cell table:number-columns-repeated="9"/>
          <table:table-cell office:value-type="float" office:value="100">
            <text:p>100</text:p>
          </table:table-cell>
          <table:table-cell table:style-name="ce38" table:formula="of:=500 + 50 * ([.$J92] +0.4*[.K$50])+[.$P$71]" office:value-type="float" office:value="6700">
            <text:p>6700</text:p>
          </table:table-cell>
          <table:table-cell table:style-name="ce38" table:formula="of:=500 + 50 * ([.$J92] +0.4*[.L$50])+[.$P$71]" office:value-type="float" office:value="6800">
            <text:p>6800</text:p>
          </table:table-cell>
          <table:table-cell table:style-name="ce38" table:formula="of:=500 + 50 * ([.$J92] +0.4*[.M$50])+[.$P$71]" office:value-type="float" office:value="6900">
            <text:p>6900</text:p>
          </table:table-cell>
          <table:table-cell table:style-name="ce38" table:formula="of:=500 + 50 * ([.$J92] +0.4*[.N$50])+[.$P$71]" office:value-type="float" office:value="7000">
            <text:p>7000</text:p>
          </table:table-cell>
          <table:table-cell table:style-name="ce38" table:formula="of:=500 + 50 * ([.$J92] +0.4*[.O$50])+[.$P$71]" office:value-type="float" office:value="7100">
            <text:p>7100</text:p>
          </table:table-cell>
          <table:table-cell table:style-name="ce38" table:formula="of:=500 + 50 * ([.$J92] +0.4*[.P$50])+[.$P$71]" office:value-type="float" office:value="7200">
            <text:p>7200</text:p>
          </table:table-cell>
          <table:table-cell table:style-name="ce38" table:formula="of:=500 + 50 * ([.$J92] +0.4*[.Q$50])+[.$P$71]" office:value-type="float" office:value="7300">
            <text:p>7300</text:p>
          </table:table-cell>
          <table:table-cell table:style-name="ce38" table:formula="of:=500 + 50 * ([.$J92] +0.4*[.R$50])+[.$P$71]" office:value-type="float" office:value="7400">
            <text:p>7400</text:p>
          </table:table-cell>
          <table:table-cell table:style-name="ce38" table:formula="of:=500 + 50 * ([.$J92] +0.4*[.S$50])+[.$P$71]" office:value-type="float" office:value="7500">
            <text:p>7500</text:p>
          </table:table-cell>
          <table:table-cell table:style-name="ce38" table:formula="of:=500 + 50 * ([.$J92] +0.4*[.T$50])+[.$P$71]" office:value-type="float" office:value="7600">
            <text:p>7600</text:p>
          </table:table-cell>
          <table:table-cell table:style-name="ce38" table:formula="of:=500 + 50 * ([.$J92] +0.4*[.U$50])+[.$P$71]" office:value-type="float" office:value="7700">
            <text:p>7700</text:p>
          </table:table-cell>
          <table:table-cell table:style-name="ce38" table:formula="of:=500 + 50 * ([.$J92] +0.4*[.V$50])+[.$P$71]" office:value-type="float" office:value="7800">
            <text:p>7800</text:p>
          </table:table-cell>
          <table:table-cell table:style-name="ce38" table:formula="of:=500 + 50 * ([.$J92] +0.4*[.W$50])+[.$P$71]" office:value-type="float" office:value="7900">
            <text:p>7900</text:p>
          </table:table-cell>
          <table:table-cell table:style-name="ce38" table:formula="of:=500 + 50 * ([.$J92] +0.4*[.X$50])+[.$P$71]" office:value-type="float" office:value="8000">
            <text:p>8000</text:p>
          </table:table-cell>
          <table:table-cell table:style-name="ce38" table:formula="of:=500 + 50 * ([.$J92] +0.4*[.Y$50])+[.$P$71]" office:value-type="float" office:value="8100">
            <text:p>8100</text:p>
          </table:table-cell>
          <table:table-cell table:style-name="ce38" table:formula="of:=500 + 50 * ([.$J92] +0.4*[.Z$50])+[.$P$71]" office:value-type="float" office:value="8200">
            <text:p>8200</text:p>
          </table:table-cell>
          <table:table-cell table:style-name="ce38" table:formula="of:=500 + 50 * ([.$J92] +0.4*[.AA$50])+[.$P$71]" office:value-type="float" office:value="8300">
            <text:p>8300</text:p>
          </table:table-cell>
          <table:table-cell table:style-name="ce38" table:formula="of:=500 + 50 * ([.$J92] +0.4*[.AB$50])+[.$P$71]" office:value-type="float" office:value="8400">
            <text:p>8400</text:p>
          </table:table-cell>
          <table:table-cell table:style-name="ce38" table:formula="of:=500 + 50 * ([.$J92] +0.4*[.AC$50])+[.$P$71]" office:value-type="float" office:value="8500">
            <text:p>8500</text:p>
          </table:table-cell>
          <table:table-cell table:style-name="ce38" table:formula="of:=500 + 50 * ([.$J92] +0.4*[.AD$50])+[.$P$71]" office:value-type="float" office:value="8600">
            <text:p>8600</text:p>
          </table:table-cell>
          <table:table-cell table:style-name="ce38" table:formula="of:=500 + 50 * ([.$J92] +0.4*[.AE$50])+[.$P$71]" office:value-type="float" office:value="8700">
            <text:p>8700</text:p>
          </table:table-cell>
          <table:table-cell table:style-name="ce38" table:formula="of:=500 + 50 * ([.$J92] +0.4*[.AF$50])+[.$P$71]" office:value-type="float" office:value="8800">
            <text:p>8800</text:p>
          </table:table-cell>
          <table:table-cell table:style-name="ce38" table:formula="of:=500 + 50 * ([.$J92] +0.4*[.AG$50])+[.$P$71]" office:value-type="float" office:value="8900">
            <text:p>8900</text:p>
          </table:table-cell>
          <table:table-cell table:style-name="ce38" table:formula="of:=500 + 50 * ([.$J92] +0.4*[.AH$50])+[.$P$71]" office:value-type="float" office:value="9000">
            <text:p>9000</text:p>
          </table:table-cell>
          <table:table-cell office:value-type="float" office:value="100">
            <text:p>100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i.O" table:style-name="ta1">
        <table:table-column table:style-name="co8" table:number-columns-repeated="2" table:default-cell-style-name="Default"/>
        <table:table-column table:style-name="co17" table:number-columns-repeated="18" table:default-cell-style-name="Default"/>
        <table:table-column table:style-name="co11" table:number-columns-repeated="5" table:default-cell-style-name="Default"/>
        <table:table-column table:style-name="co18" table:number-columns-repeated="999" table:default-cell-style-name="Default"/>
        <table:table-row table:style-name="ro1">
          <table:table-cell table:style-name="ce26" office:value-type="string" table:number-columns-spanned="3" table:number-rows-spanned="1">
            <text:p>Attack</text:p>
          </table:table-cell>
          <table:covered-table-cell table:style-name="ce26"/>
          <table:covered-table-cell/>
          <table:table-cell office:value-type="float" office:value="50">
            <text:p>5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table:formula="of:=[.$A3]*[.B$2]/[.$D$1]" office:value-type="float" office:value="0.5">
            <text:p>0.5</text:p>
          </table:table-cell>
          <table:table-cell table:formula="of:=[.$A3]*[.C$2]/[.$D$1]" office:value-type="float" office:value="1">
            <text:p>1</text:p>
          </table:table-cell>
          <table:table-cell table:formula="of:=[.$A3]*[.D$2]/[.$D$1]" office:value-type="float" office:value="1.5">
            <text:p>1.5</text:p>
          </table:table-cell>
          <table:table-cell table:formula="of:=[.$A3]*[.E$2]/[.$D$1]" office:value-type="float" office:value="2">
            <text:p>2</text:p>
          </table:table-cell>
          <table:table-cell table:formula="of:=[.$A3]*[.F$2]/[.$D$1]" office:value-type="float" office:value="2.5">
            <text:p>2.5</text:p>
          </table:table-cell>
          <table:table-cell table:formula="of:=[.$A3]*[.G$2]/[.$D$1]" office:value-type="float" office:value="3">
            <text:p>3</text:p>
          </table:table-cell>
          <table:table-cell table:formula="of:=[.$A3]*[.H$2]/[.$D$1]" office:value-type="float" office:value="3.5">
            <text:p>3.5</text:p>
          </table:table-cell>
          <table:table-cell table:formula="of:=[.$A3]*[.I$2]/[.$D$1]" office:value-type="float" office:value="4">
            <text:p>4</text:p>
          </table:table-cell>
          <table:table-cell table:formula="of:=[.$A3]*[.J$2]/[.$D$1]" office:value-type="float" office:value="4.5">
            <text:p>4.5</text:p>
          </table:table-cell>
          <table:table-cell table:formula="of:=[.$A3]*[.K$2]/[.$D$1]" office:value-type="float" office:value="5">
            <text:p>5</text:p>
          </table:table-cell>
          <table:table-cell table:formula="of:=[.$A3]*[.L$2]/[.$D$1]" office:value-type="float" office:value="5.5">
            <text:p>5.5</text:p>
          </table:table-cell>
          <table:table-cell table:formula="of:=[.$A3]*[.M$2]/[.$D$1]" office:value-type="float" office:value="6">
            <text:p>6</text:p>
          </table:table-cell>
          <table:table-cell table:formula="of:=[.$A3]*[.N$2]/[.$D$1]" office:value-type="float" office:value="6.5">
            <text:p>6.5</text:p>
          </table:table-cell>
          <table:table-cell table:formula="of:=[.$A3]*[.O$2]/[.$D$1]" office:value-type="float" office:value="7">
            <text:p>7</text:p>
          </table:table-cell>
          <table:table-cell table:formula="of:=[.$A3]*[.P$2]/[.$D$1]" office:value-type="float" office:value="7.5">
            <text:p>7.5</text:p>
          </table:table-cell>
          <table:table-cell table:formula="of:=[.$A3]*[.Q$2]/[.$D$1]" office:value-type="float" office:value="8">
            <text:p>8</text:p>
          </table:table-cell>
          <table:table-cell table:formula="of:=[.$A3]*[.R$2]/[.$D$1]" office:value-type="float" office:value="8.5">
            <text:p>8.5</text:p>
          </table:table-cell>
          <table:table-cell table:formula="of:=[.$A3]*[.S$2]/[.$D$1]" office:value-type="float" office:value="9">
            <text:p>9</text:p>
          </table:table-cell>
          <table:table-cell table:formula="of:=[.$A3]*[.T$2]/[.$D$1]" office:value-type="float" office:value="9.5">
            <text:p>9.5</text:p>
          </table:table-cell>
          <table:table-cell table:formula="of:=[.$A3]*[.U$2]/[.$D$1]" office:value-type="float" office:value="10">
            <text:p>10</text:p>
          </table:table-cell>
          <table:table-cell table:formula="of:=[.$A3]*[.V$2]/[.$D$1]" office:value-type="float" office:value="10.5">
            <text:p>10.5</text:p>
          </table:table-cell>
          <table:table-cell table:formula="of:=[.$A3]*[.W$2]/[.$D$1]" office:value-type="float" office:value="11">
            <text:p>11</text:p>
          </table:table-cell>
          <table:table-cell table:formula="of:=[.$A3]*[.X$2]/[.$D$1]" office:value-type="float" office:value="11.5">
            <text:p>11.5</text:p>
          </table:table-cell>
          <table:table-cell table:formula="of:=[.$A3]*[.Y$2]/[.$D$1]" office:value-type="float" office:value="12">
            <text:p>12</text:p>
          </table:table-cell>
          <table:table-cell table:number-columns-repeated="999"/>
        </table:table-row>
        <table:table-row table:style-name="ro1">
          <table:table-cell office:value-type="float" office:value="10">
            <text:p>10</text:p>
          </table:table-cell>
          <table:table-cell table:formula="of:=[.$A4]*[.B$2]/[.$D$1]" office:value-type="float" office:value="1">
            <text:p>1</text:p>
          </table:table-cell>
          <table:table-cell table:formula="of:=[.$A4]*[.C$2]/[.$D$1]" office:value-type="float" office:value="2">
            <text:p>2</text:p>
          </table:table-cell>
          <table:table-cell table:formula="of:=[.$A4]*[.D$2]/[.$D$1]" office:value-type="float" office:value="3">
            <text:p>3</text:p>
          </table:table-cell>
          <table:table-cell table:formula="of:=[.$A4]*[.E$2]/[.$D$1]" office:value-type="float" office:value="4">
            <text:p>4</text:p>
          </table:table-cell>
          <table:table-cell table:formula="of:=[.$A4]*[.F$2]/[.$D$1]" office:value-type="float" office:value="5">
            <text:p>5</text:p>
          </table:table-cell>
          <table:table-cell table:formula="of:=[.$A4]*[.G$2]/[.$D$1]" office:value-type="float" office:value="6">
            <text:p>6</text:p>
          </table:table-cell>
          <table:table-cell table:formula="of:=[.$A4]*[.H$2]/[.$D$1]" office:value-type="float" office:value="7">
            <text:p>7</text:p>
          </table:table-cell>
          <table:table-cell table:formula="of:=[.$A4]*[.I$2]/[.$D$1]" office:value-type="float" office:value="8">
            <text:p>8</text:p>
          </table:table-cell>
          <table:table-cell table:formula="of:=[.$A4]*[.J$2]/[.$D$1]" office:value-type="float" office:value="9">
            <text:p>9</text:p>
          </table:table-cell>
          <table:table-cell table:formula="of:=[.$A4]*[.K$2]/[.$D$1]" office:value-type="float" office:value="10">
            <text:p>10</text:p>
          </table:table-cell>
          <table:table-cell table:formula="of:=[.$A4]*[.L$2]/[.$D$1]" office:value-type="float" office:value="11">
            <text:p>11</text:p>
          </table:table-cell>
          <table:table-cell table:formula="of:=[.$A4]*[.M$2]/[.$D$1]" office:value-type="float" office:value="12">
            <text:p>12</text:p>
          </table:table-cell>
          <table:table-cell table:formula="of:=[.$A4]*[.N$2]/[.$D$1]" office:value-type="float" office:value="13">
            <text:p>13</text:p>
          </table:table-cell>
          <table:table-cell table:formula="of:=[.$A4]*[.O$2]/[.$D$1]" office:value-type="float" office:value="14">
            <text:p>14</text:p>
          </table:table-cell>
          <table:table-cell table:formula="of:=[.$A4]*[.P$2]/[.$D$1]" office:value-type="float" office:value="15">
            <text:p>15</text:p>
          </table:table-cell>
          <table:table-cell table:formula="of:=[.$A4]*[.Q$2]/[.$D$1]" office:value-type="float" office:value="16">
            <text:p>16</text:p>
          </table:table-cell>
          <table:table-cell table:formula="of:=[.$A4]*[.R$2]/[.$D$1]" office:value-type="float" office:value="17">
            <text:p>17</text:p>
          </table:table-cell>
          <table:table-cell table:formula="of:=[.$A4]*[.S$2]/[.$D$1]" office:value-type="float" office:value="18">
            <text:p>18</text:p>
          </table:table-cell>
          <table:table-cell table:formula="of:=[.$A4]*[.T$2]/[.$D$1]" office:value-type="float" office:value="19">
            <text:p>19</text:p>
          </table:table-cell>
          <table:table-cell table:formula="of:=[.$A4]*[.U$2]/[.$D$1]" office:value-type="float" office:value="20">
            <text:p>20</text:p>
          </table:table-cell>
          <table:table-cell table:formula="of:=[.$A4]*[.V$2]/[.$D$1]" office:value-type="float" office:value="21">
            <text:p>21</text:p>
          </table:table-cell>
          <table:table-cell table:formula="of:=[.$A4]*[.W$2]/[.$D$1]" office:value-type="float" office:value="22">
            <text:p>22</text:p>
          </table:table-cell>
          <table:table-cell table:formula="of:=[.$A4]*[.X$2]/[.$D$1]" office:value-type="float" office:value="23">
            <text:p>23</text:p>
          </table:table-cell>
          <table:table-cell table:formula="of:=[.$A4]*[.Y$2]/[.$D$1]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formula="of:=[.$A5]*[.B$2]/[.$D$1]" office:value-type="float" office:value="1.5">
            <text:p>1.5</text:p>
          </table:table-cell>
          <table:table-cell table:formula="of:=[.$A5]*[.C$2]/[.$D$1]" office:value-type="float" office:value="3">
            <text:p>3</text:p>
          </table:table-cell>
          <table:table-cell table:formula="of:=[.$A5]*[.D$2]/[.$D$1]" office:value-type="float" office:value="4.5">
            <text:p>4.5</text:p>
          </table:table-cell>
          <table:table-cell table:formula="of:=[.$A5]*[.E$2]/[.$D$1]" office:value-type="float" office:value="6">
            <text:p>6</text:p>
          </table:table-cell>
          <table:table-cell table:formula="of:=[.$A5]*[.F$2]/[.$D$1]" office:value-type="float" office:value="7.5">
            <text:p>7.5</text:p>
          </table:table-cell>
          <table:table-cell table:formula="of:=[.$A5]*[.G$2]/[.$D$1]" office:value-type="float" office:value="9">
            <text:p>9</text:p>
          </table:table-cell>
          <table:table-cell table:formula="of:=[.$A5]*[.H$2]/[.$D$1]" office:value-type="float" office:value="10.5">
            <text:p>10.5</text:p>
          </table:table-cell>
          <table:table-cell table:formula="of:=[.$A5]*[.I$2]/[.$D$1]" office:value-type="float" office:value="12">
            <text:p>12</text:p>
          </table:table-cell>
          <table:table-cell table:formula="of:=[.$A5]*[.J$2]/[.$D$1]" office:value-type="float" office:value="13.5">
            <text:p>13.5</text:p>
          </table:table-cell>
          <table:table-cell table:formula="of:=[.$A5]*[.K$2]/[.$D$1]" office:value-type="float" office:value="15">
            <text:p>15</text:p>
          </table:table-cell>
          <table:table-cell table:formula="of:=[.$A5]*[.L$2]/[.$D$1]" office:value-type="float" office:value="16.5">
            <text:p>16.5</text:p>
          </table:table-cell>
          <table:table-cell table:formula="of:=[.$A5]*[.M$2]/[.$D$1]" office:value-type="float" office:value="18">
            <text:p>18</text:p>
          </table:table-cell>
          <table:table-cell table:formula="of:=[.$A5]*[.N$2]/[.$D$1]" office:value-type="float" office:value="19.5">
            <text:p>19.5</text:p>
          </table:table-cell>
          <table:table-cell table:formula="of:=[.$A5]*[.O$2]/[.$D$1]" office:value-type="float" office:value="21">
            <text:p>21</text:p>
          </table:table-cell>
          <table:table-cell table:formula="of:=[.$A5]*[.P$2]/[.$D$1]" office:value-type="float" office:value="22.5">
            <text:p>22.5</text:p>
          </table:table-cell>
          <table:table-cell table:formula="of:=[.$A5]*[.Q$2]/[.$D$1]" office:value-type="float" office:value="24">
            <text:p>24</text:p>
          </table:table-cell>
          <table:table-cell table:formula="of:=[.$A5]*[.R$2]/[.$D$1]" office:value-type="float" office:value="25.5">
            <text:p>25.5</text:p>
          </table:table-cell>
          <table:table-cell table:formula="of:=[.$A5]*[.S$2]/[.$D$1]" office:value-type="float" office:value="27">
            <text:p>27</text:p>
          </table:table-cell>
          <table:table-cell table:formula="of:=[.$A5]*[.T$2]/[.$D$1]" office:value-type="float" office:value="28.5">
            <text:p>28.5</text:p>
          </table:table-cell>
          <table:table-cell table:formula="of:=[.$A5]*[.U$2]/[.$D$1]" office:value-type="float" office:value="30">
            <text:p>30</text:p>
          </table:table-cell>
          <table:table-cell table:formula="of:=[.$A5]*[.V$2]/[.$D$1]" office:value-type="float" office:value="31.5">
            <text:p>31.5</text:p>
          </table:table-cell>
          <table:table-cell table:formula="of:=[.$A5]*[.W$2]/[.$D$1]" office:value-type="float" office:value="33">
            <text:p>33</text:p>
          </table:table-cell>
          <table:table-cell table:formula="of:=[.$A5]*[.X$2]/[.$D$1]" office:value-type="float" office:value="34.5">
            <text:p>34.5</text:p>
          </table:table-cell>
          <table:table-cell table:formula="of:=[.$A5]*[.Y$2]/[.$D$1]" office:value-type="float" office:value="36">
            <text:p>36</text:p>
          </table:table-cell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formula="of:=[.$A6]*[.B$2]/[.$D$1]" office:value-type="float" office:value="2">
            <text:p>2</text:p>
          </table:table-cell>
          <table:table-cell table:formula="of:=[.$A6]*[.C$2]/[.$D$1]" office:value-type="float" office:value="4">
            <text:p>4</text:p>
          </table:table-cell>
          <table:table-cell table:formula="of:=[.$A6]*[.D$2]/[.$D$1]" office:value-type="float" office:value="6">
            <text:p>6</text:p>
          </table:table-cell>
          <table:table-cell table:formula="of:=[.$A6]*[.E$2]/[.$D$1]" office:value-type="float" office:value="8">
            <text:p>8</text:p>
          </table:table-cell>
          <table:table-cell table:formula="of:=[.$A6]*[.F$2]/[.$D$1]" office:value-type="float" office:value="10">
            <text:p>10</text:p>
          </table:table-cell>
          <table:table-cell table:formula="of:=[.$A6]*[.G$2]/[.$D$1]" office:value-type="float" office:value="12">
            <text:p>12</text:p>
          </table:table-cell>
          <table:table-cell table:formula="of:=[.$A6]*[.H$2]/[.$D$1]" office:value-type="float" office:value="14">
            <text:p>14</text:p>
          </table:table-cell>
          <table:table-cell table:formula="of:=[.$A6]*[.I$2]/[.$D$1]" office:value-type="float" office:value="16">
            <text:p>16</text:p>
          </table:table-cell>
          <table:table-cell table:formula="of:=[.$A6]*[.J$2]/[.$D$1]" office:value-type="float" office:value="18">
            <text:p>18</text:p>
          </table:table-cell>
          <table:table-cell table:formula="of:=[.$A6]*[.K$2]/[.$D$1]" office:value-type="float" office:value="20">
            <text:p>20</text:p>
          </table:table-cell>
          <table:table-cell table:formula="of:=[.$A6]*[.L$2]/[.$D$1]" office:value-type="float" office:value="22">
            <text:p>22</text:p>
          </table:table-cell>
          <table:table-cell table:formula="of:=[.$A6]*[.M$2]/[.$D$1]" office:value-type="float" office:value="24">
            <text:p>24</text:p>
          </table:table-cell>
          <table:table-cell table:formula="of:=[.$A6]*[.N$2]/[.$D$1]" office:value-type="float" office:value="26">
            <text:p>26</text:p>
          </table:table-cell>
          <table:table-cell table:formula="of:=[.$A6]*[.O$2]/[.$D$1]" office:value-type="float" office:value="28">
            <text:p>28</text:p>
          </table:table-cell>
          <table:table-cell table:formula="of:=[.$A6]*[.P$2]/[.$D$1]" office:value-type="float" office:value="30">
            <text:p>30</text:p>
          </table:table-cell>
          <table:table-cell table:formula="of:=[.$A6]*[.Q$2]/[.$D$1]" office:value-type="float" office:value="32">
            <text:p>32</text:p>
          </table:table-cell>
          <table:table-cell table:formula="of:=[.$A6]*[.R$2]/[.$D$1]" office:value-type="float" office:value="34">
            <text:p>34</text:p>
          </table:table-cell>
          <table:table-cell table:formula="of:=[.$A6]*[.S$2]/[.$D$1]" office:value-type="float" office:value="36">
            <text:p>36</text:p>
          </table:table-cell>
          <table:table-cell table:formula="of:=[.$A6]*[.T$2]/[.$D$1]" office:value-type="float" office:value="38">
            <text:p>38</text:p>
          </table:table-cell>
          <table:table-cell table:formula="of:=[.$A6]*[.U$2]/[.$D$1]" office:value-type="float" office:value="40">
            <text:p>40</text:p>
          </table:table-cell>
          <table:table-cell table:formula="of:=[.$A6]*[.V$2]/[.$D$1]" office:value-type="float" office:value="42">
            <text:p>42</text:p>
          </table:table-cell>
          <table:table-cell table:formula="of:=[.$A6]*[.W$2]/[.$D$1]" office:value-type="float" office:value="44">
            <text:p>44</text:p>
          </table:table-cell>
          <table:table-cell table:formula="of:=[.$A6]*[.X$2]/[.$D$1]" office:value-type="float" office:value="46">
            <text:p>46</text:p>
          </table:table-cell>
          <table:table-cell table:formula="of:=[.$A6]*[.Y$2]/[.$D$1]" office:value-type="float" office:value="48">
            <text:p>48</text:p>
          </table:table-cell>
          <table:table-cell table:number-columns-repeated="999"/>
        </table:table-row>
        <table:table-row table:style-name="ro1">
          <table:table-cell office:value-type="float" office:value="25">
            <text:p>25</text:p>
          </table:table-cell>
          <table:table-cell table:formula="of:=[.$A7]*[.B$2]/[.$D$1]" office:value-type="float" office:value="2.5">
            <text:p>2.5</text:p>
          </table:table-cell>
          <table:table-cell table:formula="of:=[.$A7]*[.C$2]/[.$D$1]" office:value-type="float" office:value="5">
            <text:p>5</text:p>
          </table:table-cell>
          <table:table-cell table:formula="of:=[.$A7]*[.D$2]/[.$D$1]" office:value-type="float" office:value="7.5">
            <text:p>7.5</text:p>
          </table:table-cell>
          <table:table-cell table:formula="of:=[.$A7]*[.E$2]/[.$D$1]" office:value-type="float" office:value="10">
            <text:p>10</text:p>
          </table:table-cell>
          <table:table-cell table:formula="of:=[.$A7]*[.F$2]/[.$D$1]" office:value-type="float" office:value="12.5">
            <text:p>12.5</text:p>
          </table:table-cell>
          <table:table-cell table:formula="of:=[.$A7]*[.G$2]/[.$D$1]" office:value-type="float" office:value="15">
            <text:p>15</text:p>
          </table:table-cell>
          <table:table-cell table:formula="of:=[.$A7]*[.H$2]/[.$D$1]" office:value-type="float" office:value="17.5">
            <text:p>17.5</text:p>
          </table:table-cell>
          <table:table-cell table:formula="of:=[.$A7]*[.I$2]/[.$D$1]" office:value-type="float" office:value="20">
            <text:p>20</text:p>
          </table:table-cell>
          <table:table-cell table:formula="of:=[.$A7]*[.J$2]/[.$D$1]" office:value-type="float" office:value="22.5">
            <text:p>22.5</text:p>
          </table:table-cell>
          <table:table-cell table:formula="of:=[.$A7]*[.K$2]/[.$D$1]" office:value-type="float" office:value="25">
            <text:p>25</text:p>
          </table:table-cell>
          <table:table-cell table:formula="of:=[.$A7]*[.L$2]/[.$D$1]" office:value-type="float" office:value="27.5">
            <text:p>27.5</text:p>
          </table:table-cell>
          <table:table-cell table:formula="of:=[.$A7]*[.M$2]/[.$D$1]" office:value-type="float" office:value="30">
            <text:p>30</text:p>
          </table:table-cell>
          <table:table-cell table:formula="of:=[.$A7]*[.N$2]/[.$D$1]" office:value-type="float" office:value="32.5">
            <text:p>32.5</text:p>
          </table:table-cell>
          <table:table-cell table:formula="of:=[.$A7]*[.O$2]/[.$D$1]" office:value-type="float" office:value="35">
            <text:p>35</text:p>
          </table:table-cell>
          <table:table-cell table:formula="of:=[.$A7]*[.P$2]/[.$D$1]" office:value-type="float" office:value="37.5">
            <text:p>37.5</text:p>
          </table:table-cell>
          <table:table-cell table:formula="of:=[.$A7]*[.Q$2]/[.$D$1]" office:value-type="float" office:value="40">
            <text:p>40</text:p>
          </table:table-cell>
          <table:table-cell table:formula="of:=[.$A7]*[.R$2]/[.$D$1]" office:value-type="float" office:value="42.5">
            <text:p>42.5</text:p>
          </table:table-cell>
          <table:table-cell table:formula="of:=[.$A7]*[.S$2]/[.$D$1]" office:value-type="float" office:value="45">
            <text:p>45</text:p>
          </table:table-cell>
          <table:table-cell table:formula="of:=[.$A7]*[.T$2]/[.$D$1]" office:value-type="float" office:value="47.5">
            <text:p>47.5</text:p>
          </table:table-cell>
          <table:table-cell table:formula="of:=[.$A7]*[.U$2]/[.$D$1]" office:value-type="float" office:value="50">
            <text:p>50</text:p>
          </table:table-cell>
          <table:table-cell table:formula="of:=[.$A7]*[.V$2]/[.$D$1]" office:value-type="float" office:value="52.5">
            <text:p>52.5</text:p>
          </table:table-cell>
          <table:table-cell table:formula="of:=[.$A7]*[.W$2]/[.$D$1]" office:value-type="float" office:value="55">
            <text:p>55</text:p>
          </table:table-cell>
          <table:table-cell table:formula="of:=[.$A7]*[.X$2]/[.$D$1]" office:value-type="float" office:value="57.5">
            <text:p>57.5</text:p>
          </table:table-cell>
          <table:table-cell table:formula="of:=[.$A7]*[.Y$2]/[.$D$1]" office:value-type="float" office:value="60">
            <text:p>60</text:p>
          </table:table-cell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table:formula="of:=[.$A8]*[.B$2]/[.$D$1]" office:value-type="float" office:value="3">
            <text:p>3</text:p>
          </table:table-cell>
          <table:table-cell table:formula="of:=[.$A8]*[.C$2]/[.$D$1]" office:value-type="float" office:value="6">
            <text:p>6</text:p>
          </table:table-cell>
          <table:table-cell table:formula="of:=[.$A8]*[.D$2]/[.$D$1]" office:value-type="float" office:value="9">
            <text:p>9</text:p>
          </table:table-cell>
          <table:table-cell table:formula="of:=[.$A8]*[.E$2]/[.$D$1]" office:value-type="float" office:value="12">
            <text:p>12</text:p>
          </table:table-cell>
          <table:table-cell table:formula="of:=[.$A8]*[.F$2]/[.$D$1]" office:value-type="float" office:value="15">
            <text:p>15</text:p>
          </table:table-cell>
          <table:table-cell table:formula="of:=[.$A8]*[.G$2]/[.$D$1]" office:value-type="float" office:value="18">
            <text:p>18</text:p>
          </table:table-cell>
          <table:table-cell table:formula="of:=[.$A8]*[.H$2]/[.$D$1]" office:value-type="float" office:value="21">
            <text:p>21</text:p>
          </table:table-cell>
          <table:table-cell table:formula="of:=[.$A8]*[.I$2]/[.$D$1]" office:value-type="float" office:value="24">
            <text:p>24</text:p>
          </table:table-cell>
          <table:table-cell table:formula="of:=[.$A8]*[.J$2]/[.$D$1]" office:value-type="float" office:value="27">
            <text:p>27</text:p>
          </table:table-cell>
          <table:table-cell table:formula="of:=[.$A8]*[.K$2]/[.$D$1]" office:value-type="float" office:value="30">
            <text:p>30</text:p>
          </table:table-cell>
          <table:table-cell table:formula="of:=[.$A8]*[.L$2]/[.$D$1]" office:value-type="float" office:value="33">
            <text:p>33</text:p>
          </table:table-cell>
          <table:table-cell table:formula="of:=[.$A8]*[.M$2]/[.$D$1]" office:value-type="float" office:value="36">
            <text:p>36</text:p>
          </table:table-cell>
          <table:table-cell table:formula="of:=[.$A8]*[.N$2]/[.$D$1]" office:value-type="float" office:value="39">
            <text:p>39</text:p>
          </table:table-cell>
          <table:table-cell table:formula="of:=[.$A8]*[.O$2]/[.$D$1]" office:value-type="float" office:value="42">
            <text:p>42</text:p>
          </table:table-cell>
          <table:table-cell table:formula="of:=[.$A8]*[.P$2]/[.$D$1]" office:value-type="float" office:value="45">
            <text:p>45</text:p>
          </table:table-cell>
          <table:table-cell table:formula="of:=[.$A8]*[.Q$2]/[.$D$1]" office:value-type="float" office:value="48">
            <text:p>48</text:p>
          </table:table-cell>
          <table:table-cell table:formula="of:=[.$A8]*[.R$2]/[.$D$1]" office:value-type="float" office:value="51">
            <text:p>51</text:p>
          </table:table-cell>
          <table:table-cell table:formula="of:=[.$A8]*[.S$2]/[.$D$1]" office:value-type="float" office:value="54">
            <text:p>54</text:p>
          </table:table-cell>
          <table:table-cell table:formula="of:=[.$A8]*[.T$2]/[.$D$1]" office:value-type="float" office:value="57">
            <text:p>57</text:p>
          </table:table-cell>
          <table:table-cell table:formula="of:=[.$A8]*[.U$2]/[.$D$1]" office:value-type="float" office:value="60">
            <text:p>60</text:p>
          </table:table-cell>
          <table:table-cell table:formula="of:=[.$A8]*[.V$2]/[.$D$1]" office:value-type="float" office:value="63">
            <text:p>63</text:p>
          </table:table-cell>
          <table:table-cell table:formula="of:=[.$A8]*[.W$2]/[.$D$1]" office:value-type="float" office:value="66">
            <text:p>66</text:p>
          </table:table-cell>
          <table:table-cell table:formula="of:=[.$A8]*[.X$2]/[.$D$1]" office:value-type="float" office:value="69">
            <text:p>69</text:p>
          </table:table-cell>
          <table:table-cell table:formula="of:=[.$A8]*[.Y$2]/[.$D$1]" office:value-type="float" office:value="72">
            <text:p>72</text:p>
          </table:table-cell>
          <table:table-cell table:number-columns-repeated="999"/>
        </table:table-row>
        <table:table-row table:style-name="ro1">
          <table:table-cell office:value-type="float" office:value="35">
            <text:p>35</text:p>
          </table:table-cell>
          <table:table-cell table:formula="of:=[.$A9]*[.B$2]/[.$D$1]" office:value-type="float" office:value="3.5">
            <text:p>3.5</text:p>
          </table:table-cell>
          <table:table-cell table:formula="of:=[.$A9]*[.C$2]/[.$D$1]" office:value-type="float" office:value="7">
            <text:p>7</text:p>
          </table:table-cell>
          <table:table-cell table:formula="of:=[.$A9]*[.D$2]/[.$D$1]" office:value-type="float" office:value="10.5">
            <text:p>10.5</text:p>
          </table:table-cell>
          <table:table-cell table:formula="of:=[.$A9]*[.E$2]/[.$D$1]" office:value-type="float" office:value="14">
            <text:p>14</text:p>
          </table:table-cell>
          <table:table-cell table:formula="of:=[.$A9]*[.F$2]/[.$D$1]" office:value-type="float" office:value="17.5">
            <text:p>17.5</text:p>
          </table:table-cell>
          <table:table-cell table:formula="of:=[.$A9]*[.G$2]/[.$D$1]" office:value-type="float" office:value="21">
            <text:p>21</text:p>
          </table:table-cell>
          <table:table-cell table:formula="of:=[.$A9]*[.H$2]/[.$D$1]" office:value-type="float" office:value="24.5">
            <text:p>24.5</text:p>
          </table:table-cell>
          <table:table-cell table:formula="of:=[.$A9]*[.I$2]/[.$D$1]" office:value-type="float" office:value="28">
            <text:p>28</text:p>
          </table:table-cell>
          <table:table-cell table:formula="of:=[.$A9]*[.J$2]/[.$D$1]" office:value-type="float" office:value="31.5">
            <text:p>31.5</text:p>
          </table:table-cell>
          <table:table-cell table:formula="of:=[.$A9]*[.K$2]/[.$D$1]" office:value-type="float" office:value="35">
            <text:p>35</text:p>
          </table:table-cell>
          <table:table-cell table:formula="of:=[.$A9]*[.L$2]/[.$D$1]" office:value-type="float" office:value="38.5">
            <text:p>38.5</text:p>
          </table:table-cell>
          <table:table-cell table:formula="of:=[.$A9]*[.M$2]/[.$D$1]" office:value-type="float" office:value="42">
            <text:p>42</text:p>
          </table:table-cell>
          <table:table-cell table:formula="of:=[.$A9]*[.N$2]/[.$D$1]" office:value-type="float" office:value="45.5">
            <text:p>45.5</text:p>
          </table:table-cell>
          <table:table-cell table:formula="of:=[.$A9]*[.O$2]/[.$D$1]" office:value-type="float" office:value="49">
            <text:p>49</text:p>
          </table:table-cell>
          <table:table-cell table:formula="of:=[.$A9]*[.P$2]/[.$D$1]" office:value-type="float" office:value="52.5">
            <text:p>52.5</text:p>
          </table:table-cell>
          <table:table-cell table:formula="of:=[.$A9]*[.Q$2]/[.$D$1]" office:value-type="float" office:value="56">
            <text:p>56</text:p>
          </table:table-cell>
          <table:table-cell table:formula="of:=[.$A9]*[.R$2]/[.$D$1]" office:value-type="float" office:value="59.5">
            <text:p>59.5</text:p>
          </table:table-cell>
          <table:table-cell table:formula="of:=[.$A9]*[.S$2]/[.$D$1]" office:value-type="float" office:value="63">
            <text:p>63</text:p>
          </table:table-cell>
          <table:table-cell table:formula="of:=[.$A9]*[.T$2]/[.$D$1]" office:value-type="float" office:value="66.5">
            <text:p>66.5</text:p>
          </table:table-cell>
          <table:table-cell table:formula="of:=[.$A9]*[.U$2]/[.$D$1]" office:value-type="float" office:value="70">
            <text:p>70</text:p>
          </table:table-cell>
          <table:table-cell table:formula="of:=[.$A9]*[.V$2]/[.$D$1]" office:value-type="float" office:value="73.5">
            <text:p>73.5</text:p>
          </table:table-cell>
          <table:table-cell table:formula="of:=[.$A9]*[.W$2]/[.$D$1]" office:value-type="float" office:value="77">
            <text:p>77</text:p>
          </table:table-cell>
          <table:table-cell table:formula="of:=[.$A9]*[.X$2]/[.$D$1]" office:value-type="float" office:value="80.5">
            <text:p>80.5</text:p>
          </table:table-cell>
          <table:table-cell table:formula="of:=[.$A9]*[.Y$2]/[.$D$1]" office:value-type="float" office:value="84">
            <text:p>84</text:p>
          </table:table-cell>
          <table:table-cell table:number-columns-repeated="999"/>
        </table:table-row>
        <table:table-row table:style-name="ro1">
          <table:table-cell office:value-type="float" office:value="40">
            <text:p>40</text:p>
          </table:table-cell>
          <table:table-cell table:formula="of:=[.$A10]*[.B$2]/[.$D$1]" office:value-type="float" office:value="4">
            <text:p>4</text:p>
          </table:table-cell>
          <table:table-cell table:formula="of:=[.$A10]*[.C$2]/[.$D$1]" office:value-type="float" office:value="8">
            <text:p>8</text:p>
          </table:table-cell>
          <table:table-cell table:formula="of:=[.$A10]*[.D$2]/[.$D$1]" office:value-type="float" office:value="12">
            <text:p>12</text:p>
          </table:table-cell>
          <table:table-cell table:formula="of:=[.$A10]*[.E$2]/[.$D$1]" office:value-type="float" office:value="16">
            <text:p>16</text:p>
          </table:table-cell>
          <table:table-cell table:formula="of:=[.$A10]*[.F$2]/[.$D$1]" office:value-type="float" office:value="20">
            <text:p>20</text:p>
          </table:table-cell>
          <table:table-cell table:formula="of:=[.$A10]*[.G$2]/[.$D$1]" office:value-type="float" office:value="24">
            <text:p>24</text:p>
          </table:table-cell>
          <table:table-cell table:formula="of:=[.$A10]*[.H$2]/[.$D$1]" office:value-type="float" office:value="28">
            <text:p>28</text:p>
          </table:table-cell>
          <table:table-cell table:formula="of:=[.$A10]*[.I$2]/[.$D$1]" office:value-type="float" office:value="32">
            <text:p>32</text:p>
          </table:table-cell>
          <table:table-cell table:formula="of:=[.$A10]*[.J$2]/[.$D$1]" office:value-type="float" office:value="36">
            <text:p>36</text:p>
          </table:table-cell>
          <table:table-cell table:formula="of:=[.$A10]*[.K$2]/[.$D$1]" office:value-type="float" office:value="40">
            <text:p>40</text:p>
          </table:table-cell>
          <table:table-cell table:formula="of:=[.$A10]*[.L$2]/[.$D$1]" office:value-type="float" office:value="44">
            <text:p>44</text:p>
          </table:table-cell>
          <table:table-cell table:formula="of:=[.$A10]*[.M$2]/[.$D$1]" office:value-type="float" office:value="48">
            <text:p>48</text:p>
          </table:table-cell>
          <table:table-cell table:formula="of:=[.$A10]*[.N$2]/[.$D$1]" office:value-type="float" office:value="52">
            <text:p>52</text:p>
          </table:table-cell>
          <table:table-cell table:formula="of:=[.$A10]*[.O$2]/[.$D$1]" office:value-type="float" office:value="56">
            <text:p>56</text:p>
          </table:table-cell>
          <table:table-cell table:formula="of:=[.$A10]*[.P$2]/[.$D$1]" office:value-type="float" office:value="60">
            <text:p>60</text:p>
          </table:table-cell>
          <table:table-cell table:formula="of:=[.$A10]*[.Q$2]/[.$D$1]" office:value-type="float" office:value="64">
            <text:p>64</text:p>
          </table:table-cell>
          <table:table-cell table:formula="of:=[.$A10]*[.R$2]/[.$D$1]" office:value-type="float" office:value="68">
            <text:p>68</text:p>
          </table:table-cell>
          <table:table-cell table:formula="of:=[.$A10]*[.S$2]/[.$D$1]" office:value-type="float" office:value="72">
            <text:p>72</text:p>
          </table:table-cell>
          <table:table-cell table:formula="of:=[.$A10]*[.T$2]/[.$D$1]" office:value-type="float" office:value="76">
            <text:p>76</text:p>
          </table:table-cell>
          <table:table-cell table:formula="of:=[.$A10]*[.U$2]/[.$D$1]" office:value-type="float" office:value="80">
            <text:p>80</text:p>
          </table:table-cell>
          <table:table-cell table:formula="of:=[.$A10]*[.V$2]/[.$D$1]" office:value-type="float" office:value="84">
            <text:p>84</text:p>
          </table:table-cell>
          <table:table-cell table:formula="of:=[.$A10]*[.W$2]/[.$D$1]" office:value-type="float" office:value="88">
            <text:p>88</text:p>
          </table:table-cell>
          <table:table-cell table:formula="of:=[.$A10]*[.X$2]/[.$D$1]" office:value-type="float" office:value="92">
            <text:p>92</text:p>
          </table:table-cell>
          <table:table-cell table:formula="of:=[.$A10]*[.Y$2]/[.$D$1]" office:value-type="float" office:value="96">
            <text:p>96</text:p>
          </table:table-cell>
          <table:table-cell table:number-columns-repeated="999"/>
        </table:table-row>
        <table:table-row table:style-name="ro1">
          <table:table-cell office:value-type="float" office:value="45">
            <text:p>45</text:p>
          </table:table-cell>
          <table:table-cell table:formula="of:=[.$A11]*[.B$2]/[.$D$1]" office:value-type="float" office:value="4.5">
            <text:p>4.5</text:p>
          </table:table-cell>
          <table:table-cell table:formula="of:=[.$A11]*[.C$2]/[.$D$1]" office:value-type="float" office:value="9">
            <text:p>9</text:p>
          </table:table-cell>
          <table:table-cell table:formula="of:=[.$A11]*[.D$2]/[.$D$1]" office:value-type="float" office:value="13.5">
            <text:p>13.5</text:p>
          </table:table-cell>
          <table:table-cell table:formula="of:=[.$A11]*[.E$2]/[.$D$1]" office:value-type="float" office:value="18">
            <text:p>18</text:p>
          </table:table-cell>
          <table:table-cell table:formula="of:=[.$A11]*[.F$2]/[.$D$1]" office:value-type="float" office:value="22.5">
            <text:p>22.5</text:p>
          </table:table-cell>
          <table:table-cell table:formula="of:=[.$A11]*[.G$2]/[.$D$1]" office:value-type="float" office:value="27">
            <text:p>27</text:p>
          </table:table-cell>
          <table:table-cell table:formula="of:=[.$A11]*[.H$2]/[.$D$1]" office:value-type="float" office:value="31.5">
            <text:p>31.5</text:p>
          </table:table-cell>
          <table:table-cell table:formula="of:=[.$A11]*[.I$2]/[.$D$1]" office:value-type="float" office:value="36">
            <text:p>36</text:p>
          </table:table-cell>
          <table:table-cell table:formula="of:=[.$A11]*[.J$2]/[.$D$1]" office:value-type="float" office:value="40.5">
            <text:p>40.5</text:p>
          </table:table-cell>
          <table:table-cell table:formula="of:=[.$A11]*[.K$2]/[.$D$1]" office:value-type="float" office:value="45">
            <text:p>45</text:p>
          </table:table-cell>
          <table:table-cell table:formula="of:=[.$A11]*[.L$2]/[.$D$1]" office:value-type="float" office:value="49.5">
            <text:p>49.5</text:p>
          </table:table-cell>
          <table:table-cell table:formula="of:=[.$A11]*[.M$2]/[.$D$1]" office:value-type="float" office:value="54">
            <text:p>54</text:p>
          </table:table-cell>
          <table:table-cell table:formula="of:=[.$A11]*[.N$2]/[.$D$1]" office:value-type="float" office:value="58.5">
            <text:p>58.5</text:p>
          </table:table-cell>
          <table:table-cell table:formula="of:=[.$A11]*[.O$2]/[.$D$1]" office:value-type="float" office:value="63">
            <text:p>63</text:p>
          </table:table-cell>
          <table:table-cell table:formula="of:=[.$A11]*[.P$2]/[.$D$1]" office:value-type="float" office:value="67.5">
            <text:p>67.5</text:p>
          </table:table-cell>
          <table:table-cell table:formula="of:=[.$A11]*[.Q$2]/[.$D$1]" office:value-type="float" office:value="72">
            <text:p>72</text:p>
          </table:table-cell>
          <table:table-cell table:formula="of:=[.$A11]*[.R$2]/[.$D$1]" office:value-type="float" office:value="76.5">
            <text:p>76.5</text:p>
          </table:table-cell>
          <table:table-cell table:formula="of:=[.$A11]*[.S$2]/[.$D$1]" office:value-type="float" office:value="81">
            <text:p>81</text:p>
          </table:table-cell>
          <table:table-cell table:formula="of:=[.$A11]*[.T$2]/[.$D$1]" office:value-type="float" office:value="85.5">
            <text:p>85.5</text:p>
          </table:table-cell>
          <table:table-cell table:formula="of:=[.$A11]*[.U$2]/[.$D$1]" office:value-type="float" office:value="90">
            <text:p>90</text:p>
          </table:table-cell>
          <table:table-cell table:formula="of:=[.$A11]*[.V$2]/[.$D$1]" office:value-type="float" office:value="94.5">
            <text:p>94.5</text:p>
          </table:table-cell>
          <table:table-cell table:formula="of:=[.$A11]*[.W$2]/[.$D$1]" office:value-type="float" office:value="99">
            <text:p>99</text:p>
          </table:table-cell>
          <table:table-cell table:formula="of:=[.$A11]*[.X$2]/[.$D$1]" office:value-type="float" office:value="103.5">
            <text:p>103.5</text:p>
          </table:table-cell>
          <table:table-cell table:formula="of:=[.$A11]*[.Y$2]/[.$D$1]" office:value-type="float" office:value="108">
            <text:p>108</text:p>
          </table:table-cell>
          <table:table-cell table:number-columns-repeated="999"/>
        </table:table-row>
        <table:table-row table:style-name="ro1">
          <table:table-cell office:value-type="float" office:value="50">
            <text:p>50</text:p>
          </table:table-cell>
          <table:table-cell table:formula="of:=[.$A12]*[.B$2]/[.$D$1]" office:value-type="float" office:value="5">
            <text:p>5</text:p>
          </table:table-cell>
          <table:table-cell table:formula="of:=[.$A12]*[.C$2]/[.$D$1]" office:value-type="float" office:value="10">
            <text:p>10</text:p>
          </table:table-cell>
          <table:table-cell table:formula="of:=[.$A12]*[.D$2]/[.$D$1]" office:value-type="float" office:value="15">
            <text:p>15</text:p>
          </table:table-cell>
          <table:table-cell table:formula="of:=[.$A12]*[.E$2]/[.$D$1]" office:value-type="float" office:value="20">
            <text:p>20</text:p>
          </table:table-cell>
          <table:table-cell table:formula="of:=[.$A12]*[.F$2]/[.$D$1]" office:value-type="float" office:value="25">
            <text:p>25</text:p>
          </table:table-cell>
          <table:table-cell table:formula="of:=[.$A12]*[.G$2]/[.$D$1]" office:value-type="float" office:value="30">
            <text:p>30</text:p>
          </table:table-cell>
          <table:table-cell table:formula="of:=[.$A12]*[.H$2]/[.$D$1]" office:value-type="float" office:value="35">
            <text:p>35</text:p>
          </table:table-cell>
          <table:table-cell table:formula="of:=[.$A12]*[.I$2]/[.$D$1]" office:value-type="float" office:value="40">
            <text:p>40</text:p>
          </table:table-cell>
          <table:table-cell table:formula="of:=[.$A12]*[.J$2]/[.$D$1]" office:value-type="float" office:value="45">
            <text:p>45</text:p>
          </table:table-cell>
          <table:table-cell table:formula="of:=[.$A12]*[.K$2]/[.$D$1]" office:value-type="float" office:value="50">
            <text:p>50</text:p>
          </table:table-cell>
          <table:table-cell table:formula="of:=[.$A12]*[.L$2]/[.$D$1]" office:value-type="float" office:value="55">
            <text:p>55</text:p>
          </table:table-cell>
          <table:table-cell table:formula="of:=[.$A12]*[.M$2]/[.$D$1]" office:value-type="float" office:value="60">
            <text:p>60</text:p>
          </table:table-cell>
          <table:table-cell table:formula="of:=[.$A12]*[.N$2]/[.$D$1]" office:value-type="float" office:value="65">
            <text:p>65</text:p>
          </table:table-cell>
          <table:table-cell table:formula="of:=[.$A12]*[.O$2]/[.$D$1]" office:value-type="float" office:value="70">
            <text:p>70</text:p>
          </table:table-cell>
          <table:table-cell table:formula="of:=[.$A12]*[.P$2]/[.$D$1]" office:value-type="float" office:value="75">
            <text:p>75</text:p>
          </table:table-cell>
          <table:table-cell table:formula="of:=[.$A12]*[.Q$2]/[.$D$1]" office:value-type="float" office:value="80">
            <text:p>80</text:p>
          </table:table-cell>
          <table:table-cell table:formula="of:=[.$A12]*[.R$2]/[.$D$1]" office:value-type="float" office:value="85">
            <text:p>85</text:p>
          </table:table-cell>
          <table:table-cell table:formula="of:=[.$A12]*[.S$2]/[.$D$1]" office:value-type="float" office:value="90">
            <text:p>90</text:p>
          </table:table-cell>
          <table:table-cell table:formula="of:=[.$A12]*[.T$2]/[.$D$1]" office:value-type="float" office:value="95">
            <text:p>95</text:p>
          </table:table-cell>
          <table:table-cell table:formula="of:=[.$A12]*[.U$2]/[.$D$1]" office:value-type="float" office:value="100">
            <text:p>100</text:p>
          </table:table-cell>
          <table:table-cell table:formula="of:=[.$A12]*[.V$2]/[.$D$1]" office:value-type="float" office:value="105">
            <text:p>105</text:p>
          </table:table-cell>
          <table:table-cell table:formula="of:=[.$A12]*[.W$2]/[.$D$1]" office:value-type="float" office:value="110">
            <text:p>110</text:p>
          </table:table-cell>
          <table:table-cell table:formula="of:=[.$A12]*[.X$2]/[.$D$1]" office:value-type="float" office:value="115">
            <text:p>115</text:p>
          </table:table-cell>
          <table:table-cell table:formula="of:=[.$A12]*[.Y$2]/[.$D$1]" office:value-type="float" office:value="120">
            <text:p>120</text:p>
          </table:table-cell>
          <table:table-cell table:number-columns-repeated="999"/>
        </table:table-row>
        <table:table-row table:style-name="ro1">
          <table:table-cell office:value-type="float" office:value="55">
            <text:p>55</text:p>
          </table:table-cell>
          <table:table-cell table:formula="of:=[.$A13]*[.B$2]/[.$D$1]" office:value-type="float" office:value="5.5">
            <text:p>5.5</text:p>
          </table:table-cell>
          <table:table-cell table:formula="of:=[.$A13]*[.C$2]/[.$D$1]" office:value-type="float" office:value="11">
            <text:p>11</text:p>
          </table:table-cell>
          <table:table-cell table:formula="of:=[.$A13]*[.D$2]/[.$D$1]" office:value-type="float" office:value="16.5">
            <text:p>16.5</text:p>
          </table:table-cell>
          <table:table-cell table:formula="of:=[.$A13]*[.E$2]/[.$D$1]" office:value-type="float" office:value="22">
            <text:p>22</text:p>
          </table:table-cell>
          <table:table-cell table:formula="of:=[.$A13]*[.F$2]/[.$D$1]" office:value-type="float" office:value="27.5">
            <text:p>27.5</text:p>
          </table:table-cell>
          <table:table-cell table:formula="of:=[.$A13]*[.G$2]/[.$D$1]" office:value-type="float" office:value="33">
            <text:p>33</text:p>
          </table:table-cell>
          <table:table-cell table:formula="of:=[.$A13]*[.H$2]/[.$D$1]" office:value-type="float" office:value="38.5">
            <text:p>38.5</text:p>
          </table:table-cell>
          <table:table-cell table:formula="of:=[.$A13]*[.I$2]/[.$D$1]" office:value-type="float" office:value="44">
            <text:p>44</text:p>
          </table:table-cell>
          <table:table-cell table:formula="of:=[.$A13]*[.J$2]/[.$D$1]" office:value-type="float" office:value="49.5">
            <text:p>49.5</text:p>
          </table:table-cell>
          <table:table-cell table:formula="of:=[.$A13]*[.K$2]/[.$D$1]" office:value-type="float" office:value="55">
            <text:p>55</text:p>
          </table:table-cell>
          <table:table-cell table:formula="of:=[.$A13]*[.L$2]/[.$D$1]" office:value-type="float" office:value="60.5">
            <text:p>60.5</text:p>
          </table:table-cell>
          <table:table-cell table:formula="of:=[.$A13]*[.M$2]/[.$D$1]" office:value-type="float" office:value="66">
            <text:p>66</text:p>
          </table:table-cell>
          <table:table-cell table:formula="of:=[.$A13]*[.N$2]/[.$D$1]" office:value-type="float" office:value="71.5">
            <text:p>71.5</text:p>
          </table:table-cell>
          <table:table-cell table:formula="of:=[.$A13]*[.O$2]/[.$D$1]" office:value-type="float" office:value="77">
            <text:p>77</text:p>
          </table:table-cell>
          <table:table-cell table:formula="of:=[.$A13]*[.P$2]/[.$D$1]" office:value-type="float" office:value="82.5">
            <text:p>82.5</text:p>
          </table:table-cell>
          <table:table-cell table:formula="of:=[.$A13]*[.Q$2]/[.$D$1]" office:value-type="float" office:value="88">
            <text:p>88</text:p>
          </table:table-cell>
          <table:table-cell table:formula="of:=[.$A13]*[.R$2]/[.$D$1]" office:value-type="float" office:value="93.5">
            <text:p>93.5</text:p>
          </table:table-cell>
          <table:table-cell table:formula="of:=[.$A13]*[.S$2]/[.$D$1]" office:value-type="float" office:value="99">
            <text:p>99</text:p>
          </table:table-cell>
          <table:table-cell table:formula="of:=[.$A13]*[.T$2]/[.$D$1]" office:value-type="float" office:value="104.5">
            <text:p>104.5</text:p>
          </table:table-cell>
          <table:table-cell table:formula="of:=[.$A13]*[.U$2]/[.$D$1]" office:value-type="float" office:value="110">
            <text:p>110</text:p>
          </table:table-cell>
          <table:table-cell table:formula="of:=[.$A13]*[.V$2]/[.$D$1]" office:value-type="float" office:value="115.5">
            <text:p>115.5</text:p>
          </table:table-cell>
          <table:table-cell table:formula="of:=[.$A13]*[.W$2]/[.$D$1]" office:value-type="float" office:value="121">
            <text:p>121</text:p>
          </table:table-cell>
          <table:table-cell table:formula="of:=[.$A13]*[.X$2]/[.$D$1]" office:value-type="float" office:value="126.5">
            <text:p>126.5</text:p>
          </table:table-cell>
          <table:table-cell table:formula="of:=[.$A13]*[.Y$2]/[.$D$1]" office:value-type="float" office:value="132">
            <text:p>132</text:p>
          </table:table-cell>
          <table:table-cell table:number-columns-repeated="999"/>
        </table:table-row>
        <table:table-row table:style-name="ro1">
          <table:table-cell office:value-type="float" office:value="60">
            <text:p>60</text:p>
          </table:table-cell>
          <table:table-cell table:formula="of:=[.$A14]*[.B$2]/[.$D$1]" office:value-type="float" office:value="6">
            <text:p>6</text:p>
          </table:table-cell>
          <table:table-cell table:formula="of:=[.$A14]*[.C$2]/[.$D$1]" office:value-type="float" office:value="12">
            <text:p>12</text:p>
          </table:table-cell>
          <table:table-cell table:formula="of:=[.$A14]*[.D$2]/[.$D$1]" office:value-type="float" office:value="18">
            <text:p>18</text:p>
          </table:table-cell>
          <table:table-cell table:formula="of:=[.$A14]*[.E$2]/[.$D$1]" office:value-type="float" office:value="24">
            <text:p>24</text:p>
          </table:table-cell>
          <table:table-cell table:formula="of:=[.$A14]*[.F$2]/[.$D$1]" office:value-type="float" office:value="30">
            <text:p>30</text:p>
          </table:table-cell>
          <table:table-cell table:formula="of:=[.$A14]*[.G$2]/[.$D$1]" office:value-type="float" office:value="36">
            <text:p>36</text:p>
          </table:table-cell>
          <table:table-cell table:formula="of:=[.$A14]*[.H$2]/[.$D$1]" office:value-type="float" office:value="42">
            <text:p>42</text:p>
          </table:table-cell>
          <table:table-cell table:formula="of:=[.$A14]*[.I$2]/[.$D$1]" office:value-type="float" office:value="48">
            <text:p>48</text:p>
          </table:table-cell>
          <table:table-cell table:formula="of:=[.$A14]*[.J$2]/[.$D$1]" office:value-type="float" office:value="54">
            <text:p>54</text:p>
          </table:table-cell>
          <table:table-cell table:formula="of:=[.$A14]*[.K$2]/[.$D$1]" office:value-type="float" office:value="60">
            <text:p>60</text:p>
          </table:table-cell>
          <table:table-cell table:formula="of:=[.$A14]*[.L$2]/[.$D$1]" office:value-type="float" office:value="66">
            <text:p>66</text:p>
          </table:table-cell>
          <table:table-cell table:formula="of:=[.$A14]*[.M$2]/[.$D$1]" office:value-type="float" office:value="72">
            <text:p>72</text:p>
          </table:table-cell>
          <table:table-cell table:formula="of:=[.$A14]*[.N$2]/[.$D$1]" office:value-type="float" office:value="78">
            <text:p>78</text:p>
          </table:table-cell>
          <table:table-cell table:formula="of:=[.$A14]*[.O$2]/[.$D$1]" office:value-type="float" office:value="84">
            <text:p>84</text:p>
          </table:table-cell>
          <table:table-cell table:formula="of:=[.$A14]*[.P$2]/[.$D$1]" office:value-type="float" office:value="90">
            <text:p>90</text:p>
          </table:table-cell>
          <table:table-cell table:formula="of:=[.$A14]*[.Q$2]/[.$D$1]" office:value-type="float" office:value="96">
            <text:p>96</text:p>
          </table:table-cell>
          <table:table-cell table:formula="of:=[.$A14]*[.R$2]/[.$D$1]" office:value-type="float" office:value="102">
            <text:p>102</text:p>
          </table:table-cell>
          <table:table-cell table:formula="of:=[.$A14]*[.S$2]/[.$D$1]" office:value-type="float" office:value="108">
            <text:p>108</text:p>
          </table:table-cell>
          <table:table-cell table:formula="of:=[.$A14]*[.T$2]/[.$D$1]" office:value-type="float" office:value="114">
            <text:p>114</text:p>
          </table:table-cell>
          <table:table-cell table:formula="of:=[.$A14]*[.U$2]/[.$D$1]" office:value-type="float" office:value="120">
            <text:p>120</text:p>
          </table:table-cell>
          <table:table-cell table:formula="of:=[.$A14]*[.V$2]/[.$D$1]" office:value-type="float" office:value="126">
            <text:p>126</text:p>
          </table:table-cell>
          <table:table-cell table:formula="of:=[.$A14]*[.W$2]/[.$D$1]" office:value-type="float" office:value="132">
            <text:p>132</text:p>
          </table:table-cell>
          <table:table-cell table:formula="of:=[.$A14]*[.X$2]/[.$D$1]" office:value-type="float" office:value="138">
            <text:p>138</text:p>
          </table:table-cell>
          <table:table-cell table:formula="of:=[.$A14]*[.Y$2]/[.$D$1]" office:value-type="float" office:value="144">
            <text:p>144</text:p>
          </table:table-cell>
          <table:table-cell table:number-columns-repeated="999"/>
        </table:table-row>
        <table:table-row table:style-name="ro1">
          <table:table-cell office:value-type="float" office:value="65">
            <text:p>65</text:p>
          </table:table-cell>
          <table:table-cell table:formula="of:=[.$A15]*[.B$2]/[.$D$1]" office:value-type="float" office:value="6.5">
            <text:p>6.5</text:p>
          </table:table-cell>
          <table:table-cell table:formula="of:=[.$A15]*[.C$2]/[.$D$1]" office:value-type="float" office:value="13">
            <text:p>13</text:p>
          </table:table-cell>
          <table:table-cell table:formula="of:=[.$A15]*[.D$2]/[.$D$1]" office:value-type="float" office:value="19.5">
            <text:p>19.5</text:p>
          </table:table-cell>
          <table:table-cell table:formula="of:=[.$A15]*[.E$2]/[.$D$1]" office:value-type="float" office:value="26">
            <text:p>26</text:p>
          </table:table-cell>
          <table:table-cell table:formula="of:=[.$A15]*[.F$2]/[.$D$1]" office:value-type="float" office:value="32.5">
            <text:p>32.5</text:p>
          </table:table-cell>
          <table:table-cell table:formula="of:=[.$A15]*[.G$2]/[.$D$1]" office:value-type="float" office:value="39">
            <text:p>39</text:p>
          </table:table-cell>
          <table:table-cell table:formula="of:=[.$A15]*[.H$2]/[.$D$1]" office:value-type="float" office:value="45.5">
            <text:p>45.5</text:p>
          </table:table-cell>
          <table:table-cell table:formula="of:=[.$A15]*[.I$2]/[.$D$1]" office:value-type="float" office:value="52">
            <text:p>52</text:p>
          </table:table-cell>
          <table:table-cell table:formula="of:=[.$A15]*[.J$2]/[.$D$1]" office:value-type="float" office:value="58.5">
            <text:p>58.5</text:p>
          </table:table-cell>
          <table:table-cell table:formula="of:=[.$A15]*[.K$2]/[.$D$1]" office:value-type="float" office:value="65">
            <text:p>65</text:p>
          </table:table-cell>
          <table:table-cell table:formula="of:=[.$A15]*[.L$2]/[.$D$1]" office:value-type="float" office:value="71.5">
            <text:p>71.5</text:p>
          </table:table-cell>
          <table:table-cell table:formula="of:=[.$A15]*[.M$2]/[.$D$1]" office:value-type="float" office:value="78">
            <text:p>78</text:p>
          </table:table-cell>
          <table:table-cell table:formula="of:=[.$A15]*[.N$2]/[.$D$1]" office:value-type="float" office:value="84.5">
            <text:p>84.5</text:p>
          </table:table-cell>
          <table:table-cell table:formula="of:=[.$A15]*[.O$2]/[.$D$1]" office:value-type="float" office:value="91">
            <text:p>91</text:p>
          </table:table-cell>
          <table:table-cell table:formula="of:=[.$A15]*[.P$2]/[.$D$1]" office:value-type="float" office:value="97.5">
            <text:p>97.5</text:p>
          </table:table-cell>
          <table:table-cell table:formula="of:=[.$A15]*[.Q$2]/[.$D$1]" office:value-type="float" office:value="104">
            <text:p>104</text:p>
          </table:table-cell>
          <table:table-cell table:formula="of:=[.$A15]*[.R$2]/[.$D$1]" office:value-type="float" office:value="110.5">
            <text:p>110.5</text:p>
          </table:table-cell>
          <table:table-cell table:formula="of:=[.$A15]*[.S$2]/[.$D$1]" office:value-type="float" office:value="117">
            <text:p>117</text:p>
          </table:table-cell>
          <table:table-cell table:formula="of:=[.$A15]*[.T$2]/[.$D$1]" office:value-type="float" office:value="123.5">
            <text:p>123.5</text:p>
          </table:table-cell>
          <table:table-cell table:formula="of:=[.$A15]*[.U$2]/[.$D$1]" office:value-type="float" office:value="130">
            <text:p>130</text:p>
          </table:table-cell>
          <table:table-cell table:formula="of:=[.$A15]*[.V$2]/[.$D$1]" office:value-type="float" office:value="136.5">
            <text:p>136.5</text:p>
          </table:table-cell>
          <table:table-cell table:formula="of:=[.$A15]*[.W$2]/[.$D$1]" office:value-type="float" office:value="143">
            <text:p>143</text:p>
          </table:table-cell>
          <table:table-cell table:formula="of:=[.$A15]*[.X$2]/[.$D$1]" office:value-type="float" office:value="149.5">
            <text:p>149.5</text:p>
          </table:table-cell>
          <table:table-cell table:formula="of:=[.$A15]*[.Y$2]/[.$D$1]" office:value-type="float" office:value="156">
            <text:p>156</text:p>
          </table:table-cell>
          <table:table-cell table:number-columns-repeated="999"/>
        </table:table-row>
        <table:table-row table:style-name="ro1">
          <table:table-cell office:value-type="float" office:value="70">
            <text:p>70</text:p>
          </table:table-cell>
          <table:table-cell table:formula="of:=[.$A16]*[.B$2]/[.$D$1]" office:value-type="float" office:value="7">
            <text:p>7</text:p>
          </table:table-cell>
          <table:table-cell table:formula="of:=[.$A16]*[.C$2]/[.$D$1]" office:value-type="float" office:value="14">
            <text:p>14</text:p>
          </table:table-cell>
          <table:table-cell table:formula="of:=[.$A16]*[.D$2]/[.$D$1]" office:value-type="float" office:value="21">
            <text:p>21</text:p>
          </table:table-cell>
          <table:table-cell table:formula="of:=[.$A16]*[.E$2]/[.$D$1]" office:value-type="float" office:value="28">
            <text:p>28</text:p>
          </table:table-cell>
          <table:table-cell table:formula="of:=[.$A16]*[.F$2]/[.$D$1]" office:value-type="float" office:value="35">
            <text:p>35</text:p>
          </table:table-cell>
          <table:table-cell table:formula="of:=[.$A16]*[.G$2]/[.$D$1]" office:value-type="float" office:value="42">
            <text:p>42</text:p>
          </table:table-cell>
          <table:table-cell table:formula="of:=[.$A16]*[.H$2]/[.$D$1]" office:value-type="float" office:value="49">
            <text:p>49</text:p>
          </table:table-cell>
          <table:table-cell table:formula="of:=[.$A16]*[.I$2]/[.$D$1]" office:value-type="float" office:value="56">
            <text:p>56</text:p>
          </table:table-cell>
          <table:table-cell table:formula="of:=[.$A16]*[.J$2]/[.$D$1]" office:value-type="float" office:value="63">
            <text:p>63</text:p>
          </table:table-cell>
          <table:table-cell table:formula="of:=[.$A16]*[.K$2]/[.$D$1]" office:value-type="float" office:value="70">
            <text:p>70</text:p>
          </table:table-cell>
          <table:table-cell table:formula="of:=[.$A16]*[.L$2]/[.$D$1]" office:value-type="float" office:value="77">
            <text:p>77</text:p>
          </table:table-cell>
          <table:table-cell table:formula="of:=[.$A16]*[.M$2]/[.$D$1]" office:value-type="float" office:value="84">
            <text:p>84</text:p>
          </table:table-cell>
          <table:table-cell table:formula="of:=[.$A16]*[.N$2]/[.$D$1]" office:value-type="float" office:value="91">
            <text:p>91</text:p>
          </table:table-cell>
          <table:table-cell table:formula="of:=[.$A16]*[.O$2]/[.$D$1]" office:value-type="float" office:value="98">
            <text:p>98</text:p>
          </table:table-cell>
          <table:table-cell table:formula="of:=[.$A16]*[.P$2]/[.$D$1]" office:value-type="float" office:value="105">
            <text:p>105</text:p>
          </table:table-cell>
          <table:table-cell table:formula="of:=[.$A16]*[.Q$2]/[.$D$1]" office:value-type="float" office:value="112">
            <text:p>112</text:p>
          </table:table-cell>
          <table:table-cell table:formula="of:=[.$A16]*[.R$2]/[.$D$1]" office:value-type="float" office:value="119">
            <text:p>119</text:p>
          </table:table-cell>
          <table:table-cell table:formula="of:=[.$A16]*[.S$2]/[.$D$1]" office:value-type="float" office:value="126">
            <text:p>126</text:p>
          </table:table-cell>
          <table:table-cell table:formula="of:=[.$A16]*[.T$2]/[.$D$1]" office:value-type="float" office:value="133">
            <text:p>133</text:p>
          </table:table-cell>
          <table:table-cell table:formula="of:=[.$A16]*[.U$2]/[.$D$1]" office:value-type="float" office:value="140">
            <text:p>140</text:p>
          </table:table-cell>
          <table:table-cell table:formula="of:=[.$A16]*[.V$2]/[.$D$1]" office:value-type="float" office:value="147">
            <text:p>147</text:p>
          </table:table-cell>
          <table:table-cell table:formula="of:=[.$A16]*[.W$2]/[.$D$1]" office:value-type="float" office:value="154">
            <text:p>154</text:p>
          </table:table-cell>
          <table:table-cell table:formula="of:=[.$A16]*[.X$2]/[.$D$1]" office:value-type="float" office:value="161">
            <text:p>161</text:p>
          </table:table-cell>
          <table:table-cell table:formula="of:=[.$A16]*[.Y$2]/[.$D$1]" office:value-type="float" office:value="168">
            <text:p>168</text:p>
          </table:table-cell>
          <table:table-cell table:number-columns-repeated="999"/>
        </table:table-row>
        <table:table-row table:style-name="ro1">
          <table:table-cell office:value-type="float" office:value="75">
            <text:p>75</text:p>
          </table:table-cell>
          <table:table-cell table:formula="of:=[.$A17]*[.B$2]/[.$D$1]" office:value-type="float" office:value="7.5">
            <text:p>7.5</text:p>
          </table:table-cell>
          <table:table-cell table:formula="of:=[.$A17]*[.C$2]/[.$D$1]" office:value-type="float" office:value="15">
            <text:p>15</text:p>
          </table:table-cell>
          <table:table-cell table:formula="of:=[.$A17]*[.D$2]/[.$D$1]" office:value-type="float" office:value="22.5">
            <text:p>22.5</text:p>
          </table:table-cell>
          <table:table-cell table:formula="of:=[.$A17]*[.E$2]/[.$D$1]" office:value-type="float" office:value="30">
            <text:p>30</text:p>
          </table:table-cell>
          <table:table-cell table:formula="of:=[.$A17]*[.F$2]/[.$D$1]" office:value-type="float" office:value="37.5">
            <text:p>37.5</text:p>
          </table:table-cell>
          <table:table-cell table:formula="of:=[.$A17]*[.G$2]/[.$D$1]" office:value-type="float" office:value="45">
            <text:p>45</text:p>
          </table:table-cell>
          <table:table-cell table:formula="of:=[.$A17]*[.H$2]/[.$D$1]" office:value-type="float" office:value="52.5">
            <text:p>52.5</text:p>
          </table:table-cell>
          <table:table-cell table:formula="of:=[.$A17]*[.I$2]/[.$D$1]" office:value-type="float" office:value="60">
            <text:p>60</text:p>
          </table:table-cell>
          <table:table-cell table:formula="of:=[.$A17]*[.J$2]/[.$D$1]" office:value-type="float" office:value="67.5">
            <text:p>67.5</text:p>
          </table:table-cell>
          <table:table-cell table:formula="of:=[.$A17]*[.K$2]/[.$D$1]" office:value-type="float" office:value="75">
            <text:p>75</text:p>
          </table:table-cell>
          <table:table-cell table:formula="of:=[.$A17]*[.L$2]/[.$D$1]" office:value-type="float" office:value="82.5">
            <text:p>82.5</text:p>
          </table:table-cell>
          <table:table-cell table:formula="of:=[.$A17]*[.M$2]/[.$D$1]" office:value-type="float" office:value="90">
            <text:p>90</text:p>
          </table:table-cell>
          <table:table-cell table:formula="of:=[.$A17]*[.N$2]/[.$D$1]" office:value-type="float" office:value="97.5">
            <text:p>97.5</text:p>
          </table:table-cell>
          <table:table-cell table:formula="of:=[.$A17]*[.O$2]/[.$D$1]" office:value-type="float" office:value="105">
            <text:p>105</text:p>
          </table:table-cell>
          <table:table-cell table:formula="of:=[.$A17]*[.P$2]/[.$D$1]" office:value-type="float" office:value="112.5">
            <text:p>112.5</text:p>
          </table:table-cell>
          <table:table-cell table:formula="of:=[.$A17]*[.Q$2]/[.$D$1]" office:value-type="float" office:value="120">
            <text:p>120</text:p>
          </table:table-cell>
          <table:table-cell table:formula="of:=[.$A17]*[.R$2]/[.$D$1]" office:value-type="float" office:value="127.5">
            <text:p>127.5</text:p>
          </table:table-cell>
          <table:table-cell table:formula="of:=[.$A17]*[.S$2]/[.$D$1]" office:value-type="float" office:value="135">
            <text:p>135</text:p>
          </table:table-cell>
          <table:table-cell table:formula="of:=[.$A17]*[.T$2]/[.$D$1]" office:value-type="float" office:value="142.5">
            <text:p>142.5</text:p>
          </table:table-cell>
          <table:table-cell table:formula="of:=[.$A17]*[.U$2]/[.$D$1]" office:value-type="float" office:value="150">
            <text:p>150</text:p>
          </table:table-cell>
          <table:table-cell table:formula="of:=[.$A17]*[.V$2]/[.$D$1]" office:value-type="float" office:value="157.5">
            <text:p>157.5</text:p>
          </table:table-cell>
          <table:table-cell table:formula="of:=[.$A17]*[.W$2]/[.$D$1]" office:value-type="float" office:value="165">
            <text:p>165</text:p>
          </table:table-cell>
          <table:table-cell table:formula="of:=[.$A17]*[.X$2]/[.$D$1]" office:value-type="float" office:value="172.5">
            <text:p>172.5</text:p>
          </table:table-cell>
          <table:table-cell table:formula="of:=[.$A17]*[.Y$2]/[.$D$1]" office:value-type="float" office:value="180">
            <text:p>180</text:p>
          </table:table-cell>
          <table:table-cell table:number-columns-repeated="999"/>
        </table:table-row>
        <table:table-row table:style-name="ro1">
          <table:table-cell office:value-type="float" office:value="80">
            <text:p>80</text:p>
          </table:table-cell>
          <table:table-cell table:formula="of:=[.$A18]*[.B$2]/[.$D$1]" office:value-type="float" office:value="8">
            <text:p>8</text:p>
          </table:table-cell>
          <table:table-cell table:formula="of:=[.$A18]*[.C$2]/[.$D$1]" office:value-type="float" office:value="16">
            <text:p>16</text:p>
          </table:table-cell>
          <table:table-cell table:formula="of:=[.$A18]*[.D$2]/[.$D$1]" office:value-type="float" office:value="24">
            <text:p>24</text:p>
          </table:table-cell>
          <table:table-cell table:formula="of:=[.$A18]*[.E$2]/[.$D$1]" office:value-type="float" office:value="32">
            <text:p>32</text:p>
          </table:table-cell>
          <table:table-cell table:formula="of:=[.$A18]*[.F$2]/[.$D$1]" office:value-type="float" office:value="40">
            <text:p>40</text:p>
          </table:table-cell>
          <table:table-cell table:formula="of:=[.$A18]*[.G$2]/[.$D$1]" office:value-type="float" office:value="48">
            <text:p>48</text:p>
          </table:table-cell>
          <table:table-cell table:formula="of:=[.$A18]*[.H$2]/[.$D$1]" office:value-type="float" office:value="56">
            <text:p>56</text:p>
          </table:table-cell>
          <table:table-cell table:formula="of:=[.$A18]*[.I$2]/[.$D$1]" office:value-type="float" office:value="64">
            <text:p>64</text:p>
          </table:table-cell>
          <table:table-cell table:formula="of:=[.$A18]*[.J$2]/[.$D$1]" office:value-type="float" office:value="72">
            <text:p>72</text:p>
          </table:table-cell>
          <table:table-cell table:formula="of:=[.$A18]*[.K$2]/[.$D$1]" office:value-type="float" office:value="80">
            <text:p>80</text:p>
          </table:table-cell>
          <table:table-cell table:formula="of:=[.$A18]*[.L$2]/[.$D$1]" office:value-type="float" office:value="88">
            <text:p>88</text:p>
          </table:table-cell>
          <table:table-cell table:formula="of:=[.$A18]*[.M$2]/[.$D$1]" office:value-type="float" office:value="96">
            <text:p>96</text:p>
          </table:table-cell>
          <table:table-cell table:formula="of:=[.$A18]*[.N$2]/[.$D$1]" office:value-type="float" office:value="104">
            <text:p>104</text:p>
          </table:table-cell>
          <table:table-cell table:formula="of:=[.$A18]*[.O$2]/[.$D$1]" office:value-type="float" office:value="112">
            <text:p>112</text:p>
          </table:table-cell>
          <table:table-cell table:formula="of:=[.$A18]*[.P$2]/[.$D$1]" office:value-type="float" office:value="120">
            <text:p>120</text:p>
          </table:table-cell>
          <table:table-cell table:formula="of:=[.$A18]*[.Q$2]/[.$D$1]" office:value-type="float" office:value="128">
            <text:p>128</text:p>
          </table:table-cell>
          <table:table-cell table:formula="of:=[.$A18]*[.R$2]/[.$D$1]" office:value-type="float" office:value="136">
            <text:p>136</text:p>
          </table:table-cell>
          <table:table-cell table:formula="of:=[.$A18]*[.S$2]/[.$D$1]" office:value-type="float" office:value="144">
            <text:p>144</text:p>
          </table:table-cell>
          <table:table-cell table:formula="of:=[.$A18]*[.T$2]/[.$D$1]" office:value-type="float" office:value="152">
            <text:p>152</text:p>
          </table:table-cell>
          <table:table-cell table:formula="of:=[.$A18]*[.U$2]/[.$D$1]" office:value-type="float" office:value="160">
            <text:p>160</text:p>
          </table:table-cell>
          <table:table-cell table:formula="of:=[.$A18]*[.V$2]/[.$D$1]" office:value-type="float" office:value="168">
            <text:p>168</text:p>
          </table:table-cell>
          <table:table-cell table:formula="of:=[.$A18]*[.W$2]/[.$D$1]" office:value-type="float" office:value="176">
            <text:p>176</text:p>
          </table:table-cell>
          <table:table-cell table:formula="of:=[.$A18]*[.X$2]/[.$D$1]" office:value-type="float" office:value="184">
            <text:p>184</text:p>
          </table:table-cell>
          <table:table-cell table:formula="of:=[.$A18]*[.Y$2]/[.$D$1]" office:value-type="float" office:value="192">
            <text:p>192</text:p>
          </table:table-cell>
          <table:table-cell table:number-columns-repeated="999"/>
        </table:table-row>
        <table:table-row table:style-name="ro1">
          <table:table-cell office:value-type="float" office:value="85">
            <text:p>85</text:p>
          </table:table-cell>
          <table:table-cell table:formula="of:=[.$A19]*[.B$2]/[.$D$1]" office:value-type="float" office:value="8.5">
            <text:p>8.5</text:p>
          </table:table-cell>
          <table:table-cell table:formula="of:=[.$A19]*[.C$2]/[.$D$1]" office:value-type="float" office:value="17">
            <text:p>17</text:p>
          </table:table-cell>
          <table:table-cell table:formula="of:=[.$A19]*[.D$2]/[.$D$1]" office:value-type="float" office:value="25.5">
            <text:p>25.5</text:p>
          </table:table-cell>
          <table:table-cell table:formula="of:=[.$A19]*[.E$2]/[.$D$1]" office:value-type="float" office:value="34">
            <text:p>34</text:p>
          </table:table-cell>
          <table:table-cell table:formula="of:=[.$A19]*[.F$2]/[.$D$1]" office:value-type="float" office:value="42.5">
            <text:p>42.5</text:p>
          </table:table-cell>
          <table:table-cell table:formula="of:=[.$A19]*[.G$2]/[.$D$1]" office:value-type="float" office:value="51">
            <text:p>51</text:p>
          </table:table-cell>
          <table:table-cell table:formula="of:=[.$A19]*[.H$2]/[.$D$1]" office:value-type="float" office:value="59.5">
            <text:p>59.5</text:p>
          </table:table-cell>
          <table:table-cell table:formula="of:=[.$A19]*[.I$2]/[.$D$1]" office:value-type="float" office:value="68">
            <text:p>68</text:p>
          </table:table-cell>
          <table:table-cell table:formula="of:=[.$A19]*[.J$2]/[.$D$1]" office:value-type="float" office:value="76.5">
            <text:p>76.5</text:p>
          </table:table-cell>
          <table:table-cell table:formula="of:=[.$A19]*[.K$2]/[.$D$1]" office:value-type="float" office:value="85">
            <text:p>85</text:p>
          </table:table-cell>
          <table:table-cell table:formula="of:=[.$A19]*[.L$2]/[.$D$1]" office:value-type="float" office:value="93.5">
            <text:p>93.5</text:p>
          </table:table-cell>
          <table:table-cell table:formula="of:=[.$A19]*[.M$2]/[.$D$1]" office:value-type="float" office:value="102">
            <text:p>102</text:p>
          </table:table-cell>
          <table:table-cell table:formula="of:=[.$A19]*[.N$2]/[.$D$1]" office:value-type="float" office:value="110.5">
            <text:p>110.5</text:p>
          </table:table-cell>
          <table:table-cell table:formula="of:=[.$A19]*[.O$2]/[.$D$1]" office:value-type="float" office:value="119">
            <text:p>119</text:p>
          </table:table-cell>
          <table:table-cell table:formula="of:=[.$A19]*[.P$2]/[.$D$1]" office:value-type="float" office:value="127.5">
            <text:p>127.5</text:p>
          </table:table-cell>
          <table:table-cell table:formula="of:=[.$A19]*[.Q$2]/[.$D$1]" office:value-type="float" office:value="136">
            <text:p>136</text:p>
          </table:table-cell>
          <table:table-cell table:formula="of:=[.$A19]*[.R$2]/[.$D$1]" office:value-type="float" office:value="144.5">
            <text:p>144.5</text:p>
          </table:table-cell>
          <table:table-cell table:formula="of:=[.$A19]*[.S$2]/[.$D$1]" office:value-type="float" office:value="153">
            <text:p>153</text:p>
          </table:table-cell>
          <table:table-cell table:formula="of:=[.$A19]*[.T$2]/[.$D$1]" office:value-type="float" office:value="161.5">
            <text:p>161.5</text:p>
          </table:table-cell>
          <table:table-cell table:formula="of:=[.$A19]*[.U$2]/[.$D$1]" office:value-type="float" office:value="170">
            <text:p>170</text:p>
          </table:table-cell>
          <table:table-cell table:formula="of:=[.$A19]*[.V$2]/[.$D$1]" office:value-type="float" office:value="178.5">
            <text:p>178.5</text:p>
          </table:table-cell>
          <table:table-cell table:formula="of:=[.$A19]*[.W$2]/[.$D$1]" office:value-type="float" office:value="187">
            <text:p>187</text:p>
          </table:table-cell>
          <table:table-cell table:formula="of:=[.$A19]*[.X$2]/[.$D$1]" office:value-type="float" office:value="195.5">
            <text:p>195.5</text:p>
          </table:table-cell>
          <table:table-cell table:formula="of:=[.$A19]*[.Y$2]/[.$D$1]" office:value-type="float" office:value="204">
            <text:p>204</text:p>
          </table:table-cell>
          <table:table-cell table:number-columns-repeated="999"/>
        </table:table-row>
        <table:table-row table:style-name="ro1">
          <table:table-cell office:value-type="float" office:value="90">
            <text:p>90</text:p>
          </table:table-cell>
          <table:table-cell table:formula="of:=[.$A20]*[.B$2]/[.$D$1]" office:value-type="float" office:value="9">
            <text:p>9</text:p>
          </table:table-cell>
          <table:table-cell table:formula="of:=[.$A20]*[.C$2]/[.$D$1]" office:value-type="float" office:value="18">
            <text:p>18</text:p>
          </table:table-cell>
          <table:table-cell table:formula="of:=[.$A20]*[.D$2]/[.$D$1]" office:value-type="float" office:value="27">
            <text:p>27</text:p>
          </table:table-cell>
          <table:table-cell table:formula="of:=[.$A20]*[.E$2]/[.$D$1]" office:value-type="float" office:value="36">
            <text:p>36</text:p>
          </table:table-cell>
          <table:table-cell table:formula="of:=[.$A20]*[.F$2]/[.$D$1]" office:value-type="float" office:value="45">
            <text:p>45</text:p>
          </table:table-cell>
          <table:table-cell table:formula="of:=[.$A20]*[.G$2]/[.$D$1]" office:value-type="float" office:value="54">
            <text:p>54</text:p>
          </table:table-cell>
          <table:table-cell table:formula="of:=[.$A20]*[.H$2]/[.$D$1]" office:value-type="float" office:value="63">
            <text:p>63</text:p>
          </table:table-cell>
          <table:table-cell table:formula="of:=[.$A20]*[.I$2]/[.$D$1]" office:value-type="float" office:value="72">
            <text:p>72</text:p>
          </table:table-cell>
          <table:table-cell table:formula="of:=[.$A20]*[.J$2]/[.$D$1]" office:value-type="float" office:value="81">
            <text:p>81</text:p>
          </table:table-cell>
          <table:table-cell table:formula="of:=[.$A20]*[.K$2]/[.$D$1]" office:value-type="float" office:value="90">
            <text:p>90</text:p>
          </table:table-cell>
          <table:table-cell table:formula="of:=[.$A20]*[.L$2]/[.$D$1]" office:value-type="float" office:value="99">
            <text:p>99</text:p>
          </table:table-cell>
          <table:table-cell table:formula="of:=[.$A20]*[.M$2]/[.$D$1]" office:value-type="float" office:value="108">
            <text:p>108</text:p>
          </table:table-cell>
          <table:table-cell table:formula="of:=[.$A20]*[.N$2]/[.$D$1]" office:value-type="float" office:value="117">
            <text:p>117</text:p>
          </table:table-cell>
          <table:table-cell table:formula="of:=[.$A20]*[.O$2]/[.$D$1]" office:value-type="float" office:value="126">
            <text:p>126</text:p>
          </table:table-cell>
          <table:table-cell table:formula="of:=[.$A20]*[.P$2]/[.$D$1]" office:value-type="float" office:value="135">
            <text:p>135</text:p>
          </table:table-cell>
          <table:table-cell table:formula="of:=[.$A20]*[.Q$2]/[.$D$1]" office:value-type="float" office:value="144">
            <text:p>144</text:p>
          </table:table-cell>
          <table:table-cell table:formula="of:=[.$A20]*[.R$2]/[.$D$1]" office:value-type="float" office:value="153">
            <text:p>153</text:p>
          </table:table-cell>
          <table:table-cell table:formula="of:=[.$A20]*[.S$2]/[.$D$1]" office:value-type="float" office:value="162">
            <text:p>162</text:p>
          </table:table-cell>
          <table:table-cell table:formula="of:=[.$A20]*[.T$2]/[.$D$1]" office:value-type="float" office:value="171">
            <text:p>171</text:p>
          </table:table-cell>
          <table:table-cell table:formula="of:=[.$A20]*[.U$2]/[.$D$1]" office:value-type="float" office:value="180">
            <text:p>180</text:p>
          </table:table-cell>
          <table:table-cell table:formula="of:=[.$A20]*[.V$2]/[.$D$1]" office:value-type="float" office:value="189">
            <text:p>189</text:p>
          </table:table-cell>
          <table:table-cell table:formula="of:=[.$A20]*[.W$2]/[.$D$1]" office:value-type="float" office:value="198">
            <text:p>198</text:p>
          </table:table-cell>
          <table:table-cell table:formula="of:=[.$A20]*[.X$2]/[.$D$1]" office:value-type="float" office:value="207">
            <text:p>207</text:p>
          </table:table-cell>
          <table:table-cell table:formula="of:=[.$A20]*[.Y$2]/[.$D$1]" office:value-type="float" office:value="216">
            <text:p>216</text:p>
          </table:table-cell>
          <table:table-cell table:number-columns-repeated="999"/>
        </table:table-row>
        <table:table-row table:style-name="ro1">
          <table:table-cell office:value-type="float" office:value="95">
            <text:p>95</text:p>
          </table:table-cell>
          <table:table-cell table:formula="of:=[.$A21]*[.B$2]/[.$D$1]" office:value-type="float" office:value="9.5">
            <text:p>9.5</text:p>
          </table:table-cell>
          <table:table-cell table:formula="of:=[.$A21]*[.C$2]/[.$D$1]" office:value-type="float" office:value="19">
            <text:p>19</text:p>
          </table:table-cell>
          <table:table-cell table:formula="of:=[.$A21]*[.D$2]/[.$D$1]" office:value-type="float" office:value="28.5">
            <text:p>28.5</text:p>
          </table:table-cell>
          <table:table-cell table:formula="of:=[.$A21]*[.E$2]/[.$D$1]" office:value-type="float" office:value="38">
            <text:p>38</text:p>
          </table:table-cell>
          <table:table-cell table:formula="of:=[.$A21]*[.F$2]/[.$D$1]" office:value-type="float" office:value="47.5">
            <text:p>47.5</text:p>
          </table:table-cell>
          <table:table-cell table:formula="of:=[.$A21]*[.G$2]/[.$D$1]" office:value-type="float" office:value="57">
            <text:p>57</text:p>
          </table:table-cell>
          <table:table-cell table:formula="of:=[.$A21]*[.H$2]/[.$D$1]" office:value-type="float" office:value="66.5">
            <text:p>66.5</text:p>
          </table:table-cell>
          <table:table-cell table:formula="of:=[.$A21]*[.I$2]/[.$D$1]" office:value-type="float" office:value="76">
            <text:p>76</text:p>
          </table:table-cell>
          <table:table-cell table:formula="of:=[.$A21]*[.J$2]/[.$D$1]" office:value-type="float" office:value="85.5">
            <text:p>85.5</text:p>
          </table:table-cell>
          <table:table-cell table:formula="of:=[.$A21]*[.K$2]/[.$D$1]" office:value-type="float" office:value="95">
            <text:p>95</text:p>
          </table:table-cell>
          <table:table-cell table:formula="of:=[.$A21]*[.L$2]/[.$D$1]" office:value-type="float" office:value="104.5">
            <text:p>104.5</text:p>
          </table:table-cell>
          <table:table-cell table:formula="of:=[.$A21]*[.M$2]/[.$D$1]" office:value-type="float" office:value="114">
            <text:p>114</text:p>
          </table:table-cell>
          <table:table-cell table:formula="of:=[.$A21]*[.N$2]/[.$D$1]" office:value-type="float" office:value="123.5">
            <text:p>123.5</text:p>
          </table:table-cell>
          <table:table-cell table:formula="of:=[.$A21]*[.O$2]/[.$D$1]" office:value-type="float" office:value="133">
            <text:p>133</text:p>
          </table:table-cell>
          <table:table-cell table:formula="of:=[.$A21]*[.P$2]/[.$D$1]" office:value-type="float" office:value="142.5">
            <text:p>142.5</text:p>
          </table:table-cell>
          <table:table-cell table:formula="of:=[.$A21]*[.Q$2]/[.$D$1]" office:value-type="float" office:value="152">
            <text:p>152</text:p>
          </table:table-cell>
          <table:table-cell table:formula="of:=[.$A21]*[.R$2]/[.$D$1]" office:value-type="float" office:value="161.5">
            <text:p>161.5</text:p>
          </table:table-cell>
          <table:table-cell table:formula="of:=[.$A21]*[.S$2]/[.$D$1]" office:value-type="float" office:value="171">
            <text:p>171</text:p>
          </table:table-cell>
          <table:table-cell table:formula="of:=[.$A21]*[.T$2]/[.$D$1]" office:value-type="float" office:value="180.5">
            <text:p>180.5</text:p>
          </table:table-cell>
          <table:table-cell table:formula="of:=[.$A21]*[.U$2]/[.$D$1]" office:value-type="float" office:value="190">
            <text:p>190</text:p>
          </table:table-cell>
          <table:table-cell table:formula="of:=[.$A21]*[.V$2]/[.$D$1]" office:value-type="float" office:value="199.5">
            <text:p>199.5</text:p>
          </table:table-cell>
          <table:table-cell table:formula="of:=[.$A21]*[.W$2]/[.$D$1]" office:value-type="float" office:value="209">
            <text:p>209</text:p>
          </table:table-cell>
          <table:table-cell table:formula="of:=[.$A21]*[.X$2]/[.$D$1]" office:value-type="float" office:value="218.5">
            <text:p>218.5</text:p>
          </table:table-cell>
          <table:table-cell table:formula="of:=[.$A21]*[.Y$2]/[.$D$1]" office:value-type="float" office:value="228">
            <text:p>228</text:p>
          </table:table-cell>
          <table:table-cell table:number-columns-repeated="999"/>
        </table:table-row>
        <table:table-row table:style-name="ro1">
          <table:table-cell office:value-type="float" office:value="100">
            <text:p>100</text:p>
          </table:table-cell>
          <table:table-cell table:formula="of:=[.$A22]*[.B$2]/[.$D$1]" office:value-type="float" office:value="10">
            <text:p>10</text:p>
          </table:table-cell>
          <table:table-cell table:formula="of:=[.$A22]*[.C$2]/[.$D$1]" office:value-type="float" office:value="20">
            <text:p>20</text:p>
          </table:table-cell>
          <table:table-cell table:formula="of:=[.$A22]*[.D$2]/[.$D$1]" office:value-type="float" office:value="30">
            <text:p>30</text:p>
          </table:table-cell>
          <table:table-cell table:formula="of:=[.$A22]*[.E$2]/[.$D$1]" office:value-type="float" office:value="40">
            <text:p>40</text:p>
          </table:table-cell>
          <table:table-cell table:formula="of:=[.$A22]*[.F$2]/[.$D$1]" office:value-type="float" office:value="50">
            <text:p>50</text:p>
          </table:table-cell>
          <table:table-cell table:formula="of:=[.$A22]*[.G$2]/[.$D$1]" office:value-type="float" office:value="60">
            <text:p>60</text:p>
          </table:table-cell>
          <table:table-cell table:formula="of:=[.$A22]*[.H$2]/[.$D$1]" office:value-type="float" office:value="70">
            <text:p>70</text:p>
          </table:table-cell>
          <table:table-cell table:formula="of:=[.$A22]*[.I$2]/[.$D$1]" office:value-type="float" office:value="80">
            <text:p>80</text:p>
          </table:table-cell>
          <table:table-cell table:formula="of:=[.$A22]*[.J$2]/[.$D$1]" office:value-type="float" office:value="90">
            <text:p>90</text:p>
          </table:table-cell>
          <table:table-cell table:formula="of:=[.$A22]*[.K$2]/[.$D$1]" office:value-type="float" office:value="100">
            <text:p>100</text:p>
          </table:table-cell>
          <table:table-cell table:formula="of:=[.$A22]*[.L$2]/[.$D$1]" office:value-type="float" office:value="110">
            <text:p>110</text:p>
          </table:table-cell>
          <table:table-cell table:formula="of:=[.$A22]*[.M$2]/[.$D$1]" office:value-type="float" office:value="120">
            <text:p>120</text:p>
          </table:table-cell>
          <table:table-cell table:formula="of:=[.$A22]*[.N$2]/[.$D$1]" office:value-type="float" office:value="130">
            <text:p>130</text:p>
          </table:table-cell>
          <table:table-cell table:formula="of:=[.$A22]*[.O$2]/[.$D$1]" office:value-type="float" office:value="140">
            <text:p>140</text:p>
          </table:table-cell>
          <table:table-cell table:formula="of:=[.$A22]*[.P$2]/[.$D$1]" office:value-type="float" office:value="150">
            <text:p>150</text:p>
          </table:table-cell>
          <table:table-cell table:formula="of:=[.$A22]*[.Q$2]/[.$D$1]" office:value-type="float" office:value="160">
            <text:p>160</text:p>
          </table:table-cell>
          <table:table-cell table:formula="of:=[.$A22]*[.R$2]/[.$D$1]" office:value-type="float" office:value="170">
            <text:p>170</text:p>
          </table:table-cell>
          <table:table-cell table:formula="of:=[.$A22]*[.S$2]/[.$D$1]" office:value-type="float" office:value="180">
            <text:p>180</text:p>
          </table:table-cell>
          <table:table-cell table:formula="of:=[.$A22]*[.T$2]/[.$D$1]" office:value-type="float" office:value="190">
            <text:p>190</text:p>
          </table:table-cell>
          <table:table-cell table:formula="of:=[.$A22]*[.U$2]/[.$D$1]" office:value-type="float" office:value="200">
            <text:p>200</text:p>
          </table:table-cell>
          <table:table-cell table:formula="of:=[.$A22]*[.V$2]/[.$D$1]" office:value-type="float" office:value="210">
            <text:p>210</text:p>
          </table:table-cell>
          <table:table-cell table:formula="of:=[.$A22]*[.W$2]/[.$D$1]" office:value-type="float" office:value="220">
            <text:p>220</text:p>
          </table:table-cell>
          <table:table-cell table:formula="of:=[.$A22]*[.X$2]/[.$D$1]" office:value-type="float" office:value="230">
            <text:p>230</text:p>
          </table:table-cell>
          <table:table-cell table:formula="of:=[.$A22]*[.Y$2]/[.$D$1]" office:value-type="float" office:value="240">
            <text:p>240</text:p>
          </table:table-cell>
          <table:table-cell table:number-columns-repeated="999"/>
        </table:table-row>
        <table:table-row table:style-name="ro1">
          <table:table-cell table:style-name="ce26" office:value-type="string" table:number-columns-spanned="3" table:number-rows-spanned="1">
            <text:p>Defence</text:p>
          </table:table-cell>
          <table:covered-table-cell table:style-name="ce26"/>
          <table:covered-table-cell/>
          <table:table-cell table:number-columns-repeated="22"/>
          <table:table-cell table:formula="of:=AND([.H2] &gt; 0 ;[.H3] &lt; 5)" office:value-type="boolean" office:boolean-value="true">
            <text:p>TRUE</text:p>
          </table:table-cell>
          <table:table-cell table:number-columns-repeated="998"/>
        </table:table-row>
        <table:table-row table:style-name="ro1">
          <table:table-cell office:value-type="float" office:value="0">
            <text:p>0</text:p>
          </table:table-cell>
          <table:table-cell table:formula="of:=[.$A24] + 10 + [.B$2]/5" office:value-type="float" office:value="11">
            <text:p>11</text:p>
          </table:table-cell>
          <table:table-cell table:formula="of:=[.$A24] + 10 + [.C$2]/5" office:value-type="float" office:value="12">
            <text:p>12</text:p>
          </table:table-cell>
          <table:table-cell table:formula="of:=[.$A24] + 10 + [.D$2]/5" office:value-type="float" office:value="13">
            <text:p>13</text:p>
          </table:table-cell>
          <table:table-cell table:formula="of:=[.$A24] + 10 + [.E$2]/5" office:value-type="float" office:value="14">
            <text:p>14</text:p>
          </table:table-cell>
          <table:table-cell table:formula="of:=[.$A24] + 10 + [.F$2]/5" office:value-type="float" office:value="15">
            <text:p>15</text:p>
          </table:table-cell>
          <table:table-cell table:formula="of:=[.$A24] + 10 + [.G$2]/5" office:value-type="float" office:value="16">
            <text:p>16</text:p>
          </table:table-cell>
          <table:table-cell table:formula="of:=[.$A24] + 10 + [.H$2]/5" office:value-type="float" office:value="17">
            <text:p>17</text:p>
          </table:table-cell>
          <table:table-cell table:formula="of:=[.$A24] + 10 + [.I$2]/5" office:value-type="float" office:value="18">
            <text:p>18</text:p>
          </table:table-cell>
          <table:table-cell table:formula="of:=[.$A24] + 10 + [.J$2]/5" office:value-type="float" office:value="19">
            <text:p>19</text:p>
          </table:table-cell>
          <table:table-cell table:formula="of:=[.$A24] + 10 + [.K$2]/5" office:value-type="float" office:value="20">
            <text:p>20</text:p>
          </table:table-cell>
          <table:table-cell table:formula="of:=[.$A24] + 10 + [.L$2]/5" office:value-type="float" office:value="21">
            <text:p>21</text:p>
          </table:table-cell>
          <table:table-cell table:formula="of:=[.$A24] + 10 + [.M$2]/5" office:value-type="float" office:value="22">
            <text:p>22</text:p>
          </table:table-cell>
          <table:table-cell table:formula="of:=[.$A24] + 10 + [.N$2]/5" office:value-type="float" office:value="23">
            <text:p>23</text:p>
          </table:table-cell>
          <table:table-cell table:formula="of:=[.$A24] + 10 + [.O$2]/5" office:value-type="float" office:value="24">
            <text:p>24</text:p>
          </table:table-cell>
          <table:table-cell table:formula="of:=[.$A24] + 10 + [.P$2]/5" office:value-type="float" office:value="25">
            <text:p>25</text:p>
          </table:table-cell>
          <table:table-cell table:formula="of:=[.$A24] + 10 + [.Q$2]/5" office:value-type="float" office:value="26">
            <text:p>26</text:p>
          </table:table-cell>
          <table:table-cell table:formula="of:=[.$A24] + 10 + [.R$2]/5" office:value-type="float" office:value="27">
            <text:p>27</text:p>
          </table:table-cell>
          <table:table-cell table:formula="of:=[.$A24] + 10 + [.S$2]/5" office:value-type="float" office:value="28">
            <text:p>28</text:p>
          </table:table-cell>
          <table:table-cell table:formula="of:=[.$A24] + 10 + [.T$2]/5" office:value-type="float" office:value="29">
            <text:p>29</text:p>
          </table:table-cell>
          <table:table-cell table:formula="of:=[.$A24] + 10 + [.U$2]/5" office:value-type="float" office:value="30">
            <text:p>30</text:p>
          </table:table-cell>
          <table:table-cell table:formula="of:=[.$A24] + 10 + [.V$2]/5" office:value-type="float" office:value="31">
            <text:p>31</text:p>
          </table:table-cell>
          <table:table-cell table:formula="of:=[.$A24] + 10 + [.W$2]/5" office:value-type="float" office:value="32">
            <text:p>32</text:p>
          </table:table-cell>
          <table:table-cell table:formula="of:=[.$A24] + 10 + [.X$2]/5" office:value-type="float" office:value="33">
            <text:p>33</text:p>
          </table:table-cell>
          <table:table-cell table:formula="of:=[.$A24] + 10 + [.Y$2]/5" office:value-type="float" office:value="34">
            <text:p>34</text:p>
          </table:table-cell>
          <table:table-cell table:number-columns-repeated="999"/>
        </table:table-row>
        <table:table-row table:style-name="ro3">
          <table:table-cell office:value-type="float" office:value="5">
            <text:p>5</text:p>
          </table:table-cell>
          <table:table-cell table:style-name="ce43" table:formula="of:=[.$A25] + 10 + [.B$2]/5" office:value-type="float" office:value="16">
            <text:p>16</text:p>
          </table:table-cell>
          <table:table-cell table:style-name="ce43" table:formula="of:=[.$A25] + 10 + [.C$2]/5" office:value-type="float" office:value="17">
            <text:p>17</text:p>
          </table:table-cell>
          <table:table-cell table:style-name="ce43" table:formula="of:=[.$A25] + 10 + [.D$2]/5" office:value-type="float" office:value="18">
            <text:p>18</text:p>
          </table:table-cell>
          <table:table-cell table:style-name="ce43" table:formula="of:=[.$A25] + 10 + [.E$2]/5" office:value-type="float" office:value="19">
            <text:p>19</text:p>
          </table:table-cell>
          <table:table-cell table:style-name="ce43" table:formula="of:=[.$A25] + 10 + [.F$2]/5" office:value-type="float" office:value="20">
            <text:p>20</text:p>
          </table:table-cell>
          <table:table-cell table:style-name="ce43" table:formula="of:=[.$A25] + 10 + [.G$2]/5" office:value-type="float" office:value="21">
            <text:p>21</text:p>
          </table:table-cell>
          <table:table-cell table:style-name="ce43" table:formula="of:=[.$A25] + 10 + [.H$2]/5" office:value-type="float" office:value="22">
            <text:p>22</text:p>
          </table:table-cell>
          <table:table-cell table:style-name="ce43" table:formula="of:=[.$A25] + 10 + [.I$2]/5" office:value-type="float" office:value="23">
            <text:p>23</text:p>
          </table:table-cell>
          <table:table-cell table:style-name="ce43" table:formula="of:=[.$A25] + 10 + [.J$2]/5" office:value-type="float" office:value="24">
            <text:p>24</text:p>
          </table:table-cell>
          <table:table-cell table:style-name="ce43" table:formula="of:=[.$A25] + 10 + [.K$2]/5" office:value-type="float" office:value="25">
            <text:p>25</text:p>
          </table:table-cell>
          <table:table-cell table:style-name="ce43" table:formula="of:=[.$A25] + 10 + [.L$2]/5" office:value-type="float" office:value="26">
            <text:p>26</text:p>
          </table:table-cell>
          <table:table-cell table:style-name="ce43" table:formula="of:=[.$A25] + 10 + [.M$2]/5" office:value-type="float" office:value="27">
            <text:p>27</text:p>
          </table:table-cell>
          <table:table-cell table:style-name="ce43" table:formula="of:=[.$A25] + 10 + [.N$2]/5" office:value-type="float" office:value="28">
            <text:p>28</text:p>
          </table:table-cell>
          <table:table-cell table:style-name="ce43" table:formula="of:=[.$A25] + 10 + [.O$2]/5" office:value-type="float" office:value="29">
            <text:p>29</text:p>
          </table:table-cell>
          <table:table-cell table:style-name="ce43" table:formula="of:=[.$A25] + 10 + [.P$2]/5" office:value-type="float" office:value="30">
            <text:p>30</text:p>
          </table:table-cell>
          <table:table-cell table:style-name="ce43" table:formula="of:=[.$A25] + 10 + [.Q$2]/5" office:value-type="float" office:value="31">
            <text:p>31</text:p>
          </table:table-cell>
          <table:table-cell table:style-name="ce43" table:formula="of:=[.$A25] + 10 + [.R$2]/5" office:value-type="float" office:value="32">
            <text:p>32</text:p>
          </table:table-cell>
          <table:table-cell table:style-name="ce43" table:formula="of:=[.$A25] + 10 + [.S$2]/5" office:value-type="float" office:value="33">
            <text:p>33</text:p>
          </table:table-cell>
          <table:table-cell table:style-name="ce43" table:formula="of:=[.$A25] + 10 + [.T$2]/5" office:value-type="float" office:value="34">
            <text:p>34</text:p>
          </table:table-cell>
          <table:table-cell table:style-name="ce43" table:formula="of:=[.$A25] + 10 + [.U$2]/5" office:value-type="float" office:value="35">
            <text:p>35</text:p>
          </table:table-cell>
          <table:table-cell table:style-name="ce43" table:formula="of:=[.$A25] + 10 + [.V$2]/5" office:value-type="float" office:value="36">
            <text:p>36</text:p>
          </table:table-cell>
          <table:table-cell table:style-name="ce43" table:formula="of:=[.$A25] + 10 + [.W$2]/5" office:value-type="float" office:value="37">
            <text:p>37</text:p>
          </table:table-cell>
          <table:table-cell table:style-name="ce43" table:formula="of:=[.$A25] + 10 + [.X$2]/5" office:value-type="float" office:value="38">
            <text:p>38</text:p>
          </table:table-cell>
          <table:table-cell table:style-name="ce43" table:formula="of:=[.$A25] + 10 + [.Y$2]/5" office:value-type="float" office:value="39">
            <text:p>39</text:p>
          </table:table-cell>
          <table:table-cell table:number-columns-repeated="999"/>
        </table:table-row>
        <table:table-row table:style-name="ro3">
          <table:table-cell office:value-type="float" office:value="10">
            <text:p>10</text:p>
          </table:table-cell>
          <table:table-cell table:style-name="ce43" table:formula="of:=[.$A26] + 10 + [.B$2]/5" office:value-type="float" office:value="21">
            <text:p>21</text:p>
          </table:table-cell>
          <table:table-cell table:style-name="ce43" table:formula="of:=[.$A26] + 10 + [.C$2]/5" office:value-type="float" office:value="22">
            <text:p>22</text:p>
          </table:table-cell>
          <table:table-cell table:style-name="ce43" table:formula="of:=[.$A26] + 10 + [.D$2]/5" office:value-type="float" office:value="23">
            <text:p>23</text:p>
          </table:table-cell>
          <table:table-cell table:style-name="ce43" table:formula="of:=[.$A26] + 10 + [.E$2]/5" office:value-type="float" office:value="24">
            <text:p>24</text:p>
          </table:table-cell>
          <table:table-cell table:style-name="ce43" table:formula="of:=[.$A26] + 10 + [.F$2]/5" office:value-type="float" office:value="25">
            <text:p>25</text:p>
          </table:table-cell>
          <table:table-cell table:style-name="ce43" table:formula="of:=[.$A26] + 10 + [.G$2]/5" office:value-type="float" office:value="26">
            <text:p>26</text:p>
          </table:table-cell>
          <table:table-cell table:style-name="ce43" table:formula="of:=[.$A26] + 10 + [.H$2]/5" office:value-type="float" office:value="27">
            <text:p>27</text:p>
          </table:table-cell>
          <table:table-cell table:style-name="ce43" table:formula="of:=[.$A26] + 10 + [.I$2]/5" office:value-type="float" office:value="28">
            <text:p>28</text:p>
          </table:table-cell>
          <table:table-cell table:style-name="ce43" table:formula="of:=[.$A26] + 10 + [.J$2]/5" office:value-type="float" office:value="29">
            <text:p>29</text:p>
          </table:table-cell>
          <table:table-cell table:style-name="ce43" table:formula="of:=[.$A26] + 10 + [.K$2]/5" office:value-type="float" office:value="30">
            <text:p>30</text:p>
          </table:table-cell>
          <table:table-cell table:style-name="ce43" table:formula="of:=[.$A26] + 10 + [.L$2]/5" office:value-type="float" office:value="31">
            <text:p>31</text:p>
          </table:table-cell>
          <table:table-cell table:style-name="ce43" table:formula="of:=[.$A26] + 10 + [.M$2]/5" office:value-type="float" office:value="32">
            <text:p>32</text:p>
          </table:table-cell>
          <table:table-cell table:style-name="ce43" table:formula="of:=[.$A26] + 10 + [.N$2]/5" office:value-type="float" office:value="33">
            <text:p>33</text:p>
          </table:table-cell>
          <table:table-cell table:style-name="ce43" table:formula="of:=[.$A26] + 10 + [.O$2]/5" office:value-type="float" office:value="34">
            <text:p>34</text:p>
          </table:table-cell>
          <table:table-cell table:style-name="ce43" table:formula="of:=[.$A26] + 10 + [.P$2]/5" office:value-type="float" office:value="35">
            <text:p>35</text:p>
          </table:table-cell>
          <table:table-cell table:style-name="ce43" table:formula="of:=[.$A26] + 10 + [.Q$2]/5" office:value-type="float" office:value="36">
            <text:p>36</text:p>
          </table:table-cell>
          <table:table-cell table:style-name="ce43" table:formula="of:=[.$A26] + 10 + [.R$2]/5" office:value-type="float" office:value="37">
            <text:p>37</text:p>
          </table:table-cell>
          <table:table-cell table:style-name="ce43" table:formula="of:=[.$A26] + 10 + [.S$2]/5" office:value-type="float" office:value="38">
            <text:p>38</text:p>
          </table:table-cell>
          <table:table-cell table:style-name="ce43" table:formula="of:=[.$A26] + 10 + [.T$2]/5" office:value-type="float" office:value="39">
            <text:p>39</text:p>
          </table:table-cell>
          <table:table-cell table:style-name="ce43" table:formula="of:=[.$A26] + 10 + [.U$2]/5" office:value-type="float" office:value="40">
            <text:p>40</text:p>
          </table:table-cell>
          <table:table-cell table:style-name="ce43" table:formula="of:=[.$A26] + 10 + [.V$2]/5" office:value-type="float" office:value="41">
            <text:p>41</text:p>
          </table:table-cell>
          <table:table-cell table:style-name="ce43" table:formula="of:=[.$A26] + 10 + [.W$2]/5" office:value-type="float" office:value="42">
            <text:p>42</text:p>
          </table:table-cell>
          <table:table-cell table:style-name="ce43" table:formula="of:=[.$A26] + 10 + [.X$2]/5" office:value-type="float" office:value="43">
            <text:p>43</text:p>
          </table:table-cell>
          <table:table-cell table:style-name="ce43" table:formula="of:=[.$A26] + 10 + [.Y$2]/5" office:value-type="float" office:value="44">
            <text:p>44</text:p>
          </table:table-cell>
          <table:table-cell table:number-columns-repeated="999"/>
        </table:table-row>
        <table:table-row table:style-name="ro3">
          <table:table-cell office:value-type="float" office:value="15">
            <text:p>15</text:p>
          </table:table-cell>
          <table:table-cell table:style-name="ce43" table:formula="of:=[.$A27] + 10 + [.B$2]/5" office:value-type="float" office:value="26">
            <text:p>26</text:p>
          </table:table-cell>
          <table:table-cell table:style-name="ce43" table:formula="of:=[.$A27] + 10 + [.C$2]/5" office:value-type="float" office:value="27">
            <text:p>27</text:p>
          </table:table-cell>
          <table:table-cell table:style-name="ce43" table:formula="of:=[.$A27] + 10 + [.D$2]/5" office:value-type="float" office:value="28">
            <text:p>28</text:p>
          </table:table-cell>
          <table:table-cell table:style-name="ce43" table:formula="of:=[.$A27] + 10 + [.E$2]/5" office:value-type="float" office:value="29">
            <text:p>29</text:p>
          </table:table-cell>
          <table:table-cell table:style-name="ce43" table:formula="of:=[.$A27] + 10 + [.F$2]/5" office:value-type="float" office:value="30">
            <text:p>30</text:p>
          </table:table-cell>
          <table:table-cell table:style-name="ce43" table:formula="of:=[.$A27] + 10 + [.G$2]/5" office:value-type="float" office:value="31">
            <text:p>31</text:p>
          </table:table-cell>
          <table:table-cell table:style-name="ce43" table:formula="of:=[.$A27] + 10 + [.H$2]/5" office:value-type="float" office:value="32">
            <text:p>32</text:p>
          </table:table-cell>
          <table:table-cell table:style-name="ce43" table:formula="of:=[.$A27] + 10 + [.I$2]/5" office:value-type="float" office:value="33">
            <text:p>33</text:p>
          </table:table-cell>
          <table:table-cell table:style-name="ce43" table:formula="of:=[.$A27] + 10 + [.J$2]/5" office:value-type="float" office:value="34">
            <text:p>34</text:p>
          </table:table-cell>
          <table:table-cell table:style-name="ce43" table:formula="of:=[.$A27] + 10 + [.K$2]/5" office:value-type="float" office:value="35">
            <text:p>35</text:p>
          </table:table-cell>
          <table:table-cell table:style-name="ce43" table:formula="of:=[.$A27] + 10 + [.L$2]/5" office:value-type="float" office:value="36">
            <text:p>36</text:p>
          </table:table-cell>
          <table:table-cell table:style-name="ce43" table:formula="of:=[.$A27] + 10 + [.M$2]/5" office:value-type="float" office:value="37">
            <text:p>37</text:p>
          </table:table-cell>
          <table:table-cell table:style-name="ce43" table:formula="of:=[.$A27] + 10 + [.N$2]/5" office:value-type="float" office:value="38">
            <text:p>38</text:p>
          </table:table-cell>
          <table:table-cell table:style-name="ce43" table:formula="of:=[.$A27] + 10 + [.O$2]/5" office:value-type="float" office:value="39">
            <text:p>39</text:p>
          </table:table-cell>
          <table:table-cell table:style-name="ce43" table:formula="of:=[.$A27] + 10 + [.P$2]/5" office:value-type="float" office:value="40">
            <text:p>40</text:p>
          </table:table-cell>
          <table:table-cell table:style-name="ce43" table:formula="of:=[.$A27] + 10 + [.Q$2]/5" office:value-type="float" office:value="41">
            <text:p>41</text:p>
          </table:table-cell>
          <table:table-cell table:style-name="ce43" table:formula="of:=[.$A27] + 10 + [.R$2]/5" office:value-type="float" office:value="42">
            <text:p>42</text:p>
          </table:table-cell>
          <table:table-cell table:style-name="ce43" table:formula="of:=[.$A27] + 10 + [.S$2]/5" office:value-type="float" office:value="43">
            <text:p>43</text:p>
          </table:table-cell>
          <table:table-cell table:style-name="ce43" table:formula="of:=[.$A27] + 10 + [.T$2]/5" office:value-type="float" office:value="44">
            <text:p>44</text:p>
          </table:table-cell>
          <table:table-cell table:style-name="ce43" table:formula="of:=[.$A27] + 10 + [.U$2]/5" office:value-type="float" office:value="45">
            <text:p>45</text:p>
          </table:table-cell>
          <table:table-cell table:style-name="ce43" table:formula="of:=[.$A27] + 10 + [.V$2]/5" office:value-type="float" office:value="46">
            <text:p>46</text:p>
          </table:table-cell>
          <table:table-cell table:style-name="ce43" table:formula="of:=[.$A27] + 10 + [.W$2]/5" office:value-type="float" office:value="47">
            <text:p>47</text:p>
          </table:table-cell>
          <table:table-cell table:style-name="ce43" table:formula="of:=[.$A27] + 10 + [.X$2]/5" office:value-type="float" office:value="48">
            <text:p>48</text:p>
          </table:table-cell>
          <table:table-cell table:style-name="ce43" table:formula="of:=[.$A27] + 10 + [.Y$2]/5" office:value-type="float" office:value="49">
            <text:p>49</text:p>
          </table:table-cell>
          <table:table-cell table:number-columns-repeated="999"/>
        </table:table-row>
        <table:table-row table:style-name="ro3">
          <table:table-cell office:value-type="float" office:value="20">
            <text:p>20</text:p>
          </table:table-cell>
          <table:table-cell table:style-name="ce43" table:formula="of:=[.$A28] + 10 + [.B$2]/5" office:value-type="float" office:value="31">
            <text:p>31</text:p>
          </table:table-cell>
          <table:table-cell table:style-name="ce43" table:formula="of:=[.$A28] + 10 + [.C$2]/5" office:value-type="float" office:value="32">
            <text:p>32</text:p>
          </table:table-cell>
          <table:table-cell table:style-name="ce43" table:formula="of:=[.$A28] + 10 + [.D$2]/5" office:value-type="float" office:value="33">
            <text:p>33</text:p>
          </table:table-cell>
          <table:table-cell table:style-name="ce43" table:formula="of:=[.$A28] + 10 + [.E$2]/5" office:value-type="float" office:value="34">
            <text:p>34</text:p>
          </table:table-cell>
          <table:table-cell table:style-name="ce43" table:formula="of:=[.$A28] + 10 + [.F$2]/5" office:value-type="float" office:value="35">
            <text:p>35</text:p>
          </table:table-cell>
          <table:table-cell table:style-name="ce43" table:formula="of:=[.$A28] + 10 + [.G$2]/5" office:value-type="float" office:value="36">
            <text:p>36</text:p>
          </table:table-cell>
          <table:table-cell table:style-name="ce43" table:formula="of:=[.$A28] + 10 + [.H$2]/5" office:value-type="float" office:value="37">
            <text:p>37</text:p>
          </table:table-cell>
          <table:table-cell table:style-name="ce43" table:formula="of:=[.$A28] + 10 + [.I$2]/5" office:value-type="float" office:value="38">
            <text:p>38</text:p>
          </table:table-cell>
          <table:table-cell table:style-name="ce43" table:formula="of:=[.$A28] + 10 + [.J$2]/5" office:value-type="float" office:value="39">
            <text:p>39</text:p>
          </table:table-cell>
          <table:table-cell table:style-name="ce43" table:formula="of:=[.$A28] + 10 + [.K$2]/5" office:value-type="float" office:value="40">
            <text:p>40</text:p>
          </table:table-cell>
          <table:table-cell table:style-name="ce43" table:formula="of:=[.$A28] + 10 + [.L$2]/5" office:value-type="float" office:value="41">
            <text:p>41</text:p>
          </table:table-cell>
          <table:table-cell table:style-name="ce43" table:formula="of:=[.$A28] + 10 + [.M$2]/5" office:value-type="float" office:value="42">
            <text:p>42</text:p>
          </table:table-cell>
          <table:table-cell table:style-name="ce43" table:formula="of:=[.$A28] + 10 + [.N$2]/5" office:value-type="float" office:value="43">
            <text:p>43</text:p>
          </table:table-cell>
          <table:table-cell table:style-name="ce43" table:formula="of:=[.$A28] + 10 + [.O$2]/5" office:value-type="float" office:value="44">
            <text:p>44</text:p>
          </table:table-cell>
          <table:table-cell table:style-name="ce43" table:formula="of:=[.$A28] + 10 + [.P$2]/5" office:value-type="float" office:value="45">
            <text:p>45</text:p>
          </table:table-cell>
          <table:table-cell table:style-name="ce43" table:formula="of:=[.$A28] + 10 + [.Q$2]/5" office:value-type="float" office:value="46">
            <text:p>46</text:p>
          </table:table-cell>
          <table:table-cell table:style-name="ce43" table:formula="of:=[.$A28] + 10 + [.R$2]/5" office:value-type="float" office:value="47">
            <text:p>47</text:p>
          </table:table-cell>
          <table:table-cell table:style-name="ce43" table:formula="of:=[.$A28] + 10 + [.S$2]/5" office:value-type="float" office:value="48">
            <text:p>48</text:p>
          </table:table-cell>
          <table:table-cell table:style-name="ce43" table:formula="of:=[.$A28] + 10 + [.T$2]/5" office:value-type="float" office:value="49">
            <text:p>49</text:p>
          </table:table-cell>
          <table:table-cell table:style-name="ce43" table:formula="of:=[.$A28] + 10 + [.U$2]/5" office:value-type="float" office:value="50">
            <text:p>50</text:p>
          </table:table-cell>
          <table:table-cell table:style-name="ce43" table:formula="of:=[.$A28] + 10 + [.V$2]/5" office:value-type="float" office:value="51">
            <text:p>51</text:p>
          </table:table-cell>
          <table:table-cell table:style-name="ce43" table:formula="of:=[.$A28] + 10 + [.W$2]/5" office:value-type="float" office:value="52">
            <text:p>52</text:p>
          </table:table-cell>
          <table:table-cell table:style-name="ce43" table:formula="of:=[.$A28] + 10 + [.X$2]/5" office:value-type="float" office:value="53">
            <text:p>53</text:p>
          </table:table-cell>
          <table:table-cell table:style-name="ce43" table:formula="of:=[.$A28] + 10 + [.Y$2]/5" office:value-type="float" office:value="54">
            <text:p>54</text:p>
          </table:table-cell>
          <table:table-cell table:number-columns-repeated="999"/>
        </table:table-row>
        <table:table-row table:style-name="ro3">
          <table:table-cell office:value-type="float" office:value="25">
            <text:p>25</text:p>
          </table:table-cell>
          <table:table-cell table:style-name="ce43" table:formula="of:=[.$A29] + 10 + [.B$2]/5" office:value-type="float" office:value="36">
            <text:p>36</text:p>
          </table:table-cell>
          <table:table-cell table:style-name="ce43" table:formula="of:=[.$A29] + 10 + [.C$2]/5" office:value-type="float" office:value="37">
            <text:p>37</text:p>
          </table:table-cell>
          <table:table-cell table:style-name="ce43" table:formula="of:=[.$A29] + 10 + [.D$2]/5" office:value-type="float" office:value="38">
            <text:p>38</text:p>
          </table:table-cell>
          <table:table-cell table:style-name="ce43" table:formula="of:=[.$A29] + 10 + [.E$2]/5" office:value-type="float" office:value="39">
            <text:p>39</text:p>
          </table:table-cell>
          <table:table-cell table:style-name="ce43" table:formula="of:=[.$A29] + 10 + [.F$2]/5" office:value-type="float" office:value="40">
            <text:p>40</text:p>
          </table:table-cell>
          <table:table-cell table:style-name="ce43" table:formula="of:=[.$A29] + 10 + [.G$2]/5" office:value-type="float" office:value="41">
            <text:p>41</text:p>
          </table:table-cell>
          <table:table-cell table:style-name="ce43" table:formula="of:=[.$A29] + 10 + [.H$2]/5" office:value-type="float" office:value="42">
            <text:p>42</text:p>
          </table:table-cell>
          <table:table-cell table:style-name="ce43" table:formula="of:=[.$A29] + 10 + [.I$2]/5" office:value-type="float" office:value="43">
            <text:p>43</text:p>
          </table:table-cell>
          <table:table-cell table:style-name="ce43" table:formula="of:=[.$A29] + 10 + [.J$2]/5" office:value-type="float" office:value="44">
            <text:p>44</text:p>
          </table:table-cell>
          <table:table-cell table:style-name="ce43" table:formula="of:=[.$A29] + 10 + [.K$2]/5" office:value-type="float" office:value="45">
            <text:p>45</text:p>
          </table:table-cell>
          <table:table-cell table:style-name="ce43" table:formula="of:=[.$A29] + 10 + [.L$2]/5" office:value-type="float" office:value="46">
            <text:p>46</text:p>
          </table:table-cell>
          <table:table-cell table:style-name="ce43" table:formula="of:=[.$A29] + 10 + [.M$2]/5" office:value-type="float" office:value="47">
            <text:p>47</text:p>
          </table:table-cell>
          <table:table-cell table:style-name="ce43" table:formula="of:=[.$A29] + 10 + [.N$2]/5" office:value-type="float" office:value="48">
            <text:p>48</text:p>
          </table:table-cell>
          <table:table-cell table:style-name="ce43" table:formula="of:=[.$A29] + 10 + [.O$2]/5" office:value-type="float" office:value="49">
            <text:p>49</text:p>
          </table:table-cell>
          <table:table-cell table:style-name="ce43" table:formula="of:=[.$A29] + 10 + [.P$2]/5" office:value-type="float" office:value="50">
            <text:p>50</text:p>
          </table:table-cell>
          <table:table-cell table:style-name="ce43" table:formula="of:=[.$A29] + 10 + [.Q$2]/5" office:value-type="float" office:value="51">
            <text:p>51</text:p>
          </table:table-cell>
          <table:table-cell table:style-name="ce43" table:formula="of:=[.$A29] + 10 + [.R$2]/5" office:value-type="float" office:value="52">
            <text:p>52</text:p>
          </table:table-cell>
          <table:table-cell table:style-name="ce43" table:formula="of:=[.$A29] + 10 + [.S$2]/5" office:value-type="float" office:value="53">
            <text:p>53</text:p>
          </table:table-cell>
          <table:table-cell table:style-name="ce43" table:formula="of:=[.$A29] + 10 + [.T$2]/5" office:value-type="float" office:value="54">
            <text:p>54</text:p>
          </table:table-cell>
          <table:table-cell table:style-name="ce43" table:formula="of:=[.$A29] + 10 + [.U$2]/5" office:value-type="float" office:value="55">
            <text:p>55</text:p>
          </table:table-cell>
          <table:table-cell table:style-name="ce43" table:formula="of:=[.$A29] + 10 + [.V$2]/5" office:value-type="float" office:value="56">
            <text:p>56</text:p>
          </table:table-cell>
          <table:table-cell table:style-name="ce43" table:formula="of:=[.$A29] + 10 + [.W$2]/5" office:value-type="float" office:value="57">
            <text:p>57</text:p>
          </table:table-cell>
          <table:table-cell table:style-name="ce43" table:formula="of:=[.$A29] + 10 + [.X$2]/5" office:value-type="float" office:value="58">
            <text:p>58</text:p>
          </table:table-cell>
          <table:table-cell table:style-name="ce43" table:formula="of:=[.$A29] + 10 + [.Y$2]/5" office:value-type="float" office:value="59">
            <text:p>59</text:p>
          </table:table-cell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table:style-name="ce43" table:formula="of:=[.$A30] + 10 + [.B$2]/5" office:value-type="float" office:value="41">
            <text:p>41</text:p>
          </table:table-cell>
          <table:table-cell table:style-name="ce43" table:formula="of:=[.$A30] + 10 + [.C$2]/5" office:value-type="float" office:value="42">
            <text:p>42</text:p>
          </table:table-cell>
          <table:table-cell table:style-name="ce43" table:formula="of:=[.$A30] + 10 + [.D$2]/5" office:value-type="float" office:value="43">
            <text:p>43</text:p>
          </table:table-cell>
          <table:table-cell table:style-name="ce43" table:formula="of:=[.$A30] + 10 + [.E$2]/5" office:value-type="float" office:value="44">
            <text:p>44</text:p>
          </table:table-cell>
          <table:table-cell table:style-name="ce43" table:formula="of:=[.$A30] + 10 + [.F$2]/5" office:value-type="float" office:value="45">
            <text:p>45</text:p>
          </table:table-cell>
          <table:table-cell table:style-name="ce43" table:formula="of:=[.$A30] + 10 + [.G$2]/5" office:value-type="float" office:value="46">
            <text:p>46</text:p>
          </table:table-cell>
          <table:table-cell table:style-name="ce43" table:formula="of:=[.$A30] + 10 + [.H$2]/5" office:value-type="float" office:value="47">
            <text:p>47</text:p>
          </table:table-cell>
          <table:table-cell table:style-name="ce43" table:formula="of:=[.$A30] + 10 + [.I$2]/5" office:value-type="float" office:value="48">
            <text:p>48</text:p>
          </table:table-cell>
          <table:table-cell table:style-name="ce43" table:formula="of:=[.$A30] + 10 + [.J$2]/5" office:value-type="float" office:value="49">
            <text:p>49</text:p>
          </table:table-cell>
          <table:table-cell table:style-name="ce43" table:formula="of:=[.$A30] + 10 + [.K$2]/5" office:value-type="float" office:value="50">
            <text:p>50</text:p>
          </table:table-cell>
          <table:table-cell table:style-name="ce43" table:formula="of:=[.$A30] + 10 + [.L$2]/5" office:value-type="float" office:value="51">
            <text:p>51</text:p>
          </table:table-cell>
          <table:table-cell table:style-name="ce43" table:formula="of:=[.$A30] + 10 + [.M$2]/5" office:value-type="float" office:value="52">
            <text:p>52</text:p>
          </table:table-cell>
          <table:table-cell table:style-name="ce43" table:formula="of:=[.$A30] + 10 + [.N$2]/5" office:value-type="float" office:value="53">
            <text:p>53</text:p>
          </table:table-cell>
          <table:table-cell table:style-name="ce43" table:formula="of:=[.$A30] + 10 + [.O$2]/5" office:value-type="float" office:value="54">
            <text:p>54</text:p>
          </table:table-cell>
          <table:table-cell table:style-name="ce43" table:formula="of:=[.$A30] + 10 + [.P$2]/5" office:value-type="float" office:value="55">
            <text:p>55</text:p>
          </table:table-cell>
          <table:table-cell table:style-name="ce43" table:formula="of:=[.$A30] + 10 + [.Q$2]/5" office:value-type="float" office:value="56">
            <text:p>56</text:p>
          </table:table-cell>
          <table:table-cell table:style-name="ce43" table:formula="of:=[.$A30] + 10 + [.R$2]/5" office:value-type="float" office:value="57">
            <text:p>57</text:p>
          </table:table-cell>
          <table:table-cell table:style-name="ce43" table:formula="of:=[.$A30] + 10 + [.S$2]/5" office:value-type="float" office:value="58">
            <text:p>58</text:p>
          </table:table-cell>
          <table:table-cell table:style-name="ce43" table:formula="of:=[.$A30] + 10 + [.T$2]/5" office:value-type="float" office:value="59">
            <text:p>59</text:p>
          </table:table-cell>
          <table:table-cell table:style-name="ce43" table:formula="of:=[.$A30] + 10 + [.U$2]/5" office:value-type="float" office:value="60">
            <text:p>60</text:p>
          </table:table-cell>
          <table:table-cell table:style-name="ce43" table:formula="of:=[.$A30] + 10 + [.V$2]/5" office:value-type="float" office:value="61">
            <text:p>61</text:p>
          </table:table-cell>
          <table:table-cell table:style-name="ce43" table:formula="of:=[.$A30] + 10 + [.W$2]/5" office:value-type="float" office:value="62">
            <text:p>62</text:p>
          </table:table-cell>
          <table:table-cell table:style-name="ce43" table:formula="of:=[.$A30] + 10 + [.X$2]/5" office:value-type="float" office:value="63">
            <text:p>63</text:p>
          </table:table-cell>
          <table:table-cell table:style-name="ce43" table:formula="of:=[.$A30] + 10 + [.Y$2]/5" office:value-type="float" office:value="64">
            <text:p>64</text:p>
          </table:table-cell>
          <table:table-cell table:number-columns-repeated="999"/>
        </table:table-row>
        <table:table-row table:style-name="ro3">
          <table:table-cell office:value-type="float" office:value="35">
            <text:p>35</text:p>
          </table:table-cell>
          <table:table-cell table:style-name="ce43" table:formula="of:=[.$A31] + 10 + [.B$2]/5" office:value-type="float" office:value="46">
            <text:p>46</text:p>
          </table:table-cell>
          <table:table-cell table:style-name="ce43" table:formula="of:=[.$A31] + 10 + [.C$2]/5" office:value-type="float" office:value="47">
            <text:p>47</text:p>
          </table:table-cell>
          <table:table-cell table:style-name="ce43" table:formula="of:=[.$A31] + 10 + [.D$2]/5" office:value-type="float" office:value="48">
            <text:p>48</text:p>
          </table:table-cell>
          <table:table-cell table:style-name="ce43" table:formula="of:=[.$A31] + 10 + [.E$2]/5" office:value-type="float" office:value="49">
            <text:p>49</text:p>
          </table:table-cell>
          <table:table-cell table:style-name="ce43" table:formula="of:=[.$A31] + 10 + [.F$2]/5" office:value-type="float" office:value="50">
            <text:p>50</text:p>
          </table:table-cell>
          <table:table-cell table:style-name="ce43" table:formula="of:=[.$A31] + 10 + [.G$2]/5" office:value-type="float" office:value="51">
            <text:p>51</text:p>
          </table:table-cell>
          <table:table-cell table:style-name="ce43" table:formula="of:=[.$A31] + 10 + [.H$2]/5" office:value-type="float" office:value="52">
            <text:p>52</text:p>
          </table:table-cell>
          <table:table-cell table:style-name="ce43" table:formula="of:=[.$A31] + 10 + [.I$2]/5" office:value-type="float" office:value="53">
            <text:p>53</text:p>
          </table:table-cell>
          <table:table-cell table:style-name="ce43" table:formula="of:=[.$A31] + 10 + [.J$2]/5" office:value-type="float" office:value="54">
            <text:p>54</text:p>
          </table:table-cell>
          <table:table-cell table:style-name="ce43" table:formula="of:=[.$A31] + 10 + [.K$2]/5" office:value-type="float" office:value="55">
            <text:p>55</text:p>
          </table:table-cell>
          <table:table-cell table:style-name="ce43" table:formula="of:=[.$A31] + 10 + [.L$2]/5" office:value-type="float" office:value="56">
            <text:p>56</text:p>
          </table:table-cell>
          <table:table-cell table:style-name="ce43" table:formula="of:=[.$A31] + 10 + [.M$2]/5" office:value-type="float" office:value="57">
            <text:p>57</text:p>
          </table:table-cell>
          <table:table-cell table:style-name="ce43" table:formula="of:=[.$A31] + 10 + [.N$2]/5" office:value-type="float" office:value="58">
            <text:p>58</text:p>
          </table:table-cell>
          <table:table-cell table:style-name="ce43" table:formula="of:=[.$A31] + 10 + [.O$2]/5" office:value-type="float" office:value="59">
            <text:p>59</text:p>
          </table:table-cell>
          <table:table-cell table:style-name="ce43" table:formula="of:=[.$A31] + 10 + [.P$2]/5" office:value-type="float" office:value="60">
            <text:p>60</text:p>
          </table:table-cell>
          <table:table-cell table:style-name="ce43" table:formula="of:=[.$A31] + 10 + [.Q$2]/5" office:value-type="float" office:value="61">
            <text:p>61</text:p>
          </table:table-cell>
          <table:table-cell table:style-name="ce43" table:formula="of:=[.$A31] + 10 + [.R$2]/5" office:value-type="float" office:value="62">
            <text:p>62</text:p>
          </table:table-cell>
          <table:table-cell table:style-name="ce43" table:formula="of:=[.$A31] + 10 + [.S$2]/5" office:value-type="float" office:value="63">
            <text:p>63</text:p>
          </table:table-cell>
          <table:table-cell table:style-name="ce43" table:formula="of:=[.$A31] + 10 + [.T$2]/5" office:value-type="float" office:value="64">
            <text:p>64</text:p>
          </table:table-cell>
          <table:table-cell table:style-name="ce43" table:formula="of:=[.$A31] + 10 + [.U$2]/5" office:value-type="float" office:value="65">
            <text:p>65</text:p>
          </table:table-cell>
          <table:table-cell table:style-name="ce43" table:formula="of:=[.$A31] + 10 + [.V$2]/5" office:value-type="float" office:value="66">
            <text:p>66</text:p>
          </table:table-cell>
          <table:table-cell table:style-name="ce43" table:formula="of:=[.$A31] + 10 + [.W$2]/5" office:value-type="float" office:value="67">
            <text:p>67</text:p>
          </table:table-cell>
          <table:table-cell table:style-name="ce43" table:formula="of:=[.$A31] + 10 + [.X$2]/5" office:value-type="float" office:value="68">
            <text:p>68</text:p>
          </table:table-cell>
          <table:table-cell table:style-name="ce43" table:formula="of:=[.$A31] + 10 + [.Y$2]/5" office:value-type="float" office:value="69">
            <text:p>69</text:p>
          </table:table-cell>
          <table:table-cell table:number-columns-repeated="999"/>
        </table:table-row>
        <table:table-row table:style-name="ro3">
          <table:table-cell office:value-type="float" office:value="40">
            <text:p>40</text:p>
          </table:table-cell>
          <table:table-cell table:style-name="ce43" table:formula="of:=[.$A32] + 10 + [.B$2]/5" office:value-type="float" office:value="51">
            <text:p>51</text:p>
          </table:table-cell>
          <table:table-cell table:style-name="ce43" table:formula="of:=[.$A32] + 10 + [.C$2]/5" office:value-type="float" office:value="52">
            <text:p>52</text:p>
          </table:table-cell>
          <table:table-cell table:style-name="ce43" table:formula="of:=[.$A32] + 10 + [.D$2]/5" office:value-type="float" office:value="53">
            <text:p>53</text:p>
          </table:table-cell>
          <table:table-cell table:style-name="ce43" table:formula="of:=[.$A32] + 10 + [.E$2]/5" office:value-type="float" office:value="54">
            <text:p>54</text:p>
          </table:table-cell>
          <table:table-cell table:style-name="ce43" table:formula="of:=[.$A32] + 10 + [.F$2]/5" office:value-type="float" office:value="55">
            <text:p>55</text:p>
          </table:table-cell>
          <table:table-cell table:style-name="ce43" table:formula="of:=[.$A32] + 10 + [.G$2]/5" office:value-type="float" office:value="56">
            <text:p>56</text:p>
          </table:table-cell>
          <table:table-cell table:style-name="ce43" table:formula="of:=[.$A32] + 10 + [.H$2]/5" office:value-type="float" office:value="57">
            <text:p>57</text:p>
          </table:table-cell>
          <table:table-cell table:style-name="ce43" table:formula="of:=[.$A32] + 10 + [.I$2]/5" office:value-type="float" office:value="58">
            <text:p>58</text:p>
          </table:table-cell>
          <table:table-cell table:style-name="ce43" table:formula="of:=[.$A32] + 10 + [.J$2]/5" office:value-type="float" office:value="59">
            <text:p>59</text:p>
          </table:table-cell>
          <table:table-cell table:style-name="ce43" table:formula="of:=[.$A32] + 10 + [.K$2]/5" office:value-type="float" office:value="60">
            <text:p>60</text:p>
          </table:table-cell>
          <table:table-cell table:style-name="ce43" table:formula="of:=[.$A32] + 10 + [.L$2]/5" office:value-type="float" office:value="61">
            <text:p>61</text:p>
          </table:table-cell>
          <table:table-cell table:style-name="ce43" table:formula="of:=[.$A32] + 10 + [.M$2]/5" office:value-type="float" office:value="62">
            <text:p>62</text:p>
          </table:table-cell>
          <table:table-cell table:style-name="ce43" table:formula="of:=[.$A32] + 10 + [.N$2]/5" office:value-type="float" office:value="63">
            <text:p>63</text:p>
          </table:table-cell>
          <table:table-cell table:style-name="ce43" table:formula="of:=[.$A32] + 10 + [.O$2]/5" office:value-type="float" office:value="64">
            <text:p>64</text:p>
          </table:table-cell>
          <table:table-cell table:style-name="ce43" table:formula="of:=[.$A32] + 10 + [.P$2]/5" office:value-type="float" office:value="65">
            <text:p>65</text:p>
          </table:table-cell>
          <table:table-cell table:style-name="ce43" table:formula="of:=[.$A32] + 10 + [.Q$2]/5" office:value-type="float" office:value="66">
            <text:p>66</text:p>
          </table:table-cell>
          <table:table-cell table:style-name="ce43" table:formula="of:=[.$A32] + 10 + [.R$2]/5" office:value-type="float" office:value="67">
            <text:p>67</text:p>
          </table:table-cell>
          <table:table-cell table:style-name="ce43" table:formula="of:=[.$A32] + 10 + [.S$2]/5" office:value-type="float" office:value="68">
            <text:p>68</text:p>
          </table:table-cell>
          <table:table-cell table:style-name="ce43" table:formula="of:=[.$A32] + 10 + [.T$2]/5" office:value-type="float" office:value="69">
            <text:p>69</text:p>
          </table:table-cell>
          <table:table-cell table:style-name="ce43" table:formula="of:=[.$A32] + 10 + [.U$2]/5" office:value-type="float" office:value="70">
            <text:p>70</text:p>
          </table:table-cell>
          <table:table-cell table:style-name="ce43" table:formula="of:=[.$A32] + 10 + [.V$2]/5" office:value-type="float" office:value="71">
            <text:p>71</text:p>
          </table:table-cell>
          <table:table-cell table:style-name="ce43" table:formula="of:=[.$A32] + 10 + [.W$2]/5" office:value-type="float" office:value="72">
            <text:p>72</text:p>
          </table:table-cell>
          <table:table-cell table:style-name="ce43" table:formula="of:=[.$A32] + 10 + [.X$2]/5" office:value-type="float" office:value="73">
            <text:p>73</text:p>
          </table:table-cell>
          <table:table-cell table:style-name="ce43" table:formula="of:=[.$A32] + 10 + [.Y$2]/5" office:value-type="float" office:value="74">
            <text:p>74</text:p>
          </table:table-cell>
          <table:table-cell table:number-columns-repeated="999"/>
        </table:table-row>
        <table:table-row table:style-name="ro3">
          <table:table-cell office:value-type="float" office:value="45">
            <text:p>45</text:p>
          </table:table-cell>
          <table:table-cell table:style-name="ce43" table:formula="of:=[.$A33] + 10 + [.B$2]/5" office:value-type="float" office:value="56">
            <text:p>56</text:p>
          </table:table-cell>
          <table:table-cell table:style-name="ce43" table:formula="of:=[.$A33] + 10 + [.C$2]/5" office:value-type="float" office:value="57">
            <text:p>57</text:p>
          </table:table-cell>
          <table:table-cell table:style-name="ce43" table:formula="of:=[.$A33] + 10 + [.D$2]/5" office:value-type="float" office:value="58">
            <text:p>58</text:p>
          </table:table-cell>
          <table:table-cell table:style-name="ce43" table:formula="of:=[.$A33] + 10 + [.E$2]/5" office:value-type="float" office:value="59">
            <text:p>59</text:p>
          </table:table-cell>
          <table:table-cell table:style-name="ce43" table:formula="of:=[.$A33] + 10 + [.F$2]/5" office:value-type="float" office:value="60">
            <text:p>60</text:p>
          </table:table-cell>
          <table:table-cell table:style-name="ce43" table:formula="of:=[.$A33] + 10 + [.G$2]/5" office:value-type="float" office:value="61">
            <text:p>61</text:p>
          </table:table-cell>
          <table:table-cell table:style-name="ce43" table:formula="of:=[.$A33] + 10 + [.H$2]/5" office:value-type="float" office:value="62">
            <text:p>62</text:p>
          </table:table-cell>
          <table:table-cell table:style-name="ce43" table:formula="of:=[.$A33] + 10 + [.I$2]/5" office:value-type="float" office:value="63">
            <text:p>63</text:p>
          </table:table-cell>
          <table:table-cell table:style-name="ce43" table:formula="of:=[.$A33] + 10 + [.J$2]/5" office:value-type="float" office:value="64">
            <text:p>64</text:p>
          </table:table-cell>
          <table:table-cell table:style-name="ce43" table:formula="of:=[.$A33] + 10 + [.K$2]/5" office:value-type="float" office:value="65">
            <text:p>65</text:p>
          </table:table-cell>
          <table:table-cell table:style-name="ce43" table:formula="of:=[.$A33] + 10 + [.L$2]/5" office:value-type="float" office:value="66">
            <text:p>66</text:p>
          </table:table-cell>
          <table:table-cell table:style-name="ce43" table:formula="of:=[.$A33] + 10 + [.M$2]/5" office:value-type="float" office:value="67">
            <text:p>67</text:p>
          </table:table-cell>
          <table:table-cell table:style-name="ce43" table:formula="of:=[.$A33] + 10 + [.N$2]/5" office:value-type="float" office:value="68">
            <text:p>68</text:p>
          </table:table-cell>
          <table:table-cell table:style-name="ce43" table:formula="of:=[.$A33] + 10 + [.O$2]/5" office:value-type="float" office:value="69">
            <text:p>69</text:p>
          </table:table-cell>
          <table:table-cell table:style-name="ce43" table:formula="of:=[.$A33] + 10 + [.P$2]/5" office:value-type="float" office:value="70">
            <text:p>70</text:p>
          </table:table-cell>
          <table:table-cell table:style-name="ce43" table:formula="of:=[.$A33] + 10 + [.Q$2]/5" office:value-type="float" office:value="71">
            <text:p>71</text:p>
          </table:table-cell>
          <table:table-cell table:style-name="ce43" table:formula="of:=[.$A33] + 10 + [.R$2]/5" office:value-type="float" office:value="72">
            <text:p>72</text:p>
          </table:table-cell>
          <table:table-cell table:style-name="ce43" table:formula="of:=[.$A33] + 10 + [.S$2]/5" office:value-type="float" office:value="73">
            <text:p>73</text:p>
          </table:table-cell>
          <table:table-cell table:style-name="ce43" table:formula="of:=[.$A33] + 10 + [.T$2]/5" office:value-type="float" office:value="74">
            <text:p>74</text:p>
          </table:table-cell>
          <table:table-cell table:style-name="ce43" table:formula="of:=[.$A33] + 10 + [.U$2]/5" office:value-type="float" office:value="75">
            <text:p>75</text:p>
          </table:table-cell>
          <table:table-cell table:style-name="ce43" table:formula="of:=[.$A33] + 10 + [.V$2]/5" office:value-type="float" office:value="76">
            <text:p>76</text:p>
          </table:table-cell>
          <table:table-cell table:style-name="ce43" table:formula="of:=[.$A33] + 10 + [.W$2]/5" office:value-type="float" office:value="77">
            <text:p>77</text:p>
          </table:table-cell>
          <table:table-cell table:style-name="ce43" table:formula="of:=[.$A33] + 10 + [.X$2]/5" office:value-type="float" office:value="78">
            <text:p>78</text:p>
          </table:table-cell>
          <table:table-cell table:style-name="ce43" table:formula="of:=[.$A33] + 10 + [.Y$2]/5" office:value-type="float" office:value="79">
            <text:p>79</text:p>
          </table:table-cell>
          <table:table-cell table:number-columns-repeated="999"/>
        </table:table-row>
        <table:table-row table:style-name="ro3">
          <table:table-cell office:value-type="float" office:value="50">
            <text:p>50</text:p>
          </table:table-cell>
          <table:table-cell table:style-name="ce43" table:formula="of:=[.$A34] + 10 + [.B$2]/5" office:value-type="float" office:value="61">
            <text:p>61</text:p>
          </table:table-cell>
          <table:table-cell table:style-name="ce43" table:formula="of:=[.$A34] + 10 + [.C$2]/5" office:value-type="float" office:value="62">
            <text:p>62</text:p>
          </table:table-cell>
          <table:table-cell table:style-name="ce43" table:formula="of:=[.$A34] + 10 + [.D$2]/5" office:value-type="float" office:value="63">
            <text:p>63</text:p>
          </table:table-cell>
          <table:table-cell table:style-name="ce43" table:formula="of:=[.$A34] + 10 + [.E$2]/5" office:value-type="float" office:value="64">
            <text:p>64</text:p>
          </table:table-cell>
          <table:table-cell table:style-name="ce43" table:formula="of:=[.$A34] + 10 + [.F$2]/5" office:value-type="float" office:value="65">
            <text:p>65</text:p>
          </table:table-cell>
          <table:table-cell table:style-name="ce43" table:formula="of:=[.$A34] + 10 + [.G$2]/5" office:value-type="float" office:value="66">
            <text:p>66</text:p>
          </table:table-cell>
          <table:table-cell table:style-name="ce43" table:formula="of:=[.$A34] + 10 + [.H$2]/5" office:value-type="float" office:value="67">
            <text:p>67</text:p>
          </table:table-cell>
          <table:table-cell table:style-name="ce43" table:formula="of:=[.$A34] + 10 + [.I$2]/5" office:value-type="float" office:value="68">
            <text:p>68</text:p>
          </table:table-cell>
          <table:table-cell table:style-name="ce43" table:formula="of:=[.$A34] + 10 + [.J$2]/5" office:value-type="float" office:value="69">
            <text:p>69</text:p>
          </table:table-cell>
          <table:table-cell table:style-name="ce43" table:formula="of:=[.$A34] + 10 + [.K$2]/5" office:value-type="float" office:value="70">
            <text:p>70</text:p>
          </table:table-cell>
          <table:table-cell table:style-name="ce43" table:formula="of:=[.$A34] + 10 + [.L$2]/5" office:value-type="float" office:value="71">
            <text:p>71</text:p>
          </table:table-cell>
          <table:table-cell table:style-name="ce43" table:formula="of:=[.$A34] + 10 + [.M$2]/5" office:value-type="float" office:value="72">
            <text:p>72</text:p>
          </table:table-cell>
          <table:table-cell table:style-name="ce43" table:formula="of:=[.$A34] + 10 + [.N$2]/5" office:value-type="float" office:value="73">
            <text:p>73</text:p>
          </table:table-cell>
          <table:table-cell table:style-name="ce43" table:formula="of:=[.$A34] + 10 + [.O$2]/5" office:value-type="float" office:value="74">
            <text:p>74</text:p>
          </table:table-cell>
          <table:table-cell table:style-name="ce43" table:formula="of:=[.$A34] + 10 + [.P$2]/5" office:value-type="float" office:value="75">
            <text:p>75</text:p>
          </table:table-cell>
          <table:table-cell table:style-name="ce43" table:formula="of:=[.$A34] + 10 + [.Q$2]/5" office:value-type="float" office:value="76">
            <text:p>76</text:p>
          </table:table-cell>
          <table:table-cell table:style-name="ce43" table:formula="of:=[.$A34] + 10 + [.R$2]/5" office:value-type="float" office:value="77">
            <text:p>77</text:p>
          </table:table-cell>
          <table:table-cell table:style-name="ce43" table:formula="of:=[.$A34] + 10 + [.S$2]/5" office:value-type="float" office:value="78">
            <text:p>78</text:p>
          </table:table-cell>
          <table:table-cell table:style-name="ce43" table:formula="of:=[.$A34] + 10 + [.T$2]/5" office:value-type="float" office:value="79">
            <text:p>79</text:p>
          </table:table-cell>
          <table:table-cell table:style-name="ce43" table:formula="of:=[.$A34] + 10 + [.U$2]/5" office:value-type="float" office:value="80">
            <text:p>80</text:p>
          </table:table-cell>
          <table:table-cell table:style-name="ce43" table:formula="of:=[.$A34] + 10 + [.V$2]/5" office:value-type="float" office:value="81">
            <text:p>81</text:p>
          </table:table-cell>
          <table:table-cell table:style-name="ce43" table:formula="of:=[.$A34] + 10 + [.W$2]/5" office:value-type="float" office:value="82">
            <text:p>82</text:p>
          </table:table-cell>
          <table:table-cell table:style-name="ce43" table:formula="of:=[.$A34] + 10 + [.X$2]/5" office:value-type="float" office:value="83">
            <text:p>83</text:p>
          </table:table-cell>
          <table:table-cell table:style-name="ce43" table:formula="of:=[.$A34] + 10 + [.Y$2]/5" office:value-type="float" office:value="84">
            <text:p>84</text:p>
          </table:table-cell>
          <table:table-cell table:number-columns-repeated="999"/>
        </table:table-row>
        <table:table-row table:style-name="ro3">
          <table:table-cell office:value-type="float" office:value="55">
            <text:p>55</text:p>
          </table:table-cell>
          <table:table-cell table:style-name="ce43" table:formula="of:=[.$A35] + 10 + [.B$2]/5" office:value-type="float" office:value="66">
            <text:p>66</text:p>
          </table:table-cell>
          <table:table-cell table:style-name="ce43" table:formula="of:=[.$A35] + 10 + [.C$2]/5" office:value-type="float" office:value="67">
            <text:p>67</text:p>
          </table:table-cell>
          <table:table-cell table:style-name="ce43" table:formula="of:=[.$A35] + 10 + [.D$2]/5" office:value-type="float" office:value="68">
            <text:p>68</text:p>
          </table:table-cell>
          <table:table-cell table:style-name="ce43" table:formula="of:=[.$A35] + 10 + [.E$2]/5" office:value-type="float" office:value="69">
            <text:p>69</text:p>
          </table:table-cell>
          <table:table-cell table:style-name="ce43" table:formula="of:=[.$A35] + 10 + [.F$2]/5" office:value-type="float" office:value="70">
            <text:p>70</text:p>
          </table:table-cell>
          <table:table-cell table:style-name="ce43" table:formula="of:=[.$A35] + 10 + [.G$2]/5" office:value-type="float" office:value="71">
            <text:p>71</text:p>
          </table:table-cell>
          <table:table-cell table:style-name="ce43" table:formula="of:=[.$A35] + 10 + [.H$2]/5" office:value-type="float" office:value="72">
            <text:p>72</text:p>
          </table:table-cell>
          <table:table-cell table:style-name="ce43" table:formula="of:=[.$A35] + 10 + [.I$2]/5" office:value-type="float" office:value="73">
            <text:p>73</text:p>
          </table:table-cell>
          <table:table-cell table:style-name="ce43" table:formula="of:=[.$A35] + 10 + [.J$2]/5" office:value-type="float" office:value="74">
            <text:p>74</text:p>
          </table:table-cell>
          <table:table-cell table:style-name="ce43" table:formula="of:=[.$A35] + 10 + [.K$2]/5" office:value-type="float" office:value="75">
            <text:p>75</text:p>
          </table:table-cell>
          <table:table-cell table:style-name="ce43" table:formula="of:=[.$A35] + 10 + [.L$2]/5" office:value-type="float" office:value="76">
            <text:p>76</text:p>
          </table:table-cell>
          <table:table-cell table:style-name="ce43" table:formula="of:=[.$A35] + 10 + [.M$2]/5" office:value-type="float" office:value="77">
            <text:p>77</text:p>
          </table:table-cell>
          <table:table-cell table:style-name="ce43" table:formula="of:=[.$A35] + 10 + [.N$2]/5" office:value-type="float" office:value="78">
            <text:p>78</text:p>
          </table:table-cell>
          <table:table-cell table:style-name="ce43" table:formula="of:=[.$A35] + 10 + [.O$2]/5" office:value-type="float" office:value="79">
            <text:p>79</text:p>
          </table:table-cell>
          <table:table-cell table:style-name="ce43" table:formula="of:=[.$A35] + 10 + [.P$2]/5" office:value-type="float" office:value="80">
            <text:p>80</text:p>
          </table:table-cell>
          <table:table-cell table:style-name="ce43" table:formula="of:=[.$A35] + 10 + [.Q$2]/5" office:value-type="float" office:value="81">
            <text:p>81</text:p>
          </table:table-cell>
          <table:table-cell table:style-name="ce43" table:formula="of:=[.$A35] + 10 + [.R$2]/5" office:value-type="float" office:value="82">
            <text:p>82</text:p>
          </table:table-cell>
          <table:table-cell table:style-name="ce43" table:formula="of:=[.$A35] + 10 + [.S$2]/5" office:value-type="float" office:value="83">
            <text:p>83</text:p>
          </table:table-cell>
          <table:table-cell table:style-name="ce43" table:formula="of:=[.$A35] + 10 + [.T$2]/5" office:value-type="float" office:value="84">
            <text:p>84</text:p>
          </table:table-cell>
          <table:table-cell table:style-name="ce43" table:formula="of:=[.$A35] + 10 + [.U$2]/5" office:value-type="float" office:value="85">
            <text:p>85</text:p>
          </table:table-cell>
          <table:table-cell table:style-name="ce43" table:formula="of:=[.$A35] + 10 + [.V$2]/5" office:value-type="float" office:value="86">
            <text:p>86</text:p>
          </table:table-cell>
          <table:table-cell table:style-name="ce43" table:formula="of:=[.$A35] + 10 + [.W$2]/5" office:value-type="float" office:value="87">
            <text:p>87</text:p>
          </table:table-cell>
          <table:table-cell table:style-name="ce43" table:formula="of:=[.$A35] + 10 + [.X$2]/5" office:value-type="float" office:value="88">
            <text:p>88</text:p>
          </table:table-cell>
          <table:table-cell table:style-name="ce43" table:formula="of:=[.$A35] + 10 + [.Y$2]/5" office:value-type="float" office:value="89">
            <text:p>89</text:p>
          </table:table-cell>
          <table:table-cell table:number-columns-repeated="999"/>
        </table:table-row>
        <table:table-row table:style-name="ro3">
          <table:table-cell office:value-type="float" office:value="60">
            <text:p>60</text:p>
          </table:table-cell>
          <table:table-cell table:style-name="ce43" table:formula="of:=[.$A36] + 10 + [.B$2]/5" office:value-type="float" office:value="71">
            <text:p>71</text:p>
          </table:table-cell>
          <table:table-cell table:style-name="ce43" table:formula="of:=[.$A36] + 10 + [.C$2]/5" office:value-type="float" office:value="72">
            <text:p>72</text:p>
          </table:table-cell>
          <table:table-cell table:style-name="ce43" table:formula="of:=[.$A36] + 10 + [.D$2]/5" office:value-type="float" office:value="73">
            <text:p>73</text:p>
          </table:table-cell>
          <table:table-cell table:style-name="ce43" table:formula="of:=[.$A36] + 10 + [.E$2]/5" office:value-type="float" office:value="74">
            <text:p>74</text:p>
          </table:table-cell>
          <table:table-cell table:style-name="ce43" table:formula="of:=[.$A36] + 10 + [.F$2]/5" office:value-type="float" office:value="75">
            <text:p>75</text:p>
          </table:table-cell>
          <table:table-cell table:style-name="ce43" table:formula="of:=[.$A36] + 10 + [.G$2]/5" office:value-type="float" office:value="76">
            <text:p>76</text:p>
          </table:table-cell>
          <table:table-cell table:style-name="ce43" table:formula="of:=[.$A36] + 10 + [.H$2]/5" office:value-type="float" office:value="77">
            <text:p>77</text:p>
          </table:table-cell>
          <table:table-cell table:style-name="ce43" table:formula="of:=[.$A36] + 10 + [.I$2]/5" office:value-type="float" office:value="78">
            <text:p>78</text:p>
          </table:table-cell>
          <table:table-cell table:style-name="ce43" table:formula="of:=[.$A36] + 10 + [.J$2]/5" office:value-type="float" office:value="79">
            <text:p>79</text:p>
          </table:table-cell>
          <table:table-cell table:style-name="ce43" table:formula="of:=[.$A36] + 10 + [.K$2]/5" office:value-type="float" office:value="80">
            <text:p>80</text:p>
          </table:table-cell>
          <table:table-cell table:style-name="ce43" table:formula="of:=[.$A36] + 10 + [.L$2]/5" office:value-type="float" office:value="81">
            <text:p>81</text:p>
          </table:table-cell>
          <table:table-cell table:style-name="ce43" table:formula="of:=[.$A36] + 10 + [.M$2]/5" office:value-type="float" office:value="82">
            <text:p>82</text:p>
          </table:table-cell>
          <table:table-cell table:style-name="ce43" table:formula="of:=[.$A36] + 10 + [.N$2]/5" office:value-type="float" office:value="83">
            <text:p>83</text:p>
          </table:table-cell>
          <table:table-cell table:style-name="ce43" table:formula="of:=[.$A36] + 10 + [.O$2]/5" office:value-type="float" office:value="84">
            <text:p>84</text:p>
          </table:table-cell>
          <table:table-cell table:style-name="ce43" table:formula="of:=[.$A36] + 10 + [.P$2]/5" office:value-type="float" office:value="85">
            <text:p>85</text:p>
          </table:table-cell>
          <table:table-cell table:style-name="ce43" table:formula="of:=[.$A36] + 10 + [.Q$2]/5" office:value-type="float" office:value="86">
            <text:p>86</text:p>
          </table:table-cell>
          <table:table-cell table:style-name="ce43" table:formula="of:=[.$A36] + 10 + [.R$2]/5" office:value-type="float" office:value="87">
            <text:p>87</text:p>
          </table:table-cell>
          <table:table-cell table:style-name="ce43" table:formula="of:=[.$A36] + 10 + [.S$2]/5" office:value-type="float" office:value="88">
            <text:p>88</text:p>
          </table:table-cell>
          <table:table-cell table:style-name="ce43" table:formula="of:=[.$A36] + 10 + [.T$2]/5" office:value-type="float" office:value="89">
            <text:p>89</text:p>
          </table:table-cell>
          <table:table-cell table:style-name="ce43" table:formula="of:=[.$A36] + 10 + [.U$2]/5" office:value-type="float" office:value="90">
            <text:p>90</text:p>
          </table:table-cell>
          <table:table-cell table:style-name="ce43" table:formula="of:=[.$A36] + 10 + [.V$2]/5" office:value-type="float" office:value="91">
            <text:p>91</text:p>
          </table:table-cell>
          <table:table-cell table:style-name="ce43" table:formula="of:=[.$A36] + 10 + [.W$2]/5" office:value-type="float" office:value="92">
            <text:p>92</text:p>
          </table:table-cell>
          <table:table-cell table:style-name="ce43" table:formula="of:=[.$A36] + 10 + [.X$2]/5" office:value-type="float" office:value="93">
            <text:p>93</text:p>
          </table:table-cell>
          <table:table-cell table:style-name="ce43" table:formula="of:=[.$A36] + 10 + [.Y$2]/5" office:value-type="float" office:value="94">
            <text:p>94</text:p>
          </table:table-cell>
          <table:table-cell table:number-columns-repeated="999"/>
        </table:table-row>
        <table:table-row table:style-name="ro3">
          <table:table-cell office:value-type="float" office:value="65">
            <text:p>65</text:p>
          </table:table-cell>
          <table:table-cell table:style-name="ce43" table:formula="of:=[.$A37] + 10 + [.B$2]/5" office:value-type="float" office:value="76">
            <text:p>76</text:p>
          </table:table-cell>
          <table:table-cell table:style-name="ce43" table:formula="of:=[.$A37] + 10 + [.C$2]/5" office:value-type="float" office:value="77">
            <text:p>77</text:p>
          </table:table-cell>
          <table:table-cell table:style-name="ce43" table:formula="of:=[.$A37] + 10 + [.D$2]/5" office:value-type="float" office:value="78">
            <text:p>78</text:p>
          </table:table-cell>
          <table:table-cell table:style-name="ce43" table:formula="of:=[.$A37] + 10 + [.E$2]/5" office:value-type="float" office:value="79">
            <text:p>79</text:p>
          </table:table-cell>
          <table:table-cell table:style-name="ce43" table:formula="of:=[.$A37] + 10 + [.F$2]/5" office:value-type="float" office:value="80">
            <text:p>80</text:p>
          </table:table-cell>
          <table:table-cell table:style-name="ce43" table:formula="of:=[.$A37] + 10 + [.G$2]/5" office:value-type="float" office:value="81">
            <text:p>81</text:p>
          </table:table-cell>
          <table:table-cell table:style-name="ce43" table:formula="of:=[.$A37] + 10 + [.H$2]/5" office:value-type="float" office:value="82">
            <text:p>82</text:p>
          </table:table-cell>
          <table:table-cell table:style-name="ce43" table:formula="of:=[.$A37] + 10 + [.I$2]/5" office:value-type="float" office:value="83">
            <text:p>83</text:p>
          </table:table-cell>
          <table:table-cell table:style-name="ce43" table:formula="of:=[.$A37] + 10 + [.J$2]/5" office:value-type="float" office:value="84">
            <text:p>84</text:p>
          </table:table-cell>
          <table:table-cell table:style-name="ce43" table:formula="of:=[.$A37] + 10 + [.K$2]/5" office:value-type="float" office:value="85">
            <text:p>85</text:p>
          </table:table-cell>
          <table:table-cell table:style-name="ce43" table:formula="of:=[.$A37] + 10 + [.L$2]/5" office:value-type="float" office:value="86">
            <text:p>86</text:p>
          </table:table-cell>
          <table:table-cell table:style-name="ce43" table:formula="of:=[.$A37] + 10 + [.M$2]/5" office:value-type="float" office:value="87">
            <text:p>87</text:p>
          </table:table-cell>
          <table:table-cell table:style-name="ce43" table:formula="of:=[.$A37] + 10 + [.N$2]/5" office:value-type="float" office:value="88">
            <text:p>88</text:p>
          </table:table-cell>
          <table:table-cell table:style-name="ce43" table:formula="of:=[.$A37] + 10 + [.O$2]/5" office:value-type="float" office:value="89">
            <text:p>89</text:p>
          </table:table-cell>
          <table:table-cell table:style-name="ce43" table:formula="of:=[.$A37] + 10 + [.P$2]/5" office:value-type="float" office:value="90">
            <text:p>90</text:p>
          </table:table-cell>
          <table:table-cell table:style-name="ce43" table:formula="of:=[.$A37] + 10 + [.Q$2]/5" office:value-type="float" office:value="91">
            <text:p>91</text:p>
          </table:table-cell>
          <table:table-cell table:style-name="ce43" table:formula="of:=[.$A37] + 10 + [.R$2]/5" office:value-type="float" office:value="92">
            <text:p>92</text:p>
          </table:table-cell>
          <table:table-cell table:style-name="ce43" table:formula="of:=[.$A37] + 10 + [.S$2]/5" office:value-type="float" office:value="93">
            <text:p>93</text:p>
          </table:table-cell>
          <table:table-cell table:style-name="ce43" table:formula="of:=[.$A37] + 10 + [.T$2]/5" office:value-type="float" office:value="94">
            <text:p>94</text:p>
          </table:table-cell>
          <table:table-cell table:style-name="ce43" table:formula="of:=[.$A37] + 10 + [.U$2]/5" office:value-type="float" office:value="95">
            <text:p>95</text:p>
          </table:table-cell>
          <table:table-cell table:style-name="ce43" table:formula="of:=[.$A37] + 10 + [.V$2]/5" office:value-type="float" office:value="96">
            <text:p>96</text:p>
          </table:table-cell>
          <table:table-cell table:style-name="ce43" table:formula="of:=[.$A37] + 10 + [.W$2]/5" office:value-type="float" office:value="97">
            <text:p>97</text:p>
          </table:table-cell>
          <table:table-cell table:style-name="ce43" table:formula="of:=[.$A37] + 10 + [.X$2]/5" office:value-type="float" office:value="98">
            <text:p>98</text:p>
          </table:table-cell>
          <table:table-cell table:style-name="ce43" table:formula="of:=[.$A37] + 10 + [.Y$2]/5" office:value-type="float" office:value="99">
            <text:p>99</text:p>
          </table:table-cell>
          <table:table-cell table:number-columns-repeated="999"/>
        </table:table-row>
        <table:table-row table:style-name="ro3">
          <table:table-cell office:value-type="float" office:value="70">
            <text:p>70</text:p>
          </table:table-cell>
          <table:table-cell table:style-name="ce43" table:formula="of:=[.$A38] + 10 + [.B$2]/5" office:value-type="float" office:value="81">
            <text:p>81</text:p>
          </table:table-cell>
          <table:table-cell table:style-name="ce43" table:formula="of:=[.$A38] + 10 + [.C$2]/5" office:value-type="float" office:value="82">
            <text:p>82</text:p>
          </table:table-cell>
          <table:table-cell table:style-name="ce43" table:formula="of:=[.$A38] + 10 + [.D$2]/5" office:value-type="float" office:value="83">
            <text:p>83</text:p>
          </table:table-cell>
          <table:table-cell table:style-name="ce43" table:formula="of:=[.$A38] + 10 + [.E$2]/5" office:value-type="float" office:value="84">
            <text:p>84</text:p>
          </table:table-cell>
          <table:table-cell table:style-name="ce43" table:formula="of:=[.$A38] + 10 + [.F$2]/5" office:value-type="float" office:value="85">
            <text:p>85</text:p>
          </table:table-cell>
          <table:table-cell table:style-name="ce43" table:formula="of:=[.$A38] + 10 + [.G$2]/5" office:value-type="float" office:value="86">
            <text:p>86</text:p>
          </table:table-cell>
          <table:table-cell table:style-name="ce43" table:formula="of:=[.$A38] + 10 + [.H$2]/5" office:value-type="float" office:value="87">
            <text:p>87</text:p>
          </table:table-cell>
          <table:table-cell table:style-name="ce43" table:formula="of:=[.$A38] + 10 + [.I$2]/5" office:value-type="float" office:value="88">
            <text:p>88</text:p>
          </table:table-cell>
          <table:table-cell table:style-name="ce43" table:formula="of:=[.$A38] + 10 + [.J$2]/5" office:value-type="float" office:value="89">
            <text:p>89</text:p>
          </table:table-cell>
          <table:table-cell table:style-name="ce43" table:formula="of:=[.$A38] + 10 + [.K$2]/5" office:value-type="float" office:value="90">
            <text:p>90</text:p>
          </table:table-cell>
          <table:table-cell table:style-name="ce43" table:formula="of:=[.$A38] + 10 + [.L$2]/5" office:value-type="float" office:value="91">
            <text:p>91</text:p>
          </table:table-cell>
          <table:table-cell table:style-name="ce43" table:formula="of:=[.$A38] + 10 + [.M$2]/5" office:value-type="float" office:value="92">
            <text:p>92</text:p>
          </table:table-cell>
          <table:table-cell table:style-name="ce43" table:formula="of:=[.$A38] + 10 + [.N$2]/5" office:value-type="float" office:value="93">
            <text:p>93</text:p>
          </table:table-cell>
          <table:table-cell table:style-name="ce43" table:formula="of:=[.$A38] + 10 + [.O$2]/5" office:value-type="float" office:value="94">
            <text:p>94</text:p>
          </table:table-cell>
          <table:table-cell table:style-name="ce43" table:formula="of:=[.$A38] + 10 + [.P$2]/5" office:value-type="float" office:value="95">
            <text:p>95</text:p>
          </table:table-cell>
          <table:table-cell table:style-name="ce43" table:formula="of:=[.$A38] + 10 + [.Q$2]/5" office:value-type="float" office:value="96">
            <text:p>96</text:p>
          </table:table-cell>
          <table:table-cell table:style-name="ce43" table:formula="of:=[.$A38] + 10 + [.R$2]/5" office:value-type="float" office:value="97">
            <text:p>97</text:p>
          </table:table-cell>
          <table:table-cell table:style-name="ce43" table:formula="of:=[.$A38] + 10 + [.S$2]/5" office:value-type="float" office:value="98">
            <text:p>98</text:p>
          </table:table-cell>
          <table:table-cell table:style-name="ce43" table:formula="of:=[.$A38] + 10 + [.T$2]/5" office:value-type="float" office:value="99">
            <text:p>99</text:p>
          </table:table-cell>
          <table:table-cell table:style-name="ce43" table:formula="of:=[.$A38] + 10 + [.U$2]/5" office:value-type="float" office:value="100">
            <text:p>100</text:p>
          </table:table-cell>
          <table:table-cell table:style-name="ce43" table:formula="of:=[.$A38] + 10 + [.V$2]/5" office:value-type="float" office:value="101">
            <text:p>101</text:p>
          </table:table-cell>
          <table:table-cell table:style-name="ce43" table:formula="of:=[.$A38] + 10 + [.W$2]/5" office:value-type="float" office:value="102">
            <text:p>102</text:p>
          </table:table-cell>
          <table:table-cell table:style-name="ce43" table:formula="of:=[.$A38] + 10 + [.X$2]/5" office:value-type="float" office:value="103">
            <text:p>103</text:p>
          </table:table-cell>
          <table:table-cell table:style-name="ce43" table:formula="of:=[.$A38] + 10 + [.Y$2]/5" office:value-type="float" office:value="104">
            <text:p>104</text:p>
          </table:table-cell>
          <table:table-cell table:number-columns-repeated="999"/>
        </table:table-row>
        <table:table-row table:style-name="ro3">
          <table:table-cell office:value-type="float" office:value="75">
            <text:p>75</text:p>
          </table:table-cell>
          <table:table-cell table:style-name="ce43" table:formula="of:=[.$A39] + 10 + [.B$2]/5" office:value-type="float" office:value="86">
            <text:p>86</text:p>
          </table:table-cell>
          <table:table-cell table:style-name="ce43" table:formula="of:=[.$A39] + 10 + [.C$2]/5" office:value-type="float" office:value="87">
            <text:p>87</text:p>
          </table:table-cell>
          <table:table-cell table:style-name="ce43" table:formula="of:=[.$A39] + 10 + [.D$2]/5" office:value-type="float" office:value="88">
            <text:p>88</text:p>
          </table:table-cell>
          <table:table-cell table:style-name="ce43" table:formula="of:=[.$A39] + 10 + [.E$2]/5" office:value-type="float" office:value="89">
            <text:p>89</text:p>
          </table:table-cell>
          <table:table-cell table:style-name="ce43" table:formula="of:=[.$A39] + 10 + [.F$2]/5" office:value-type="float" office:value="90">
            <text:p>90</text:p>
          </table:table-cell>
          <table:table-cell table:style-name="ce43" table:formula="of:=[.$A39] + 10 + [.G$2]/5" office:value-type="float" office:value="91">
            <text:p>91</text:p>
          </table:table-cell>
          <table:table-cell table:style-name="ce43" table:formula="of:=[.$A39] + 10 + [.H$2]/5" office:value-type="float" office:value="92">
            <text:p>92</text:p>
          </table:table-cell>
          <table:table-cell table:style-name="ce43" table:formula="of:=[.$A39] + 10 + [.I$2]/5" office:value-type="float" office:value="93">
            <text:p>93</text:p>
          </table:table-cell>
          <table:table-cell table:style-name="ce43" table:formula="of:=[.$A39] + 10 + [.J$2]/5" office:value-type="float" office:value="94">
            <text:p>94</text:p>
          </table:table-cell>
          <table:table-cell table:style-name="ce43" table:formula="of:=[.$A39] + 10 + [.K$2]/5" office:value-type="float" office:value="95">
            <text:p>95</text:p>
          </table:table-cell>
          <table:table-cell table:style-name="ce43" table:formula="of:=[.$A39] + 10 + [.L$2]/5" office:value-type="float" office:value="96">
            <text:p>96</text:p>
          </table:table-cell>
          <table:table-cell table:style-name="ce43" table:formula="of:=[.$A39] + 10 + [.M$2]/5" office:value-type="float" office:value="97">
            <text:p>97</text:p>
          </table:table-cell>
          <table:table-cell table:style-name="ce43" table:formula="of:=[.$A39] + 10 + [.N$2]/5" office:value-type="float" office:value="98">
            <text:p>98</text:p>
          </table:table-cell>
          <table:table-cell table:style-name="ce43" table:formula="of:=[.$A39] + 10 + [.O$2]/5" office:value-type="float" office:value="99">
            <text:p>99</text:p>
          </table:table-cell>
          <table:table-cell table:style-name="ce43" table:formula="of:=[.$A39] + 10 + [.P$2]/5" office:value-type="float" office:value="100">
            <text:p>100</text:p>
          </table:table-cell>
          <table:table-cell table:style-name="ce43" table:formula="of:=[.$A39] + 10 + [.Q$2]/5" office:value-type="float" office:value="101">
            <text:p>101</text:p>
          </table:table-cell>
          <table:table-cell table:style-name="ce43" table:formula="of:=[.$A39] + 10 + [.R$2]/5" office:value-type="float" office:value="102">
            <text:p>102</text:p>
          </table:table-cell>
          <table:table-cell table:style-name="ce43" table:formula="of:=[.$A39] + 10 + [.S$2]/5" office:value-type="float" office:value="103">
            <text:p>103</text:p>
          </table:table-cell>
          <table:table-cell table:style-name="ce43" table:formula="of:=[.$A39] + 10 + [.T$2]/5" office:value-type="float" office:value="104">
            <text:p>104</text:p>
          </table:table-cell>
          <table:table-cell table:style-name="ce43" table:formula="of:=[.$A39] + 10 + [.U$2]/5" office:value-type="float" office:value="105">
            <text:p>105</text:p>
          </table:table-cell>
          <table:table-cell table:style-name="ce43" table:formula="of:=[.$A39] + 10 + [.V$2]/5" office:value-type="float" office:value="106">
            <text:p>106</text:p>
          </table:table-cell>
          <table:table-cell table:style-name="ce43" table:formula="of:=[.$A39] + 10 + [.W$2]/5" office:value-type="float" office:value="107">
            <text:p>107</text:p>
          </table:table-cell>
          <table:table-cell table:style-name="ce43" table:formula="of:=[.$A39] + 10 + [.X$2]/5" office:value-type="float" office:value="108">
            <text:p>108</text:p>
          </table:table-cell>
          <table:table-cell table:style-name="ce43" table:formula="of:=[.$A39] + 10 + [.Y$2]/5" office:value-type="float" office:value="109">
            <text:p>109</text:p>
          </table:table-cell>
          <table:table-cell table:number-columns-repeated="999"/>
        </table:table-row>
        <table:table-row table:style-name="ro3">
          <table:table-cell office:value-type="float" office:value="80">
            <text:p>80</text:p>
          </table:table-cell>
          <table:table-cell table:style-name="ce43" table:formula="of:=[.$A40] + 10 + [.B$2]/5" office:value-type="float" office:value="91">
            <text:p>91</text:p>
          </table:table-cell>
          <table:table-cell table:style-name="ce43" table:formula="of:=[.$A40] + 10 + [.C$2]/5" office:value-type="float" office:value="92">
            <text:p>92</text:p>
          </table:table-cell>
          <table:table-cell table:style-name="ce43" table:formula="of:=[.$A40] + 10 + [.D$2]/5" office:value-type="float" office:value="93">
            <text:p>93</text:p>
          </table:table-cell>
          <table:table-cell table:style-name="ce43" table:formula="of:=[.$A40] + 10 + [.E$2]/5" office:value-type="float" office:value="94">
            <text:p>94</text:p>
          </table:table-cell>
          <table:table-cell table:style-name="ce43" table:formula="of:=[.$A40] + 10 + [.F$2]/5" office:value-type="float" office:value="95">
            <text:p>95</text:p>
          </table:table-cell>
          <table:table-cell table:style-name="ce43" table:formula="of:=[.$A40] + 10 + [.G$2]/5" office:value-type="float" office:value="96">
            <text:p>96</text:p>
          </table:table-cell>
          <table:table-cell table:style-name="ce43" table:formula="of:=[.$A40] + 10 + [.H$2]/5" office:value-type="float" office:value="97">
            <text:p>97</text:p>
          </table:table-cell>
          <table:table-cell table:style-name="ce43" table:formula="of:=[.$A40] + 10 + [.I$2]/5" office:value-type="float" office:value="98">
            <text:p>98</text:p>
          </table:table-cell>
          <table:table-cell table:style-name="ce43" table:formula="of:=[.$A40] + 10 + [.J$2]/5" office:value-type="float" office:value="99">
            <text:p>99</text:p>
          </table:table-cell>
          <table:table-cell table:style-name="ce43" table:formula="of:=[.$A40] + 10 + [.K$2]/5" office:value-type="float" office:value="100">
            <text:p>100</text:p>
          </table:table-cell>
          <table:table-cell table:style-name="ce43" table:formula="of:=[.$A40] + 10 + [.L$2]/5" office:value-type="float" office:value="101">
            <text:p>101</text:p>
          </table:table-cell>
          <table:table-cell table:style-name="ce43" table:formula="of:=[.$A40] + 10 + [.M$2]/5" office:value-type="float" office:value="102">
            <text:p>102</text:p>
          </table:table-cell>
          <table:table-cell table:style-name="ce43" table:formula="of:=[.$A40] + 10 + [.N$2]/5" office:value-type="float" office:value="103">
            <text:p>103</text:p>
          </table:table-cell>
          <table:table-cell table:style-name="ce43" table:formula="of:=[.$A40] + 10 + [.O$2]/5" office:value-type="float" office:value="104">
            <text:p>104</text:p>
          </table:table-cell>
          <table:table-cell table:style-name="ce43" table:formula="of:=[.$A40] + 10 + [.P$2]/5" office:value-type="float" office:value="105">
            <text:p>105</text:p>
          </table:table-cell>
          <table:table-cell table:style-name="ce43" table:formula="of:=[.$A40] + 10 + [.Q$2]/5" office:value-type="float" office:value="106">
            <text:p>106</text:p>
          </table:table-cell>
          <table:table-cell table:style-name="ce43" table:formula="of:=[.$A40] + 10 + [.R$2]/5" office:value-type="float" office:value="107">
            <text:p>107</text:p>
          </table:table-cell>
          <table:table-cell table:style-name="ce43" table:formula="of:=[.$A40] + 10 + [.S$2]/5" office:value-type="float" office:value="108">
            <text:p>108</text:p>
          </table:table-cell>
          <table:table-cell table:style-name="ce43" table:formula="of:=[.$A40] + 10 + [.T$2]/5" office:value-type="float" office:value="109">
            <text:p>109</text:p>
          </table:table-cell>
          <table:table-cell table:style-name="ce43" table:formula="of:=[.$A40] + 10 + [.U$2]/5" office:value-type="float" office:value="110">
            <text:p>110</text:p>
          </table:table-cell>
          <table:table-cell table:style-name="ce43" table:formula="of:=[.$A40] + 10 + [.V$2]/5" office:value-type="float" office:value="111">
            <text:p>111</text:p>
          </table:table-cell>
          <table:table-cell table:style-name="ce43" table:formula="of:=[.$A40] + 10 + [.W$2]/5" office:value-type="float" office:value="112">
            <text:p>112</text:p>
          </table:table-cell>
          <table:table-cell table:style-name="ce43" table:formula="of:=[.$A40] + 10 + [.X$2]/5" office:value-type="float" office:value="113">
            <text:p>113</text:p>
          </table:table-cell>
          <table:table-cell table:style-name="ce43" table:formula="of:=[.$A40] + 10 + [.Y$2]/5" office:value-type="float" office:value="114">
            <text:p>114</text:p>
          </table:table-cell>
          <table:table-cell table:number-columns-repeated="999"/>
        </table:table-row>
        <table:table-row table:style-name="ro3">
          <table:table-cell office:value-type="float" office:value="85">
            <text:p>85</text:p>
          </table:table-cell>
          <table:table-cell table:style-name="ce43" table:formula="of:=[.$A41] + 10 + [.B$2]/5" office:value-type="float" office:value="96">
            <text:p>96</text:p>
          </table:table-cell>
          <table:table-cell table:style-name="ce43" table:formula="of:=[.$A41] + 10 + [.C$2]/5" office:value-type="float" office:value="97">
            <text:p>97</text:p>
          </table:table-cell>
          <table:table-cell table:style-name="ce43" table:formula="of:=[.$A41] + 10 + [.D$2]/5" office:value-type="float" office:value="98">
            <text:p>98</text:p>
          </table:table-cell>
          <table:table-cell table:style-name="ce43" table:formula="of:=[.$A41] + 10 + [.E$2]/5" office:value-type="float" office:value="99">
            <text:p>99</text:p>
          </table:table-cell>
          <table:table-cell table:style-name="ce43" table:formula="of:=[.$A41] + 10 + [.F$2]/5" office:value-type="float" office:value="100">
            <text:p>100</text:p>
          </table:table-cell>
          <table:table-cell table:style-name="ce43" table:formula="of:=[.$A41] + 10 + [.G$2]/5" office:value-type="float" office:value="101">
            <text:p>101</text:p>
          </table:table-cell>
          <table:table-cell table:style-name="ce43" table:formula="of:=[.$A41] + 10 + [.H$2]/5" office:value-type="float" office:value="102">
            <text:p>102</text:p>
          </table:table-cell>
          <table:table-cell table:style-name="ce43" table:formula="of:=[.$A41] + 10 + [.I$2]/5" office:value-type="float" office:value="103">
            <text:p>103</text:p>
          </table:table-cell>
          <table:table-cell table:style-name="ce43" table:formula="of:=[.$A41] + 10 + [.J$2]/5" office:value-type="float" office:value="104">
            <text:p>104</text:p>
          </table:table-cell>
          <table:table-cell table:style-name="ce43" table:formula="of:=[.$A41] + 10 + [.K$2]/5" office:value-type="float" office:value="105">
            <text:p>105</text:p>
          </table:table-cell>
          <table:table-cell table:style-name="ce43" table:formula="of:=[.$A41] + 10 + [.L$2]/5" office:value-type="float" office:value="106">
            <text:p>106</text:p>
          </table:table-cell>
          <table:table-cell table:style-name="ce43" table:formula="of:=[.$A41] + 10 + [.M$2]/5" office:value-type="float" office:value="107">
            <text:p>107</text:p>
          </table:table-cell>
          <table:table-cell table:style-name="ce43" table:formula="of:=[.$A41] + 10 + [.N$2]/5" office:value-type="float" office:value="108">
            <text:p>108</text:p>
          </table:table-cell>
          <table:table-cell table:style-name="ce43" table:formula="of:=[.$A41] + 10 + [.O$2]/5" office:value-type="float" office:value="109">
            <text:p>109</text:p>
          </table:table-cell>
          <table:table-cell table:style-name="ce43" table:formula="of:=[.$A41] + 10 + [.P$2]/5" office:value-type="float" office:value="110">
            <text:p>110</text:p>
          </table:table-cell>
          <table:table-cell table:style-name="ce43" table:formula="of:=[.$A41] + 10 + [.Q$2]/5" office:value-type="float" office:value="111">
            <text:p>111</text:p>
          </table:table-cell>
          <table:table-cell table:style-name="ce43" table:formula="of:=[.$A41] + 10 + [.R$2]/5" office:value-type="float" office:value="112">
            <text:p>112</text:p>
          </table:table-cell>
          <table:table-cell table:style-name="ce43" table:formula="of:=[.$A41] + 10 + [.S$2]/5" office:value-type="float" office:value="113">
            <text:p>113</text:p>
          </table:table-cell>
          <table:table-cell table:style-name="ce43" table:formula="of:=[.$A41] + 10 + [.T$2]/5" office:value-type="float" office:value="114">
            <text:p>114</text:p>
          </table:table-cell>
          <table:table-cell table:style-name="ce43" table:formula="of:=[.$A41] + 10 + [.U$2]/5" office:value-type="float" office:value="115">
            <text:p>115</text:p>
          </table:table-cell>
          <table:table-cell table:style-name="ce43" table:formula="of:=[.$A41] + 10 + [.V$2]/5" office:value-type="float" office:value="116">
            <text:p>116</text:p>
          </table:table-cell>
          <table:table-cell table:style-name="ce43" table:formula="of:=[.$A41] + 10 + [.W$2]/5" office:value-type="float" office:value="117">
            <text:p>117</text:p>
          </table:table-cell>
          <table:table-cell table:style-name="ce43" table:formula="of:=[.$A41] + 10 + [.X$2]/5" office:value-type="float" office:value="118">
            <text:p>118</text:p>
          </table:table-cell>
          <table:table-cell table:style-name="ce43" table:formula="of:=[.$A41] + 10 + [.Y$2]/5" office:value-type="float" office:value="119">
            <text:p>119</text:p>
          </table:table-cell>
          <table:table-cell table:number-columns-repeated="999"/>
        </table:table-row>
        <table:table-row table:style-name="ro3">
          <table:table-cell office:value-type="float" office:value="90">
            <text:p>90</text:p>
          </table:table-cell>
          <table:table-cell table:style-name="ce43" table:formula="of:=[.$A42] + 10 + [.B$2]/5" office:value-type="float" office:value="101">
            <text:p>101</text:p>
          </table:table-cell>
          <table:table-cell table:style-name="ce43" table:formula="of:=[.$A42] + 10 + [.C$2]/5" office:value-type="float" office:value="102">
            <text:p>102</text:p>
          </table:table-cell>
          <table:table-cell table:style-name="ce43" table:formula="of:=[.$A42] + 10 + [.D$2]/5" office:value-type="float" office:value="103">
            <text:p>103</text:p>
          </table:table-cell>
          <table:table-cell table:style-name="ce43" table:formula="of:=[.$A42] + 10 + [.E$2]/5" office:value-type="float" office:value="104">
            <text:p>104</text:p>
          </table:table-cell>
          <table:table-cell table:style-name="ce43" table:formula="of:=[.$A42] + 10 + [.F$2]/5" office:value-type="float" office:value="105">
            <text:p>105</text:p>
          </table:table-cell>
          <table:table-cell table:style-name="ce43" table:formula="of:=[.$A42] + 10 + [.G$2]/5" office:value-type="float" office:value="106">
            <text:p>106</text:p>
          </table:table-cell>
          <table:table-cell table:style-name="ce43" table:formula="of:=[.$A42] + 10 + [.H$2]/5" office:value-type="float" office:value="107">
            <text:p>107</text:p>
          </table:table-cell>
          <table:table-cell table:style-name="ce43" table:formula="of:=[.$A42] + 10 + [.I$2]/5" office:value-type="float" office:value="108">
            <text:p>108</text:p>
          </table:table-cell>
          <table:table-cell table:style-name="ce43" table:formula="of:=[.$A42] + 10 + [.J$2]/5" office:value-type="float" office:value="109">
            <text:p>109</text:p>
          </table:table-cell>
          <table:table-cell table:style-name="ce43" table:formula="of:=[.$A42] + 10 + [.K$2]/5" office:value-type="float" office:value="110">
            <text:p>110</text:p>
          </table:table-cell>
          <table:table-cell table:style-name="ce43" table:formula="of:=[.$A42] + 10 + [.L$2]/5" office:value-type="float" office:value="111">
            <text:p>111</text:p>
          </table:table-cell>
          <table:table-cell table:style-name="ce43" table:formula="of:=[.$A42] + 10 + [.M$2]/5" office:value-type="float" office:value="112">
            <text:p>112</text:p>
          </table:table-cell>
          <table:table-cell table:style-name="ce43" table:formula="of:=[.$A42] + 10 + [.N$2]/5" office:value-type="float" office:value="113">
            <text:p>113</text:p>
          </table:table-cell>
          <table:table-cell table:style-name="ce43" table:formula="of:=[.$A42] + 10 + [.O$2]/5" office:value-type="float" office:value="114">
            <text:p>114</text:p>
          </table:table-cell>
          <table:table-cell table:style-name="ce43" table:formula="of:=[.$A42] + 10 + [.P$2]/5" office:value-type="float" office:value="115">
            <text:p>115</text:p>
          </table:table-cell>
          <table:table-cell table:style-name="ce43" table:formula="of:=[.$A42] + 10 + [.Q$2]/5" office:value-type="float" office:value="116">
            <text:p>116</text:p>
          </table:table-cell>
          <table:table-cell table:style-name="ce43" table:formula="of:=[.$A42] + 10 + [.R$2]/5" office:value-type="float" office:value="117">
            <text:p>117</text:p>
          </table:table-cell>
          <table:table-cell table:style-name="ce43" table:formula="of:=[.$A42] + 10 + [.S$2]/5" office:value-type="float" office:value="118">
            <text:p>118</text:p>
          </table:table-cell>
          <table:table-cell table:style-name="ce43" table:formula="of:=[.$A42] + 10 + [.T$2]/5" office:value-type="float" office:value="119">
            <text:p>119</text:p>
          </table:table-cell>
          <table:table-cell table:style-name="ce43" table:formula="of:=[.$A42] + 10 + [.U$2]/5" office:value-type="float" office:value="120">
            <text:p>120</text:p>
          </table:table-cell>
          <table:table-cell table:style-name="ce43" table:formula="of:=[.$A42] + 10 + [.V$2]/5" office:value-type="float" office:value="121">
            <text:p>121</text:p>
          </table:table-cell>
          <table:table-cell table:style-name="ce43" table:formula="of:=[.$A42] + 10 + [.W$2]/5" office:value-type="float" office:value="122">
            <text:p>122</text:p>
          </table:table-cell>
          <table:table-cell table:style-name="ce43" table:formula="of:=[.$A42] + 10 + [.X$2]/5" office:value-type="float" office:value="123">
            <text:p>123</text:p>
          </table:table-cell>
          <table:table-cell table:style-name="ce43" table:formula="of:=[.$A42] + 10 + [.Y$2]/5" office:value-type="float" office:value="124">
            <text:p>124</text:p>
          </table:table-cell>
          <table:table-cell table:number-columns-repeated="999"/>
        </table:table-row>
        <table:table-row table:style-name="ro3">
          <table:table-cell office:value-type="float" office:value="95">
            <text:p>95</text:p>
          </table:table-cell>
          <table:table-cell table:style-name="ce43" table:formula="of:=[.$A43] + 10 + [.B$2]/5" office:value-type="float" office:value="106">
            <text:p>106</text:p>
          </table:table-cell>
          <table:table-cell table:style-name="ce43" table:formula="of:=[.$A43] + 10 + [.C$2]/5" office:value-type="float" office:value="107">
            <text:p>107</text:p>
          </table:table-cell>
          <table:table-cell table:style-name="ce43" table:formula="of:=[.$A43] + 10 + [.D$2]/5" office:value-type="float" office:value="108">
            <text:p>108</text:p>
          </table:table-cell>
          <table:table-cell table:style-name="ce43" table:formula="of:=[.$A43] + 10 + [.E$2]/5" office:value-type="float" office:value="109">
            <text:p>109</text:p>
          </table:table-cell>
          <table:table-cell table:style-name="ce43" table:formula="of:=[.$A43] + 10 + [.F$2]/5" office:value-type="float" office:value="110">
            <text:p>110</text:p>
          </table:table-cell>
          <table:table-cell table:style-name="ce43" table:formula="of:=[.$A43] + 10 + [.G$2]/5" office:value-type="float" office:value="111">
            <text:p>111</text:p>
          </table:table-cell>
          <table:table-cell table:style-name="ce43" table:formula="of:=[.$A43] + 10 + [.H$2]/5" office:value-type="float" office:value="112">
            <text:p>112</text:p>
          </table:table-cell>
          <table:table-cell table:style-name="ce43" table:formula="of:=[.$A43] + 10 + [.I$2]/5" office:value-type="float" office:value="113">
            <text:p>113</text:p>
          </table:table-cell>
          <table:table-cell table:style-name="ce43" table:formula="of:=[.$A43] + 10 + [.J$2]/5" office:value-type="float" office:value="114">
            <text:p>114</text:p>
          </table:table-cell>
          <table:table-cell table:style-name="ce43" table:formula="of:=[.$A43] + 10 + [.K$2]/5" office:value-type="float" office:value="115">
            <text:p>115</text:p>
          </table:table-cell>
          <table:table-cell table:style-name="ce43" table:formula="of:=[.$A43] + 10 + [.L$2]/5" office:value-type="float" office:value="116">
            <text:p>116</text:p>
          </table:table-cell>
          <table:table-cell table:style-name="ce43" table:formula="of:=[.$A43] + 10 + [.M$2]/5" office:value-type="float" office:value="117">
            <text:p>117</text:p>
          </table:table-cell>
          <table:table-cell table:style-name="ce43" table:formula="of:=[.$A43] + 10 + [.N$2]/5" office:value-type="float" office:value="118">
            <text:p>118</text:p>
          </table:table-cell>
          <table:table-cell table:style-name="ce43" table:formula="of:=[.$A43] + 10 + [.O$2]/5" office:value-type="float" office:value="119">
            <text:p>119</text:p>
          </table:table-cell>
          <table:table-cell table:style-name="ce43" table:formula="of:=[.$A43] + 10 + [.P$2]/5" office:value-type="float" office:value="120">
            <text:p>120</text:p>
          </table:table-cell>
          <table:table-cell table:style-name="ce43" table:formula="of:=[.$A43] + 10 + [.Q$2]/5" office:value-type="float" office:value="121">
            <text:p>121</text:p>
          </table:table-cell>
          <table:table-cell table:style-name="ce43" table:formula="of:=[.$A43] + 10 + [.R$2]/5" office:value-type="float" office:value="122">
            <text:p>122</text:p>
          </table:table-cell>
          <table:table-cell table:style-name="ce43" table:formula="of:=[.$A43] + 10 + [.S$2]/5" office:value-type="float" office:value="123">
            <text:p>123</text:p>
          </table:table-cell>
          <table:table-cell table:style-name="ce43" table:formula="of:=[.$A43] + 10 + [.T$2]/5" office:value-type="float" office:value="124">
            <text:p>124</text:p>
          </table:table-cell>
          <table:table-cell table:style-name="ce43" table:formula="of:=[.$A43] + 10 + [.U$2]/5" office:value-type="float" office:value="125">
            <text:p>125</text:p>
          </table:table-cell>
          <table:table-cell table:style-name="ce43" table:formula="of:=[.$A43] + 10 + [.V$2]/5" office:value-type="float" office:value="126">
            <text:p>126</text:p>
          </table:table-cell>
          <table:table-cell table:style-name="ce43" table:formula="of:=[.$A43] + 10 + [.W$2]/5" office:value-type="float" office:value="127">
            <text:p>127</text:p>
          </table:table-cell>
          <table:table-cell table:style-name="ce43" table:formula="of:=[.$A43] + 10 + [.X$2]/5" office:value-type="float" office:value="128">
            <text:p>128</text:p>
          </table:table-cell>
          <table:table-cell table:style-name="ce43" table:formula="of:=[.$A43] + 10 + [.Y$2]/5" office:value-type="float" office:value="129">
            <text:p>129</text:p>
          </table:table-cell>
          <table:table-cell table:number-columns-repeated="999"/>
        </table:table-row>
        <table:table-row table:style-name="ro3">
          <table:table-cell office:value-type="float" office:value="100">
            <text:p>100</text:p>
          </table:table-cell>
          <table:table-cell table:style-name="ce43" table:formula="of:=[.$A44] + 10 + [.B$2]/5" office:value-type="float" office:value="111">
            <text:p>111</text:p>
          </table:table-cell>
          <table:table-cell table:style-name="ce43" table:formula="of:=[.$A44] + 10 + [.C$2]/5" office:value-type="float" office:value="112">
            <text:p>112</text:p>
          </table:table-cell>
          <table:table-cell table:style-name="ce43" table:formula="of:=[.$A44] + 10 + [.D$2]/5" office:value-type="float" office:value="113">
            <text:p>113</text:p>
          </table:table-cell>
          <table:table-cell table:style-name="ce43" table:formula="of:=[.$A44] + 10 + [.E$2]/5" office:value-type="float" office:value="114">
            <text:p>114</text:p>
          </table:table-cell>
          <table:table-cell table:style-name="ce43" table:formula="of:=[.$A44] + 10 + [.F$2]/5" office:value-type="float" office:value="115">
            <text:p>115</text:p>
          </table:table-cell>
          <table:table-cell table:style-name="ce43" table:formula="of:=[.$A44] + 10 + [.G$2]/5" office:value-type="float" office:value="116">
            <text:p>116</text:p>
          </table:table-cell>
          <table:table-cell table:style-name="ce43" table:formula="of:=[.$A44] + 10 + [.H$2]/5" office:value-type="float" office:value="117">
            <text:p>117</text:p>
          </table:table-cell>
          <table:table-cell table:style-name="ce43" table:formula="of:=[.$A44] + 10 + [.I$2]/5" office:value-type="float" office:value="118">
            <text:p>118</text:p>
          </table:table-cell>
          <table:table-cell table:style-name="ce43" table:formula="of:=[.$A44] + 10 + [.J$2]/5" office:value-type="float" office:value="119">
            <text:p>119</text:p>
          </table:table-cell>
          <table:table-cell table:style-name="ce43" table:formula="of:=[.$A44] + 10 + [.K$2]/5" office:value-type="float" office:value="120">
            <text:p>120</text:p>
          </table:table-cell>
          <table:table-cell table:style-name="ce43" table:formula="of:=[.$A44] + 10 + [.L$2]/5" office:value-type="float" office:value="121">
            <text:p>121</text:p>
          </table:table-cell>
          <table:table-cell table:style-name="ce43" table:formula="of:=[.$A44] + 10 + [.M$2]/5" office:value-type="float" office:value="122">
            <text:p>122</text:p>
          </table:table-cell>
          <table:table-cell table:style-name="ce43" table:formula="of:=[.$A44] + 10 + [.N$2]/5" office:value-type="float" office:value="123">
            <text:p>123</text:p>
          </table:table-cell>
          <table:table-cell table:style-name="ce43" table:formula="of:=[.$A44] + 10 + [.O$2]/5" office:value-type="float" office:value="124">
            <text:p>124</text:p>
          </table:table-cell>
          <table:table-cell table:style-name="ce43" table:formula="of:=[.$A44] + 10 + [.P$2]/5" office:value-type="float" office:value="125">
            <text:p>125</text:p>
          </table:table-cell>
          <table:table-cell table:style-name="ce43" table:formula="of:=[.$A44] + 10 + [.Q$2]/5" office:value-type="float" office:value="126">
            <text:p>126</text:p>
          </table:table-cell>
          <table:table-cell table:style-name="ce43" table:formula="of:=[.$A44] + 10 + [.R$2]/5" office:value-type="float" office:value="127">
            <text:p>127</text:p>
          </table:table-cell>
          <table:table-cell table:style-name="ce43" table:formula="of:=[.$A44] + 10 + [.S$2]/5" office:value-type="float" office:value="128">
            <text:p>128</text:p>
          </table:table-cell>
          <table:table-cell table:style-name="ce43" table:formula="of:=[.$A44] + 10 + [.T$2]/5" office:value-type="float" office:value="129">
            <text:p>129</text:p>
          </table:table-cell>
          <table:table-cell table:style-name="ce43" table:formula="of:=[.$A44] + 10 + [.U$2]/5" office:value-type="float" office:value="130">
            <text:p>130</text:p>
          </table:table-cell>
          <table:table-cell table:style-name="ce43" table:formula="of:=[.$A44] + 10 + [.V$2]/5" office:value-type="float" office:value="131">
            <text:p>131</text:p>
          </table:table-cell>
          <table:table-cell table:style-name="ce43" table:formula="of:=[.$A44] + 10 + [.W$2]/5" office:value-type="float" office:value="132">
            <text:p>132</text:p>
          </table:table-cell>
          <table:table-cell table:style-name="ce43" table:formula="of:=[.$A44] + 10 + [.X$2]/5" office:value-type="float" office:value="133">
            <text:p>133</text:p>
          </table:table-cell>
          <table:table-cell table:style-name="ce43" table:formula="of:=[.$A44] + 10 + [.Y$2]/5" office:value-type="float" office:value="134">
            <text:p>134</text:p>
          </table:table-cell>
          <table:table-cell table:number-columns-repeated="99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ext-properties fo:color="#008000"/>
    </style:style>
    <style:style style:name="Untitled1" style:family="table-cell" style:parent-style-name="Default">
      <style:text-properties fo:color="#b3b300"/>
    </style:style>
    <style:style style:name="Red" style:family="table-cell" style:parent-style-name="Default">
      <style:table-cell-properties style:vertical-justify="auto"/>
      <style:paragraph-properties css3t:text-justify="auto"/>
      <style:text-properties fo:color="#c5000b"/>
    </style:style>
    <style:style style:name="Orange" style:family="table-cell" style:parent-style-name="Default">
      <style:text-properties fo:color="#cc66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12:25:01</meta:creation-date>
    <dc:date>2013-07-14T11:52:40</dc:date>
    <meta:editing-duration>PT22H58M9S</meta:editing-duration>
    <meta:editing-cycles>24</meta:editing-cycles>
    <meta:generator>LibreOffice/3.5$Linux_X86_64 LibreOffice_project/350m1$Build-2</meta:generator>
    <meta:document-statistic meta:table-count="5" meta:cell-count="4068" meta:object-count="0"/>
  </office:meta>
</office:document-meta>
</file>